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8.7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RareStatic" table:style-name="ta1">
        <table:shapes>
          <draw:frame draw:z-index="0" draw:style-name="gr1" draw:text-style-name="P1" svg:width="15.999cm" svg:height="8.999cm" svg:x="-53.251cm" svg:y="0.33cm">
            <draw:object draw:notify-on-update-of-ranges="ErrorRareStatic.A1:ErrorRareStatic.A1 ErrorRareStatic.A2:ErrorRareStatic.A545 ErrorRareStatic.B1:ErrorRareStatic.B1 ErrorRareStatic.B2:ErrorRareStatic.B545 ErrorRareStatic.C1:ErrorRareStatic.C1 ErrorRareStatic.C2:ErrorRareStatic.C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57cm" svg:height="12.192cm" svg:x="-54.473cm" svg:y="9.996cm">
            <draw:object draw:notify-on-update-of-ranges="ErrorRareStatic.G2:ErrorRareStatic.G3 ErrorRareStatic.H2:ErrorRareStatic.H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.863cm" svg:height="12.041cm" svg:x="-75.65cm" svg:y="10.308cm">
            <draw:object draw:notify-on-update-of-ranges="ErrorRareStatic.G6:ErrorRareStatic.G7 ErrorRareStatic.H6:ErrorRareStatic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8.997cm" svg:height="13.377cm" svg:x="-55.179cm" svg:y="23.368cm">
            <draw:object draw:notify-on-update-of-ranges="ErrorRareStatic.G10:ErrorRareStatic.G11 ErrorRareStatic.H10:ErrorRareStatic.H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31.805cm" svg:y="0.374cm">
            <draw:object draw:notify-on-update-of-ranges="ErrorRareStatic.G2:ErrorRareStatic.G3 ErrorRareStatic.H2:ErrorRareStatic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31.782cm" svg:y="10.1cm">
            <draw:object draw:notify-on-update-of-ranges="ErrorRareStatic.G2:ErrorRareStatic.G3 ErrorRareStatic.H6:ErrorRareStatic.H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3.862cm" svg:height="13.422cm" svg:x="29.975cm" svg:y="20.116cm">
            <draw:object draw:notify-on-update-of-ranges="ErrorRareStatic.G10:ErrorRareStatic.G11 ErrorRareStatic.H10:ErrorRareStatic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plication1ErrorRate</text:p>
          </table:table-cell>
          <table:table-cell office:value-type="string" calcext:value-type="string">
            <text:p>Application2ErrorRate</text:p>
          </table:table-cell>
          <table:table-cell office:value-type="string" calcext:value-type="string">
            <text:p>Application3ErrorRate</text:p>
          </table:table-cell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Application1ErrorRate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A2:.A568];&quot;&lt;22&quot;)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0.4752" calcext:value-type="float">
            <text:p>10,4752</text:p>
          </table:table-cell>
          <table:table-cell office:value-type="float" office:value="10.8979" calcext:value-type="float">
            <text:p>10,8979</text:p>
          </table:table-cell>
          <table:table-cell office:value-type="float" office:value="7.62712" calcext:value-type="float">
            <text:p>7,62712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A2:.A568];&quot;&gt;=2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25267" calcext:value-type="float">
            <text:p>9,25267</text:p>
          </table:table-cell>
          <table:table-cell office:value-type="float" office:value="10.7513" calcext:value-type="float">
            <text:p>10,7513</text:p>
          </table:table-cell>
          <table:table-cell office:value-type="float" office:value="10.6601" calcext:value-type="float">
            <text:p>10,6601</text:p>
          </table:table-cell>
          <table:table-cell table:number-columns-repeated="6"/>
        </table:table-row>
        <table:table-row table:style-name="ro1">
          <table:table-cell office:value-type="float" office:value="10.6754" calcext:value-type="float">
            <text:p>10,6754</text:p>
          </table:table-cell>
          <table:table-cell office:value-type="float" office:value="9.78137" calcext:value-type="float">
            <text:p>9,78137</text:p>
          </table:table-cell>
          <table:table-cell office:value-type="float" office:value="12.5581" calcext:value-type="float">
            <text:p>12,5581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10.5231" calcext:value-type="float">
            <text:p>10,5231</text:p>
          </table:table-cell>
          <table:table-cell office:value-type="float" office:value="8.65385" calcext:value-type="float">
            <text:p>8,65385</text:p>
          </table:table-cell>
          <table:table-cell office:value-type="float" office:value="9.95204" calcext:value-type="float">
            <text:p>9,95204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B2:.B568];&quot;&lt;11&quot;)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1.1628" calcext:value-type="float">
            <text:p>11,1628</text:p>
          </table:table-cell>
          <table:table-cell office:value-type="float" office:value="10.657" calcext:value-type="float">
            <text:p>10,657</text:p>
          </table:table-cell>
          <table:table-cell office:value-type="float" office:value="10.4094" calcext:value-type="float">
            <text:p>10,4094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B2:.B568];&quot;&gt;=11&quot;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0.2002" calcext:value-type="float">
            <text:p>10,2002</text:p>
          </table:table-cell>
          <table:table-cell office:value-type="float" office:value="9.85735" calcext:value-type="float">
            <text:p>9,85735</text:p>
          </table:table-cell>
          <table:table-cell table:number-columns-repeated="6"/>
        </table:table-row>
        <table:table-row table:style-name="ro1">
          <table:table-cell office:value-type="float" office:value="10.2469" calcext:value-type="float">
            <text:p>10,2469</text:p>
          </table:table-cell>
          <table:table-cell office:value-type="float" office:value="10.9813" calcext:value-type="float">
            <text:p>10,9813</text:p>
          </table:table-cell>
          <table:table-cell office:value-type="float" office:value="10.1019" calcext:value-type="float">
            <text:p>10,1019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9.1954" calcext:value-type="float">
            <text:p>9,1954</text:p>
          </table:table-cell>
          <table:table-cell office:value-type="float" office:value="11.747" calcext:value-type="float">
            <text:p>11,747</text:p>
          </table:table-cell>
          <table:table-cell office:value-type="float" office:value="10.2589" calcext:value-type="float">
            <text:p>10,2589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C2:.C568];&quot;&lt;6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.3003" calcext:value-type="float">
            <text:p>10,3003</text:p>
          </table:table-cell>
          <table:table-cell office:value-type="float" office:value="11.3095" calcext:value-type="float">
            <text:p>11,3095</text:p>
          </table:table-cell>
          <table:table-cell office:value-type="float" office:value="11.7188" calcext:value-type="float">
            <text:p>11,7188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C3:.C569];&quot;&gt;=6&quot;)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0.4396" calcext:value-type="float">
            <text:p>10,4396</text:p>
          </table:table-cell>
          <table:table-cell office:value-type="float" office:value="10.8076" calcext:value-type="float">
            <text:p>10,8076</text:p>
          </table:table-cell>
          <table:table-cell office:value-type="float" office:value="10.4708" calcext:value-type="float">
            <text:p>10,4708</text:p>
          </table:table-cell>
          <table:table-cell table:number-columns-repeated="6"/>
        </table:table-row>
        <table:table-row table:style-name="ro1">
          <table:table-cell office:value-type="float" office:value="10.6357" calcext:value-type="float">
            <text:p>10,6357</text:p>
          </table:table-cell>
          <table:table-cell office:value-type="float" office:value="10.074" calcext:value-type="float">
            <text:p>10,074</text:p>
          </table:table-cell>
          <table:table-cell office:value-type="float" office:value="10.0051" calcext:value-type="float">
            <text:p>10,0051</text:p>
          </table:table-cell>
          <table:table-cell table:number-columns-repeated="6"/>
        </table:table-row>
        <table:table-row table:style-name="ro1">
          <table:table-cell office:value-type="float" office:value="10.1193" calcext:value-type="float">
            <text:p>10,1193</text:p>
          </table:table-cell>
          <table:table-cell office:value-type="float" office:value="10.3286" calcext:value-type="float">
            <text:p>10,3286</text:p>
          </table:table-cell>
          <table:table-cell office:value-type="float" office:value="10.6286" calcext:value-type="float">
            <text:p>10,6286</text:p>
          </table:table-cell>
          <table:table-cell table:number-columns-repeated="6"/>
        </table:table-row>
        <table:table-row table:style-name="ro1">
          <table:table-cell office:value-type="float" office:value="9.90764" calcext:value-type="float">
            <text:p>9,90764</text:p>
          </table:table-cell>
          <table:table-cell office:value-type="float" office:value="10.5218" calcext:value-type="float">
            <text:p>10,5218</text:p>
          </table:table-cell>
          <table:table-cell office:value-type="float" office:value="10.1731" calcext:value-type="float">
            <text:p>10,1731</text:p>
          </table:table-cell>
          <table:table-cell table:number-columns-repeated="6"/>
        </table:table-row>
        <table:table-row table:style-name="ro1">
          <table:table-cell office:value-type="float" office:value="10.2415" calcext:value-type="float">
            <text:p>10,2415</text:p>
          </table:table-cell>
          <table:table-cell office:value-type="float" office:value="10.2756" calcext:value-type="float">
            <text:p>10,2756</text:p>
          </table:table-cell>
          <table:table-cell office:value-type="float" office:value="10.4049" calcext:value-type="float">
            <text:p>10,4049</text:p>
          </table:table-cell>
          <table:table-cell table:number-columns-repeated="6"/>
        </table:table-row>
        <table:table-row table:style-name="ro1">
          <table:table-cell office:value-type="float" office:value="10.2862" calcext:value-type="float">
            <text:p>10,2862</text:p>
          </table:table-cell>
          <table:table-cell office:value-type="float" office:value="10.3774" calcext:value-type="float">
            <text:p>10,3774</text:p>
          </table:table-cell>
          <table:table-cell office:value-type="float" office:value="9.64445" calcext:value-type="float">
            <text:p>9,64445</text:p>
          </table:table-cell>
          <table:table-cell table:number-columns-repeated="6"/>
        </table:table-row>
        <table:table-row table:style-name="ro1">
          <table:table-cell office:value-type="float" office:value="10.464" calcext:value-type="float">
            <text:p>10,464</text:p>
          </table:table-cell>
          <table:table-cell office:value-type="float" office:value="10.9261" calcext:value-type="float">
            <text:p>10,9261</text:p>
          </table:table-cell>
          <table:table-cell office:value-type="float" office:value="10.5101" calcext:value-type="float">
            <text:p>10,5101</text:p>
          </table:table-cell>
          <table:table-cell table:number-columns-repeated="6"/>
        </table:table-row>
        <table:table-row table:style-name="ro1">
          <table:table-cell office:value-type="float" office:value="9.61357" calcext:value-type="float">
            <text:p>9,61357</text:p>
          </table:table-cell>
          <table:table-cell office:value-type="float" office:value="11.3226" calcext:value-type="float">
            <text:p>11,3226</text:p>
          </table:table-cell>
          <table:table-cell office:value-type="float" office:value="10.2614" calcext:value-type="float">
            <text:p>10,2614</text:p>
          </table:table-cell>
          <table:table-cell table:number-columns-repeated="6"/>
        </table:table-row>
        <table:table-row table:style-name="ro1">
          <table:table-cell office:value-type="float" office:value="10.8194" calcext:value-type="float">
            <text:p>10,8194</text:p>
          </table:table-cell>
          <table:table-cell office:value-type="float" office:value="11.1457" calcext:value-type="float">
            <text:p>11,1457</text:p>
          </table:table-cell>
          <table:table-cell office:value-type="float" office:value="10.8981" calcext:value-type="float">
            <text:p>10,8981</text:p>
          </table:table-cell>
          <table:table-cell table:number-columns-repeated="6"/>
        </table:table-row>
        <table:table-row table:style-name="ro1">
          <table:table-cell office:value-type="float" office:value="11.2819" calcext:value-type="float">
            <text:p>11,2819</text:p>
          </table:table-cell>
          <table:table-cell office:value-type="float" office:value="10.3254" calcext:value-type="float">
            <text:p>10,3254</text:p>
          </table:table-cell>
          <table:table-cell office:value-type="float" office:value="10.7066" calcext:value-type="float">
            <text:p>10,7066</text:p>
          </table:table-cell>
          <table:table-cell table:number-columns-repeated="6"/>
        </table:table-row>
        <table:table-row table:style-name="ro1">
          <table:table-cell office:value-type="float" office:value="10.4359" calcext:value-type="float">
            <text:p>10,4359</text:p>
          </table:table-cell>
          <table:table-cell office:value-type="float" office:value="10.1014" calcext:value-type="float">
            <text:p>10,1014</text:p>
          </table:table-cell>
          <table:table-cell office:value-type="float" office:value="9.60884" calcext:value-type="float">
            <text:p>9,60884</text:p>
          </table:table-cell>
          <table:table-cell table:number-columns-repeated="6"/>
        </table:table-row>
        <table:table-row table:style-name="ro1">
          <table:table-cell office:value-type="float" office:value="10.8024" calcext:value-type="float">
            <text:p>10,8024</text:p>
          </table:table-cell>
          <table:table-cell office:value-type="float" office:value="9.77347" calcext:value-type="float">
            <text:p>9,77347</text:p>
          </table:table-cell>
          <table:table-cell office:value-type="float" office:value="9.84145" calcext:value-type="float">
            <text:p>9,84145</text:p>
          </table:table-cell>
          <table:table-cell table:number-columns-repeated="6"/>
        </table:table-row>
        <table:table-row table:style-name="ro1">
          <table:table-cell office:value-type="float" office:value="9.80267" calcext:value-type="float">
            <text:p>9,80267</text:p>
          </table:table-cell>
          <table:table-cell office:value-type="float" office:value="10.0751" calcext:value-type="float">
            <text:p>10,0751</text:p>
          </table:table-cell>
          <table:table-cell office:value-type="float" office:value="9.47712" calcext:value-type="float">
            <text:p>9,47712</text:p>
          </table:table-cell>
          <table:table-cell table:number-columns-repeated="6"/>
        </table:table-row>
        <table:table-row table:style-name="ro1">
          <table:table-cell office:value-type="float" office:value="10.4399" calcext:value-type="float">
            <text:p>10,4399</text:p>
          </table:table-cell>
          <table:table-cell office:value-type="float" office:value="10.1336" calcext:value-type="float">
            <text:p>10,1336</text:p>
          </table:table-cell>
          <table:table-cell office:value-type="float" office:value="10.3696" calcext:value-type="float">
            <text:p>10,3696</text:p>
          </table:table-cell>
          <table:table-cell table:number-columns-repeated="6"/>
        </table:table-row>
        <table:table-row table:style-name="ro1">
          <table:table-cell office:value-type="float" office:value="10.0597" calcext:value-type="float">
            <text:p>10,0597</text:p>
          </table:table-cell>
          <table:table-cell office:value-type="float" office:value="10.3493" calcext:value-type="float">
            <text:p>10,3493</text:p>
          </table:table-cell>
          <table:table-cell office:value-type="float" office:value="9.54023" calcext:value-type="float">
            <text:p>9,54023</text:p>
          </table:table-cell>
          <table:table-cell table:number-columns-repeated="6"/>
        </table:table-row>
        <table:table-row table:style-name="ro1">
          <table:table-cell office:value-type="float" office:value="10.5531" calcext:value-type="float">
            <text:p>10,5531</text:p>
          </table:table-cell>
          <table:table-cell office:value-type="float" office:value="10.3267" calcext:value-type="float">
            <text:p>10,3267</text:p>
          </table:table-cell>
          <table:table-cell office:value-type="float" office:value="11.2037" calcext:value-type="float">
            <text:p>11,2037</text:p>
          </table:table-cell>
          <table:table-cell table:number-columns-repeated="6"/>
        </table:table-row>
        <table:table-row table:style-name="ro1">
          <table:table-cell office:value-type="float" office:value="10.0051" calcext:value-type="float">
            <text:p>10,0051</text:p>
          </table:table-cell>
          <table:table-cell office:value-type="float" office:value="11.7021" calcext:value-type="float">
            <text:p>11,7021</text:p>
          </table:table-cell>
          <table:table-cell office:value-type="float" office:value="9.04762" calcext:value-type="float">
            <text:p>9,04762</text:p>
          </table:table-cell>
          <table:table-cell table:number-columns-repeated="6"/>
        </table:table-row>
        <table:table-row table:style-name="ro1">
          <table:table-cell office:value-type="float" office:value="10.1963" calcext:value-type="float">
            <text:p>10,1963</text:p>
          </table:table-cell>
          <table:table-cell office:value-type="float" office:value="9.63855" calcext:value-type="float">
            <text:p>9,63855</text:p>
          </table:table-cell>
          <table:table-cell office:value-type="float" office:value="10.5331" calcext:value-type="float">
            <text:p>10,5331</text:p>
          </table:table-cell>
          <table:table-cell table:number-columns-repeated="6"/>
        </table:table-row>
        <table:table-row table:style-name="ro1">
          <table:table-cell office:value-type="float" office:value="10.6255" calcext:value-type="float">
            <text:p>10,6255</text:p>
          </table:table-cell>
          <table:table-cell office:value-type="float" office:value="9.6424" calcext:value-type="float">
            <text:p>9,6424</text:p>
          </table:table-cell>
          <table:table-cell office:value-type="float" office:value="10.0216" calcext:value-type="float">
            <text:p>10,0216</text:p>
          </table:table-cell>
          <table:table-cell table:number-columns-repeated="6"/>
        </table:table-row>
        <table:table-row table:style-name="ro1">
          <table:table-cell office:value-type="float" office:value="10.2454" calcext:value-type="float">
            <text:p>10,2454</text:p>
          </table:table-cell>
          <table:table-cell office:value-type="float" office:value="10.337" calcext:value-type="float">
            <text:p>10,337</text:p>
          </table:table-cell>
          <table:table-cell office:value-type="float" office:value="10.506" calcext:value-type="float">
            <text:p>10,506</text:p>
          </table:table-cell>
          <table:table-cell table:number-columns-repeated="6"/>
        </table:table-row>
        <table:table-row table:style-name="ro1">
          <table:table-cell office:value-type="float" office:value="9.83237" calcext:value-type="float">
            <text:p>9,83237</text:p>
          </table:table-cell>
          <table:table-cell office:value-type="float" office:value="10.3646" calcext:value-type="float">
            <text:p>10,3646</text:p>
          </table:table-cell>
          <table:table-cell office:value-type="float" office:value="10.8" calcext:value-type="float">
            <text:p>10,8</text:p>
          </table:table-cell>
          <table:table-cell table:number-columns-repeated="6"/>
        </table:table-row>
        <table:table-row table:style-name="ro1">
          <table:table-cell office:value-type="float" office:value="10.669" calcext:value-type="float">
            <text:p>10,669</text:p>
          </table:table-cell>
          <table:table-cell office:value-type="float" office:value="10.6148" calcext:value-type="float">
            <text:p>10,6148</text:p>
          </table:table-cell>
          <table:table-cell office:value-type="float" office:value="10.457" calcext:value-type="float">
            <text:p>10,457</text:p>
          </table:table-cell>
          <table:table-cell table:number-columns-repeated="6"/>
        </table:table-row>
        <table:table-row table:style-name="ro1">
          <table:table-cell office:value-type="float" office:value="10.2813" calcext:value-type="float">
            <text:p>10,2813</text:p>
          </table:table-cell>
          <table:table-cell office:value-type="float" office:value="10.652" calcext:value-type="float">
            <text:p>10,652</text:p>
          </table:table-cell>
          <table:table-cell office:value-type="float" office:value="10.5882" calcext:value-type="float">
            <text:p>10,5882</text:p>
          </table:table-cell>
          <table:table-cell table:number-columns-repeated="6"/>
        </table:table-row>
        <table:table-row table:style-name="ro1">
          <table:table-cell office:value-type="float" office:value="10.7015" calcext:value-type="float">
            <text:p>10,7015</text:p>
          </table:table-cell>
          <table:table-cell office:value-type="float" office:value="10.0989" calcext:value-type="float">
            <text:p>10,0989</text:p>
          </table:table-cell>
          <table:table-cell office:value-type="float" office:value="10.9063" calcext:value-type="float">
            <text:p>10,9063</text:p>
          </table:table-cell>
          <table:table-cell table:number-columns-repeated="6"/>
        </table:table-row>
        <table:table-row table:style-name="ro1">
          <table:table-cell office:value-type="float" office:value="10.3043" calcext:value-type="float">
            <text:p>10,3043</text:p>
          </table:table-cell>
          <table:table-cell office:value-type="float" office:value="10.3812" calcext:value-type="float">
            <text:p>10,3812</text:p>
          </table:table-cell>
          <table:table-cell office:value-type="float" office:value="10.4762" calcext:value-type="float">
            <text:p>10,4762</text:p>
          </table:table-cell>
          <table:table-cell table:number-columns-repeated="6"/>
        </table:table-row>
        <table:table-row table:style-name="ro1">
          <table:table-cell office:value-type="float" office:value="10.5344" calcext:value-type="float">
            <text:p>10,5344</text:p>
          </table:table-cell>
          <table:table-cell office:value-type="float" office:value="10.3885" calcext:value-type="float">
            <text:p>10,3885</text:p>
          </table:table-cell>
          <table:table-cell office:value-type="float" office:value="10.1702" calcext:value-type="float">
            <text:p>10,1702</text:p>
          </table:table-cell>
          <table:table-cell table:number-columns-repeated="6"/>
        </table:table-row>
        <table:table-row table:style-name="ro1">
          <table:table-cell office:value-type="float" office:value="10.9934" calcext:value-type="float">
            <text:p>10,9934</text:p>
          </table:table-cell>
          <table:table-cell office:value-type="float" office:value="11.3986" calcext:value-type="float">
            <text:p>11,3986</text:p>
          </table:table-cell>
          <table:table-cell office:value-type="float" office:value="10.3848" calcext:value-type="float">
            <text:p>10,3848</text:p>
          </table:table-cell>
          <table:table-cell table:number-columns-repeated="6"/>
        </table:table-row>
        <table:table-row table:style-name="ro1">
          <table:table-cell office:value-type="float" office:value="10.9548" calcext:value-type="float">
            <text:p>10,9548</text:p>
          </table:table-cell>
          <table:table-cell office:value-type="float" office:value="9.82674" calcext:value-type="float">
            <text:p>9,82674</text:p>
          </table:table-cell>
          <table:table-cell office:value-type="float" office:value="10.6972" calcext:value-type="float">
            <text:p>10,6972</text:p>
          </table:table-cell>
          <table:table-cell table:number-columns-repeated="6"/>
        </table:table-row>
        <table:table-row table:style-name="ro1">
          <table:table-cell office:value-type="float" office:value="10.3426" calcext:value-type="float">
            <text:p>10,3426</text:p>
          </table:table-cell>
          <table:table-cell office:value-type="float" office:value="10.6164" calcext:value-type="float">
            <text:p>10,6164</text:p>
          </table:table-cell>
          <table:table-cell office:value-type="float" office:value="10.7953" calcext:value-type="float">
            <text:p>10,7953</text:p>
          </table:table-cell>
          <table:table-cell table:number-columns-repeated="6"/>
        </table:table-row>
        <table:table-row table:style-name="ro1">
          <table:table-cell office:value-type="float" office:value="10.8044" calcext:value-type="float">
            <text:p>10,8044</text:p>
          </table:table-cell>
          <table:table-cell office:value-type="float" office:value="10.7023" calcext:value-type="float">
            <text:p>10,7023</text:p>
          </table:table-cell>
          <table:table-cell office:value-type="float" office:value="9.74659" calcext:value-type="float">
            <text:p>9,74659</text:p>
          </table:table-cell>
          <table:table-cell table:number-columns-repeated="6"/>
        </table:table-row>
        <table:table-row table:style-name="ro1">
          <table:table-cell office:value-type="float" office:value="10.0294" calcext:value-type="float">
            <text:p>10,0294</text:p>
          </table:table-cell>
          <table:table-cell office:value-type="float" office:value="9.49033" calcext:value-type="float">
            <text:p>9,49033</text:p>
          </table:table-cell>
          <table:table-cell office:value-type="float" office:value="10.5559" calcext:value-type="float">
            <text:p>10,5559</text:p>
          </table:table-cell>
          <table:table-cell table:number-columns-repeated="6"/>
        </table:table-row>
        <table:table-row table:style-name="ro1">
          <table:table-cell office:value-type="float" office:value="10.3266" calcext:value-type="float">
            <text:p>10,3266</text:p>
          </table:table-cell>
          <table:table-cell office:value-type="float" office:value="10.3896" calcext:value-type="float">
            <text:p>10,3896</text:p>
          </table:table-cell>
          <table:table-cell office:value-type="float" office:value="10.4478" calcext:value-type="float">
            <text:p>10,4478</text:p>
          </table:table-cell>
          <table:table-cell table:number-columns-repeated="6"/>
        </table:table-row>
        <table:table-row table:style-name="ro1">
          <table:table-cell office:value-type="float" office:value="10.4819" calcext:value-type="float">
            <text:p>10,4819</text:p>
          </table:table-cell>
          <table:table-cell office:value-type="float" office:value="10.5501" calcext:value-type="float">
            <text:p>10,5501</text:p>
          </table:table-cell>
          <table:table-cell office:value-type="float" office:value="10.4148" calcext:value-type="float">
            <text:p>10,4148</text:p>
          </table:table-cell>
          <table:table-cell table:number-columns-repeated="6"/>
        </table:table-row>
        <table:table-row table:style-name="ro1">
          <table:table-cell office:value-type="float" office:value="9.93175" calcext:value-type="float">
            <text:p>9,93175</text:p>
          </table:table-cell>
          <table:table-cell office:value-type="float" office:value="10.5209" calcext:value-type="float">
            <text:p>10,5209</text:p>
          </table:table-cell>
          <table:table-cell office:value-type="float" office:value="10.2353" calcext:value-type="float">
            <text:p>10,2353</text:p>
          </table:table-cell>
          <table:table-cell table:number-columns-repeated="6"/>
        </table:table-row>
        <table:table-row table:style-name="ro1">
          <table:table-cell office:value-type="float" office:value="10.4798" calcext:value-type="float">
            <text:p>10,4798</text:p>
          </table:table-cell>
          <table:table-cell office:value-type="float" office:value="10.0481" calcext:value-type="float">
            <text:p>10,0481</text:p>
          </table:table-cell>
          <table:table-cell office:value-type="float" office:value="9.35385" calcext:value-type="float">
            <text:p>9,35385</text:p>
          </table:table-cell>
          <table:table-cell table:number-columns-repeated="6"/>
        </table:table-row>
        <table:table-row table:style-name="ro1">
          <table:table-cell office:value-type="float" office:value="10.1686" calcext:value-type="float">
            <text:p>10,1686</text:p>
          </table:table-cell>
          <table:table-cell office:value-type="float" office:value="9.86834" calcext:value-type="float">
            <text:p>9,86834</text:p>
          </table:table-cell>
          <table:table-cell office:value-type="float" office:value="10.2244" calcext:value-type="float">
            <text:p>10,2244</text:p>
          </table:table-cell>
          <table:table-cell table:number-columns-repeated="6"/>
        </table:table-row>
        <table:table-row table:style-name="ro1">
          <table:table-cell office:value-type="float" office:value="10.3676" calcext:value-type="float">
            <text:p>10,3676</text:p>
          </table:table-cell>
          <table:table-cell office:value-type="float" office:value="10.2319" calcext:value-type="float">
            <text:p>10,2319</text:p>
          </table:table-cell>
          <table:table-cell office:value-type="float" office:value="10.3633" calcext:value-type="float">
            <text:p>10,3633</text:p>
          </table:table-cell>
          <table:table-cell table:number-columns-repeated="6"/>
        </table:table-row>
        <table:table-row table:style-name="ro1">
          <table:table-cell office:value-type="float" office:value="10.2151" calcext:value-type="float">
            <text:p>10,2151</text:p>
          </table:table-cell>
          <table:table-cell office:value-type="float" office:value="9.91122" calcext:value-type="float">
            <text:p>9,91122</text:p>
          </table:table-cell>
          <table:table-cell office:value-type="float" office:value="9.8698" calcext:value-type="float">
            <text:p>9,8698</text:p>
          </table:table-cell>
          <table:table-cell table:number-columns-repeated="6"/>
        </table:table-row>
        <table:table-row table:style-name="ro1">
          <table:table-cell office:value-type="float" office:value="9.722" calcext:value-type="float">
            <text:p>9,722</text:p>
          </table:table-cell>
          <table:table-cell office:value-type="float" office:value="10.9793" calcext:value-type="float">
            <text:p>10,9793</text:p>
          </table:table-cell>
          <table:table-cell office:value-type="float" office:value="11.846" calcext:value-type="float">
            <text:p>11,846</text:p>
          </table:table-cell>
          <table:table-cell table:number-columns-repeated="6"/>
        </table:table-row>
        <table:table-row table:style-name="ro1">
          <table:table-cell office:value-type="float" office:value="10.0225" calcext:value-type="float">
            <text:p>10,0225</text:p>
          </table:table-cell>
          <table:table-cell office:value-type="float" office:value="10.7199" calcext:value-type="float">
            <text:p>10,7199</text:p>
          </table:table-cell>
          <table:table-cell office:value-type="float" office:value="10.5467" calcext:value-type="float">
            <text:p>10,5467</text:p>
          </table:table-cell>
          <table:table-cell table:number-columns-repeated="6"/>
        </table:table-row>
        <table:table-row table:style-name="ro1">
          <table:table-cell office:value-type="float" office:value="10.5423" calcext:value-type="float">
            <text:p>10,5423</text:p>
          </table:table-cell>
          <table:table-cell office:value-type="float" office:value="11.1358" calcext:value-type="float">
            <text:p>11,1358</text:p>
          </table:table-cell>
          <table:table-cell office:value-type="float" office:value="11.4114" calcext:value-type="float">
            <text:p>11,4114</text:p>
          </table:table-cell>
          <table:table-cell table:number-columns-repeated="6"/>
        </table:table-row>
        <table:table-row table:style-name="ro1">
          <table:table-cell office:value-type="float" office:value="10.1113" calcext:value-type="float">
            <text:p>10,1113</text:p>
          </table:table-cell>
          <table:table-cell office:value-type="float" office:value="10.31" calcext:value-type="float">
            <text:p>10,31</text:p>
          </table:table-cell>
          <table:table-cell office:value-type="float" office:value="10.6457" calcext:value-type="float">
            <text:p>10,6457</text:p>
          </table:table-cell>
          <table:table-cell table:number-columns-repeated="6"/>
        </table:table-row>
        <table:table-row table:style-name="ro1">
          <table:table-cell office:value-type="float" office:value="10.4176" calcext:value-type="float">
            <text:p>10,4176</text:p>
          </table:table-cell>
          <table:table-cell office:value-type="float" office:value="9.04851" calcext:value-type="float">
            <text:p>9,04851</text:p>
          </table:table-cell>
          <table:table-cell office:value-type="float" office:value="10.9272" calcext:value-type="float">
            <text:p>10,9272</text:p>
          </table:table-cell>
          <table:table-cell table:number-columns-repeated="6"/>
        </table:table-row>
        <table:table-row table:style-name="ro1">
          <table:table-cell office:value-type="float" office:value="10.0904" calcext:value-type="float">
            <text:p>10,0904</text:p>
          </table:table-cell>
          <table:table-cell office:value-type="float" office:value="10.0897" calcext:value-type="float">
            <text:p>10,0897</text:p>
          </table:table-cell>
          <table:table-cell office:value-type="float" office:value="10.6065" calcext:value-type="float">
            <text:p>10,6065</text:p>
          </table:table-cell>
          <table:table-cell table:number-columns-repeated="6"/>
        </table:table-row>
        <table:table-row table:style-name="ro1">
          <table:table-cell office:value-type="float" office:value="10.1796" calcext:value-type="float">
            <text:p>10,1796</text:p>
          </table:table-cell>
          <table:table-cell office:value-type="float" office:value="10.1114" calcext:value-type="float">
            <text:p>10,1114</text:p>
          </table:table-cell>
          <table:table-cell office:value-type="float" office:value="10.0102" calcext:value-type="float">
            <text:p>10,0102</text:p>
          </table:table-cell>
          <table:table-cell table:number-columns-repeated="6"/>
        </table:table-row>
        <table:table-row table:style-name="ro1">
          <table:table-cell office:value-type="float" office:value="10.7311" calcext:value-type="float">
            <text:p>10,7311</text:p>
          </table:table-cell>
          <table:table-cell office:value-type="float" office:value="10.1149" calcext:value-type="float">
            <text:p>10,1149</text:p>
          </table:table-cell>
          <table:table-cell office:value-type="float" office:value="10.5916" calcext:value-type="float">
            <text:p>10,5916</text:p>
          </table:table-cell>
          <table:table-cell table:number-columns-repeated="6"/>
        </table:table-row>
        <table:table-row table:style-name="ro1">
          <table:table-cell office:value-type="float" office:value="9.97729" calcext:value-type="float">
            <text:p>9,97729</text:p>
          </table:table-cell>
          <table:table-cell office:value-type="float" office:value="10.0912" calcext:value-type="float">
            <text:p>10,0912</text:p>
          </table:table-cell>
          <table:table-cell office:value-type="float" office:value="10.4597" calcext:value-type="float">
            <text:p>10,4597</text:p>
          </table:table-cell>
          <table:table-cell table:number-columns-repeated="6"/>
        </table:table-row>
        <table:table-row table:style-name="ro1">
          <table:table-cell office:value-type="float" office:value="10.149" calcext:value-type="float">
            <text:p>10,149</text:p>
          </table:table-cell>
          <table:table-cell office:value-type="float" office:value="10.5609" calcext:value-type="float">
            <text:p>10,5609</text:p>
          </table:table-cell>
          <table:table-cell office:value-type="float" office:value="10.2676" calcext:value-type="float">
            <text:p>10,2676</text:p>
          </table:table-cell>
          <table:table-cell table:number-columns-repeated="6"/>
        </table:table-row>
        <table:table-row table:style-name="ro1">
          <table:table-cell office:value-type="float" office:value="10.5882" calcext:value-type="float">
            <text:p>10,5882</text:p>
          </table:table-cell>
          <table:table-cell office:value-type="float" office:value="10.1967" calcext:value-type="float">
            <text:p>10,1967</text:p>
          </table:table-cell>
          <table:table-cell office:value-type="float" office:value="10.2262" calcext:value-type="float">
            <text:p>10,2262</text:p>
          </table:table-cell>
          <table:table-cell table:number-columns-repeated="6"/>
        </table:table-row>
        <table:table-row table:style-name="ro1">
          <table:table-cell office:value-type="float" office:value="10.2924" calcext:value-type="float">
            <text:p>10,2924</text:p>
          </table:table-cell>
          <table:table-cell office:value-type="float" office:value="10.4518" calcext:value-type="float">
            <text:p>10,4518</text:p>
          </table:table-cell>
          <table:table-cell office:value-type="float" office:value="10.7294" calcext:value-type="float">
            <text:p>10,7294</text:p>
          </table:table-cell>
          <table:table-cell table:number-columns-repeated="6"/>
        </table:table-row>
        <table:table-row table:style-name="ro1">
          <table:table-cell office:value-type="float" office:value="9.99187" calcext:value-type="float">
            <text:p>9,99187</text:p>
          </table:table-cell>
          <table:table-cell office:value-type="float" office:value="9" calcext:value-type="float">
            <text:p>9</text:p>
          </table:table-cell>
          <table:table-cell office:value-type="float" office:value="10.3329" calcext:value-type="float">
            <text:p>10,3329</text:p>
          </table:table-cell>
          <table:table-cell table:number-columns-repeated="6"/>
        </table:table-row>
        <table:table-row table:style-name="ro1">
          <table:table-cell office:value-type="float" office:value="10.6581" calcext:value-type="float">
            <text:p>10,6581</text:p>
          </table:table-cell>
          <table:table-cell office:value-type="float" office:value="10.1927" calcext:value-type="float">
            <text:p>10,1927</text:p>
          </table:table-cell>
          <table:table-cell office:value-type="float" office:value="9.82218" calcext:value-type="float">
            <text:p>9,82218</text:p>
          </table:table-cell>
          <table:table-cell table:number-columns-repeated="6"/>
        </table:table-row>
        <table:table-row table:style-name="ro1">
          <table:table-cell office:value-type="float" office:value="10.5804" calcext:value-type="float">
            <text:p>10,5804</text:p>
          </table:table-cell>
          <table:table-cell office:value-type="float" office:value="10.9342" calcext:value-type="float">
            <text:p>10,9342</text:p>
          </table:table-cell>
          <table:table-cell office:value-type="float" office:value="10.1046" calcext:value-type="float">
            <text:p>10,104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7.19738" calcext:value-type="float">
            <text:p>7,19738</text:p>
          </table:table-cell>
          <table:table-cell office:value-type="float" office:value="10.7198" calcext:value-type="float">
            <text:p>10,7198</text:p>
          </table:table-cell>
          <table:table-cell office:value-type="float" office:value="13.4831" calcext:value-type="float">
            <text:p>13,4831</text:p>
          </table:table-cell>
          <table:table-cell table:number-columns-repeated="6"/>
        </table:table-row>
        <table:table-row table:style-name="ro1">
          <table:table-cell office:value-type="float" office:value="12.304" calcext:value-type="float">
            <text:p>12,304</text:p>
          </table:table-cell>
          <table:table-cell office:value-type="float" office:value="10.5223" calcext:value-type="float">
            <text:p>10,5223</text:p>
          </table:table-cell>
          <table:table-cell office:value-type="float" office:value="10.5744" calcext:value-type="float">
            <text:p>10,5744</text:p>
          </table:table-cell>
          <table:table-cell table:number-columns-repeated="6"/>
        </table:table-row>
        <table:table-row table:style-name="ro1">
          <table:table-cell office:value-type="float" office:value="9.0301" calcext:value-type="float">
            <text:p>9,0301</text:p>
          </table:table-cell>
          <table:table-cell office:value-type="float" office:value="10.1394" calcext:value-type="float">
            <text:p>10,1394</text:p>
          </table:table-cell>
          <table:table-cell office:value-type="float" office:value="6.11111" calcext:value-type="float">
            <text:p>6,11111</text:p>
          </table:table-cell>
          <table:table-cell table:number-columns-repeated="6"/>
        </table:table-row>
        <table:table-row table:style-name="ro1">
          <table:table-cell office:value-type="float" office:value="10.5042" calcext:value-type="float">
            <text:p>10,5042</text:p>
          </table:table-cell>
          <table:table-cell office:value-type="float" office:value="8.73786" calcext:value-type="float">
            <text:p>8,73786</text:p>
          </table:table-cell>
          <table:table-cell office:value-type="float" office:value="9.90338" calcext:value-type="float">
            <text:p>9,90338</text:p>
          </table:table-cell>
          <table:table-cell table:number-columns-repeated="6"/>
        </table:table-row>
        <table:table-row table:style-name="ro1">
          <table:table-cell office:value-type="float" office:value="9.05923" calcext:value-type="float">
            <text:p>9,05923</text:p>
          </table:table-cell>
          <table:table-cell office:value-type="float" office:value="10.4109" calcext:value-type="float">
            <text:p>10,4109</text:p>
          </table:table-cell>
          <table:table-cell office:value-type="float" office:value="11.455" calcext:value-type="float">
            <text:p>11,455</text:p>
          </table:table-cell>
          <table:table-cell table:number-columns-repeated="6"/>
        </table:table-row>
        <table:table-row table:style-name="ro1">
          <table:table-cell office:value-type="float" office:value="10.958" calcext:value-type="float">
            <text:p>10,958</text:p>
          </table:table-cell>
          <table:table-cell office:value-type="float" office:value="10.5162" calcext:value-type="float">
            <text:p>10,5162</text:p>
          </table:table-cell>
          <table:table-cell office:value-type="float" office:value="9.72843" calcext:value-type="float">
            <text:p>9,72843</text:p>
          </table:table-cell>
          <table:table-cell table:number-columns-repeated="6"/>
        </table:table-row>
        <table:table-row table:style-name="ro1">
          <table:table-cell office:value-type="float" office:value="10.5985" calcext:value-type="float">
            <text:p>10,5985</text:p>
          </table:table-cell>
          <table:table-cell office:value-type="float" office:value="9.96578" calcext:value-type="float">
            <text:p>9,96578</text:p>
          </table:table-cell>
          <table:table-cell office:value-type="float" office:value="11.0038" calcext:value-type="float">
            <text:p>11,0038</text:p>
          </table:table-cell>
          <table:table-cell table:number-columns-repeated="6"/>
        </table:table-row>
        <table:table-row table:style-name="ro1">
          <table:table-cell office:value-type="float" office:value="8.39308" calcext:value-type="float">
            <text:p>8,39308</text:p>
          </table:table-cell>
          <table:table-cell office:value-type="float" office:value="13.6232" calcext:value-type="float">
            <text:p>13,6232</text:p>
          </table:table-cell>
          <table:table-cell office:value-type="float" office:value="10.0781" calcext:value-type="float">
            <text:p>10,0781</text:p>
          </table:table-cell>
          <table:table-cell table:number-columns-repeated="6"/>
        </table:table-row>
        <table:table-row table:style-name="ro1">
          <table:table-cell office:value-type="float" office:value="9.94679" calcext:value-type="float">
            <text:p>9,94679</text:p>
          </table:table-cell>
          <table:table-cell office:value-type="float" office:value="11.3949" calcext:value-type="float">
            <text:p>11,3949</text:p>
          </table:table-cell>
          <table:table-cell office:value-type="float" office:value="11.6205" calcext:value-type="float">
            <text:p>11,6205</text:p>
          </table:table-cell>
          <table:table-cell table:number-columns-repeated="6"/>
        </table:table-row>
        <table:table-row table:style-name="ro1">
          <table:table-cell office:value-type="float" office:value="10.0801" calcext:value-type="float">
            <text:p>10,0801</text:p>
          </table:table-cell>
          <table:table-cell office:value-type="float" office:value="8.49754" calcext:value-type="float">
            <text:p>8,49754</text:p>
          </table:table-cell>
          <table:table-cell office:value-type="float" office:value="10.5377" calcext:value-type="float">
            <text:p>10,5377</text:p>
          </table:table-cell>
          <table:table-cell table:number-columns-repeated="6"/>
        </table:table-row>
        <table:table-row table:style-name="ro1">
          <table:table-cell office:value-type="float" office:value="10.6852" calcext:value-type="float">
            <text:p>10,6852</text:p>
          </table:table-cell>
          <table:table-cell office:value-type="float" office:value="10.0625" calcext:value-type="float">
            <text:p>10,0625</text:p>
          </table:table-cell>
          <table:table-cell office:value-type="float" office:value="10.0153" calcext:value-type="float">
            <text:p>10,0153</text:p>
          </table:table-cell>
          <table:table-cell table:number-columns-repeated="6"/>
        </table:table-row>
        <table:table-row table:style-name="ro1">
          <table:table-cell office:value-type="float" office:value="10.2066" calcext:value-type="float">
            <text:p>10,2066</text:p>
          </table:table-cell>
          <table:table-cell office:value-type="float" office:value="10.8984" calcext:value-type="float">
            <text:p>10,8984</text:p>
          </table:table-cell>
          <table:table-cell office:value-type="float" office:value="10.786" calcext:value-type="float">
            <text:p>10,786</text:p>
          </table:table-cell>
          <table:table-cell table:number-columns-repeated="6"/>
        </table:table-row>
        <table:table-row table:style-name="ro1">
          <table:table-cell office:value-type="float" office:value="10.3577" calcext:value-type="float">
            <text:p>10,3577</text:p>
          </table:table-cell>
          <table:table-cell office:value-type="float" office:value="10.0214" calcext:value-type="float">
            <text:p>10,0214</text:p>
          </table:table-cell>
          <table:table-cell office:value-type="float" office:value="9.856" calcext:value-type="float">
            <text:p>9,856</text:p>
          </table:table-cell>
          <table:table-cell table:number-columns-repeated="6"/>
        </table:table-row>
        <table:table-row table:style-name="ro1">
          <table:table-cell office:value-type="float" office:value="9.97904" calcext:value-type="float">
            <text:p>9,97904</text:p>
          </table:table-cell>
          <table:table-cell office:value-type="float" office:value="10.0126" calcext:value-type="float">
            <text:p>10,0126</text:p>
          </table:table-cell>
          <table:table-cell office:value-type="float" office:value="10.2251" calcext:value-type="float">
            <text:p>10,2251</text:p>
          </table:table-cell>
          <table:table-cell table:number-columns-repeated="6"/>
        </table:table-row>
        <table:table-row table:style-name="ro1">
          <table:table-cell office:value-type="float" office:value="9.48875" calcext:value-type="float">
            <text:p>9,48875</text:p>
          </table:table-cell>
          <table:table-cell office:value-type="float" office:value="9.49792" calcext:value-type="float">
            <text:p>9,49792</text:p>
          </table:table-cell>
          <table:table-cell office:value-type="float" office:value="10.8062" calcext:value-type="float">
            <text:p>10,8062</text:p>
          </table:table-cell>
          <table:table-cell table:number-columns-repeated="6"/>
        </table:table-row>
        <table:table-row table:style-name="ro1">
          <table:table-cell office:value-type="float" office:value="11.4058" calcext:value-type="float">
            <text:p>11,4058</text:p>
          </table:table-cell>
          <table:table-cell office:value-type="float" office:value="9.63489" calcext:value-type="float">
            <text:p>9,63489</text:p>
          </table:table-cell>
          <table:table-cell office:value-type="float" office:value="11.9077" calcext:value-type="float">
            <text:p>11,9077</text:p>
          </table:table-cell>
          <table:table-cell table:number-columns-repeated="6"/>
        </table:table-row>
        <table:table-row table:style-name="ro1">
          <table:table-cell office:value-type="float" office:value="10.5113" calcext:value-type="float">
            <text:p>10,5113</text:p>
          </table:table-cell>
          <table:table-cell office:value-type="float" office:value="9.24797" calcext:value-type="float">
            <text:p>9,2479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.7018" calcext:value-type="float">
            <text:p>10,7018</text:p>
          </table:table-cell>
          <table:table-cell office:value-type="float" office:value="10.6593" calcext:value-type="float">
            <text:p>10,6593</text:p>
          </table:table-cell>
          <table:table-cell office:value-type="float" office:value="11.1554" calcext:value-type="float">
            <text:p>11,1554</text:p>
          </table:table-cell>
          <table:table-cell table:number-columns-repeated="6"/>
        </table:table-row>
        <table:table-row table:style-name="ro1">
          <table:table-cell office:value-type="float" office:value="10.6959" calcext:value-type="float">
            <text:p>10,6959</text:p>
          </table:table-cell>
          <table:table-cell office:value-type="float" office:value="11.3114" calcext:value-type="float">
            <text:p>11,3114</text:p>
          </table:table-cell>
          <table:table-cell office:value-type="float" office:value="10.2608" calcext:value-type="float">
            <text:p>10,2608</text:p>
          </table:table-cell>
          <table:table-cell table:number-columns-repeated="6"/>
        </table:table-row>
        <table:table-row table:style-name="ro1">
          <table:table-cell office:value-type="float" office:value="10.7222" calcext:value-type="float">
            <text:p>10,7222</text:p>
          </table:table-cell>
          <table:table-cell office:value-type="float" office:value="9.95311" calcext:value-type="float">
            <text:p>9,95311</text:p>
          </table:table-cell>
          <table:table-cell office:value-type="float" office:value="9.98746" calcext:value-type="float">
            <text:p>9,98746</text:p>
          </table:table-cell>
          <table:table-cell table:number-columns-repeated="6"/>
        </table:table-row>
        <table:table-row table:style-name="ro1">
          <table:table-cell office:value-type="float" office:value="10.5247" calcext:value-type="float">
            <text:p>10,5247</text:p>
          </table:table-cell>
          <table:table-cell office:value-type="float" office:value="9.57193" calcext:value-type="float">
            <text:p>9,57193</text:p>
          </table:table-cell>
          <table:table-cell office:value-type="float" office:value="10.2889" calcext:value-type="float">
            <text:p>10,2889</text:p>
          </table:table-cell>
          <table:table-cell table:number-columns-repeated="6"/>
        </table:table-row>
        <table:table-row table:style-name="ro1">
          <table:table-cell office:value-type="float" office:value="10.4478" calcext:value-type="float">
            <text:p>10,4478</text:p>
          </table:table-cell>
          <table:table-cell office:value-type="float" office:value="10.3232" calcext:value-type="float">
            <text:p>10,3232</text:p>
          </table:table-cell>
          <table:table-cell office:value-type="float" office:value="12.5556" calcext:value-type="float">
            <text:p>12,5556</text:p>
          </table:table-cell>
          <table:table-cell table:number-columns-repeated="6"/>
        </table:table-row>
        <table:table-row table:style-name="ro1">
          <table:table-cell office:value-type="float" office:value="10.0843" calcext:value-type="float">
            <text:p>10,0843</text:p>
          </table:table-cell>
          <table:table-cell office:value-type="float" office:value="10.1585" calcext:value-type="float">
            <text:p>10,1585</text:p>
          </table:table-cell>
          <table:table-cell office:value-type="float" office:value="10.5251" calcext:value-type="float">
            <text:p>10,5251</text:p>
          </table:table-cell>
          <table:table-cell table:number-columns-repeated="6"/>
        </table:table-row>
        <table:table-row table:style-name="ro1">
          <table:table-cell office:value-type="float" office:value="9.72664" calcext:value-type="float">
            <text:p>9,72664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10.5903" calcext:value-type="float">
            <text:p>10,5903</text:p>
          </table:table-cell>
          <table:table-cell table:number-columns-repeated="6"/>
        </table:table-row>
        <table:table-row table:style-name="ro1">
          <table:table-cell office:value-type="float" office:value="10.0376" calcext:value-type="float">
            <text:p>10,0376</text:p>
          </table:table-cell>
          <table:table-cell office:value-type="float" office:value="10.4764" calcext:value-type="float">
            <text:p>10,4764</text:p>
          </table:table-cell>
          <table:table-cell office:value-type="float" office:value="10.6169" calcext:value-type="float">
            <text:p>10,6169</text:p>
          </table:table-cell>
          <table:table-cell table:number-columns-repeated="6"/>
        </table:table-row>
        <table:table-row table:style-name="ro1">
          <table:table-cell office:value-type="float" office:value="9.42342" calcext:value-type="float">
            <text:p>9,42342</text:p>
          </table:table-cell>
          <table:table-cell office:value-type="float" office:value="10.1351" calcext:value-type="float">
            <text:p>10,1351</text:p>
          </table:table-cell>
          <table:table-cell office:value-type="float" office:value="8.96226" calcext:value-type="float">
            <text:p>8,96226</text:p>
          </table:table-cell>
          <table:table-cell table:number-columns-repeated="6"/>
        </table:table-row>
        <table:table-row table:style-name="ro1">
          <table:table-cell office:value-type="float" office:value="10.3774" calcext:value-type="float">
            <text:p>10,3774</text:p>
          </table:table-cell>
          <table:table-cell office:value-type="float" office:value="11.1498" calcext:value-type="float">
            <text:p>11,1498</text:p>
          </table:table-cell>
          <table:table-cell office:value-type="float" office:value="10.0482" calcext:value-type="float">
            <text:p>10,0482</text:p>
          </table:table-cell>
          <table:table-cell table:number-columns-repeated="6"/>
        </table:table-row>
        <table:table-row table:style-name="ro1">
          <table:table-cell office:value-type="float" office:value="10.9715" calcext:value-type="float">
            <text:p>10,9715</text:p>
          </table:table-cell>
          <table:table-cell office:value-type="float" office:value="10.1436" calcext:value-type="float">
            <text:p>10,1436</text:p>
          </table:table-cell>
          <table:table-cell office:value-type="float" office:value="10.3524" calcext:value-type="float">
            <text:p>10,3524</text:p>
          </table:table-cell>
          <table:table-cell table:number-columns-repeated="6"/>
        </table:table-row>
        <table:table-row table:style-name="ro1">
          <table:table-cell office:value-type="float" office:value="10.3227" calcext:value-type="float">
            <text:p>10,3227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034" calcext:value-type="float">
            <text:p>10,5034</text:p>
          </table:table-cell>
          <table:table-cell table:number-columns-repeated="6"/>
        </table:table-row>
        <table:table-row table:style-name="ro1">
          <table:table-cell office:value-type="float" office:value="10.0661" calcext:value-type="float">
            <text:p>10,0661</text:p>
          </table:table-cell>
          <table:table-cell office:value-type="float" office:value="10.0851" calcext:value-type="float">
            <text:p>10,0851</text:p>
          </table:table-cell>
          <table:table-cell office:value-type="float" office:value="10.1659" calcext:value-type="float">
            <text:p>10,1659</text:p>
          </table:table-cell>
          <table:table-cell table:number-columns-repeated="6"/>
        </table:table-row>
        <table:table-row table:style-name="ro1">
          <table:table-cell office:value-type="float" office:value="10.824" calcext:value-type="float">
            <text:p>10,824</text:p>
          </table:table-cell>
          <table:table-cell office:value-type="float" office:value="10.8467" calcext:value-type="float">
            <text:p>10,8467</text:p>
          </table:table-cell>
          <table:table-cell office:value-type="float" office:value="9.78459" calcext:value-type="float">
            <text:p>9,78459</text:p>
          </table:table-cell>
          <table:table-cell table:number-columns-repeated="6"/>
        </table:table-row>
        <table:table-row table:style-name="ro1">
          <table:table-cell office:value-type="float" office:value="9.38931" calcext:value-type="float">
            <text:p>9,38931</text:p>
          </table:table-cell>
          <table:table-cell office:value-type="float" office:value="10.7999" calcext:value-type="float">
            <text:p>10,7999</text:p>
          </table:table-cell>
          <table:table-cell office:value-type="float" office:value="14.4928" calcext:value-type="float">
            <text:p>14,4928</text:p>
          </table:table-cell>
          <table:table-cell table:number-columns-repeated="6"/>
        </table:table-row>
        <table:table-row table:style-name="ro1">
          <table:table-cell office:value-type="float" office:value="9.72328" calcext:value-type="float">
            <text:p>9,72328</text:p>
          </table:table-cell>
          <table:table-cell office:value-type="float" office:value="10.0719" calcext:value-type="float">
            <text:p>10,0719</text:p>
          </table:table-cell>
          <table:table-cell office:value-type="float" office:value="10.7034" calcext:value-type="float">
            <text:p>10,7034</text:p>
          </table:table-cell>
          <table:table-cell table:number-columns-repeated="6"/>
        </table:table-row>
        <table:table-row table:style-name="ro1">
          <table:table-cell office:value-type="float" office:value="10.4716" calcext:value-type="float">
            <text:p>10,4716</text:p>
          </table:table-cell>
          <table:table-cell office:value-type="float" office:value="10.156" calcext:value-type="float">
            <text:p>10,156</text:p>
          </table:table-cell>
          <table:table-cell office:value-type="float" office:value="8.62069" calcext:value-type="float">
            <text:p>8,62069</text:p>
          </table:table-cell>
          <table:table-cell table:number-columns-repeated="6"/>
        </table:table-row>
        <table:table-row table:style-name="ro1">
          <table:table-cell office:value-type="float" office:value="10.4876" calcext:value-type="float">
            <text:p>10,4876</text:p>
          </table:table-cell>
          <table:table-cell office:value-type="float" office:value="10.2642" calcext:value-type="float">
            <text:p>10,2642</text:p>
          </table:table-cell>
          <table:table-cell office:value-type="float" office:value="10.3405" calcext:value-type="float">
            <text:p>10,3405</text:p>
          </table:table-cell>
          <table:table-cell table:number-columns-repeated="6"/>
        </table:table-row>
        <table:table-row table:style-name="ro1">
          <table:table-cell office:value-type="float" office:value="10.7781" calcext:value-type="float">
            <text:p>10,7781</text:p>
          </table:table-cell>
          <table:table-cell office:value-type="float" office:value="9.53352" calcext:value-type="float">
            <text:p>9,53352</text:p>
          </table:table-cell>
          <table:table-cell office:value-type="float" office:value="11.0607" calcext:value-type="float">
            <text:p>11,0607</text:p>
          </table:table-cell>
          <table:table-cell table:number-columns-repeated="6"/>
        </table:table-row>
        <table:table-row table:style-name="ro1">
          <table:table-cell office:value-type="float" office:value="10.2487" calcext:value-type="float">
            <text:p>10,2487</text:p>
          </table:table-cell>
          <table:table-cell office:value-type="float" office:value="10.7916" calcext:value-type="float">
            <text:p>10,7916</text:p>
          </table:table-cell>
          <table:table-cell office:value-type="float" office:value="10.2415" calcext:value-type="float">
            <text:p>10,2415</text:p>
          </table:table-cell>
          <table:table-cell table:number-columns-repeated="6"/>
        </table:table-row>
        <table:table-row table:style-name="ro1">
          <table:table-cell office:value-type="float" office:value="10.7036" calcext:value-type="float">
            <text:p>10,7036</text:p>
          </table:table-cell>
          <table:table-cell office:value-type="float" office:value="10.9494" calcext:value-type="float">
            <text:p>10,9494</text:p>
          </table:table-cell>
          <table:table-cell office:value-type="float" office:value="10.1951" calcext:value-type="float">
            <text:p>10,1951</text:p>
          </table:table-cell>
          <table:table-cell table:number-columns-repeated="6"/>
        </table:table-row>
        <table:table-row table:style-name="ro1">
          <table:table-cell office:value-type="float" office:value="10.6344" calcext:value-type="float">
            <text:p>10,6344</text:p>
          </table:table-cell>
          <table:table-cell office:value-type="float" office:value="10.0358" calcext:value-type="float">
            <text:p>10,0358</text:p>
          </table:table-cell>
          <table:table-cell office:value-type="float" office:value="11.1776" calcext:value-type="float">
            <text:p>11,1776</text:p>
          </table:table-cell>
          <table:table-cell table:number-columns-repeated="6"/>
        </table:table-row>
        <table:table-row table:style-name="ro1">
          <table:table-cell office:value-type="float" office:value="9.89412" calcext:value-type="float">
            <text:p>9,89412</text:p>
          </table:table-cell>
          <table:table-cell office:value-type="float" office:value="9.12863" calcext:value-type="float">
            <text:p>9,12863</text:p>
          </table:table-cell>
          <table:table-cell office:value-type="float" office:value="10.4707" calcext:value-type="float">
            <text:p>10,4707</text:p>
          </table:table-cell>
          <table:table-cell table:number-columns-repeated="6"/>
        </table:table-row>
        <table:table-row table:style-name="ro1">
          <table:table-cell office:value-type="float" office:value="10.6962" calcext:value-type="float">
            <text:p>10,6962</text:p>
          </table:table-cell>
          <table:table-cell office:value-type="float" office:value="11.5015" calcext:value-type="float">
            <text:p>11,5015</text:p>
          </table:table-cell>
          <table:table-cell office:value-type="float" office:value="10.4739" calcext:value-type="float">
            <text:p>10,4739</text:p>
          </table:table-cell>
          <table:table-cell table:number-columns-repeated="6"/>
        </table:table-row>
        <table:table-row table:style-name="ro1">
          <table:table-cell office:value-type="float" office:value="10.9727" calcext:value-type="float">
            <text:p>10,9727</text:p>
          </table:table-cell>
          <table:table-cell office:value-type="float" office:value="11.1429" calcext:value-type="float">
            <text:p>11,1429</text:p>
          </table:table-cell>
          <table:table-cell office:value-type="float" office:value="10.0787" calcext:value-type="float">
            <text:p>10,0787</text:p>
          </table:table-cell>
          <table:table-cell table:number-columns-repeated="6"/>
        </table:table-row>
        <table:table-row table:style-name="ro1">
          <table:table-cell office:value-type="float" office:value="10.1615" calcext:value-type="float">
            <text:p>10,1615</text:p>
          </table:table-cell>
          <table:table-cell office:value-type="float" office:value="9.91841" calcext:value-type="float">
            <text:p>9,91841</text:p>
          </table:table-cell>
          <table:table-cell office:value-type="float" office:value="10.3485" calcext:value-type="float">
            <text:p>10,3485</text:p>
          </table:table-cell>
          <table:table-cell table:number-columns-repeated="6"/>
        </table:table-row>
        <table:table-row table:style-name="ro1">
          <table:table-cell office:value-type="float" office:value="9.59105" calcext:value-type="float">
            <text:p>9,59105</text:p>
          </table:table-cell>
          <table:table-cell office:value-type="float" office:value="10.5828" calcext:value-type="float">
            <text:p>10,5828</text:p>
          </table:table-cell>
          <table:table-cell office:value-type="float" office:value="9.52955" calcext:value-type="float">
            <text:p>9,52955</text:p>
          </table:table-cell>
          <table:table-cell table:number-columns-repeated="6"/>
        </table:table-row>
        <table:table-row table:style-name="ro1">
          <table:table-cell office:value-type="float" office:value="9.93188" calcext:value-type="float">
            <text:p>9,93188</text:p>
          </table:table-cell>
          <table:table-cell office:value-type="float" office:value="10.3564" calcext:value-type="float">
            <text:p>10,3564</text:p>
          </table:table-cell>
          <table:table-cell office:value-type="float" office:value="9.78125" calcext:value-type="float">
            <text:p>9,78125</text:p>
          </table:table-cell>
          <table:table-cell table:number-columns-repeated="6"/>
        </table:table-row>
        <table:table-row table:style-name="ro1">
          <table:table-cell office:value-type="float" office:value="10.1452" calcext:value-type="float">
            <text:p>10,1452</text:p>
          </table:table-cell>
          <table:table-cell office:value-type="float" office:value="10.9586" calcext:value-type="float">
            <text:p>10,9586</text:p>
          </table:table-cell>
          <table:table-cell office:value-type="float" office:value="10.6211" calcext:value-type="float">
            <text:p>10,6211</text:p>
          </table:table-cell>
          <table:table-cell table:number-columns-repeated="6"/>
        </table:table-row>
        <table:table-row table:style-name="ro1">
          <table:table-cell office:value-type="float" office:value="10.1205" calcext:value-type="float">
            <text:p>10,1205</text:p>
          </table:table-cell>
          <table:table-cell office:value-type="float" office:value="9.78855" calcext:value-type="float">
            <text:p>9,78855</text:p>
          </table:table-cell>
          <table:table-cell office:value-type="float" office:value="10.3348" calcext:value-type="float">
            <text:p>10,3348</text:p>
          </table:table-cell>
          <table:table-cell table:number-columns-repeated="6"/>
        </table:table-row>
        <table:table-row table:style-name="ro1">
          <table:table-cell office:value-type="float" office:value="10.3919" calcext:value-type="float">
            <text:p>10,3919</text:p>
          </table:table-cell>
          <table:table-cell office:value-type="float" office:value="10.793" calcext:value-type="float">
            <text:p>10,793</text:p>
          </table:table-cell>
          <table:table-cell office:value-type="float" office:value="9.61145" calcext:value-type="float">
            <text:p>9,61145</text:p>
          </table:table-cell>
          <table:table-cell table:number-columns-repeated="6"/>
        </table:table-row>
        <table:table-row table:style-name="ro1">
          <table:table-cell office:value-type="float" office:value="10.6345" calcext:value-type="float">
            <text:p>10,6345</text:p>
          </table:table-cell>
          <table:table-cell office:value-type="float" office:value="10.5187" calcext:value-type="float">
            <text:p>10,5187</text:p>
          </table:table-cell>
          <table:table-cell office:value-type="float" office:value="10.3352" calcext:value-type="float">
            <text:p>10,3352</text:p>
          </table:table-cell>
          <table:table-cell table:number-columns-repeated="6"/>
        </table:table-row>
        <table:table-row table:style-name="ro1">
          <table:table-cell office:value-type="float" office:value="10.9653" calcext:value-type="float">
            <text:p>10,9653</text:p>
          </table:table-cell>
          <table:table-cell office:value-type="float" office:value="10.6879" calcext:value-type="float">
            <text:p>10,6879</text:p>
          </table:table-cell>
          <table:table-cell office:value-type="float" office:value="7.44337" calcext:value-type="float">
            <text:p>7,44337</text:p>
          </table:table-cell>
          <table:table-cell table:number-columns-repeated="6"/>
        </table:table-row>
        <table:table-row table:style-name="ro1">
          <table:table-cell office:value-type="float" office:value="10.1638" calcext:value-type="float">
            <text:p>10,1638</text:p>
          </table:table-cell>
          <table:table-cell office:value-type="float" office:value="10.3379" calcext:value-type="float">
            <text:p>10,3379</text:p>
          </table:table-cell>
          <table:table-cell office:value-type="float" office:value="10.4512" calcext:value-type="float">
            <text:p>10,4512</text:p>
          </table:table-cell>
          <table:table-cell table:number-columns-repeated="6"/>
        </table:table-row>
        <table:table-row table:style-name="ro1">
          <table:table-cell office:value-type="float" office:value="10.0613" calcext:value-type="float">
            <text:p>10,0613</text:p>
          </table:table-cell>
          <table:table-cell office:value-type="float" office:value="10.4723" calcext:value-type="float">
            <text:p>10,4723</text:p>
          </table:table-cell>
          <table:table-cell office:value-type="float" office:value="11.3391" calcext:value-type="float">
            <text:p>11,3391</text:p>
          </table:table-cell>
          <table:table-cell table:number-columns-repeated="6"/>
        </table:table-row>
        <table:table-row table:style-name="ro1">
          <table:table-cell office:value-type="float" office:value="9.92705" calcext:value-type="float">
            <text:p>9,92705</text:p>
          </table:table-cell>
          <table:table-cell office:value-type="float" office:value="10.9731" calcext:value-type="float">
            <text:p>10,9731</text:p>
          </table:table-cell>
          <table:table-cell office:value-type="float" office:value="10.2305" calcext:value-type="float">
            <text:p>10,2305</text:p>
          </table:table-cell>
          <table:table-cell table:number-columns-repeated="6"/>
        </table:table-row>
        <table:table-row table:style-name="ro1">
          <table:table-cell office:value-type="float" office:value="10.2667" calcext:value-type="float">
            <text:p>10,2667</text:p>
          </table:table-cell>
          <table:table-cell office:value-type="float" office:value="10.0083" calcext:value-type="float">
            <text:p>10,0083</text:p>
          </table:table-cell>
          <table:table-cell office:value-type="float" office:value="9.66837" calcext:value-type="float">
            <text:p>9,66837</text:p>
          </table:table-cell>
          <table:table-cell table:number-columns-repeated="6"/>
        </table:table-row>
        <table:table-row table:style-name="ro1">
          <table:table-cell office:value-type="float" office:value="9.85109" calcext:value-type="float">
            <text:p>9,85109</text:p>
          </table:table-cell>
          <table:table-cell office:value-type="float" office:value="9.89534" calcext:value-type="float">
            <text:p>9,89534</text:p>
          </table:table-cell>
          <table:table-cell office:value-type="float" office:value="11.0207" calcext:value-type="float">
            <text:p>11,0207</text:p>
          </table:table-cell>
          <table:table-cell table:number-columns-repeated="6"/>
        </table:table-row>
        <table:table-row table:style-name="ro1">
          <table:table-cell office:value-type="float" office:value="9.80698" calcext:value-type="float">
            <text:p>9,80698</text:p>
          </table:table-cell>
          <table:table-cell office:value-type="float" office:value="10.7021" calcext:value-type="float">
            <text:p>10,7021</text:p>
          </table:table-cell>
          <table:table-cell office:value-type="float" office:value="9.11371" calcext:value-type="float">
            <text:p>9,11371</text:p>
          </table:table-cell>
          <table:table-cell table:number-columns-repeated="6"/>
        </table:table-row>
        <table:table-row table:style-name="ro1">
          <table:table-cell office:value-type="float" office:value="10.564" calcext:value-type="float">
            <text:p>10,564</text:p>
          </table:table-cell>
          <table:table-cell office:value-type="float" office:value="11.0841" calcext:value-type="float">
            <text:p>11,0841</text:p>
          </table:table-cell>
          <table:table-cell office:value-type="float" office:value="10.3597" calcext:value-type="float">
            <text:p>10,3597</text:p>
          </table:table-cell>
          <table:table-cell table:number-columns-repeated="6"/>
        </table:table-row>
        <table:table-row table:style-name="ro1">
          <table:table-cell office:value-type="float" office:value="10.667" calcext:value-type="float">
            <text:p>10,667</text:p>
          </table:table-cell>
          <table:table-cell office:value-type="float" office:value="10.2917" calcext:value-type="float">
            <text:p>10,2917</text:p>
          </table:table-cell>
          <table:table-cell office:value-type="float" office:value="9.80019" calcext:value-type="float">
            <text:p>9,80019</text:p>
          </table:table-cell>
          <table:table-cell table:number-columns-repeated="6"/>
        </table:table-row>
        <table:table-row table:style-name="ro1">
          <table:table-cell office:value-type="float" office:value="10.382" calcext:value-type="float">
            <text:p>10,382</text:p>
          </table:table-cell>
          <table:table-cell office:value-type="float" office:value="10.4248" calcext:value-type="float">
            <text:p>10,4248</text:p>
          </table:table-cell>
          <table:table-cell office:value-type="float" office:value="11.4291" calcext:value-type="float">
            <text:p>11,4291</text:p>
          </table:table-cell>
          <table:table-cell table:number-columns-repeated="6"/>
        </table:table-row>
        <table:table-row table:style-name="ro1">
          <table:table-cell office:value-type="float" office:value="10.2887" calcext:value-type="float">
            <text:p>10,2887</text:p>
          </table:table-cell>
          <table:table-cell office:value-type="float" office:value="10.1852" calcext:value-type="float">
            <text:p>10,1852</text:p>
          </table:table-cell>
          <table:table-cell office:value-type="float" office:value="9.83427" calcext:value-type="float">
            <text:p>9,83427</text:p>
          </table:table-cell>
          <table:table-cell table:number-columns-repeated="6"/>
        </table:table-row>
        <table:table-row table:style-name="ro1">
          <table:table-cell office:value-type="float" office:value="10.319" calcext:value-type="float">
            <text:p>10,319</text:p>
          </table:table-cell>
          <table:table-cell office:value-type="float" office:value="10.3545" calcext:value-type="float">
            <text:p>10,3545</text:p>
          </table:table-cell>
          <table:table-cell office:value-type="float" office:value="10.6238" calcext:value-type="float">
            <text:p>10,6238</text:p>
          </table:table-cell>
          <table:table-cell table:number-columns-repeated="6"/>
        </table:table-row>
        <table:table-row table:style-name="ro1">
          <table:table-cell office:value-type="float" office:value="10.0129" calcext:value-type="float">
            <text:p>10,0129</text:p>
          </table:table-cell>
          <table:table-cell office:value-type="float" office:value="10.8984" calcext:value-type="float">
            <text:p>10,8984</text:p>
          </table:table-cell>
          <table:table-cell office:value-type="float" office:value="10.4077" calcext:value-type="float">
            <text:p>10,407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10.8342" calcext:value-type="float">
            <text:p>10,8342</text:p>
          </table:table-cell>
          <table:table-cell office:value-type="float" office:value="10.541" calcext:value-type="float">
            <text:p>10,541</text:p>
          </table:table-cell>
          <table:table-cell office:value-type="float" office:value="10.1852" calcext:value-type="float">
            <text:p>10,1852</text:p>
          </table:table-cell>
          <table:table-cell table:number-columns-repeated="6"/>
        </table:table-row>
        <table:table-row table:style-name="ro1">
          <table:table-cell office:value-type="float" office:value="11.5294" calcext:value-type="float">
            <text:p>11,5294</text:p>
          </table:table-cell>
          <table:table-cell office:value-type="float" office:value="9.7752" calcext:value-type="float">
            <text:p>9,7752</text:p>
          </table:table-cell>
          <table:table-cell office:value-type="float" office:value="10.8064" calcext:value-type="float">
            <text:p>10,8064</text:p>
          </table:table-cell>
          <table:table-cell table:number-columns-repeated="6"/>
        </table:table-row>
        <table:table-row table:style-name="ro1">
          <table:table-cell office:value-type="float" office:value="9.65909" calcext:value-type="float">
            <text:p>9,65909</text:p>
          </table:table-cell>
          <table:table-cell office:value-type="float" office:value="9.75086" calcext:value-type="float">
            <text:p>9,75086</text:p>
          </table:table-cell>
          <table:table-cell office:value-type="float" office:value="9.60452" calcext:value-type="float">
            <text:p>9,60452</text:p>
          </table:table-cell>
          <table:table-cell table:number-columns-repeated="6"/>
        </table:table-row>
        <table:table-row table:style-name="ro1">
          <table:table-cell office:value-type="float" office:value="10.4359" calcext:value-type="float">
            <text:p>10,4359</text:p>
          </table:table-cell>
          <table:table-cell office:value-type="float" office:value="7.62712" calcext:value-type="float">
            <text:p>7,62712</text:p>
          </table:table-cell>
          <table:table-cell office:value-type="float" office:value="9.77081" calcext:value-type="float">
            <text:p>9,77081</text:p>
          </table:table-cell>
          <table:table-cell table:number-columns-repeated="6"/>
        </table:table-row>
        <table:table-row table:style-name="ro1">
          <table:table-cell office:value-type="float" office:value="11.7952" calcext:value-type="float">
            <text:p>11,7952</text:p>
          </table:table-cell>
          <table:table-cell office:value-type="float" office:value="9.78932" calcext:value-type="float">
            <text:p>9,78932</text:p>
          </table:table-cell>
          <table:table-cell office:value-type="float" office:value="9.89467" calcext:value-type="float">
            <text:p>9,89467</text:p>
          </table:table-cell>
          <table:table-cell table:number-columns-repeated="6"/>
        </table:table-row>
        <table:table-row table:style-name="ro1">
          <table:table-cell office:value-type="float" office:value="10.2861" calcext:value-type="float">
            <text:p>10,2861</text:p>
          </table:table-cell>
          <table:table-cell office:value-type="float" office:value="9.72043" calcext:value-type="float">
            <text:p>9,72043</text:p>
          </table:table-cell>
          <table:table-cell office:value-type="float" office:value="10.0208" calcext:value-type="float">
            <text:p>10,0208</text:p>
          </table:table-cell>
          <table:table-cell table:number-columns-repeated="6"/>
        </table:table-row>
        <table:table-row table:style-name="ro1">
          <table:table-cell office:value-type="float" office:value="10.1911" calcext:value-type="float">
            <text:p>10,1911</text:p>
          </table:table-cell>
          <table:table-cell office:value-type="float" office:value="10.3084" calcext:value-type="float">
            <text:p>10,3084</text:p>
          </table:table-cell>
          <table:table-cell office:value-type="float" office:value="11.1997" calcext:value-type="float">
            <text:p>11,1997</text:p>
          </table:table-cell>
          <table:table-cell table:number-columns-repeated="6"/>
        </table:table-row>
        <table:table-row table:style-name="ro1">
          <table:table-cell office:value-type="float" office:value="9.78441" calcext:value-type="float">
            <text:p>9,78441</text:p>
          </table:table-cell>
          <table:table-cell office:value-type="float" office:value="11.0032" calcext:value-type="float">
            <text:p>11,0032</text:p>
          </table:table-cell>
          <table:table-cell office:value-type="float" office:value="10.226" calcext:value-type="float">
            <text:p>10,226</text:p>
          </table:table-cell>
          <table:table-cell table:number-columns-repeated="6"/>
        </table:table-row>
        <table:table-row table:style-name="ro1">
          <table:table-cell office:value-type="float" office:value="10.761" calcext:value-type="float">
            <text:p>10,761</text:p>
          </table:table-cell>
          <table:table-cell office:value-type="float" office:value="11.6142" calcext:value-type="float">
            <text:p>11,6142</text:p>
          </table:table-cell>
          <table:table-cell office:value-type="float" office:value="11.6279" calcext:value-type="float">
            <text:p>11,6279</text:p>
          </table:table-cell>
          <table:table-cell table:number-columns-repeated="6"/>
        </table:table-row>
        <table:table-row table:style-name="ro1">
          <table:table-cell office:value-type="float" office:value="10.3215" calcext:value-type="float">
            <text:p>10,3215</text:p>
          </table:table-cell>
          <table:table-cell office:value-type="float" office:value="10.3448" calcext:value-type="float">
            <text:p>10,3448</text:p>
          </table:table-cell>
          <table:table-cell office:value-type="float" office:value="9.8887" calcext:value-type="float">
            <text:p>9,8887</text:p>
          </table:table-cell>
          <table:table-cell table:number-columns-repeated="6"/>
        </table:table-row>
        <table:table-row table:style-name="ro1">
          <table:table-cell office:value-type="float" office:value="10.5096" calcext:value-type="float">
            <text:p>10,5096</text:p>
          </table:table-cell>
          <table:table-cell office:value-type="float" office:value="10.5663" calcext:value-type="float">
            <text:p>10,5663</text:p>
          </table:table-cell>
          <table:table-cell office:value-type="float" office:value="9.82051" calcext:value-type="float">
            <text:p>9,82051</text:p>
          </table:table-cell>
          <table:table-cell table:number-columns-repeated="6"/>
        </table:table-row>
        <table:table-row table:style-name="ro1">
          <table:table-cell office:value-type="float" office:value="10.3859" calcext:value-type="float">
            <text:p>10,3859</text:p>
          </table:table-cell>
          <table:table-cell office:value-type="float" office:value="10.2733" calcext:value-type="float">
            <text:p>10,2733</text:p>
          </table:table-cell>
          <table:table-cell office:value-type="float" office:value="10.7629" calcext:value-type="float">
            <text:p>10,7629</text:p>
          </table:table-cell>
          <table:table-cell table:number-columns-repeated="6"/>
        </table:table-row>
        <table:table-row table:style-name="ro1">
          <table:table-cell office:value-type="float" office:value="9.41968" calcext:value-type="float">
            <text:p>9,41968</text:p>
          </table:table-cell>
          <table:table-cell office:value-type="float" office:value="10.4242" calcext:value-type="float">
            <text:p>10,4242</text:p>
          </table:table-cell>
          <table:table-cell office:value-type="float" office:value="10.0397" calcext:value-type="float">
            <text:p>10,0397</text:p>
          </table:table-cell>
          <table:table-cell table:number-columns-repeated="6"/>
        </table:table-row>
        <table:table-row table:style-name="ro1">
          <table:table-cell office:value-type="float" office:value="10.2128" calcext:value-type="float">
            <text:p>10,2128</text:p>
          </table:table-cell>
          <table:table-cell office:value-type="float" office:value="10.0146" calcext:value-type="float">
            <text:p>10,0146</text:p>
          </table:table-cell>
          <table:table-cell office:value-type="float" office:value="10.6257" calcext:value-type="float">
            <text:p>10,6257</text:p>
          </table:table-cell>
          <table:table-cell table:number-columns-repeated="6"/>
        </table:table-row>
        <table:table-row table:style-name="ro1">
          <table:table-cell office:value-type="float" office:value="10.0626" calcext:value-type="float">
            <text:p>10,0626</text:p>
          </table:table-cell>
          <table:table-cell office:value-type="float" office:value="10.4201" calcext:value-type="float">
            <text:p>10,4201</text:p>
          </table:table-cell>
          <table:table-cell office:value-type="float" office:value="9.60839" calcext:value-type="float">
            <text:p>9,60839</text:p>
          </table:table-cell>
          <table:table-cell table:number-columns-repeated="6"/>
        </table:table-row>
        <table:table-row table:style-name="ro1">
          <table:table-cell office:value-type="float" office:value="10.5946" calcext:value-type="float">
            <text:p>10,5946</text:p>
          </table:table-cell>
          <table:table-cell office:value-type="float" office:value="10.9166" calcext:value-type="float">
            <text:p>10,9166</text:p>
          </table:table-cell>
          <table:table-cell office:value-type="float" office:value="10.7599" calcext:value-type="float">
            <text:p>10,7599</text:p>
          </table:table-cell>
          <table:table-cell table:number-columns-repeated="6"/>
        </table:table-row>
        <table:table-row table:style-name="ro1">
          <table:table-cell office:value-type="float" office:value="10.3416" calcext:value-type="float">
            <text:p>10,3416</text:p>
          </table:table-cell>
          <table:table-cell office:value-type="float" office:value="10.2926" calcext:value-type="float">
            <text:p>10,2926</text:p>
          </table:table-cell>
          <table:table-cell office:value-type="float" office:value="10.7774" calcext:value-type="float">
            <text:p>10,7774</text:p>
          </table:table-cell>
          <table:table-cell table:number-columns-repeated="6"/>
        </table:table-row>
        <table:table-row table:style-name="ro1">
          <table:table-cell office:value-type="float" office:value="10.8557" calcext:value-type="float">
            <text:p>10,8557</text:p>
          </table:table-cell>
          <table:table-cell office:value-type="float" office:value="11.0349" calcext:value-type="float">
            <text:p>11,0349</text:p>
          </table:table-cell>
          <table:table-cell office:value-type="float" office:value="10.2515" calcext:value-type="float">
            <text:p>10,2515</text:p>
          </table:table-cell>
          <table:table-cell table:number-columns-repeated="6"/>
        </table:table-row>
        <table:table-row table:style-name="ro1">
          <table:table-cell office:value-type="float" office:value="10.9537" calcext:value-type="float">
            <text:p>10,9537</text:p>
          </table:table-cell>
          <table:table-cell office:value-type="float" office:value="10.3042" calcext:value-type="float">
            <text:p>10,3042</text:p>
          </table:table-cell>
          <table:table-cell office:value-type="float" office:value="10.1958" calcext:value-type="float">
            <text:p>10,1958</text:p>
          </table:table-cell>
          <table:table-cell table:number-columns-repeated="6"/>
        </table:table-row>
        <table:table-row table:style-name="ro1">
          <table:table-cell office:value-type="float" office:value="10.2742" calcext:value-type="float">
            <text:p>10,2742</text:p>
          </table:table-cell>
          <table:table-cell office:value-type="float" office:value="9.60929" calcext:value-type="float">
            <text:p>9,60929</text:p>
          </table:table-cell>
          <table:table-cell office:value-type="float" office:value="10.3347" calcext:value-type="float">
            <text:p>10,3347</text:p>
          </table:table-cell>
          <table:table-cell table:number-columns-repeated="6"/>
        </table:table-row>
        <table:table-row table:style-name="ro1">
          <table:table-cell office:value-type="float" office:value="9.9373" calcext:value-type="float">
            <text:p>9,9373</text:p>
          </table:table-cell>
          <table:table-cell office:value-type="float" office:value="10.2461" calcext:value-type="float">
            <text:p>10,2461</text:p>
          </table:table-cell>
          <table:table-cell office:value-type="float" office:value="9.96854" calcext:value-type="float">
            <text:p>9,96854</text:p>
          </table:table-cell>
          <table:table-cell table:number-columns-repeated="6"/>
        </table:table-row>
        <table:table-row table:style-name="ro1">
          <table:table-cell office:value-type="float" office:value="10.7565" calcext:value-type="float">
            <text:p>10,7565</text:p>
          </table:table-cell>
          <table:table-cell office:value-type="float" office:value="10.4205" calcext:value-type="float">
            <text:p>10,4205</text:p>
          </table:table-cell>
          <table:table-cell office:value-type="float" office:value="11.8736" calcext:value-type="float">
            <text:p>11,8736</text:p>
          </table:table-cell>
          <table:table-cell table:number-columns-repeated="6"/>
        </table:table-row>
        <table:table-row table:style-name="ro1">
          <table:table-cell office:value-type="float" office:value="9.92973" calcext:value-type="float">
            <text:p>9,92973</text:p>
          </table:table-cell>
          <table:table-cell office:value-type="float" office:value="10.4676" calcext:value-type="float">
            <text:p>10,4676</text:p>
          </table:table-cell>
          <table:table-cell office:value-type="float" office:value="10.1404" calcext:value-type="float">
            <text:p>10,1404</text:p>
          </table:table-cell>
          <table:table-cell table:number-columns-repeated="6"/>
        </table:table-row>
        <table:table-row table:style-name="ro1">
          <table:table-cell office:value-type="float" office:value="10.0854" calcext:value-type="float">
            <text:p>10,0854</text:p>
          </table:table-cell>
          <table:table-cell office:value-type="float" office:value="10.3252" calcext:value-type="float">
            <text:p>10,3252</text:p>
          </table:table-cell>
          <table:table-cell office:value-type="float" office:value="11.2742" calcext:value-type="float">
            <text:p>11,2742</text:p>
          </table:table-cell>
          <table:table-cell table:number-columns-repeated="6"/>
        </table:table-row>
        <table:table-row table:style-name="ro1">
          <table:table-cell office:value-type="float" office:value="9.50141" calcext:value-type="float">
            <text:p>9,50141</text:p>
          </table:table-cell>
          <table:table-cell office:value-type="float" office:value="10.4601" calcext:value-type="float">
            <text:p>10,4601</text:p>
          </table:table-cell>
          <table:table-cell office:value-type="float" office:value="10.6284" calcext:value-type="float">
            <text:p>10,6284</text:p>
          </table:table-cell>
          <table:table-cell table:number-columns-repeated="6"/>
        </table:table-row>
        <table:table-row table:style-name="ro1">
          <table:table-cell office:value-type="float" office:value="10.0178" calcext:value-type="float">
            <text:p>10,0178</text:p>
          </table:table-cell>
          <table:table-cell office:value-type="float" office:value="11.0063" calcext:value-type="float">
            <text:p>11,0063</text:p>
          </table:table-cell>
          <table:table-cell office:value-type="float" office:value="9.60384" calcext:value-type="float">
            <text:p>9,60384</text:p>
          </table:table-cell>
          <table:table-cell table:number-columns-repeated="6"/>
        </table:table-row>
        <table:table-row table:style-name="ro1">
          <table:table-cell office:value-type="float" office:value="9.68072" calcext:value-type="float">
            <text:p>9,68072</text:p>
          </table:table-cell>
          <table:table-cell office:value-type="float" office:value="10.3365" calcext:value-type="float">
            <text:p>10,3365</text:p>
          </table:table-cell>
          <table:table-cell office:value-type="float" office:value="10.2874" calcext:value-type="float">
            <text:p>10,2874</text:p>
          </table:table-cell>
          <table:table-cell table:number-columns-repeated="6"/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9.22345" calcext:value-type="float">
            <text:p>9,22345</text:p>
          </table:table-cell>
          <table:table-cell office:value-type="float" office:value="13.289" calcext:value-type="float">
            <text:p>13,289</text:p>
          </table:table-cell>
          <table:table-cell table:number-columns-repeated="6"/>
        </table:table-row>
        <table:table-row table:style-name="ro1">
          <table:table-cell office:value-type="float" office:value="10.3692" calcext:value-type="float">
            <text:p>10,3692</text:p>
          </table:table-cell>
          <table:table-cell office:value-type="float" office:value="10.8613" calcext:value-type="float">
            <text:p>10,8613</text:p>
          </table:table-cell>
          <table:table-cell office:value-type="float" office:value="10.4349" calcext:value-type="float">
            <text:p>10,4349</text:p>
          </table:table-cell>
          <table:table-cell table:number-columns-repeated="6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0.257" calcext:value-type="float">
            <text:p>10,257</text:p>
          </table:table-cell>
          <table:table-cell office:value-type="float" office:value="9.71321" calcext:value-type="float">
            <text:p>9,71321</text:p>
          </table:table-cell>
          <table:table-cell table:number-columns-repeated="6"/>
        </table:table-row>
        <table:table-row table:style-name="ro1">
          <table:table-cell office:value-type="float" office:value="10.7508" calcext:value-type="float">
            <text:p>10,7508</text:p>
          </table:table-cell>
          <table:table-cell office:value-type="float" office:value="10.8514" calcext:value-type="float">
            <text:p>10,8514</text:p>
          </table:table-cell>
          <table:table-cell office:value-type="float" office:value="10.5675" calcext:value-type="float">
            <text:p>10,5675</text:p>
          </table:table-cell>
          <table:table-cell table:number-columns-repeated="6"/>
        </table:table-row>
        <table:table-row table:style-name="ro1">
          <table:table-cell office:value-type="float" office:value="11.242" calcext:value-type="float">
            <text:p>11,242</text:p>
          </table:table-cell>
          <table:table-cell office:value-type="float" office:value="10.454" calcext:value-type="float">
            <text:p>10,454</text:p>
          </table:table-cell>
          <table:table-cell office:value-type="float" office:value="12.3853" calcext:value-type="float">
            <text:p>12,3853</text:p>
          </table:table-cell>
          <table:table-cell table:number-columns-repeated="6"/>
        </table:table-row>
        <table:table-row table:style-name="ro1">
          <table:table-cell office:value-type="float" office:value="9.54592" calcext:value-type="float">
            <text:p>9,54592</text:p>
          </table:table-cell>
          <table:table-cell office:value-type="float" office:value="10.4711" calcext:value-type="float">
            <text:p>10,4711</text:p>
          </table:table-cell>
          <table:table-cell office:value-type="float" office:value="10.1989" calcext:value-type="float">
            <text:p>10,1989</text:p>
          </table:table-cell>
          <table:table-cell table:number-columns-repeated="6"/>
        </table:table-row>
        <table:table-row table:style-name="ro1">
          <table:table-cell office:value-type="float" office:value="10.023" calcext:value-type="float">
            <text:p>10,023</text:p>
          </table:table-cell>
          <table:table-cell office:value-type="float" office:value="10.5602" calcext:value-type="float">
            <text:p>10,5602</text:p>
          </table:table-cell>
          <table:table-cell office:value-type="float" office:value="9.43396" calcext:value-type="float">
            <text:p>9,43396</text:p>
          </table:table-cell>
          <table:table-cell table:number-columns-repeated="6"/>
        </table:table-row>
        <table:table-row table:style-name="ro1">
          <table:table-cell office:value-type="float" office:value="10.5662" calcext:value-type="float">
            <text:p>10,5662</text:p>
          </table:table-cell>
          <table:table-cell office:value-type="float" office:value="10.3577" calcext:value-type="float">
            <text:p>10,3577</text:p>
          </table:table-cell>
          <table:table-cell office:value-type="float" office:value="9.9451" calcext:value-type="float">
            <text:p>9,9451</text:p>
          </table:table-cell>
          <table:table-cell table:number-columns-repeated="6"/>
        </table:table-row>
        <table:table-row table:style-name="ro1">
          <table:table-cell office:value-type="float" office:value="10.7854" calcext:value-type="float">
            <text:p>10,7854</text:p>
          </table:table-cell>
          <table:table-cell office:value-type="float" office:value="10.7489" calcext:value-type="float">
            <text:p>10,7489</text:p>
          </table:table-cell>
          <table:table-cell office:value-type="float" office:value="10.0206" calcext:value-type="float">
            <text:p>10,0206</text:p>
          </table:table-cell>
          <table:table-cell table:number-columns-repeated="6"/>
        </table:table-row>
        <table:table-row table:style-name="ro1">
          <table:table-cell office:value-type="float" office:value="10.5252" calcext:value-type="float">
            <text:p>10,5252</text:p>
          </table:table-cell>
          <table:table-cell office:value-type="float" office:value="10.5946" calcext:value-type="float">
            <text:p>10,5946</text:p>
          </table:table-cell>
          <table:table-cell office:value-type="float" office:value="10.7914" calcext:value-type="float">
            <text:p>10,7914</text:p>
          </table:table-cell>
          <table:table-cell table:number-columns-repeated="6"/>
        </table:table-row>
        <table:table-row table:style-name="ro1">
          <table:table-cell office:value-type="float" office:value="10.5712" calcext:value-type="float">
            <text:p>10,5712</text:p>
          </table:table-cell>
          <table:table-cell office:value-type="float" office:value="10.5405" calcext:value-type="float">
            <text:p>10,5405</text:p>
          </table:table-cell>
          <table:table-cell office:value-type="float" office:value="10.6873" calcext:value-type="float">
            <text:p>10,6873</text:p>
          </table:table-cell>
          <table:table-cell table:number-columns-repeated="6"/>
        </table:table-row>
        <table:table-row table:style-name="ro1">
          <table:table-cell office:value-type="float" office:value="10.3666" calcext:value-type="float">
            <text:p>10,3666</text:p>
          </table:table-cell>
          <table:table-cell office:value-type="float" office:value="10.2113" calcext:value-type="float">
            <text:p>10,2113</text:p>
          </table:table-cell>
          <table:table-cell office:value-type="float" office:value="11.0442" calcext:value-type="float">
            <text:p>11,0442</text:p>
          </table:table-cell>
          <table:table-cell table:number-columns-repeated="6"/>
        </table:table-row>
        <table:table-row table:style-name="ro1">
          <table:table-cell office:value-type="float" office:value="9.56538" calcext:value-type="float">
            <text:p>9,56538</text:p>
          </table:table-cell>
          <table:table-cell office:value-type="float" office:value="10.7738" calcext:value-type="float">
            <text:p>10,7738</text:p>
          </table:table-cell>
          <table:table-cell office:value-type="float" office:value="9.95539" calcext:value-type="float">
            <text:p>9,95539</text:p>
          </table:table-cell>
          <table:table-cell table:number-columns-repeated="6"/>
        </table:table-row>
        <table:table-row table:style-name="ro1">
          <table:table-cell office:value-type="float" office:value="10.7936" calcext:value-type="float">
            <text:p>10,7936</text:p>
          </table:table-cell>
          <table:table-cell office:value-type="float" office:value="10.3434" calcext:value-type="float">
            <text:p>10,3434</text:p>
          </table:table-cell>
          <table:table-cell office:value-type="float" office:value="10.7454" calcext:value-type="float">
            <text:p>10,7454</text:p>
          </table:table-cell>
          <table:table-cell table:number-columns-repeated="6"/>
        </table:table-row>
        <table:table-row table:style-name="ro1">
          <table:table-cell office:value-type="float" office:value="10.6601" calcext:value-type="float">
            <text:p>10,6601</text:p>
          </table:table-cell>
          <table:table-cell office:value-type="float" office:value="9.73597" calcext:value-type="float">
            <text:p>9,73597</text:p>
          </table:table-cell>
          <table:table-cell office:value-type="float" office:value="10.4889" calcext:value-type="float">
            <text:p>10,4889</text:p>
          </table:table-cell>
          <table:table-cell table:number-columns-repeated="6"/>
        </table:table-row>
        <table:table-row table:style-name="ro1">
          <table:table-cell office:value-type="float" office:value="10.1741" calcext:value-type="float">
            <text:p>10,1741</text:p>
          </table:table-cell>
          <table:table-cell office:value-type="float" office:value="9.82393" calcext:value-type="float">
            <text:p>9,82393</text:p>
          </table:table-cell>
          <table:table-cell office:value-type="float" office:value="10.5652" calcext:value-type="float">
            <text:p>10,5652</text:p>
          </table:table-cell>
          <table:table-cell table:number-columns-repeated="6"/>
        </table:table-row>
        <table:table-row table:style-name="ro1">
          <table:table-cell office:value-type="float" office:value="10.3536" calcext:value-type="float">
            <text:p>10,3536</text:p>
          </table:table-cell>
          <table:table-cell office:value-type="float" office:value="10.4087" calcext:value-type="float">
            <text:p>10,4087</text:p>
          </table:table-cell>
          <table:table-cell office:value-type="float" office:value="9.2233" calcext:value-type="float">
            <text:p>9,2233</text:p>
          </table:table-cell>
          <table:table-cell table:number-columns-repeated="6"/>
        </table:table-row>
        <table:table-row table:style-name="ro1">
          <table:table-cell office:value-type="float" office:value="9.74814" calcext:value-type="float">
            <text:p>9,74814</text:p>
          </table:table-cell>
          <table:table-cell office:value-type="float" office:value="9.9694" calcext:value-type="float">
            <text:p>9,9694</text:p>
          </table:table-cell>
          <table:table-cell office:value-type="float" office:value="10.564" calcext:value-type="float">
            <text:p>10,564</text:p>
          </table:table-cell>
          <table:table-cell table:number-columns-repeated="6"/>
        </table:table-row>
        <table:table-row table:style-name="ro1">
          <table:table-cell office:value-type="float" office:value="10.2774" calcext:value-type="float">
            <text:p>10,2774</text:p>
          </table:table-cell>
          <table:table-cell office:value-type="float" office:value="10.1047" calcext:value-type="float">
            <text:p>10,1047</text:p>
          </table:table-cell>
          <table:table-cell office:value-type="float" office:value="11.1007" calcext:value-type="float">
            <text:p>11,1007</text:p>
          </table:table-cell>
          <table:table-cell table:number-columns-repeated="6"/>
        </table:table-row>
        <table:table-row table:style-name="ro1">
          <table:table-cell office:value-type="float" office:value="10.0586" calcext:value-type="float">
            <text:p>10,0586</text:p>
          </table:table-cell>
          <table:table-cell office:value-type="float" office:value="9.58731" calcext:value-type="float">
            <text:p>9,58731</text:p>
          </table:table-cell>
          <table:table-cell office:value-type="float" office:value="10.0804" calcext:value-type="float">
            <text:p>10,0804</text:p>
          </table:table-cell>
          <table:table-cell table:number-columns-repeated="6"/>
        </table:table-row>
        <table:table-row table:style-name="ro1">
          <table:table-cell office:value-type="float" office:value="10.308" calcext:value-type="float">
            <text:p>10,308</text:p>
          </table:table-cell>
          <table:table-cell office:value-type="float" office:value="11.1079" calcext:value-type="float">
            <text:p>11,1079</text:p>
          </table:table-cell>
          <table:table-cell office:value-type="float" office:value="10.7814" calcext:value-type="float">
            <text:p>10,7814</text:p>
          </table:table-cell>
          <table:table-cell table:number-columns-repeated="6"/>
        </table:table-row>
        <table:table-row table:style-name="ro1">
          <table:table-cell office:value-type="float" office:value="11.0844" calcext:value-type="float">
            <text:p>11,0844</text:p>
          </table:table-cell>
          <table:table-cell office:value-type="float" office:value="10.2428" calcext:value-type="float">
            <text:p>10,2428</text:p>
          </table:table-cell>
          <table:table-cell office:value-type="float" office:value="10.184" calcext:value-type="float">
            <text:p>10,184</text:p>
          </table:table-cell>
          <table:table-cell table:number-columns-repeated="6"/>
        </table:table-row>
        <table:table-row table:style-name="ro1">
          <table:table-cell office:value-type="float" office:value="10.9895" calcext:value-type="float">
            <text:p>10,9895</text:p>
          </table:table-cell>
          <table:table-cell office:value-type="float" office:value="10.7775" calcext:value-type="float">
            <text:p>10,7775</text:p>
          </table:table-cell>
          <table:table-cell office:value-type="float" office:value="13.5714" calcext:value-type="float">
            <text:p>13,5714</text:p>
          </table:table-cell>
          <table:table-cell table:number-columns-repeated="6"/>
        </table:table-row>
        <table:table-row table:style-name="ro1">
          <table:table-cell office:value-type="float" office:value="9.73608" calcext:value-type="float">
            <text:p>9,73608</text:p>
          </table:table-cell>
          <table:table-cell office:value-type="float" office:value="10.487" calcext:value-type="float">
            <text:p>10,487</text:p>
          </table:table-cell>
          <table:table-cell office:value-type="float" office:value="11.2459" calcext:value-type="float">
            <text:p>11,2459</text:p>
          </table:table-cell>
          <table:table-cell table:number-columns-repeated="6"/>
        </table:table-row>
        <table:table-row table:style-name="ro1">
          <table:table-cell office:value-type="float" office:value="10.0356" calcext:value-type="float">
            <text:p>10,0356</text:p>
          </table:table-cell>
          <table:table-cell office:value-type="float" office:value="10.0298" calcext:value-type="float">
            <text:p>10,0298</text:p>
          </table:table-cell>
          <table:table-cell office:value-type="float" office:value="11.0112" calcext:value-type="float">
            <text:p>11,0112</text:p>
          </table:table-cell>
          <table:table-cell table:number-columns-repeated="6"/>
        </table:table-row>
        <table:table-row table:style-name="ro1">
          <table:table-cell office:value-type="float" office:value="10.1151" calcext:value-type="float">
            <text:p>10,1151</text:p>
          </table:table-cell>
          <table:table-cell office:value-type="float" office:value="11.0624" calcext:value-type="float">
            <text:p>11,0624</text:p>
          </table:table-cell>
          <table:table-cell office:value-type="float" office:value="10.8108" calcext:value-type="float">
            <text:p>10,8108</text:p>
          </table:table-cell>
          <table:table-cell table:number-columns-repeated="6"/>
        </table:table-row>
        <table:table-row table:style-name="ro1">
          <table:table-cell office:value-type="float" office:value="10.3999" calcext:value-type="float">
            <text:p>10,3999</text:p>
          </table:table-cell>
          <table:table-cell office:value-type="float" office:value="9.93294" calcext:value-type="float">
            <text:p>9,93294</text:p>
          </table:table-cell>
          <table:table-cell office:value-type="float" office:value="10.2982" calcext:value-type="float">
            <text:p>10,2982</text:p>
          </table:table-cell>
          <table:table-cell table:number-columns-repeated="6"/>
        </table:table-row>
        <table:table-row table:style-name="ro1">
          <table:table-cell office:value-type="float" office:value="10.5711" calcext:value-type="float">
            <text:p>10,5711</text:p>
          </table:table-cell>
          <table:table-cell office:value-type="float" office:value="10.5714" calcext:value-type="float">
            <text:p>10,5714</text:p>
          </table:table-cell>
          <table:table-cell office:value-type="float" office:value="10.0284" calcext:value-type="float">
            <text:p>10,0284</text:p>
          </table:table-cell>
          <table:table-cell table:number-columns-repeated="6"/>
        </table:table-row>
        <table:table-row table:style-name="ro1">
          <table:table-cell office:value-type="float" office:value="9.73767" calcext:value-type="float">
            <text:p>9,73767</text:p>
          </table:table-cell>
          <table:table-cell office:value-type="float" office:value="10.6259" calcext:value-type="float">
            <text:p>10,6259</text:p>
          </table:table-cell>
          <table:table-cell office:value-type="float" office:value="10.104" calcext:value-type="float">
            <text:p>10,104</text:p>
          </table:table-cell>
          <table:table-cell table:number-columns-repeated="6"/>
        </table:table-row>
        <table:table-row table:style-name="ro1">
          <table:table-cell office:value-type="float" office:value="10.8074" calcext:value-type="float">
            <text:p>10,8074</text:p>
          </table:table-cell>
          <table:table-cell office:value-type="float" office:value="10.3168" calcext:value-type="float">
            <text:p>10,3168</text:p>
          </table:table-cell>
          <table:table-cell office:value-type="float" office:value="10.4401" calcext:value-type="float">
            <text:p>10,4401</text:p>
          </table:table-cell>
          <table:table-cell table:number-columns-repeated="6"/>
        </table:table-row>
        <table:table-row table:style-name="ro1">
          <table:table-cell office:value-type="float" office:value="10.2029" calcext:value-type="float">
            <text:p>10,2029</text:p>
          </table:table-cell>
          <table:table-cell office:value-type="float" office:value="10.2693" calcext:value-type="float">
            <text:p>10,2693</text:p>
          </table:table-cell>
          <table:table-cell office:value-type="float" office:value="10.6" calcext:value-type="float">
            <text:p>10,6</text:p>
          </table:table-cell>
          <table:table-cell table:number-columns-repeated="6"/>
        </table:table-row>
        <table:table-row table:style-name="ro1">
          <table:table-cell office:value-type="float" office:value="10.1004" calcext:value-type="float">
            <text:p>10,1004</text:p>
          </table:table-cell>
          <table:table-cell office:value-type="float" office:value="10.9474" calcext:value-type="float">
            <text:p>10,9474</text:p>
          </table:table-cell>
          <table:table-cell office:value-type="float" office:value="10.6924" calcext:value-type="float">
            <text:p>10,6924</text:p>
          </table:table-cell>
          <table:table-cell table:number-columns-repeated="6"/>
        </table:table-row>
        <table:table-row table:style-name="ro1">
          <table:table-cell office:value-type="float" office:value="9.94955" calcext:value-type="float">
            <text:p>9,94955</text:p>
          </table:table-cell>
          <table:table-cell office:value-type="float" office:value="12.3967" calcext:value-type="float">
            <text:p>12,3967</text:p>
          </table:table-cell>
          <table:table-cell office:value-type="float" office:value="10.1241" calcext:value-type="float">
            <text:p>10,1241</text:p>
          </table:table-cell>
          <table:table-cell table:number-columns-repeated="6"/>
        </table:table-row>
        <table:table-row table:style-name="ro1">
          <table:table-cell office:value-type="float" office:value="10.2495" calcext:value-type="float">
            <text:p>10,2495</text:p>
          </table:table-cell>
          <table:table-cell office:value-type="float" office:value="10.8551" calcext:value-type="float">
            <text:p>10,8551</text:p>
          </table:table-cell>
          <table:table-cell office:value-type="float" office:value="10.4535" calcext:value-type="float">
            <text:p>10,4535</text:p>
          </table:table-cell>
          <table:table-cell table:number-columns-repeated="6"/>
        </table:table-row>
        <table:table-row table:style-name="ro1">
          <table:table-cell office:value-type="float" office:value="10.6876" calcext:value-type="float">
            <text:p>10,6876</text:p>
          </table:table-cell>
          <table:table-cell office:value-type="float" office:value="10.3325" calcext:value-type="float">
            <text:p>10,3325</text:p>
          </table:table-cell>
          <table:table-cell office:value-type="float" office:value="10.3292" calcext:value-type="float">
            <text:p>10,32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10.6223" calcext:value-type="float">
            <text:p>10,6223</text:p>
          </table:table-cell>
          <table:table-cell office:value-type="float" office:value="10.16" calcext:value-type="float">
            <text:p>10,16</text:p>
          </table:table-cell>
          <table:table-cell office:value-type="float" office:value="14.0187" calcext:value-type="float">
            <text:p>14,0187</text:p>
          </table:table-cell>
          <table:table-cell table:number-columns-repeated="6"/>
        </table:table-row>
        <table:table-row table:style-name="ro1">
          <table:table-cell office:value-type="float" office:value="11.5976" calcext:value-type="float">
            <text:p>11,5976</text:p>
          </table:table-cell>
          <table:table-cell office:value-type="float" office:value="10.0578" calcext:value-type="float">
            <text:p>10,0578</text:p>
          </table:table-cell>
          <table:table-cell office:value-type="float" office:value="10.784" calcext:value-type="float">
            <text:p>10,784</text:p>
          </table:table-cell>
          <table:table-cell table:number-columns-repeated="6"/>
        </table:table-row>
        <table:table-row table:style-name="ro1">
          <table:table-cell office:value-type="float" office:value="11.1991" calcext:value-type="float">
            <text:p>11,1991</text:p>
          </table:table-cell>
          <table:table-cell office:value-type="float" office:value="10.0748" calcext:value-type="float">
            <text:p>10,0748</text:p>
          </table:table-cell>
          <table:table-cell office:value-type="float" office:value="9.43396" calcext:value-type="float">
            <text:p>9,43396</text:p>
          </table:table-cell>
          <table:table-cell table:number-columns-repeated="6"/>
        </table:table-row>
        <table:table-row table:style-name="ro1">
          <table:table-cell office:value-type="float" office:value="9.33828" calcext:value-type="float">
            <text:p>9,33828</text:p>
          </table:table-cell>
          <table:table-cell office:value-type="float" office:value="12.5" calcext:value-type="float">
            <text:p>12,5</text:p>
          </table:table-cell>
          <table:table-cell office:value-type="float" office:value="9.29952" calcext:value-type="float">
            <text:p>9,29952</text:p>
          </table:table-cell>
          <table:table-cell table:number-columns-repeated="6"/>
        </table:table-row>
        <table:table-row table:style-name="ro1">
          <table:table-cell office:value-type="float" office:value="10.0297" calcext:value-type="float">
            <text:p>10,0297</text:p>
          </table:table-cell>
          <table:table-cell office:value-type="float" office:value="10.4389" calcext:value-type="float">
            <text:p>10,4389</text:p>
          </table:table-cell>
          <table:table-cell office:value-type="float" office:value="9.85018" calcext:value-type="float">
            <text:p>9,85018</text:p>
          </table:table-cell>
          <table:table-cell table:number-columns-repeated="6"/>
        </table:table-row>
        <table:table-row table:style-name="ro1">
          <table:table-cell office:value-type="float" office:value="9.29814" calcext:value-type="float">
            <text:p>9,29814</text:p>
          </table:table-cell>
          <table:table-cell office:value-type="float" office:value="10.1047" calcext:value-type="float">
            <text:p>10,1047</text:p>
          </table:table-cell>
          <table:table-cell office:value-type="float" office:value="10.1482" calcext:value-type="float">
            <text:p>10,1482</text:p>
          </table:table-cell>
          <table:table-cell table:number-columns-repeated="6"/>
        </table:table-row>
        <table:table-row table:style-name="ro1">
          <table:table-cell office:value-type="float" office:value="10.3643" calcext:value-type="float">
            <text:p>10,3643</text:p>
          </table:table-cell>
          <table:table-cell office:value-type="float" office:value="10.8951" calcext:value-type="float">
            <text:p>10,8951</text:p>
          </table:table-cell>
          <table:table-cell office:value-type="float" office:value="10.1133" calcext:value-type="float">
            <text:p>10,1133</text:p>
          </table:table-cell>
          <table:table-cell table:number-columns-repeated="6"/>
        </table:table-row>
        <table:table-row table:style-name="ro1">
          <table:table-cell office:value-type="float" office:value="9.83675" calcext:value-type="float">
            <text:p>9,83675</text:p>
          </table:table-cell>
          <table:table-cell office:value-type="float" office:value="6.2069" calcext:value-type="float">
            <text:p>6,2069</text:p>
          </table:table-cell>
          <table:table-cell office:value-type="float" office:value="10.424" calcext:value-type="float">
            <text:p>10,424</text:p>
          </table:table-cell>
          <table:table-cell table:number-columns-repeated="6"/>
        </table:table-row>
        <table:table-row table:style-name="ro1">
          <table:table-cell office:value-type="float" office:value="11.3068" calcext:value-type="float">
            <text:p>11,3068</text:p>
          </table:table-cell>
          <table:table-cell office:value-type="float" office:value="11.965" calcext:value-type="float">
            <text:p>11,965</text:p>
          </table:table-cell>
          <table:table-cell office:value-type="float" office:value="10.6593" calcext:value-type="float">
            <text:p>10,6593</text:p>
          </table:table-cell>
          <table:table-cell table:number-columns-repeated="6"/>
        </table:table-row>
        <table:table-row table:style-name="ro1">
          <table:table-cell office:value-type="float" office:value="10.8501" calcext:value-type="float">
            <text:p>10,8501</text:p>
          </table:table-cell>
          <table:table-cell office:value-type="float" office:value="10.3943" calcext:value-type="float">
            <text:p>10,3943</text:p>
          </table:table-cell>
          <table:table-cell office:value-type="float" office:value="10.4907" calcext:value-type="float">
            <text:p>10,4907</text:p>
          </table:table-cell>
          <table:table-cell table:number-columns-repeated="6"/>
        </table:table-row>
        <table:table-row table:style-name="ro1">
          <table:table-cell office:value-type="float" office:value="9.7479" calcext:value-type="float">
            <text:p>9,7479</text:p>
          </table:table-cell>
          <table:table-cell office:value-type="float" office:value="10.2227" calcext:value-type="float">
            <text:p>10,2227</text:p>
          </table:table-cell>
          <table:table-cell office:value-type="float" office:value="9.22725" calcext:value-type="float">
            <text:p>9,22725</text:p>
          </table:table-cell>
          <table:table-cell table:number-columns-repeated="6"/>
        </table:table-row>
        <table:table-row table:style-name="ro1">
          <table:table-cell office:value-type="float" office:value="10.3691" calcext:value-type="float">
            <text:p>10,3691</text:p>
          </table:table-cell>
          <table:table-cell office:value-type="float" office:value="10.9897" calcext:value-type="float">
            <text:p>10,9897</text:p>
          </table:table-cell>
          <table:table-cell office:value-type="float" office:value="10.8343" calcext:value-type="float">
            <text:p>10,8343</text:p>
          </table:table-cell>
          <table:table-cell table:number-columns-repeated="6"/>
        </table:table-row>
        <table:table-row table:style-name="ro1">
          <table:table-cell office:value-type="float" office:value="11.3445" calcext:value-type="float">
            <text:p>11,3445</text:p>
          </table:table-cell>
          <table:table-cell office:value-type="float" office:value="10.4639" calcext:value-type="float">
            <text:p>10,4639</text:p>
          </table:table-cell>
          <table:table-cell office:value-type="float" office:value="9.80139" calcext:value-type="float">
            <text:p>9,80139</text:p>
          </table:table-cell>
          <table:table-cell table:number-columns-repeated="6"/>
        </table:table-row>
        <table:table-row table:style-name="ro1">
          <table:table-cell office:value-type="float" office:value="10.7827" calcext:value-type="float">
            <text:p>10,7827</text:p>
          </table:table-cell>
          <table:table-cell office:value-type="float" office:value="10.1809" calcext:value-type="float">
            <text:p>10,1809</text:p>
          </table:table-cell>
          <table:table-cell office:value-type="float" office:value="9.91551" calcext:value-type="float">
            <text:p>9,91551</text:p>
          </table:table-cell>
          <table:table-cell table:number-columns-repeated="6"/>
        </table:table-row>
        <table:table-row table:style-name="ro1">
          <table:table-cell office:value-type="float" office:value="10.3746" calcext:value-type="float">
            <text:p>10,3746</text:p>
          </table:table-cell>
          <table:table-cell office:value-type="float" office:value="9.74248" calcext:value-type="float">
            <text:p>9,74248</text:p>
          </table:table-cell>
          <table:table-cell office:value-type="float" office:value="10.4255" calcext:value-type="float">
            <text:p>10,4255</text:p>
          </table:table-cell>
          <table:table-cell table:number-columns-repeated="6"/>
        </table:table-row>
        <table:table-row table:style-name="ro1">
          <table:table-cell office:value-type="float" office:value="10.6322" calcext:value-type="float">
            <text:p>10,6322</text:p>
          </table:table-cell>
          <table:table-cell office:value-type="float" office:value="10.1042" calcext:value-type="float">
            <text:p>10,1042</text:p>
          </table:table-cell>
          <table:table-cell office:value-type="float" office:value="10.5457" calcext:value-type="float">
            <text:p>10,5457</text:p>
          </table:table-cell>
          <table:table-cell table:number-columns-repeated="6"/>
        </table:table-row>
        <table:table-row table:style-name="ro1">
          <table:table-cell office:value-type="float" office:value="10.6578" calcext:value-type="float">
            <text:p>10,6578</text:p>
          </table:table-cell>
          <table:table-cell office:value-type="float" office:value="10.4945" calcext:value-type="float">
            <text:p>10,4945</text:p>
          </table:table-cell>
          <table:table-cell office:value-type="float" office:value="10.4073" calcext:value-type="float">
            <text:p>10,4073</text:p>
          </table:table-cell>
          <table:table-cell table:number-columns-repeated="6"/>
        </table:table-row>
        <table:table-row table:style-name="ro1">
          <table:table-cell office:value-type="float" office:value="10.3602" calcext:value-type="float">
            <text:p>10,3602</text:p>
          </table:table-cell>
          <table:table-cell office:value-type="float" office:value="11.0358" calcext:value-type="float">
            <text:p>11,0358</text:p>
          </table:table-cell>
          <table:table-cell office:value-type="float" office:value="11.0128" calcext:value-type="float">
            <text:p>11,0128</text:p>
          </table:table-cell>
          <table:table-cell table:number-columns-repeated="6"/>
        </table:table-row>
        <table:table-row table:style-name="ro1">
          <table:table-cell office:value-type="float" office:value="10.7456" calcext:value-type="float">
            <text:p>10,7456</text:p>
          </table:table-cell>
          <table:table-cell office:value-type="float" office:value="10.5763" calcext:value-type="float">
            <text:p>10,5763</text:p>
          </table:table-cell>
          <table:table-cell office:value-type="float" office:value="10.6135" calcext:value-type="float">
            <text:p>10,6135</text:p>
          </table:table-cell>
          <table:table-cell table:number-columns-repeated="6"/>
        </table:table-row>
        <table:table-row table:style-name="ro1">
          <table:table-cell office:value-type="float" office:value="9.51469" calcext:value-type="float">
            <text:p>9,51469</text:p>
          </table:table-cell>
          <table:table-cell office:value-type="float" office:value="9.37832" calcext:value-type="float">
            <text:p>9,37832</text:p>
          </table:table-cell>
          <table:table-cell office:value-type="float" office:value="10.759" calcext:value-type="float">
            <text:p>10,759</text:p>
          </table:table-cell>
          <table:table-cell table:number-columns-repeated="6"/>
        </table:table-row>
        <table:table-row table:style-name="ro1">
          <table:table-cell office:value-type="float" office:value="9.91475" calcext:value-type="float">
            <text:p>9,91475</text:p>
          </table:table-cell>
          <table:table-cell office:value-type="float" office:value="10.1536" calcext:value-type="float">
            <text:p>10,1536</text:p>
          </table:table-cell>
          <table:table-cell office:value-type="float" office:value="10.4859" calcext:value-type="float">
            <text:p>10,4859</text:p>
          </table:table-cell>
          <table:table-cell table:number-columns-repeated="6"/>
        </table:table-row>
        <table:table-row table:style-name="ro1">
          <table:table-cell office:value-type="float" office:value="9.53444" calcext:value-type="float">
            <text:p>9,53444</text:p>
          </table:table-cell>
          <table:table-cell office:value-type="float" office:value="10.6684" calcext:value-type="float">
            <text:p>10,6684</text:p>
          </table:table-cell>
          <table:table-cell office:value-type="float" office:value="10.6522" calcext:value-type="float">
            <text:p>10,6522</text:p>
          </table:table-cell>
          <table:table-cell table:number-columns-repeated="6"/>
        </table:table-row>
        <table:table-row table:style-name="ro1">
          <table:table-cell office:value-type="float" office:value="10.1968" calcext:value-type="float">
            <text:p>10,1968</text:p>
          </table:table-cell>
          <table:table-cell office:value-type="float" office:value="9.94832" calcext:value-type="float">
            <text:p>9,94832</text:p>
          </table:table-cell>
          <table:table-cell office:value-type="float" office:value="10.7831" calcext:value-type="float">
            <text:p>10,7831</text:p>
          </table:table-cell>
          <table:table-cell table:number-columns-repeated="6"/>
        </table:table-row>
        <table:table-row table:style-name="ro1">
          <table:table-cell office:value-type="float" office:value="10.3972" calcext:value-type="float">
            <text:p>10,3972</text:p>
          </table:table-cell>
          <table:table-cell office:value-type="float" office:value="10.5169" calcext:value-type="float">
            <text:p>10,5169</text:p>
          </table:table-cell>
          <table:table-cell office:value-type="float" office:value="11.1949" calcext:value-type="float">
            <text:p>11,1949</text:p>
          </table:table-cell>
          <table:table-cell table:number-columns-repeated="6"/>
        </table:table-row>
        <table:table-row table:style-name="ro1">
          <table:table-cell office:value-type="float" office:value="9.29577" calcext:value-type="float">
            <text:p>9,29577</text:p>
          </table:table-cell>
          <table:table-cell office:value-type="float" office:value="10.9153" calcext:value-type="float">
            <text:p>10,9153</text:p>
          </table:table-cell>
          <table:table-cell office:value-type="float" office:value="11.0876" calcext:value-type="float">
            <text:p>11,0876</text:p>
          </table:table-cell>
          <table:table-cell table:number-columns-repeated="6"/>
        </table:table-row>
        <table:table-row table:style-name="ro1">
          <table:table-cell office:value-type="float" office:value="10.6199" calcext:value-type="float">
            <text:p>10,6199</text:p>
          </table:table-cell>
          <table:table-cell office:value-type="float" office:value="10.4089" calcext:value-type="float">
            <text:p>10,4089</text:p>
          </table:table-cell>
          <table:table-cell office:value-type="float" office:value="6.691" calcext:value-type="float">
            <text:p>6,691</text:p>
          </table:table-cell>
          <table:table-cell table:number-columns-repeated="6"/>
        </table:table-row>
        <table:table-row table:style-name="ro1">
          <table:table-cell office:value-type="float" office:value="10.0534" calcext:value-type="float">
            <text:p>10,0534</text:p>
          </table:table-cell>
          <table:table-cell office:value-type="float" office:value="9.67352" calcext:value-type="float">
            <text:p>9,67352</text:p>
          </table:table-cell>
          <table:table-cell office:value-type="float" office:value="10.2221" calcext:value-type="float">
            <text:p>10,2221</text:p>
          </table:table-cell>
          <table:table-cell table:number-columns-repeated="6"/>
        </table:table-row>
        <table:table-row table:style-name="ro1">
          <table:table-cell office:value-type="float" office:value="10.3231" calcext:value-type="float">
            <text:p>10,3231</text:p>
          </table:table-cell>
          <table:table-cell office:value-type="float" office:value="10.8902" calcext:value-type="float">
            <text:p>10,8902</text:p>
          </table:table-cell>
          <table:table-cell office:value-type="float" office:value="9.96678" calcext:value-type="float">
            <text:p>9,96678</text:p>
          </table:table-cell>
          <table:table-cell table:number-columns-repeated="6"/>
        </table:table-row>
        <table:table-row table:style-name="ro1">
          <table:table-cell office:value-type="float" office:value="10.9794" calcext:value-type="float">
            <text:p>10,9794</text:p>
          </table:table-cell>
          <table:table-cell office:value-type="float" office:value="9.54315" calcext:value-type="float">
            <text:p>9,54315</text:p>
          </table:table-cell>
          <table:table-cell office:value-type="float" office:value="10.533" calcext:value-type="float">
            <text:p>10,533</text:p>
          </table:table-cell>
          <table:table-cell table:number-columns-repeated="6"/>
        </table:table-row>
        <table:table-row table:style-name="ro1">
          <table:table-cell office:value-type="float" office:value="9.96423" calcext:value-type="float">
            <text:p>9,96423</text:p>
          </table:table-cell>
          <table:table-cell office:value-type="float" office:value="10.9099" calcext:value-type="float">
            <text:p>10,9099</text:p>
          </table:table-cell>
          <table:table-cell office:value-type="float" office:value="9.36306" calcext:value-type="float">
            <text:p>9,36306</text:p>
          </table:table-cell>
          <table:table-cell table:number-columns-repeated="6"/>
        </table:table-row>
        <table:table-row table:style-name="ro1">
          <table:table-cell office:value-type="float" office:value="10.2316" calcext:value-type="float">
            <text:p>10,2316</text:p>
          </table:table-cell>
          <table:table-cell office:value-type="float" office:value="10.3151" calcext:value-type="float">
            <text:p>10,3151</text:p>
          </table:table-cell>
          <table:table-cell office:value-type="float" office:value="11.4312" calcext:value-type="float">
            <text:p>11,4312</text:p>
          </table:table-cell>
          <table:table-cell table:number-columns-repeated="6"/>
        </table:table-row>
        <table:table-row table:style-name="ro1">
          <table:table-cell office:value-type="float" office:value="10.1856" calcext:value-type="float">
            <text:p>10,1856</text:p>
          </table:table-cell>
          <table:table-cell office:value-type="float" office:value="10.8557" calcext:value-type="float">
            <text:p>10,8557</text:p>
          </table:table-cell>
          <table:table-cell office:value-type="float" office:value="12.7962" calcext:value-type="float">
            <text:p>12,7962</text:p>
          </table:table-cell>
          <table:table-cell table:number-columns-repeated="6"/>
        </table:table-row>
        <table:table-row table:style-name="ro1">
          <table:table-cell office:value-type="float" office:value="10.6897" calcext:value-type="float">
            <text:p>10,6897</text:p>
          </table:table-cell>
          <table:table-cell office:value-type="float" office:value="10.433" calcext:value-type="float">
            <text:p>10,433</text:p>
          </table:table-cell>
          <table:table-cell office:value-type="float" office:value="10.4684" calcext:value-type="float">
            <text:p>10,4684</text:p>
          </table:table-cell>
          <table:table-cell table:number-columns-repeated="6"/>
        </table:table-row>
        <table:table-row table:style-name="ro1">
          <table:table-cell office:value-type="float" office:value="10.4161" calcext:value-type="float">
            <text:p>10,4161</text:p>
          </table:table-cell>
          <table:table-cell office:value-type="float" office:value="10.5208" calcext:value-type="float">
            <text:p>10,5208</text:p>
          </table:table-cell>
          <table:table-cell office:value-type="float" office:value="10.7143" calcext:value-type="float">
            <text:p>10,7143</text:p>
          </table:table-cell>
          <table:table-cell table:number-columns-repeated="6"/>
        </table:table-row>
        <table:table-row table:style-name="ro1">
          <table:table-cell office:value-type="float" office:value="11.218" calcext:value-type="float">
            <text:p>11,218</text:p>
          </table:table-cell>
          <table:table-cell office:value-type="float" office:value="10.1754" calcext:value-type="float">
            <text:p>10,1754</text:p>
          </table:table-cell>
          <table:table-cell office:value-type="float" office:value="10.2352" calcext:value-type="float">
            <text:p>10,2352</text:p>
          </table:table-cell>
          <table:table-cell table:number-columns-repeated="6"/>
        </table:table-row>
        <table:table-row table:style-name="ro1">
          <table:table-cell office:value-type="float" office:value="10.9606" calcext:value-type="float">
            <text:p>10,9606</text:p>
          </table:table-cell>
          <table:table-cell office:value-type="float" office:value="10.5317" calcext:value-type="float">
            <text:p>10,5317</text:p>
          </table:table-cell>
          <table:table-cell office:value-type="float" office:value="10.5637" calcext:value-type="float">
            <text:p>10,5637</text:p>
          </table:table-cell>
          <table:table-cell table:number-columns-repeated="6"/>
        </table:table-row>
        <table:table-row table:style-name="ro1">
          <table:table-cell office:value-type="float" office:value="10.6283" calcext:value-type="float">
            <text:p>10,6283</text:p>
          </table:table-cell>
          <table:table-cell office:value-type="float" office:value="10.4531" calcext:value-type="float">
            <text:p>10,4531</text:p>
          </table:table-cell>
          <table:table-cell office:value-type="float" office:value="11.4341" calcext:value-type="float">
            <text:p>11,4341</text:p>
          </table:table-cell>
          <table:table-cell table:number-columns-repeated="6"/>
        </table:table-row>
        <table:table-row table:style-name="ro1">
          <table:table-cell office:value-type="float" office:value="11.3369" calcext:value-type="float">
            <text:p>11,3369</text:p>
          </table:table-cell>
          <table:table-cell office:value-type="float" office:value="10.302" calcext:value-type="float">
            <text:p>10,302</text:p>
          </table:table-cell>
          <table:table-cell office:value-type="float" office:value="10.8517" calcext:value-type="float">
            <text:p>10,8517</text:p>
          </table:table-cell>
          <table:table-cell table:number-columns-repeated="6"/>
        </table:table-row>
        <table:table-row table:style-name="ro1">
          <table:table-cell office:value-type="float" office:value="10.5964" calcext:value-type="float">
            <text:p>10,5964</text:p>
          </table:table-cell>
          <table:table-cell office:value-type="float" office:value="9.20245" calcext:value-type="float">
            <text:p>9,20245</text:p>
          </table:table-cell>
          <table:table-cell office:value-type="float" office:value="8.59213" calcext:value-type="float">
            <text:p>8,59213</text:p>
          </table:table-cell>
          <table:table-cell table:number-columns-repeated="6"/>
        </table:table-row>
        <table:table-row table:style-name="ro1">
          <table:table-cell office:value-type="float" office:value="10.2877" calcext:value-type="float">
            <text:p>10,2877</text:p>
          </table:table-cell>
          <table:table-cell office:value-type="float" office:value="10.5964" calcext:value-type="float">
            <text:p>10,5964</text:p>
          </table:table-cell>
          <table:table-cell office:value-type="float" office:value="10.3164" calcext:value-type="float">
            <text:p>10,3164</text:p>
          </table:table-cell>
          <table:table-cell table:number-columns-repeated="6"/>
        </table:table-row>
        <table:table-row table:style-name="ro1">
          <table:table-cell office:value-type="float" office:value="10.8001" calcext:value-type="float">
            <text:p>10,8001</text:p>
          </table:table-cell>
          <table:table-cell office:value-type="float" office:value="10.3171" calcext:value-type="float">
            <text:p>10,3171</text:p>
          </table:table-cell>
          <table:table-cell office:value-type="float" office:value="10.3743" calcext:value-type="float">
            <text:p>10,3743</text:p>
          </table:table-cell>
          <table:table-cell table:number-columns-repeated="6"/>
        </table:table-row>
        <table:table-row table:style-name="ro1">
          <table:table-cell office:value-type="float" office:value="10.2944" calcext:value-type="float">
            <text:p>10,2944</text:p>
          </table:table-cell>
          <table:table-cell office:value-type="float" office:value="10.7475" calcext:value-type="float">
            <text:p>10,7475</text:p>
          </table:table-cell>
          <table:table-cell office:value-type="float" office:value="10.7553" calcext:value-type="float">
            <text:p>10,7553</text:p>
          </table:table-cell>
          <table:table-cell table:number-columns-repeated="6"/>
        </table:table-row>
        <table:table-row table:style-name="ro1">
          <table:table-cell office:value-type="float" office:value="10.3248" calcext:value-type="float">
            <text:p>10,3248</text:p>
          </table:table-cell>
          <table:table-cell office:value-type="float" office:value="9.3255" calcext:value-type="float">
            <text:p>9,3255</text:p>
          </table:table-cell>
          <table:table-cell office:value-type="float" office:value="10.7703" calcext:value-type="float">
            <text:p>10,7703</text:p>
          </table:table-cell>
          <table:table-cell table:number-columns-repeated="6"/>
        </table:table-row>
        <table:table-row table:style-name="ro1">
          <table:table-cell office:value-type="float" office:value="9.88552" calcext:value-type="float">
            <text:p>9,88552</text:p>
          </table:table-cell>
          <table:table-cell office:value-type="float" office:value="10.0771" calcext:value-type="float">
            <text:p>10,0771</text:p>
          </table:table-cell>
          <table:table-cell office:value-type="float" office:value="11.7901" calcext:value-type="float">
            <text:p>11,7901</text:p>
          </table:table-cell>
          <table:table-cell table:number-columns-repeated="6"/>
        </table:table-row>
        <table:table-row table:style-name="ro1">
          <table:table-cell office:value-type="float" office:value="10.4102" calcext:value-type="float">
            <text:p>10,4102</text:p>
          </table:table-cell>
          <table:table-cell office:value-type="float" office:value="10.2475" calcext:value-type="float">
            <text:p>10,2475</text:p>
          </table:table-cell>
          <table:table-cell office:value-type="float" office:value="9.38572" calcext:value-type="float">
            <text:p>9,38572</text:p>
          </table:table-cell>
          <table:table-cell table:number-columns-repeated="6"/>
        </table:table-row>
        <table:table-row table:style-name="ro1">
          <table:table-cell office:value-type="float" office:value="10.6838" calcext:value-type="float">
            <text:p>10,6838</text:p>
          </table:table-cell>
          <table:table-cell office:value-type="float" office:value="10.4634" calcext:value-type="float">
            <text:p>10,4634</text:p>
          </table:table-cell>
          <table:table-cell office:value-type="float" office:value="10.3697" calcext:value-type="float">
            <text:p>10,3697</text:p>
          </table:table-cell>
          <table:table-cell table:number-columns-repeated="6"/>
        </table:table-row>
        <table:table-row table:style-name="ro1">
          <table:table-cell office:value-type="float" office:value="9.94236" calcext:value-type="float">
            <text:p>9,94236</text:p>
          </table:table-cell>
          <table:table-cell office:value-type="float" office:value="11.0644" calcext:value-type="float">
            <text:p>11,0644</text:p>
          </table:table-cell>
          <table:table-cell office:value-type="float" office:value="9.35795" calcext:value-type="float">
            <text:p>9,35795</text:p>
          </table:table-cell>
          <table:table-cell table:number-columns-repeated="6"/>
        </table:table-row>
        <table:table-row table:style-name="ro1">
          <table:table-cell office:value-type="float" office:value="10.4032" calcext:value-type="float">
            <text:p>10,4032</text:p>
          </table:table-cell>
          <table:table-cell office:value-type="float" office:value="10.4253" calcext:value-type="float">
            <text:p>10,4253</text:p>
          </table:table-cell>
          <table:table-cell office:value-type="float" office:value="12.337" calcext:value-type="float">
            <text:p>12,337</text:p>
          </table:table-cell>
          <table:table-cell table:number-columns-repeated="6"/>
        </table:table-row>
        <table:table-row table:style-name="ro1">
          <table:table-cell office:value-type="float" office:value="10.5246" calcext:value-type="float">
            <text:p>10,5246</text:p>
          </table:table-cell>
          <table:table-cell office:value-type="float" office:value="10.5054" calcext:value-type="float">
            <text:p>10,5054</text:p>
          </table:table-cell>
          <table:table-cell office:value-type="float" office:value="10.0378" calcext:value-type="float">
            <text:p>10,0378</text:p>
          </table:table-cell>
          <table:table-cell table:number-columns-repeated="6"/>
        </table:table-row>
        <table:table-row table:style-name="ro1">
          <table:table-cell office:value-type="float" office:value="10.4776" calcext:value-type="float">
            <text:p>10,4776</text:p>
          </table:table-cell>
          <table:table-cell office:value-type="float" office:value="10.9979" calcext:value-type="float">
            <text:p>10,9979</text:p>
          </table:table-cell>
          <table:table-cell office:value-type="float" office:value="9.27835" calcext:value-type="float">
            <text:p>9,27835</text:p>
          </table:table-cell>
          <table:table-cell table:number-columns-repeated="6"/>
        </table:table-row>
        <table:table-row table:style-name="ro1">
          <table:table-cell office:value-type="float" office:value="10.1744" calcext:value-type="float">
            <text:p>10,1744</text:p>
          </table:table-cell>
          <table:table-cell office:value-type="float" office:value="10.7991" calcext:value-type="float">
            <text:p>10,7991</text:p>
          </table:table-cell>
          <table:table-cell office:value-type="float" office:value="10.5396" calcext:value-type="float">
            <text:p>10,5396</text:p>
          </table:table-cell>
          <table:table-cell table:number-columns-repeated="6"/>
        </table:table-row>
        <table:table-row table:style-name="ro1">
          <table:table-cell office:value-type="float" office:value="9.79609" calcext:value-type="float">
            <text:p>9,79609</text:p>
          </table:table-cell>
          <table:table-cell office:value-type="float" office:value="11.0482" calcext:value-type="float">
            <text:p>11,0482</text:p>
          </table:table-cell>
          <table:table-cell office:value-type="float" office:value="10.4857" calcext:value-type="float">
            <text:p>10,4857</text:p>
          </table:table-cell>
          <table:table-cell table:number-columns-repeated="6"/>
        </table:table-row>
        <table:table-row table:style-name="ro1">
          <table:table-cell office:value-type="float" office:value="10.1224" calcext:value-type="float">
            <text:p>10,1224</text:p>
          </table:table-cell>
          <table:table-cell office:value-type="float" office:value="10.5843" calcext:value-type="float">
            <text:p>10,5843</text:p>
          </table:table-cell>
          <table:table-cell office:value-type="float" office:value="10.9559" calcext:value-type="float">
            <text:p>10,9559</text:p>
          </table:table-cell>
          <table:table-cell table:number-columns-repeated="6"/>
        </table:table-row>
        <table:table-row table:style-name="ro1">
          <table:table-cell office:value-type="float" office:value="10.5105" calcext:value-type="float">
            <text:p>10,5105</text:p>
          </table:table-cell>
          <table:table-cell office:value-type="float" office:value="9.62746" calcext:value-type="float">
            <text:p>9,62746</text:p>
          </table:table-cell>
          <table:table-cell office:value-type="float" office:value="9.51412" calcext:value-type="float">
            <text:p>9,51412</text:p>
          </table:table-cell>
          <table:table-cell table:number-columns-repeated="6"/>
        </table:table-row>
        <table:table-row table:style-name="ro1">
          <table:table-cell office:value-type="float" office:value="10.1308" calcext:value-type="float">
            <text:p>10,1308</text:p>
          </table:table-cell>
          <table:table-cell office:value-type="float" office:value="10.5263" calcext:value-type="float">
            <text:p>10,5263</text:p>
          </table:table-cell>
          <table:table-cell office:value-type="float" office:value="10.4389" calcext:value-type="float">
            <text:p>10,4389</text:p>
          </table:table-cell>
          <table:table-cell table:number-columns-repeated="6"/>
        </table:table-row>
        <table:table-row table:style-name="ro1">
          <table:table-cell office:value-type="float" office:value="10.177" calcext:value-type="float">
            <text:p>10,177</text:p>
          </table:table-cell>
          <table:table-cell office:value-type="float" office:value="10.3062" calcext:value-type="float">
            <text:p>10,3062</text:p>
          </table:table-cell>
          <table:table-cell office:value-type="float" office:value="9.46003" calcext:value-type="float">
            <text:p>9,46003</text:p>
          </table:table-cell>
          <table:table-cell table:number-columns-repeated="6"/>
        </table:table-row>
        <table:table-row table:style-name="ro1">
          <table:table-cell office:value-type="float" office:value="10.5038" calcext:value-type="float">
            <text:p>10,5038</text:p>
          </table:table-cell>
          <table:table-cell office:value-type="float" office:value="9.98431" calcext:value-type="float">
            <text:p>9,98431</text:p>
          </table:table-cell>
          <table:table-cell office:value-type="float" office:value="10.9735" calcext:value-type="float">
            <text:p>10,9735</text:p>
          </table:table-cell>
          <table:table-cell table:number-columns-repeated="6"/>
        </table:table-row>
        <table:table-row table:style-name="ro1">
          <table:table-cell office:value-type="float" office:value="10.3483" calcext:value-type="float">
            <text:p>10,3483</text:p>
          </table:table-cell>
          <table:table-cell office:value-type="float" office:value="10.6139" calcext:value-type="float">
            <text:p>10,6139</text:p>
          </table:table-cell>
          <table:table-cell office:value-type="float" office:value="11.3246" calcext:value-type="float">
            <text:p>11,3246</text:p>
          </table:table-cell>
          <table:table-cell table:number-columns-repeated="6"/>
        </table:table-row>
        <table:table-row table:style-name="ro1">
          <table:table-cell office:value-type="float" office:value="10.4274" calcext:value-type="float">
            <text:p>10,4274</text:p>
          </table:table-cell>
          <table:table-cell office:value-type="float" office:value="10.1972" calcext:value-type="float">
            <text:p>10,1972</text:p>
          </table:table-cell>
          <table:table-cell office:value-type="float" office:value="10.8355" calcext:value-type="float">
            <text:p>10,8355</text:p>
          </table:table-cell>
          <table:table-cell table:number-columns-repeated="6"/>
        </table:table-row>
        <table:table-row table:style-name="ro1">
          <table:table-cell office:value-type="float" office:value="10.1432" calcext:value-type="float">
            <text:p>10,1432</text:p>
          </table:table-cell>
          <table:table-cell office:value-type="float" office:value="11.3636" calcext:value-type="float">
            <text:p>11,3636</text:p>
          </table:table-cell>
          <table:table-cell office:value-type="float" office:value="10.1275" calcext:value-type="float">
            <text:p>10,1275</text:p>
          </table:table-cell>
          <table:table-cell table:number-columns-repeated="6"/>
        </table:table-row>
        <table:table-row table:style-name="ro1">
          <table:table-cell office:value-type="float" office:value="10.106" calcext:value-type="float">
            <text:p>10,106</text:p>
          </table:table-cell>
          <table:table-cell office:value-type="float" office:value="9.89848" calcext:value-type="float">
            <text:p>9,89848</text:p>
          </table:table-cell>
          <table:table-cell office:value-type="float" office:value="10.5635" calcext:value-type="float">
            <text:p>10,5635</text:p>
          </table:table-cell>
          <table:table-cell table:number-columns-repeated="6"/>
        </table:table-row>
        <table:table-row table:style-name="ro1">
          <table:table-cell office:value-type="float" office:value="10.342" calcext:value-type="float">
            <text:p>10,342</text:p>
          </table:table-cell>
          <table:table-cell office:value-type="float" office:value="9.69529" calcext:value-type="float">
            <text:p>9,69529</text:p>
          </table:table-cell>
          <table:table-cell office:value-type="float" office:value="11.52" calcext:value-type="float">
            <text:p>11,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10.6011" calcext:value-type="float">
            <text:p>10,6011</text:p>
          </table:table-cell>
          <table:table-cell office:value-type="float" office:value="10.8984" calcext:value-type="float">
            <text:p>10,8984</text:p>
          </table:table-cell>
          <table:table-cell office:value-type="float" office:value="15.0538" calcext:value-type="float">
            <text:p>15,0538</text:p>
          </table:table-cell>
          <table:table-cell table:number-columns-repeated="6"/>
        </table:table-row>
        <table:table-row table:style-name="ro1">
          <table:table-cell office:value-type="float" office:value="11.4734" calcext:value-type="float">
            <text:p>11,4734</text:p>
          </table:table-cell>
          <table:table-cell office:value-type="float" office:value="10.0351" calcext:value-type="float">
            <text:p>10,0351</text:p>
          </table:table-cell>
          <table:table-cell office:value-type="float" office:value="10.7402" calcext:value-type="float">
            <text:p>10,7402</text:p>
          </table:table-cell>
          <table:table-cell table:number-columns-repeated="6"/>
        </table:table-row>
        <table:table-row table:style-name="ro1">
          <table:table-cell office:value-type="float" office:value="12.0783" calcext:value-type="float">
            <text:p>12,0783</text:p>
          </table:table-cell>
          <table:table-cell office:value-type="float" office:value="9.67102" calcext:value-type="float">
            <text:p>9,67102</text:p>
          </table:table-cell>
          <table:table-cell office:value-type="float" office:value="10.9091" calcext:value-type="float">
            <text:p>10,9091</text:p>
          </table:table-cell>
          <table:table-cell table:number-columns-repeated="6"/>
        </table:table-row>
        <table:table-row table:style-name="ro1">
          <table:table-cell office:value-type="float" office:value="9.6222" calcext:value-type="float">
            <text:p>9,6222</text:p>
          </table:table-cell>
          <table:table-cell office:value-type="float" office:value="9.32203" calcext:value-type="float">
            <text:p>9,32203</text:p>
          </table:table-cell>
          <table:table-cell office:value-type="float" office:value="9.88095" calcext:value-type="float">
            <text:p>9,88095</text:p>
          </table:table-cell>
          <table:table-cell table:number-columns-repeated="6"/>
        </table:table-row>
        <table:table-row table:style-name="ro1">
          <table:table-cell office:value-type="float" office:value="10.7081" calcext:value-type="float">
            <text:p>10,7081</text:p>
          </table:table-cell>
          <table:table-cell office:value-type="float" office:value="9.9235" calcext:value-type="float">
            <text:p>9,9235</text:p>
          </table:table-cell>
          <table:table-cell office:value-type="float" office:value="11.1005" calcext:value-type="float">
            <text:p>11,1005</text:p>
          </table:table-cell>
          <table:table-cell table:number-columns-repeated="6"/>
        </table:table-row>
        <table:table-row table:style-name="ro1">
          <table:table-cell office:value-type="float" office:value="9.4351" calcext:value-type="float">
            <text:p>9,4351</text:p>
          </table:table-cell>
          <table:table-cell office:value-type="float" office:value="9.73205" calcext:value-type="float">
            <text:p>9,73205</text:p>
          </table:table-cell>
          <table:table-cell office:value-type="float" office:value="9.85237" calcext:value-type="float">
            <text:p>9,85237</text:p>
          </table:table-cell>
          <table:table-cell table:number-columns-repeated="6"/>
        </table:table-row>
        <table:table-row table:style-name="ro1">
          <table:table-cell office:value-type="float" office:value="11.0697" calcext:value-type="float">
            <text:p>11,0697</text:p>
          </table:table-cell>
          <table:table-cell office:value-type="float" office:value="10.5006" calcext:value-type="float">
            <text:p>10,5006</text:p>
          </table:table-cell>
          <table:table-cell office:value-type="float" office:value="10.564" calcext:value-type="float">
            <text:p>10,564</text:p>
          </table:table-cell>
          <table:table-cell table:number-columns-repeated="6"/>
        </table:table-row>
        <table:table-row table:style-name="ro1">
          <table:table-cell office:value-type="float" office:value="10.6497" calcext:value-type="float">
            <text:p>10,6497</text:p>
          </table:table-cell>
          <table:table-cell office:value-type="float" office:value="11" calcext:value-type="float">
            <text:p>11</text:p>
          </table:table-cell>
          <table:table-cell office:value-type="float" office:value="9.53748" calcext:value-type="float">
            <text:p>9,53748</text:p>
          </table:table-cell>
          <table:table-cell table:number-columns-repeated="6"/>
        </table:table-row>
        <table:table-row table:style-name="ro1">
          <table:table-cell office:value-type="float" office:value="11.4426" calcext:value-type="float">
            <text:p>11,4426</text:p>
          </table:table-cell>
          <table:table-cell office:value-type="float" office:value="9.99021" calcext:value-type="float">
            <text:p>9,99021</text:p>
          </table:table-cell>
          <table:table-cell office:value-type="float" office:value="10.5996" calcext:value-type="float">
            <text:p>10,5996</text:p>
          </table:table-cell>
          <table:table-cell table:number-columns-repeated="6"/>
        </table:table-row>
        <table:table-row table:style-name="ro1">
          <table:table-cell office:value-type="float" office:value="10.795" calcext:value-type="float">
            <text:p>10,795</text:p>
          </table:table-cell>
          <table:table-cell office:value-type="float" office:value="10.3281" calcext:value-type="float">
            <text:p>10,3281</text:p>
          </table:table-cell>
          <table:table-cell office:value-type="float" office:value="9.86297" calcext:value-type="float">
            <text:p>9,86297</text:p>
          </table:table-cell>
          <table:table-cell table:number-columns-repeated="6"/>
        </table:table-row>
        <table:table-row table:style-name="ro1">
          <table:table-cell office:value-type="float" office:value="9.63756" calcext:value-type="float">
            <text:p>9,63756</text:p>
          </table:table-cell>
          <table:table-cell office:value-type="float" office:value="9.38752" calcext:value-type="float">
            <text:p>9,38752</text:p>
          </table:table-cell>
          <table:table-cell office:value-type="float" office:value="9.36625" calcext:value-type="float">
            <text:p>9,36625</text:p>
          </table:table-cell>
          <table:table-cell table:number-columns-repeated="6"/>
        </table:table-row>
        <table:table-row table:style-name="ro1">
          <table:table-cell office:value-type="float" office:value="10.9143" calcext:value-type="float">
            <text:p>10,9143</text:p>
          </table:table-cell>
          <table:table-cell office:value-type="float" office:value="10.0381" calcext:value-type="float">
            <text:p>10,0381</text:p>
          </table:table-cell>
          <table:table-cell office:value-type="float" office:value="10.8218" calcext:value-type="float">
            <text:p>10,8218</text:p>
          </table:table-cell>
          <table:table-cell table:number-columns-repeated="6"/>
        </table:table-row>
        <table:table-row table:style-name="ro1">
          <table:table-cell office:value-type="float" office:value="8.97598" calcext:value-type="float">
            <text:p>8,97598</text:p>
          </table:table-cell>
          <table:table-cell office:value-type="float" office:value="9.67052" calcext:value-type="float">
            <text:p>9,67052</text:p>
          </table:table-cell>
          <table:table-cell office:value-type="float" office:value="10.9717" calcext:value-type="float">
            <text:p>10,9717</text:p>
          </table:table-cell>
          <table:table-cell table:number-columns-repeated="6"/>
        </table:table-row>
        <table:table-row table:style-name="ro1">
          <table:table-cell office:value-type="float" office:value="9.50972" calcext:value-type="float">
            <text:p>9,50972</text:p>
          </table:table-cell>
          <table:table-cell office:value-type="float" office:value="9.88593" calcext:value-type="float">
            <text:p>9,88593</text:p>
          </table:table-cell>
          <table:table-cell office:value-type="float" office:value="10.6867" calcext:value-type="float">
            <text:p>10,6867</text:p>
          </table:table-cell>
          <table:table-cell table:number-columns-repeated="6"/>
        </table:table-row>
        <table:table-row table:style-name="ro1">
          <table:table-cell office:value-type="float" office:value="9.90624" calcext:value-type="float">
            <text:p>9,90624</text:p>
          </table:table-cell>
          <table:table-cell office:value-type="float" office:value="10.2704" calcext:value-type="float">
            <text:p>10,2704</text:p>
          </table:table-cell>
          <table:table-cell office:value-type="float" office:value="9.47928" calcext:value-type="float">
            <text:p>9,47928</text:p>
          </table:table-cell>
          <table:table-cell table:number-columns-repeated="6"/>
        </table:table-row>
        <table:table-row table:style-name="ro1">
          <table:table-cell office:value-type="float" office:value="10.6688" calcext:value-type="float">
            <text:p>10,6688</text:p>
          </table:table-cell>
          <table:table-cell office:value-type="float" office:value="12.0301" calcext:value-type="float">
            <text:p>12,0301</text:p>
          </table:table-cell>
          <table:table-cell office:value-type="float" office:value="10.9801" calcext:value-type="float">
            <text:p>10,9801</text:p>
          </table:table-cell>
          <table:table-cell table:number-columns-repeated="6"/>
        </table:table-row>
        <table:table-row table:style-name="ro1">
          <table:table-cell office:value-type="float" office:value="9.31697" calcext:value-type="float">
            <text:p>9,31697</text:p>
          </table:table-cell>
          <table:table-cell office:value-type="float" office:value="10.8588" calcext:value-type="float">
            <text:p>10,8588</text:p>
          </table:table-cell>
          <table:table-cell office:value-type="float" office:value="10.263" calcext:value-type="float">
            <text:p>10,263</text:p>
          </table:table-cell>
          <table:table-cell table:number-columns-repeated="6"/>
        </table:table-row>
        <table:table-row table:style-name="ro1">
          <table:table-cell office:value-type="float" office:value="10.7884" calcext:value-type="float">
            <text:p>10,7884</text:p>
          </table:table-cell>
          <table:table-cell office:value-type="float" office:value="10.2141" calcext:value-type="float">
            <text:p>10,2141</text:p>
          </table:table-cell>
          <table:table-cell office:value-type="float" office:value="10.6404" calcext:value-type="float">
            <text:p>10,6404</text:p>
          </table:table-cell>
          <table:table-cell table:number-columns-repeated="6"/>
        </table:table-row>
        <table:table-row table:style-name="ro1">
          <table:table-cell office:value-type="float" office:value="10.5686" calcext:value-type="float">
            <text:p>10,5686</text:p>
          </table:table-cell>
          <table:table-cell office:value-type="float" office:value="10.2868" calcext:value-type="float">
            <text:p>10,2868</text:p>
          </table:table-cell>
          <table:table-cell office:value-type="float" office:value="10.6983" calcext:value-type="float">
            <text:p>10,6983</text:p>
          </table:table-cell>
          <table:table-cell table:number-columns-repeated="6"/>
        </table:table-row>
        <table:table-row table:style-name="ro1">
          <table:table-cell office:value-type="float" office:value="10.0835" calcext:value-type="float">
            <text:p>10,0835</text:p>
          </table:table-cell>
          <table:table-cell office:value-type="float" office:value="10.2439" calcext:value-type="float">
            <text:p>10,2439</text:p>
          </table:table-cell>
          <table:table-cell office:value-type="float" office:value="10.3218" calcext:value-type="float">
            <text:p>10,3218</text:p>
          </table:table-cell>
          <table:table-cell table:number-columns-repeated="6"/>
        </table:table-row>
        <table:table-row table:style-name="ro1">
          <table:table-cell office:value-type="float" office:value="9.39932" calcext:value-type="float">
            <text:p>9,39932</text:p>
          </table:table-cell>
          <table:table-cell office:value-type="float" office:value="10.6503" calcext:value-type="float">
            <text:p>10,6503</text:p>
          </table:table-cell>
          <table:table-cell office:value-type="float" office:value="10.0739" calcext:value-type="float">
            <text:p>10,0739</text:p>
          </table:table-cell>
          <table:table-cell table:number-columns-repeated="6"/>
        </table:table-row>
        <table:table-row table:style-name="ro1">
          <table:table-cell office:value-type="float" office:value="10.8168" calcext:value-type="float">
            <text:p>10,8168</text:p>
          </table:table-cell>
          <table:table-cell office:value-type="float" office:value="9.83444" calcext:value-type="float">
            <text:p>9,83444</text:p>
          </table:table-cell>
          <table:table-cell office:value-type="float" office:value="9.14962" calcext:value-type="float">
            <text:p>9,14962</text:p>
          </table:table-cell>
          <table:table-cell table:number-columns-repeated="6"/>
        </table:table-row>
        <table:table-row table:style-name="ro1">
          <table:table-cell office:value-type="float" office:value="10.1375" calcext:value-type="float">
            <text:p>10,1375</text:p>
          </table:table-cell>
          <table:table-cell office:value-type="float" office:value="10.4045" calcext:value-type="float">
            <text:p>10,4045</text:p>
          </table:table-cell>
          <table:table-cell office:value-type="float" office:value="10.5096" calcext:value-type="float">
            <text:p>10,5096</text:p>
          </table:table-cell>
          <table:table-cell table:number-columns-repeated="6"/>
        </table:table-row>
        <table:table-row table:style-name="ro1">
          <table:table-cell office:value-type="float" office:value="13.302" calcext:value-type="float">
            <text:p>13,302</text:p>
          </table:table-cell>
          <table:table-cell office:value-type="float" office:value="13.3102" calcext:value-type="float">
            <text:p>13,3102</text:p>
          </table:table-cell>
          <table:table-cell office:value-type="float" office:value="12.3121" calcext:value-type="float">
            <text:p>12,3121</text:p>
          </table:table-cell>
          <table:table-cell table:number-columns-repeated="6"/>
        </table:table-row>
        <table:table-row table:style-name="ro1">
          <table:table-cell office:value-type="float" office:value="11.212" calcext:value-type="float">
            <text:p>11,212</text:p>
          </table:table-cell>
          <table:table-cell office:value-type="float" office:value="10.0989" calcext:value-type="float">
            <text:p>10,0989</text:p>
          </table:table-cell>
          <table:table-cell office:value-type="float" office:value="10.0795" calcext:value-type="float">
            <text:p>10,0795</text:p>
          </table:table-cell>
          <table:table-cell table:number-columns-repeated="6"/>
        </table:table-row>
        <table:table-row table:style-name="ro1">
          <table:table-cell office:value-type="float" office:value="9.33912" calcext:value-type="float">
            <text:p>9,33912</text:p>
          </table:table-cell>
          <table:table-cell office:value-type="float" office:value="9.77918" calcext:value-type="float">
            <text:p>9,77918</text:p>
          </table:table-cell>
          <table:table-cell office:value-type="float" office:value="11.8705" calcext:value-type="float">
            <text:p>11,8705</text:p>
          </table:table-cell>
          <table:table-cell table:number-columns-repeated="6"/>
        </table:table-row>
        <table:table-row table:style-name="ro1">
          <table:table-cell office:value-type="float" office:value="10.2792" calcext:value-type="float">
            <text:p>10,2792</text:p>
          </table:table-cell>
          <table:table-cell office:value-type="float" office:value="11.0843" calcext:value-type="float">
            <text:p>11,0843</text:p>
          </table:table-cell>
          <table:table-cell office:value-type="float" office:value="10.2709" calcext:value-type="float">
            <text:p>10,2709</text:p>
          </table:table-cell>
          <table:table-cell table:number-columns-repeated="6"/>
        </table:table-row>
        <table:table-row table:style-name="ro1">
          <table:table-cell office:value-type="float" office:value="11.0043" calcext:value-type="float">
            <text:p>11,0043</text:p>
          </table:table-cell>
          <table:table-cell office:value-type="float" office:value="9.84635" calcext:value-type="float">
            <text:p>9,84635</text:p>
          </table:table-cell>
          <table:table-cell office:value-type="float" office:value="9.89691" calcext:value-type="float">
            <text:p>9,89691</text:p>
          </table:table-cell>
          <table:table-cell table:number-columns-repeated="6"/>
        </table:table-row>
        <table:table-row table:style-name="ro1">
          <table:table-cell office:value-type="float" office:value="11.6692" calcext:value-type="float">
            <text:p>11,6692</text:p>
          </table:table-cell>
          <table:table-cell office:value-type="float" office:value="10.293" calcext:value-type="float">
            <text:p>10,293</text:p>
          </table:table-cell>
          <table:table-cell office:value-type="float" office:value="9.7324" calcext:value-type="float">
            <text:p>9,7324</text:p>
          </table:table-cell>
          <table:table-cell table:number-columns-repeated="6"/>
        </table:table-row>
        <table:table-row table:style-name="ro1">
          <table:table-cell office:value-type="float" office:value="10.5611" calcext:value-type="float">
            <text:p>10,5611</text:p>
          </table:table-cell>
          <table:table-cell office:value-type="float" office:value="10.4938" calcext:value-type="float">
            <text:p>10,4938</text:p>
          </table:table-cell>
          <table:table-cell office:value-type="float" office:value="10.477" calcext:value-type="float">
            <text:p>10,477</text:p>
          </table:table-cell>
          <table:table-cell table:number-columns-repeated="6"/>
        </table:table-row>
        <table:table-row table:style-name="ro1">
          <table:table-cell office:value-type="float" office:value="10.2333" calcext:value-type="float">
            <text:p>10,2333</text:p>
          </table:table-cell>
          <table:table-cell office:value-type="float" office:value="11.371" calcext:value-type="float">
            <text:p>11,371</text:p>
          </table:table-cell>
          <table:table-cell office:value-type="float" office:value="10.1359" calcext:value-type="float">
            <text:p>10,1359</text:p>
          </table:table-cell>
          <table:table-cell table:number-columns-repeated="6"/>
        </table:table-row>
        <table:table-row table:style-name="ro1">
          <table:table-cell office:value-type="float" office:value="10.0126" calcext:value-type="float">
            <text:p>10,0126</text:p>
          </table:table-cell>
          <table:table-cell office:value-type="float" office:value="10.6188" calcext:value-type="float">
            <text:p>10,6188</text:p>
          </table:table-cell>
          <table:table-cell office:value-type="float" office:value="11.8483" calcext:value-type="float">
            <text:p>11,8483</text:p>
          </table:table-cell>
          <table:table-cell table:number-columns-repeated="6"/>
        </table:table-row>
        <table:table-row table:style-name="ro1">
          <table:table-cell office:value-type="float" office:value="10.9834" calcext:value-type="float">
            <text:p>10,9834</text:p>
          </table:table-cell>
          <table:table-cell office:value-type="float" office:value="10.4217" calcext:value-type="float">
            <text:p>10,4217</text:p>
          </table:table-cell>
          <table:table-cell office:value-type="float" office:value="10.7234" calcext:value-type="float">
            <text:p>10,7234</text:p>
          </table:table-cell>
          <table:table-cell table:number-columns-repeated="6"/>
        </table:table-row>
        <table:table-row table:style-name="ro1">
          <table:table-cell office:value-type="float" office:value="10.2818" calcext:value-type="float">
            <text:p>10,2818</text:p>
          </table:table-cell>
          <table:table-cell office:value-type="float" office:value="10.5683" calcext:value-type="float">
            <text:p>10,5683</text:p>
          </table:table-cell>
          <table:table-cell office:value-type="float" office:value="14.2857" calcext:value-type="float">
            <text:p>14,2857</text:p>
          </table:table-cell>
          <table:table-cell table:number-columns-repeated="6"/>
        </table:table-row>
        <table:table-row table:style-name="ro1">
          <table:table-cell office:value-type="float" office:value="10.7513" calcext:value-type="float">
            <text:p>10,7513</text:p>
          </table:table-cell>
          <table:table-cell office:value-type="float" office:value="10.2255" calcext:value-type="float">
            <text:p>10,2255</text:p>
          </table:table-cell>
          <table:table-cell office:value-type="float" office:value="10.3926" calcext:value-type="float">
            <text:p>10,3926</text:p>
          </table:table-cell>
          <table:table-cell table:number-columns-repeated="6"/>
        </table:table-row>
        <table:table-row table:style-name="ro1">
          <table:table-cell office:value-type="float" office:value="10.9041" calcext:value-type="float">
            <text:p>10,9041</text:p>
          </table:table-cell>
          <table:table-cell office:value-type="float" office:value="11.0997" calcext:value-type="float">
            <text:p>11,0997</text:p>
          </table:table-cell>
          <table:table-cell office:value-type="float" office:value="9.27013" calcext:value-type="float">
            <text:p>9,27013</text:p>
          </table:table-cell>
          <table:table-cell table:number-columns-repeated="6"/>
        </table:table-row>
        <table:table-row table:style-name="ro1">
          <table:table-cell office:value-type="float" office:value="10.3788" calcext:value-type="float">
            <text:p>10,3788</text:p>
          </table:table-cell>
          <table:table-cell office:value-type="float" office:value="10.61" calcext:value-type="float">
            <text:p>10,61</text:p>
          </table:table-cell>
          <table:table-cell office:value-type="float" office:value="11.3924" calcext:value-type="float">
            <text:p>11,3924</text:p>
          </table:table-cell>
          <table:table-cell table:number-columns-repeated="6"/>
        </table:table-row>
        <table:table-row table:style-name="ro1">
          <table:table-cell office:value-type="float" office:value="10.3529" calcext:value-type="float">
            <text:p>10,3529</text:p>
          </table:table-cell>
          <table:table-cell office:value-type="float" office:value="10.4011" calcext:value-type="float">
            <text:p>10,4011</text:p>
          </table:table-cell>
          <table:table-cell office:value-type="float" office:value="11.1528" calcext:value-type="float">
            <text:p>11,1528</text:p>
          </table:table-cell>
          <table:table-cell table:number-columns-repeated="6"/>
        </table:table-row>
        <table:table-row table:style-name="ro1">
          <table:table-cell office:value-type="float" office:value="10.4235" calcext:value-type="float">
            <text:p>10,4235</text:p>
          </table:table-cell>
          <table:table-cell office:value-type="float" office:value="9.55414" calcext:value-type="float">
            <text:p>9,55414</text:p>
          </table:table-cell>
          <table:table-cell office:value-type="float" office:value="9.22473" calcext:value-type="float">
            <text:p>9,22473</text:p>
          </table:table-cell>
          <table:table-cell table:number-columns-repeated="6"/>
        </table:table-row>
        <table:table-row table:style-name="ro1">
          <table:table-cell office:value-type="float" office:value="10.3411" calcext:value-type="float">
            <text:p>10,3411</text:p>
          </table:table-cell>
          <table:table-cell office:value-type="float" office:value="10.9258" calcext:value-type="float">
            <text:p>10,9258</text:p>
          </table:table-cell>
          <table:table-cell office:value-type="float" office:value="10.2669" calcext:value-type="float">
            <text:p>10,2669</text:p>
          </table:table-cell>
          <table:table-cell table:number-columns-repeated="6"/>
        </table:table-row>
        <table:table-row table:style-name="ro1">
          <table:table-cell office:value-type="float" office:value="10.9384" calcext:value-type="float">
            <text:p>10,9384</text:p>
          </table:table-cell>
          <table:table-cell office:value-type="float" office:value="9.81697" calcext:value-type="float">
            <text:p>9,81697</text:p>
          </table:table-cell>
          <table:table-cell office:value-type="float" office:value="9.96613" calcext:value-type="float">
            <text:p>9,96613</text:p>
          </table:table-cell>
          <table:table-cell table:number-columns-repeated="6"/>
        </table:table-row>
        <table:table-row table:style-name="ro1">
          <table:table-cell office:value-type="float" office:value="10.3108" calcext:value-type="float">
            <text:p>10,3108</text:p>
          </table:table-cell>
          <table:table-cell office:value-type="float" office:value="10.9477" calcext:value-type="float">
            <text:p>10,9477</text:p>
          </table:table-cell>
          <table:table-cell office:value-type="float" office:value="10.5542" calcext:value-type="float">
            <text:p>10,5542</text:p>
          </table:table-cell>
          <table:table-cell table:number-columns-repeated="6"/>
        </table:table-row>
        <table:table-row table:style-name="ro1">
          <table:table-cell office:value-type="float" office:value="10.2976" calcext:value-type="float">
            <text:p>10,2976</text:p>
          </table:table-cell>
          <table:table-cell office:value-type="float" office:value="9.91291" calcext:value-type="float">
            <text:p>9,91291</text:p>
          </table:table-cell>
          <table:table-cell office:value-type="float" office:value="10.3821" calcext:value-type="float">
            <text:p>10,3821</text:p>
          </table:table-cell>
          <table:table-cell table:number-columns-repeated="6"/>
        </table:table-row>
        <table:table-row table:style-name="ro1">
          <table:table-cell office:value-type="float" office:value="10.2578" calcext:value-type="float">
            <text:p>10,2578</text:p>
          </table:table-cell>
          <table:table-cell office:value-type="float" office:value="10.1668" calcext:value-type="float">
            <text:p>10,1668</text:p>
          </table:table-cell>
          <table:table-cell office:value-type="float" office:value="10.9498" calcext:value-type="float">
            <text:p>10,9498</text:p>
          </table:table-cell>
          <table:table-cell table:number-columns-repeated="6"/>
        </table:table-row>
        <table:table-row table:style-name="ro1">
          <table:table-cell office:value-type="float" office:value="9.98892" calcext:value-type="float">
            <text:p>9,98892</text:p>
          </table:table-cell>
          <table:table-cell office:value-type="float" office:value="10.4121" calcext:value-type="float">
            <text:p>10,4121</text:p>
          </table:table-cell>
          <table:table-cell office:value-type="float" office:value="10.7779" calcext:value-type="float">
            <text:p>10,7779</text:p>
          </table:table-cell>
          <table:table-cell table:number-columns-repeated="6"/>
        </table:table-row>
        <table:table-row table:style-name="ro1">
          <table:table-cell office:value-type="float" office:value="10.6465" calcext:value-type="float">
            <text:p>10,6465</text:p>
          </table:table-cell>
          <table:table-cell office:value-type="float" office:value="10.1997" calcext:value-type="float">
            <text:p>10,1997</text:p>
          </table:table-cell>
          <table:table-cell office:value-type="float" office:value="11.4141" calcext:value-type="float">
            <text:p>11,4141</text:p>
          </table:table-cell>
          <table:table-cell table:number-columns-repeated="6"/>
        </table:table-row>
        <table:table-row table:style-name="ro1">
          <table:table-cell office:value-type="float" office:value="9.98883" calcext:value-type="float">
            <text:p>9,98883</text:p>
          </table:table-cell>
          <table:table-cell office:value-type="float" office:value="10.2093" calcext:value-type="float">
            <text:p>10,2093</text:p>
          </table:table-cell>
          <table:table-cell office:value-type="float" office:value="9.83791" calcext:value-type="float">
            <text:p>9,83791</text:p>
          </table:table-cell>
          <table:table-cell table:number-columns-repeated="6"/>
        </table:table-row>
        <table:table-row table:style-name="ro1">
          <table:table-cell office:value-type="float" office:value="10.0514" calcext:value-type="float">
            <text:p>10,0514</text:p>
          </table:table-cell>
          <table:table-cell office:value-type="float" office:value="11.092" calcext:value-type="float">
            <text:p>11,092</text:p>
          </table:table-cell>
          <table:table-cell office:value-type="float" office:value="11.8247" calcext:value-type="float">
            <text:p>11,8247</text:p>
          </table:table-cell>
          <table:table-cell table:number-columns-repeated="6"/>
        </table:table-row>
        <table:table-row table:style-name="ro1">
          <table:table-cell office:value-type="float" office:value="10.4958" calcext:value-type="float">
            <text:p>10,4958</text:p>
          </table:table-cell>
          <table:table-cell office:value-type="float" office:value="10.4443" calcext:value-type="float">
            <text:p>10,4443</text:p>
          </table:table-cell>
          <table:table-cell office:value-type="float" office:value="10.218" calcext:value-type="float">
            <text:p>10,218</text:p>
          </table:table-cell>
          <table:table-cell table:number-columns-repeated="6"/>
        </table:table-row>
        <table:table-row table:style-name="ro1">
          <table:table-cell office:value-type="float" office:value="11.0382" calcext:value-type="float">
            <text:p>11,0382</text:p>
          </table:table-cell>
          <table:table-cell office:value-type="float" office:value="10.4021" calcext:value-type="float">
            <text:p>10,4021</text:p>
          </table:table-cell>
          <table:table-cell office:value-type="float" office:value="14.5695" calcext:value-type="float">
            <text:p>14,5695</text:p>
          </table:table-cell>
          <table:table-cell table:number-columns-repeated="6"/>
        </table:table-row>
        <table:table-row table:style-name="ro1">
          <table:table-cell office:value-type="float" office:value="9.97274" calcext:value-type="float">
            <text:p>9,97274</text:p>
          </table:table-cell>
          <table:table-cell office:value-type="float" office:value="10.3258" calcext:value-type="float">
            <text:p>10,3258</text:p>
          </table:table-cell>
          <table:table-cell office:value-type="float" office:value="10.6553" calcext:value-type="float">
            <text:p>10,6553</text:p>
          </table:table-cell>
          <table:table-cell table:number-columns-repeated="6"/>
        </table:table-row>
        <table:table-row table:style-name="ro1">
          <table:table-cell office:value-type="float" office:value="10.1188" calcext:value-type="float">
            <text:p>10,1188</text:p>
          </table:table-cell>
          <table:table-cell office:value-type="float" office:value="10.3206" calcext:value-type="float">
            <text:p>10,3206</text:p>
          </table:table-cell>
          <table:table-cell office:value-type="float" office:value="9.55961" calcext:value-type="float">
            <text:p>9,55961</text:p>
          </table:table-cell>
          <table:table-cell table:number-columns-repeated="6"/>
        </table:table-row>
        <table:table-row table:style-name="ro1">
          <table:table-cell office:value-type="float" office:value="9.41009" calcext:value-type="float">
            <text:p>9,41009</text:p>
          </table:table-cell>
          <table:table-cell office:value-type="float" office:value="11.7978" calcext:value-type="float">
            <text:p>11,7978</text:p>
          </table:table-cell>
          <table:table-cell office:value-type="float" office:value="10.853" calcext:value-type="float">
            <text:p>10,853</text:p>
          </table:table-cell>
          <table:table-cell table:number-columns-repeated="6"/>
        </table:table-row>
        <table:table-row table:style-name="ro1">
          <table:table-cell office:value-type="float" office:value="10.3631" calcext:value-type="float">
            <text:p>10,3631</text:p>
          </table:table-cell>
          <table:table-cell office:value-type="float" office:value="10.7309" calcext:value-type="float">
            <text:p>10,7309</text:p>
          </table:table-cell>
          <table:table-cell office:value-type="float" office:value="9.3446" calcext:value-type="float">
            <text:p>9,3446</text:p>
          </table:table-cell>
          <table:table-cell table:number-columns-repeated="6"/>
        </table:table-row>
        <table:table-row table:style-name="ro1">
          <table:table-cell office:value-type="float" office:value="10.5512" calcext:value-type="float">
            <text:p>10,5512</text:p>
          </table:table-cell>
          <table:table-cell office:value-type="float" office:value="9.80204" calcext:value-type="float">
            <text:p>9,80204</text:p>
          </table:table-cell>
          <table:table-cell office:value-type="float" office:value="10.6613" calcext:value-type="float">
            <text:p>10,6613</text:p>
          </table:table-cell>
          <table:table-cell table:number-columns-repeated="6"/>
        </table:table-row>
        <table:table-row table:style-name="ro1">
          <table:table-cell office:value-type="float" office:value="9.93244" calcext:value-type="float">
            <text:p>9,93244</text:p>
          </table:table-cell>
          <table:table-cell office:value-type="float" office:value="9.48294" calcext:value-type="float">
            <text:p>9,48294</text:p>
          </table:table-cell>
          <table:table-cell office:value-type="float" office:value="10.7699" calcext:value-type="float">
            <text:p>10,7699</text:p>
          </table:table-cell>
          <table:table-cell table:number-columns-repeated="6"/>
        </table:table-row>
        <table:table-row table:style-name="ro1">
          <table:table-cell office:value-type="float" office:value="10.2284" calcext:value-type="float">
            <text:p>10,2284</text:p>
          </table:table-cell>
          <table:table-cell office:value-type="float" office:value="10.4701" calcext:value-type="float">
            <text:p>10,4701</text:p>
          </table:table-cell>
          <table:table-cell office:value-type="float" office:value="10.8832" calcext:value-type="float">
            <text:p>10,8832</text:p>
          </table:table-cell>
          <table:table-cell table:number-columns-repeated="6"/>
        </table:table-row>
        <table:table-row table:style-name="ro1">
          <table:table-cell office:value-type="float" office:value="10.1913" calcext:value-type="float">
            <text:p>10,1913</text:p>
          </table:table-cell>
          <table:table-cell office:value-type="float" office:value="10.8146" calcext:value-type="float">
            <text:p>10,8146</text:p>
          </table:table-cell>
          <table:table-cell office:value-type="float" office:value="10.5788" calcext:value-type="float">
            <text:p>10,5788</text:p>
          </table:table-cell>
          <table:table-cell table:number-columns-repeated="6"/>
        </table:table-row>
        <table:table-row table:style-name="ro1">
          <table:table-cell office:value-type="float" office:value="10.7819" calcext:value-type="float">
            <text:p>10,7819</text:p>
          </table:table-cell>
          <table:table-cell office:value-type="float" office:value="10.4893" calcext:value-type="float">
            <text:p>10,4893</text:p>
          </table:table-cell>
          <table:table-cell office:value-type="float" office:value="10.5139" calcext:value-type="float">
            <text:p>10,5139</text:p>
          </table:table-cell>
          <table:table-cell table:number-columns-repeated="6"/>
        </table:table-row>
        <table:table-row table:style-name="ro1">
          <table:table-cell office:value-type="float" office:value="10.2164" calcext:value-type="float">
            <text:p>10,2164</text:p>
          </table:table-cell>
          <table:table-cell office:value-type="float" office:value="5.71429" calcext:value-type="float">
            <text:p>5,71429</text:p>
          </table:table-cell>
          <table:table-cell office:value-type="float" office:value="10.3323" calcext:value-type="float">
            <text:p>10,3323</text:p>
          </table:table-cell>
          <table:table-cell table:number-columns-repeated="6"/>
        </table:table-row>
        <table:table-row table:style-name="ro1">
          <table:table-cell office:value-type="float" office:value="10.777" calcext:value-type="float">
            <text:p>10,777</text:p>
          </table:table-cell>
          <table:table-cell office:value-type="float" office:value="10.5048" calcext:value-type="float">
            <text:p>10,5048</text:p>
          </table:table-cell>
          <table:table-cell office:value-type="float" office:value="9.48533" calcext:value-type="float">
            <text:p>9,48533</text:p>
          </table:table-cell>
          <table:table-cell table:number-columns-repeated="6"/>
        </table:table-row>
        <table:table-row table:style-name="ro1">
          <table:table-cell office:value-type="float" office:value="10.1355" calcext:value-type="float">
            <text:p>10,1355</text:p>
          </table:table-cell>
          <table:table-cell office:value-type="float" office:value="10.5938" calcext:value-type="float">
            <text:p>10,5938</text:p>
          </table:table-cell>
          <table:table-cell office:value-type="float" office:value="10.6987" calcext:value-type="float">
            <text:p>10,698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9.94595" calcext:value-type="float">
            <text:p>9,94595</text:p>
          </table:table-cell>
          <table:table-cell office:value-type="float" office:value="10.8807" calcext:value-type="float">
            <text:p>10,8807</text:p>
          </table:table-cell>
          <table:table-cell office:value-type="float" office:value="12.1212" calcext:value-type="float">
            <text:p>12,1212</text:p>
          </table:table-cell>
          <table:table-cell table:number-columns-repeated="6"/>
        </table:table-row>
        <table:table-row table:style-name="ro1">
          <table:table-cell office:value-type="float" office:value="10.7477" calcext:value-type="float">
            <text:p>10,7477</text:p>
          </table:table-cell>
          <table:table-cell office:value-type="float" office:value="10.9469" calcext:value-type="float">
            <text:p>10,9469</text:p>
          </table:table-cell>
          <table:table-cell office:value-type="float" office:value="10.535" calcext:value-type="float">
            <text:p>10,535</text:p>
          </table:table-cell>
          <table:table-cell table:number-columns-repeated="6"/>
        </table:table-row>
        <table:table-row table:style-name="ro1">
          <table:table-cell office:value-type="float" office:value="9.91189" calcext:value-type="float">
            <text:p>9,91189</text:p>
          </table:table-cell>
          <table:table-cell office:value-type="float" office:value="10.2011" calcext:value-type="float">
            <text:p>10,2011</text:p>
          </table:table-cell>
          <table:table-cell office:value-type="float" office:value="11.3744" calcext:value-type="float">
            <text:p>11,3744</text:p>
          </table:table-cell>
          <table:table-cell table:number-columns-repeated="6"/>
        </table:table-row>
        <table:table-row table:style-name="ro1">
          <table:table-cell office:value-type="float" office:value="10.4505" calcext:value-type="float">
            <text:p>10,4505</text:p>
          </table:table-cell>
          <table:table-cell office:value-type="float" office:value="10.5769" calcext:value-type="float">
            <text:p>10,5769</text:p>
          </table:table-cell>
          <table:table-cell office:value-type="float" office:value="9.15577" calcext:value-type="float">
            <text:p>9,15577</text:p>
          </table:table-cell>
          <table:table-cell table:number-columns-repeated="6"/>
        </table:table-row>
        <table:table-row table:style-name="ro1">
          <table:table-cell office:value-type="float" office:value="10.6459" calcext:value-type="float">
            <text:p>10,6459</text:p>
          </table:table-cell>
          <table:table-cell office:value-type="float" office:value="9.73111" calcext:value-type="float">
            <text:p>9,73111</text:p>
          </table:table-cell>
          <table:table-cell office:value-type="float" office:value="11.3455" calcext:value-type="float">
            <text:p>11,3455</text:p>
          </table:table-cell>
          <table:table-cell table:number-columns-repeated="6"/>
        </table:table-row>
        <table:table-row table:style-name="ro1">
          <table:table-cell office:value-type="float" office:value="10.1335" calcext:value-type="float">
            <text:p>10,1335</text:p>
          </table:table-cell>
          <table:table-cell office:value-type="float" office:value="9.86672" calcext:value-type="float">
            <text:p>9,86672</text:p>
          </table:table-cell>
          <table:table-cell office:value-type="float" office:value="9.78608" calcext:value-type="float">
            <text:p>9,78608</text:p>
          </table:table-cell>
          <table:table-cell table:number-columns-repeated="6"/>
        </table:table-row>
        <table:table-row table:style-name="ro1">
          <table:table-cell office:value-type="float" office:value="10.2532" calcext:value-type="float">
            <text:p>10,2532</text:p>
          </table:table-cell>
          <table:table-cell office:value-type="float" office:value="10.7515" calcext:value-type="float">
            <text:p>10,7515</text:p>
          </table:table-cell>
          <table:table-cell office:value-type="float" office:value="10.3694" calcext:value-type="float">
            <text:p>10,3694</text:p>
          </table:table-cell>
          <table:table-cell table:number-columns-repeated="6"/>
        </table:table-row>
        <table:table-row table:style-name="ro1">
          <table:table-cell office:value-type="float" office:value="10.1887" calcext:value-type="float">
            <text:p>10,1887</text:p>
          </table:table-cell>
          <table:table-cell office:value-type="float" office:value="10.0313" calcext:value-type="float">
            <text:p>10,0313</text:p>
          </table:table-cell>
          <table:table-cell office:value-type="float" office:value="10.0756" calcext:value-type="float">
            <text:p>10,0756</text:p>
          </table:table-cell>
          <table:table-cell table:number-columns-repeated="6"/>
        </table:table-row>
        <table:table-row table:style-name="ro1">
          <table:table-cell office:value-type="float" office:value="11.0974" calcext:value-type="float">
            <text:p>11,0974</text:p>
          </table:table-cell>
          <table:table-cell office:value-type="float" office:value="12.0518" calcext:value-type="float">
            <text:p>12,0518</text:p>
          </table:table-cell>
          <table:table-cell office:value-type="float" office:value="11.1738" calcext:value-type="float">
            <text:p>11,1738</text:p>
          </table:table-cell>
          <table:table-cell table:number-columns-repeated="6"/>
        </table:table-row>
        <table:table-row table:style-name="ro1">
          <table:table-cell office:value-type="float" office:value="9.22166" calcext:value-type="float">
            <text:p>9,22166</text:p>
          </table:table-cell>
          <table:table-cell office:value-type="float" office:value="9.7076" calcext:value-type="float">
            <text:p>9,7076</text:p>
          </table:table-cell>
          <table:table-cell office:value-type="float" office:value="9.98714" calcext:value-type="float">
            <text:p>9,98714</text:p>
          </table:table-cell>
          <table:table-cell table:number-columns-repeated="6"/>
        </table:table-row>
        <table:table-row table:style-name="ro1">
          <table:table-cell office:value-type="float" office:value="10.3907" calcext:value-type="float">
            <text:p>10,3907</text:p>
          </table:table-cell>
          <table:table-cell office:value-type="float" office:value="10.607" calcext:value-type="float">
            <text:p>10,607</text:p>
          </table:table-cell>
          <table:table-cell office:value-type="float" office:value="9.88032" calcext:value-type="float">
            <text:p>9,88032</text:p>
          </table:table-cell>
          <table:table-cell table:number-columns-repeated="6"/>
        </table:table-row>
        <table:table-row table:style-name="ro1">
          <table:table-cell office:value-type="float" office:value="10.2359" calcext:value-type="float">
            <text:p>10,2359</text:p>
          </table:table-cell>
          <table:table-cell office:value-type="float" office:value="10.794" calcext:value-type="float">
            <text:p>10,794</text:p>
          </table:table-cell>
          <table:table-cell office:value-type="float" office:value="9.40906" calcext:value-type="float">
            <text:p>9,40906</text:p>
          </table:table-cell>
          <table:table-cell table:number-columns-repeated="6"/>
        </table:table-row>
        <table:table-row table:style-name="ro1">
          <table:table-cell office:value-type="float" office:value="10.2392" calcext:value-type="float">
            <text:p>10,2392</text:p>
          </table:table-cell>
          <table:table-cell office:value-type="float" office:value="10.3156" calcext:value-type="float">
            <text:p>10,3156</text:p>
          </table:table-cell>
          <table:table-cell office:value-type="float" office:value="9.66393" calcext:value-type="float">
            <text:p>9,66393</text:p>
          </table:table-cell>
          <table:table-cell table:number-columns-repeated="6"/>
        </table:table-row>
        <table:table-row table:style-name="ro1">
          <table:table-cell office:value-type="float" office:value="10.6509" calcext:value-type="float">
            <text:p>10,6509</text:p>
          </table:table-cell>
          <table:table-cell office:value-type="float" office:value="10.2938" calcext:value-type="float">
            <text:p>10,2938</text:p>
          </table:table-cell>
          <table:table-cell office:value-type="float" office:value="10.1315" calcext:value-type="float">
            <text:p>10,1315</text:p>
          </table:table-cell>
          <table:table-cell table:number-columns-repeated="6"/>
        </table:table-row>
        <table:table-row table:style-name="ro1">
          <table:table-cell office:value-type="float" office:value="10.394" calcext:value-type="float">
            <text:p>10,394</text:p>
          </table:table-cell>
          <table:table-cell office:value-type="float" office:value="9.87518" calcext:value-type="float">
            <text:p>9,87518</text:p>
          </table:table-cell>
          <table:table-cell office:value-type="float" office:value="10.1349" calcext:value-type="float">
            <text:p>10,1349</text:p>
          </table:table-cell>
          <table:table-cell table:number-columns-repeated="6"/>
        </table:table-row>
        <table:table-row table:style-name="ro1">
          <table:table-cell office:value-type="float" office:value="10.1017" calcext:value-type="float">
            <text:p>10,1017</text:p>
          </table:table-cell>
          <table:table-cell office:value-type="float" office:value="10.4462" calcext:value-type="float">
            <text:p>10,4462</text:p>
          </table:table-cell>
          <table:table-cell office:value-type="float" office:value="11.8975" calcext:value-type="float">
            <text:p>11,8975</text:p>
          </table:table-cell>
          <table:table-cell table:number-columns-repeated="6"/>
        </table:table-row>
        <table:table-row table:style-name="ro1">
          <table:table-cell office:value-type="float" office:value="10.0345" calcext:value-type="float">
            <text:p>10,0345</text:p>
          </table:table-cell>
          <table:table-cell office:value-type="float" office:value="9.83607" calcext:value-type="float">
            <text:p>9,83607</text:p>
          </table:table-cell>
          <table:table-cell office:value-type="float" office:value="10.6501" calcext:value-type="float">
            <text:p>10,6501</text:p>
          </table:table-cell>
          <table:table-cell table:number-columns-repeated="6"/>
        </table:table-row>
        <table:table-row table:style-name="ro1">
          <table:table-cell office:value-type="float" office:value="9.9779" calcext:value-type="float">
            <text:p>9,9779</text:p>
          </table:table-cell>
          <table:table-cell office:value-type="float" office:value="10.7232" calcext:value-type="float">
            <text:p>10,7232</text:p>
          </table:table-cell>
          <table:table-cell office:value-type="float" office:value="11.3636" calcext:value-type="float">
            <text:p>11,3636</text:p>
          </table:table-cell>
          <table:table-cell table:number-columns-repeated="6"/>
        </table:table-row>
        <table:table-row table:style-name="ro1">
          <table:table-cell office:value-type="float" office:value="10.0679" calcext:value-type="float">
            <text:p>10,0679</text:p>
          </table:table-cell>
          <table:table-cell office:value-type="float" office:value="10.4232" calcext:value-type="float">
            <text:p>10,4232</text:p>
          </table:table-cell>
          <table:table-cell office:value-type="float" office:value="10.8472" calcext:value-type="float">
            <text:p>10,8472</text:p>
          </table:table-cell>
          <table:table-cell table:number-columns-repeated="6"/>
        </table:table-row>
        <table:table-row table:style-name="ro1">
          <table:table-cell office:value-type="float" office:value="8.96092" calcext:value-type="float">
            <text:p>8,96092</text:p>
          </table:table-cell>
          <table:table-cell office:value-type="float" office:value="10.0105" calcext:value-type="float">
            <text:p>10,0105</text:p>
          </table:table-cell>
          <table:table-cell office:value-type="float" office:value="11.1722" calcext:value-type="float">
            <text:p>11,1722</text:p>
          </table:table-cell>
          <table:table-cell table:number-columns-repeated="6"/>
        </table:table-row>
        <table:table-row table:style-name="ro1">
          <table:table-cell office:value-type="float" office:value="10.6721" calcext:value-type="float">
            <text:p>10,6721</text:p>
          </table:table-cell>
          <table:table-cell office:value-type="float" office:value="9.63126" calcext:value-type="float">
            <text:p>9,63126</text:p>
          </table:table-cell>
          <table:table-cell office:value-type="float" office:value="9.82766" calcext:value-type="float">
            <text:p>9,82766</text:p>
          </table:table-cell>
          <table:table-cell table:number-columns-repeated="6"/>
        </table:table-row>
        <table:table-row table:style-name="ro1">
          <table:table-cell office:value-type="float" office:value="9.78261" calcext:value-type="float">
            <text:p>9,78261</text:p>
          </table:table-cell>
          <table:table-cell office:value-type="float" office:value="10.5023" calcext:value-type="float">
            <text:p>10,5023</text:p>
          </table:table-cell>
          <table:table-cell office:value-type="float" office:value="10.5932" calcext:value-type="float">
            <text:p>10,5932</text:p>
          </table:table-cell>
          <table:table-cell table:number-columns-repeated="6"/>
        </table:table-row>
        <table:table-row table:style-name="ro1">
          <table:table-cell office:value-type="float" office:value="10.1963" calcext:value-type="float">
            <text:p>10,1963</text:p>
          </table:table-cell>
          <table:table-cell office:value-type="float" office:value="10.5293" calcext:value-type="float">
            <text:p>10,5293</text:p>
          </table:table-cell>
          <table:table-cell office:value-type="float" office:value="10.2151" calcext:value-type="float">
            <text:p>10,2151</text:p>
          </table:table-cell>
          <table:table-cell table:number-columns-repeated="6"/>
        </table:table-row>
        <table:table-row table:style-name="ro1">
          <table:table-cell office:value-type="float" office:value="9.72922" calcext:value-type="float">
            <text:p>9,72922</text:p>
          </table:table-cell>
          <table:table-cell office:value-type="float" office:value="10.8526" calcext:value-type="float">
            <text:p>10,8526</text:p>
          </table:table-cell>
          <table:table-cell office:value-type="float" office:value="10.0279" calcext:value-type="float">
            <text:p>10,0279</text:p>
          </table:table-cell>
          <table:table-cell table:number-columns-repeated="6"/>
        </table:table-row>
        <table:table-row table:style-name="ro1">
          <table:table-cell office:value-type="float" office:value="10.5647" calcext:value-type="float">
            <text:p>10,5647</text:p>
          </table:table-cell>
          <table:table-cell office:value-type="float" office:value="10.5983" calcext:value-type="float">
            <text:p>10,5983</text:p>
          </table:table-cell>
          <table:table-cell office:value-type="float" office:value="10.2273" calcext:value-type="float">
            <text:p>10,2273</text:p>
          </table:table-cell>
          <table:table-cell table:number-columns-repeated="6"/>
        </table:table-row>
        <table:table-row table:style-name="ro1">
          <table:table-cell office:value-type="float" office:value="10.161" calcext:value-type="float">
            <text:p>10,161</text:p>
          </table:table-cell>
          <table:table-cell office:value-type="float" office:value="8.76133" calcext:value-type="float">
            <text:p>8,76133</text:p>
          </table:table-cell>
          <table:table-cell office:value-type="float" office:value="9.75309" calcext:value-type="float">
            <text:p>9,75309</text:p>
          </table:table-cell>
          <table:table-cell table:number-columns-repeated="6"/>
        </table:table-row>
        <table:table-row table:style-name="ro1">
          <table:table-cell office:value-type="float" office:value="9.97455" calcext:value-type="float">
            <text:p>9,97455</text:p>
          </table:table-cell>
          <table:table-cell office:value-type="float" office:value="10.4637" calcext:value-type="float">
            <text:p>10,4637</text:p>
          </table:table-cell>
          <table:table-cell office:value-type="float" office:value="10.4201" calcext:value-type="float">
            <text:p>10,4201</text:p>
          </table:table-cell>
          <table:table-cell table:number-columns-repeated="6"/>
        </table:table-row>
        <table:table-row table:style-name="ro1">
          <table:table-cell office:value-type="float" office:value="9.99251" calcext:value-type="float">
            <text:p>9,99251</text:p>
          </table:table-cell>
          <table:table-cell office:value-type="float" office:value="10.9194" calcext:value-type="float">
            <text:p>10,9194</text:p>
          </table:table-cell>
          <table:table-cell office:value-type="float" office:value="10.793" calcext:value-type="float">
            <text:p>10,793</text:p>
          </table:table-cell>
          <table:table-cell table:number-columns-repeated="6"/>
        </table:table-row>
        <table:table-row table:style-name="ro1">
          <table:table-cell office:value-type="float" office:value="10.4082" calcext:value-type="float">
            <text:p>10,4082</text:p>
          </table:table-cell>
          <table:table-cell office:value-type="float" office:value="9.889" calcext:value-type="float">
            <text:p>9,889</text:p>
          </table:table-cell>
          <table:table-cell office:value-type="float" office:value="10.58" calcext:value-type="float">
            <text:p>10,58</text:p>
          </table:table-cell>
          <table:table-cell table:number-columns-repeated="6"/>
        </table:table-row>
        <table:table-row table:style-name="ro1">
          <table:table-cell office:value-type="float" office:value="10.3466" calcext:value-type="float">
            <text:p>10,3466</text:p>
          </table:table-cell>
          <table:table-cell office:value-type="float" office:value="10.1366" calcext:value-type="float">
            <text:p>10,1366</text:p>
          </table:table-cell>
          <table:table-cell office:value-type="float" office:value="10.1045" calcext:value-type="float">
            <text:p>10,1045</text:p>
          </table:table-cell>
          <table:table-cell table:number-columns-repeated="6"/>
        </table:table-row>
        <table:table-row table:style-name="ro1">
          <table:table-cell office:value-type="float" office:value="10.8529" calcext:value-type="float">
            <text:p>10,8529</text:p>
          </table:table-cell>
          <table:table-cell office:value-type="float" office:value="10.6022" calcext:value-type="float">
            <text:p>10,6022</text:p>
          </table:table-cell>
          <table:table-cell office:value-type="float" office:value="10.8261" calcext:value-type="float">
            <text:p>10,8261</text:p>
          </table:table-cell>
          <table:table-cell table:number-columns-repeated="6"/>
        </table:table-row>
        <table:table-row table:style-name="ro1">
          <table:table-cell office:value-type="float" office:value="10.513" calcext:value-type="float">
            <text:p>10,513</text:p>
          </table:table-cell>
          <table:table-cell office:value-type="float" office:value="10.7149" calcext:value-type="float">
            <text:p>10,7149</text:p>
          </table:table-cell>
          <table:table-cell office:value-type="float" office:value="11.1628" calcext:value-type="float">
            <text:p>11,1628</text:p>
          </table:table-cell>
          <table:table-cell table:number-columns-repeated="6"/>
        </table:table-row>
        <table:table-row table:style-name="ro1">
          <table:table-cell office:value-type="float" office:value="9.58344" calcext:value-type="float">
            <text:p>9,58344</text:p>
          </table:table-cell>
          <table:table-cell office:value-type="float" office:value="10.5318" calcext:value-type="float">
            <text:p>10,5318</text:p>
          </table:table-cell>
          <table:table-cell office:value-type="float" office:value="11.352" calcext:value-type="float">
            <text:p>11,352</text:p>
          </table:table-cell>
          <table:table-cell table:number-columns-repeated="6"/>
        </table:table-row>
        <table:table-row table:style-name="ro1">
          <table:table-cell office:value-type="float" office:value="10.4927" calcext:value-type="float">
            <text:p>10,4927</text:p>
          </table:table-cell>
          <table:table-cell office:value-type="float" office:value="10.4257" calcext:value-type="float">
            <text:p>10,4257</text:p>
          </table:table-cell>
          <table:table-cell office:value-type="float" office:value="7.14286" calcext:value-type="float">
            <text:p>7,14286</text:p>
          </table:table-cell>
          <table:table-cell table:number-columns-repeated="6"/>
        </table:table-row>
        <table:table-row table:style-name="ro1">
          <table:table-cell office:value-type="float" office:value="11.1776" calcext:value-type="float">
            <text:p>11,1776</text:p>
          </table:table-cell>
          <table:table-cell office:value-type="float" office:value="10.3485" calcext:value-type="float">
            <text:p>10,3485</text:p>
          </table:table-cell>
          <table:table-cell office:value-type="float" office:value="10.7308" calcext:value-type="float">
            <text:p>10,7308</text:p>
          </table:table-cell>
          <table:table-cell table:number-columns-repeated="6"/>
        </table:table-row>
        <table:table-row table:style-name="ro1">
          <table:table-cell office:value-type="float" office:value="10.715" calcext:value-type="float">
            <text:p>10,715</text:p>
          </table:table-cell>
          <table:table-cell office:value-type="float" office:value="10.806" calcext:value-type="float">
            <text:p>10,806</text:p>
          </table:table-cell>
          <table:table-cell office:value-type="float" office:value="10.3825" calcext:value-type="float">
            <text:p>10,3825</text:p>
          </table:table-cell>
          <table:table-cell table:number-columns-repeated="6"/>
        </table:table-row>
        <table:table-row table:style-name="ro1">
          <table:table-cell office:value-type="float" office:value="10.4994" calcext:value-type="float">
            <text:p>10,4994</text:p>
          </table:table-cell>
          <table:table-cell office:value-type="float" office:value="10.6074" calcext:value-type="float">
            <text:p>10,6074</text:p>
          </table:table-cell>
          <table:table-cell office:value-type="float" office:value="9.84127" calcext:value-type="float">
            <text:p>9,84127</text:p>
          </table:table-cell>
          <table:table-cell table:number-columns-repeated="6"/>
        </table:table-row>
        <table:table-row table:style-name="ro1">
          <table:table-cell office:value-type="float" office:value="11.4115" calcext:value-type="float">
            <text:p>11,4115</text:p>
          </table:table-cell>
          <table:table-cell office:value-type="float" office:value="10.5894" calcext:value-type="float">
            <text:p>10,5894</text:p>
          </table:table-cell>
          <table:table-cell office:value-type="float" office:value="10.1278" calcext:value-type="float">
            <text:p>10,1278</text:p>
          </table:table-cell>
          <table:table-cell table:number-columns-repeated="6"/>
        </table:table-row>
        <table:table-row table:style-name="ro1">
          <table:table-cell office:value-type="float" office:value="10.9894" calcext:value-type="float">
            <text:p>10,9894</text:p>
          </table:table-cell>
          <table:table-cell office:value-type="float" office:value="9.71787" calcext:value-type="float">
            <text:p>9,71787</text:p>
          </table:table-cell>
          <table:table-cell office:value-type="float" office:value="9.59041" calcext:value-type="float">
            <text:p>9,59041</text:p>
          </table:table-cell>
          <table:table-cell table:number-columns-repeated="6"/>
        </table:table-row>
        <table:table-row table:style-name="ro1">
          <table:table-cell office:value-type="float" office:value="9.50383" calcext:value-type="float">
            <text:p>9,50383</text:p>
          </table:table-cell>
          <table:table-cell office:value-type="float" office:value="11.6638" calcext:value-type="float">
            <text:p>11,6638</text:p>
          </table:table-cell>
          <table:table-cell office:value-type="float" office:value="10.612" calcext:value-type="float">
            <text:p>10,612</text:p>
          </table:table-cell>
          <table:table-cell table:number-columns-repeated="6"/>
        </table:table-row>
        <table:table-row table:style-name="ro1">
          <table:table-cell office:value-type="float" office:value="11.0951" calcext:value-type="float">
            <text:p>11,0951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10.1818" calcext:value-type="float">
            <text:p>10,1818</text:p>
          </table:table-cell>
          <table:table-cell table:number-columns-repeated="6"/>
        </table:table-row>
        <table:table-row table:style-name="ro1">
          <table:table-cell office:value-type="float" office:value="11.1517" calcext:value-type="float">
            <text:p>11,1517</text:p>
          </table:table-cell>
          <table:table-cell office:value-type="float" office:value="9.94318" calcext:value-type="float">
            <text:p>9,94318</text:p>
          </table:table-cell>
          <table:table-cell office:value-type="float" office:value="10.218" calcext:value-type="float">
            <text:p>10,218</text:p>
          </table:table-cell>
          <table:table-cell table:number-columns-repeated="6"/>
        </table:table-row>
        <table:table-row table:style-name="ro1">
          <table:table-cell office:value-type="float" office:value="10.1711" calcext:value-type="float">
            <text:p>10,1711</text:p>
          </table:table-cell>
          <table:table-cell office:value-type="float" office:value="9.90301" calcext:value-type="float">
            <text:p>9,90301</text:p>
          </table:table-cell>
          <table:table-cell office:value-type="float" office:value="10.4174" calcext:value-type="float">
            <text:p>10,4174</text:p>
          </table:table-cell>
          <table:table-cell table:number-columns-repeated="6"/>
        </table:table-row>
        <table:table-row table:style-name="ro1">
          <table:table-cell office:value-type="float" office:value="10.1558" calcext:value-type="float">
            <text:p>10,1558</text:p>
          </table:table-cell>
          <table:table-cell office:value-type="float" office:value="10.5568" calcext:value-type="float">
            <text:p>10,5568</text:p>
          </table:table-cell>
          <table:table-cell office:value-type="float" office:value="10.3386" calcext:value-type="float">
            <text:p>10,3386</text:p>
          </table:table-cell>
          <table:table-cell table:number-columns-repeated="6"/>
        </table:table-row>
        <table:table-row table:style-name="ro1">
          <table:table-cell office:value-type="float" office:value="10.0899" calcext:value-type="float">
            <text:p>10,0899</text:p>
          </table:table-cell>
          <table:table-cell office:value-type="float" office:value="10.0346" calcext:value-type="float">
            <text:p>10,0346</text:p>
          </table:table-cell>
          <table:table-cell office:value-type="float" office:value="9.85915" calcext:value-type="float">
            <text:p>9,85915</text:p>
          </table:table-cell>
          <table:table-cell table:number-columns-repeated="6"/>
        </table:table-row>
        <table:table-row table:style-name="ro1">
          <table:table-cell office:value-type="float" office:value="10.3448" calcext:value-type="float">
            <text:p>10,3448</text:p>
          </table:table-cell>
          <table:table-cell office:value-type="float" office:value="10.7952" calcext:value-type="float">
            <text:p>10,7952</text:p>
          </table:table-cell>
          <table:table-cell office:value-type="float" office:value="10.9876" calcext:value-type="float">
            <text:p>10,9876</text:p>
          </table:table-cell>
          <table:table-cell table:number-columns-repeated="6"/>
        </table:table-row>
        <table:table-row table:style-name="ro1">
          <table:table-cell office:value-type="float" office:value="9.96624" calcext:value-type="float">
            <text:p>9,96624</text:p>
          </table:table-cell>
          <table:table-cell office:value-type="float" office:value="9.64097" calcext:value-type="float">
            <text:p>9,64097</text:p>
          </table:table-cell>
          <table:table-cell office:value-type="float" office:value="10.421" calcext:value-type="float">
            <text:p>10,421</text:p>
          </table:table-cell>
          <table:table-cell table:number-columns-repeated="6"/>
        </table:table-row>
        <table:table-row table:style-name="ro1">
          <table:table-cell office:value-type="float" office:value="10.0973" calcext:value-type="float">
            <text:p>10,0973</text:p>
          </table:table-cell>
          <table:table-cell office:value-type="float" office:value="10.4238" calcext:value-type="float">
            <text:p>10,4238</text:p>
          </table:table-cell>
          <table:table-cell office:value-type="float" office:value="9.95122" calcext:value-type="float">
            <text:p>9,95122</text:p>
          </table:table-cell>
          <table:table-cell table:number-columns-repeated="6"/>
        </table:table-row>
        <table:table-row table:style-name="ro1">
          <table:table-cell office:value-type="float" office:value="10.2856" calcext:value-type="float">
            <text:p>10,2856</text:p>
          </table:table-cell>
          <table:table-cell office:value-type="float" office:value="10.1193" calcext:value-type="float">
            <text:p>10,1193</text:p>
          </table:table-cell>
          <table:table-cell office:value-type="float" office:value="10.7858" calcext:value-type="float">
            <text:p>10,7858</text:p>
          </table:table-cell>
          <table:table-cell table:number-columns-repeated="6"/>
        </table:table-row>
        <table:table-row table:style-name="ro1">
          <table:table-cell office:value-type="float" office:value="11.2983" calcext:value-type="float">
            <text:p>11,2983</text:p>
          </table:table-cell>
          <table:table-cell office:value-type="float" office:value="10.3618" calcext:value-type="float">
            <text:p>10,3618</text:p>
          </table:table-cell>
          <table:table-cell office:value-type="float" office:value="12.2388" calcext:value-type="float">
            <text:p>12,2388</text:p>
          </table:table-cell>
          <table:table-cell table:number-columns-repeated="6"/>
        </table:table-row>
        <table:table-row table:style-name="ro1">
          <table:table-cell office:value-type="float" office:value="10.1611" calcext:value-type="float">
            <text:p>10,1611</text:p>
          </table:table-cell>
          <table:table-cell office:value-type="float" office:value="10.9419" calcext:value-type="float">
            <text:p>10,9419</text:p>
          </table:table-cell>
          <table:table-cell office:value-type="float" office:value="9.96711" calcext:value-type="float">
            <text:p>9,96711</text:p>
          </table:table-cell>
          <table:table-cell table:number-columns-repeated="6"/>
        </table:table-row>
        <table:table-row table:style-name="ro1">
          <table:table-cell office:value-type="float" office:value="10.0115" calcext:value-type="float">
            <text:p>10,0115</text:p>
          </table:table-cell>
          <table:table-cell office:value-type="float" office:value="10.2081" calcext:value-type="float">
            <text:p>10,2081</text:p>
          </table:table-cell>
          <table:table-cell office:value-type="float" office:value="10.2273" calcext:value-type="float">
            <text:p>10,2273</text:p>
          </table:table-cell>
          <table:table-cell table:number-columns-repeated="6"/>
        </table:table-row>
        <table:table-row table:style-name="ro1">
          <table:table-cell office:value-type="float" office:value="10.334" calcext:value-type="float">
            <text:p>10,334</text:p>
          </table:table-cell>
          <table:table-cell office:value-type="float" office:value="12.1844" calcext:value-type="float">
            <text:p>12,1844</text:p>
          </table:table-cell>
          <table:table-cell office:value-type="float" office:value="10.4298" calcext:value-type="float">
            <text:p>10,4298</text:p>
          </table:table-cell>
          <table:table-cell table:number-columns-repeated="6"/>
        </table:table-row>
        <table:table-row table:style-name="ro1">
          <table:table-cell office:value-type="float" office:value="10.4586" calcext:value-type="float">
            <text:p>10,4586</text:p>
          </table:table-cell>
          <table:table-cell office:value-type="float" office:value="9.98315" calcext:value-type="float">
            <text:p>9,98315</text:p>
          </table:table-cell>
          <table:table-cell office:value-type="float" office:value="9.55042" calcext:value-type="float">
            <text:p>9,55042</text:p>
          </table:table-cell>
          <table:table-cell table:number-columns-repeated="6"/>
        </table:table-row>
        <table:table-row table:style-name="ro1">
          <table:table-cell office:value-type="float" office:value="10.5631" calcext:value-type="float">
            <text:p>10,5631</text:p>
          </table:table-cell>
          <table:table-cell office:value-type="float" office:value="10.4392" calcext:value-type="float">
            <text:p>10,4392</text:p>
          </table:table-cell>
          <table:table-cell office:value-type="float" office:value="10.8049" calcext:value-type="float">
            <text:p>10,8049</text:p>
          </table:table-cell>
          <table:table-cell table:number-columns-repeated="6"/>
        </table:table-row>
        <table:table-row table:style-name="ro1">
          <table:table-cell office:value-type="float" office:value="10.108" calcext:value-type="float">
            <text:p>10,108</text:p>
          </table:table-cell>
          <table:table-cell office:value-type="float" office:value="10.2758" calcext:value-type="float">
            <text:p>10,2758</text:p>
          </table:table-cell>
          <table:table-cell office:value-type="float" office:value="9.82852" calcext:value-type="float">
            <text:p>9,82852</text:p>
          </table:table-cell>
          <table:table-cell table:number-columns-repeated="6"/>
        </table:table-row>
        <table:table-row table:style-name="ro1">
          <table:table-cell office:value-type="float" office:value="10.4116" calcext:value-type="float">
            <text:p>10,4116</text:p>
          </table:table-cell>
          <table:table-cell office:value-type="float" office:value="10.6264" calcext:value-type="float">
            <text:p>10,6264</text:p>
          </table:table-cell>
          <table:table-cell office:value-type="float" office:value="10.3348" calcext:value-type="float">
            <text:p>10,3348</text:p>
          </table:table-cell>
          <table:table-cell table:number-columns-repeated="6"/>
        </table:table-row>
        <table:table-row table:style-name="ro1">
          <table:table-cell office:value-type="float" office:value="10.2308" calcext:value-type="float">
            <text:p>10,2308</text:p>
          </table:table-cell>
          <table:table-cell office:value-type="float" office:value="10.4645" calcext:value-type="float">
            <text:p>10,4645</text:p>
          </table:table-cell>
          <table:table-cell office:value-type="float" office:value="10.559" calcext:value-type="float">
            <text:p>10,559</text:p>
          </table:table-cell>
          <table:table-cell table:number-columns-repeated="6"/>
        </table:table-row>
        <table:table-row table:style-name="ro1">
          <table:table-cell office:value-type="float" office:value="10.2928" calcext:value-type="float">
            <text:p>10,2928</text:p>
          </table:table-cell>
          <table:table-cell office:value-type="float" office:value="10.6306" calcext:value-type="float">
            <text:p>10,6306</text:p>
          </table:table-cell>
          <table:table-cell office:value-type="float" office:value="10.9692" calcext:value-type="float">
            <text:p>10,9692</text:p>
          </table:table-cell>
          <table:table-cell table:number-columns-repeated="6"/>
        </table:table-row>
        <table:table-row table:style-name="ro1">
          <table:table-cell office:value-type="float" office:value="10.3203" calcext:value-type="float">
            <text:p>10,3203</text:p>
          </table:table-cell>
          <table:table-cell office:value-type="float" office:value="6.12245" calcext:value-type="float">
            <text:p>6,12245</text:p>
          </table:table-cell>
          <table:table-cell office:value-type="float" office:value="9.8589" calcext:value-type="float">
            <text:p>9,8589</text:p>
          </table:table-cell>
          <table:table-cell table:number-columns-repeated="6"/>
        </table:table-row>
        <table:table-row table:style-name="ro1">
          <table:table-cell office:value-type="float" office:value="10.867" calcext:value-type="float">
            <text:p>10,867</text:p>
          </table:table-cell>
          <table:table-cell office:value-type="float" office:value="10.4257" calcext:value-type="float">
            <text:p>10,4257</text:p>
          </table:table-cell>
          <table:table-cell office:value-type="float" office:value="9.94664" calcext:value-type="float">
            <text:p>9,94664</text:p>
          </table:table-cell>
          <table:table-cell table:number-columns-repeated="6"/>
        </table:table-row>
        <table:table-row table:style-name="ro1">
          <table:table-cell office:value-type="float" office:value="10.323" calcext:value-type="float">
            <text:p>10,323</text:p>
          </table:table-cell>
          <table:table-cell office:value-type="float" office:value="10.8765" calcext:value-type="float">
            <text:p>10,8765</text:p>
          </table:table-cell>
          <table:table-cell office:value-type="float" office:value="11.313" calcext:value-type="float">
            <text:p>11,3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10.5769" calcext:value-type="float">
            <text:p>10,5769</text:p>
          </table:table-cell>
          <table:table-cell office:value-type="float" office:value="10.1626" calcext:value-type="float">
            <text:p>10,1626</text:p>
          </table:table-cell>
          <table:table-cell office:value-type="float" office:value="10.8434" calcext:value-type="float">
            <text:p>10,8434</text:p>
          </table:table-cell>
          <table:table-cell table:number-columns-repeated="6"/>
        </table:table-row>
        <table:table-row table:style-name="ro1">
          <table:table-cell office:value-type="float" office:value="12.3995" calcext:value-type="float">
            <text:p>12,3995</text:p>
          </table:table-cell>
          <table:table-cell office:value-type="float" office:value="10.435" calcext:value-type="float">
            <text:p>10,435</text:p>
          </table:table-cell>
          <table:table-cell office:value-type="float" office:value="10.5616" calcext:value-type="float">
            <text:p>10,5616</text:p>
          </table:table-cell>
          <table:table-cell table:number-columns-repeated="6"/>
        </table:table-row>
        <table:table-row table:style-name="ro1">
          <table:table-cell office:value-type="float" office:value="11.9266" calcext:value-type="float">
            <text:p>11,9266</text:p>
          </table:table-cell>
          <table:table-cell office:value-type="float" office:value="9.65537" calcext:value-type="float">
            <text:p>9,65537</text:p>
          </table:table-cell>
          <table:table-cell office:value-type="float" office:value="6.79612" calcext:value-type="float">
            <text:p>6,79612</text:p>
          </table:table-cell>
          <table:table-cell table:number-columns-repeated="6"/>
        </table:table-row>
        <table:table-row table:style-name="ro1">
          <table:table-cell office:value-type="float" office:value="9.90396" calcext:value-type="float">
            <text:p>9,90396</text:p>
          </table:table-cell>
          <table:table-cell office:value-type="float" office:value="7" calcext:value-type="float">
            <text:p>7</text:p>
          </table:table-cell>
          <table:table-cell office:value-type="float" office:value="9.85748" calcext:value-type="float">
            <text:p>9,85748</text:p>
          </table:table-cell>
          <table:table-cell table:number-columns-repeated="6"/>
        </table:table-row>
        <table:table-row table:style-name="ro1">
          <table:table-cell office:value-type="float" office:value="10.5533" calcext:value-type="float">
            <text:p>10,5533</text:p>
          </table:table-cell>
          <table:table-cell office:value-type="float" office:value="10.3264" calcext:value-type="float">
            <text:p>10,3264</text:p>
          </table:table-cell>
          <table:table-cell office:value-type="float" office:value="11.0202" calcext:value-type="float">
            <text:p>11,0202</text:p>
          </table:table-cell>
          <table:table-cell table:number-columns-repeated="6"/>
        </table:table-row>
        <table:table-row table:style-name="ro1">
          <table:table-cell office:value-type="float" office:value="9.47692" calcext:value-type="float">
            <text:p>9,47692</text:p>
          </table:table-cell>
          <table:table-cell office:value-type="float" office:value="9.62647" calcext:value-type="float">
            <text:p>9,62647</text:p>
          </table:table-cell>
          <table:table-cell office:value-type="float" office:value="10.3415" calcext:value-type="float">
            <text:p>10,3415</text:p>
          </table:table-cell>
          <table:table-cell table:number-columns-repeated="6"/>
        </table:table-row>
        <table:table-row table:style-name="ro1">
          <table:table-cell office:value-type="float" office:value="10.1548" calcext:value-type="float">
            <text:p>10,1548</text:p>
          </table:table-cell>
          <table:table-cell office:value-type="float" office:value="10.8677" calcext:value-type="float">
            <text:p>10,8677</text:p>
          </table:table-cell>
          <table:table-cell office:value-type="float" office:value="10.1716" calcext:value-type="float">
            <text:p>10,1716</text:p>
          </table:table-cell>
          <table:table-cell table:number-columns-repeated="6"/>
        </table:table-row>
        <table:table-row table:style-name="ro1">
          <table:table-cell office:value-type="float" office:value="10.5372" calcext:value-type="float">
            <text:p>10,5372</text:p>
          </table:table-cell>
          <table:table-cell office:value-type="float" office:value="11.2094" calcext:value-type="float">
            <text:p>11,2094</text:p>
          </table:table-cell>
          <table:table-cell office:value-type="float" office:value="9.32968" calcext:value-type="float">
            <text:p>9,32968</text:p>
          </table:table-cell>
          <table:table-cell table:number-columns-repeated="6"/>
        </table:table-row>
        <table:table-row table:style-name="ro1">
          <table:table-cell office:value-type="float" office:value="11.4767" calcext:value-type="float">
            <text:p>11,4767</text:p>
          </table:table-cell>
          <table:table-cell office:value-type="float" office:value="10.7283" calcext:value-type="float">
            <text:p>10,7283</text:p>
          </table:table-cell>
          <table:table-cell office:value-type="float" office:value="10.8696" calcext:value-type="float">
            <text:p>10,8696</text:p>
          </table:table-cell>
          <table:table-cell table:number-columns-repeated="6"/>
        </table:table-row>
        <table:table-row table:style-name="ro1">
          <table:table-cell office:value-type="float" office:value="9.79228" calcext:value-type="float">
            <text:p>9,79228</text:p>
          </table:table-cell>
          <table:table-cell office:value-type="float" office:value="10.1655" calcext:value-type="float">
            <text:p>10,1655</text:p>
          </table:table-cell>
          <table:table-cell office:value-type="float" office:value="10.4825" calcext:value-type="float">
            <text:p>10,4825</text:p>
          </table:table-cell>
          <table:table-cell table:number-columns-repeated="6"/>
        </table:table-row>
        <table:table-row table:style-name="ro1">
          <table:table-cell office:value-type="float" office:value="9.73971" calcext:value-type="float">
            <text:p>9,73971</text:p>
          </table:table-cell>
          <table:table-cell office:value-type="float" office:value="9.92411" calcext:value-type="float">
            <text:p>9,92411</text:p>
          </table:table-cell>
          <table:table-cell office:value-type="float" office:value="10.0763" calcext:value-type="float">
            <text:p>10,0763</text:p>
          </table:table-cell>
          <table:table-cell table:number-columns-repeated="6"/>
        </table:table-row>
        <table:table-row table:style-name="ro1">
          <table:table-cell office:value-type="float" office:value="11.2033" calcext:value-type="float">
            <text:p>11,2033</text:p>
          </table:table-cell>
          <table:table-cell office:value-type="float" office:value="10.1971" calcext:value-type="float">
            <text:p>10,1971</text:p>
          </table:table-cell>
          <table:table-cell office:value-type="float" office:value="10.3873" calcext:value-type="float">
            <text:p>10,3873</text:p>
          </table:table-cell>
          <table:table-cell table:number-columns-repeated="6"/>
        </table:table-row>
        <table:table-row table:style-name="ro1">
          <table:table-cell office:value-type="float" office:value="10.1981" calcext:value-type="float">
            <text:p>10,1981</text:p>
          </table:table-cell>
          <table:table-cell office:value-type="float" office:value="9.97453" calcext:value-type="float">
            <text:p>9,97453</text:p>
          </table:table-cell>
          <table:table-cell office:value-type="float" office:value="10.0641" calcext:value-type="float">
            <text:p>10,0641</text:p>
          </table:table-cell>
          <table:table-cell table:number-columns-repeated="6"/>
        </table:table-row>
        <table:table-row table:style-name="ro1">
          <table:table-cell office:value-type="float" office:value="11.1918" calcext:value-type="float">
            <text:p>11,1918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256" calcext:value-type="float">
            <text:p>10,3256</text:p>
          </table:table-cell>
          <table:table-cell table:number-columns-repeated="6"/>
        </table:table-row>
        <table:table-row table:style-name="ro1">
          <table:table-cell office:value-type="float" office:value="9.486" calcext:value-type="float">
            <text:p>9,486</text:p>
          </table:table-cell>
          <table:table-cell office:value-type="float" office:value="9.90171" calcext:value-type="float">
            <text:p>9,90171</text:p>
          </table:table-cell>
          <table:table-cell office:value-type="float" office:value="11.3617" calcext:value-type="float">
            <text:p>11,3617</text:p>
          </table:table-cell>
          <table:table-cell table:number-columns-repeated="6"/>
        </table:table-row>
        <table:table-row table:style-name="ro1">
          <table:table-cell office:value-type="float" office:value="10.9155" calcext:value-type="float">
            <text:p>10,9155</text:p>
          </table:table-cell>
          <table:table-cell office:value-type="float" office:value="11.4201" calcext:value-type="float">
            <text:p>11,4201</text:p>
          </table:table-cell>
          <table:table-cell office:value-type="float" office:value="11.3524" calcext:value-type="float">
            <text:p>11,3524</text:p>
          </table:table-cell>
          <table:table-cell table:number-columns-repeated="6"/>
        </table:table-row>
        <table:table-row table:style-name="ro1">
          <table:table-cell office:value-type="float" office:value="9.35049" calcext:value-type="float">
            <text:p>9,35049</text:p>
          </table:table-cell>
          <table:table-cell office:value-type="float" office:value="10.3053" calcext:value-type="float">
            <text:p>10,3053</text:p>
          </table:table-cell>
          <table:table-cell office:value-type="float" office:value="10.9642" calcext:value-type="float">
            <text:p>10,9642</text:p>
          </table:table-cell>
          <table:table-cell table:number-columns-repeated="6"/>
        </table:table-row>
        <table:table-row table:style-name="ro1">
          <table:table-cell office:value-type="float" office:value="10.8392" calcext:value-type="float">
            <text:p>10,8392</text:p>
          </table:table-cell>
          <table:table-cell office:value-type="float" office:value="10.9787" calcext:value-type="float">
            <text:p>10,9787</text:p>
          </table:table-cell>
          <table:table-cell office:value-type="float" office:value="10.8384" calcext:value-type="float">
            <text:p>10,8384</text:p>
          </table:table-cell>
          <table:table-cell table:number-columns-repeated="6"/>
        </table:table-row>
        <table:table-row table:style-name="ro1">
          <table:table-cell office:value-type="float" office:value="10.6209" calcext:value-type="float">
            <text:p>10,6209</text:p>
          </table:table-cell>
          <table:table-cell office:value-type="float" office:value="11.4304" calcext:value-type="float">
            <text:p>11,4304</text:p>
          </table:table-cell>
          <table:table-cell office:value-type="float" office:value="11.0875" calcext:value-type="float">
            <text:p>11,0875</text:p>
          </table:table-cell>
          <table:table-cell table:number-columns-repeated="6"/>
        </table:table-row>
        <table:table-row table:style-name="ro1">
          <table:table-cell office:value-type="float" office:value="10.2041" calcext:value-type="float">
            <text:p>10,2041</text:p>
          </table:table-cell>
          <table:table-cell office:value-type="float" office:value="10.119" calcext:value-type="float">
            <text:p>10,11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9.2185" calcext:value-type="float">
            <text:p>9,2185</text:p>
          </table:table-cell>
          <table:table-cell office:value-type="float" office:value="10.3166" calcext:value-type="float">
            <text:p>10,3166</text:p>
          </table:table-cell>
          <table:table-cell office:value-type="float" office:value="10.6222" calcext:value-type="float">
            <text:p>10,6222</text:p>
          </table:table-cell>
          <table:table-cell table:number-columns-repeated="6"/>
        </table:table-row>
        <table:table-row table:style-name="ro1">
          <table:table-cell office:value-type="float" office:value="9.86181" calcext:value-type="float">
            <text:p>9,86181</text:p>
          </table:table-cell>
          <table:table-cell office:value-type="float" office:value="10.7051" calcext:value-type="float">
            <text:p>10,7051</text:p>
          </table:table-cell>
          <table:table-cell office:value-type="float" office:value="9.98914" calcext:value-type="float">
            <text:p>9,98914</text:p>
          </table:table-cell>
          <table:table-cell table:number-columns-repeated="6"/>
        </table:table-row>
        <table:table-row table:style-name="ro1">
          <table:table-cell office:value-type="float" office:value="11.0939" calcext:value-type="float">
            <text:p>11,0939</text:p>
          </table:table-cell>
          <table:table-cell office:value-type="float" office:value="10.4242" calcext:value-type="float">
            <text:p>10,4242</text:p>
          </table:table-cell>
          <table:table-cell office:value-type="float" office:value="10.2269" calcext:value-type="float">
            <text:p>10,2269</text:p>
          </table:table-cell>
          <table:table-cell table:number-columns-repeated="6"/>
        </table:table-row>
        <table:table-row table:style-name="ro1">
          <table:table-cell office:value-type="float" office:value="10.2556" calcext:value-type="float">
            <text:p>10,2556</text:p>
          </table:table-cell>
          <table:table-cell office:value-type="float" office:value="10.5875" calcext:value-type="float">
            <text:p>10,5875</text:p>
          </table:table-cell>
          <table:table-cell office:value-type="float" office:value="8.94919" calcext:value-type="float">
            <text:p>8,94919</text:p>
          </table:table-cell>
          <table:table-cell table:number-columns-repeated="6"/>
        </table:table-row>
        <table:table-row table:style-name="ro1">
          <table:table-cell office:value-type="float" office:value="10.5064" calcext:value-type="float">
            <text:p>10,5064</text:p>
          </table:table-cell>
          <table:table-cell office:value-type="float" office:value="10.1964" calcext:value-type="float">
            <text:p>10,1964</text:p>
          </table:table-cell>
          <table:table-cell office:value-type="float" office:value="9.86566" calcext:value-type="float">
            <text:p>9,86566</text:p>
          </table:table-cell>
          <table:table-cell table:number-columns-repeated="6"/>
        </table:table-row>
        <table:table-row table:style-name="ro1">
          <table:table-cell office:value-type="float" office:value="10.3876" calcext:value-type="float">
            <text:p>10,3876</text:p>
          </table:table-cell>
          <table:table-cell office:value-type="float" office:value="8.44156" calcext:value-type="float">
            <text:p>8,44156</text:p>
          </table:table-cell>
          <table:table-cell office:value-type="float" office:value="9.25481" calcext:value-type="float">
            <text:p>9,25481</text:p>
          </table:table-cell>
          <table:table-cell table:number-columns-repeated="6"/>
        </table:table-row>
        <table:table-row table:style-name="ro1">
          <table:table-cell office:value-type="float" office:value="10.1712" calcext:value-type="float">
            <text:p>10,1712</text:p>
          </table:table-cell>
          <table:table-cell office:value-type="float" office:value="9.04645" calcext:value-type="float">
            <text:p>9,04645</text:p>
          </table:table-cell>
          <table:table-cell office:value-type="float" office:value="10.4333" calcext:value-type="float">
            <text:p>10,4333</text:p>
          </table:table-cell>
          <table:table-cell table:number-columns-repeated="6"/>
        </table:table-row>
        <table:table-row table:style-name="ro1">
          <table:table-cell office:value-type="float" office:value="10.3213" calcext:value-type="float">
            <text:p>10,3213</text:p>
          </table:table-cell>
          <table:table-cell office:value-type="float" office:value="9.96229" calcext:value-type="float">
            <text:p>9,96229</text:p>
          </table:table-cell>
          <table:table-cell office:value-type="float" office:value="10.9272" calcext:value-type="float">
            <text:p>10,9272</text:p>
          </table:table-cell>
          <table:table-cell table:number-columns-repeated="6"/>
        </table:table-row>
        <table:table-row table:style-name="ro1">
          <table:table-cell office:value-type="float" office:value="10.3886" calcext:value-type="float">
            <text:p>10,3886</text:p>
          </table:table-cell>
          <table:table-cell office:value-type="float" office:value="10.0126" calcext:value-type="float">
            <text:p>10,0126</text:p>
          </table:table-cell>
          <table:table-cell office:value-type="float" office:value="10.4134" calcext:value-type="float">
            <text:p>10,4134</text:p>
          </table:table-cell>
          <table:table-cell table:number-columns-repeated="6"/>
        </table:table-row>
        <table:table-row table:style-name="ro1">
          <table:table-cell office:value-type="float" office:value="10.9982" calcext:value-type="float">
            <text:p>10,9982</text:p>
          </table:table-cell>
          <table:table-cell office:value-type="float" office:value="9.57152" calcext:value-type="float">
            <text:p>9,57152</text:p>
          </table:table-cell>
          <table:table-cell office:value-type="float" office:value="10.4136" calcext:value-type="float">
            <text:p>10,4136</text:p>
          </table:table-cell>
          <table:table-cell table:number-columns-repeated="6"/>
        </table:table-row>
        <table:table-row table:style-name="ro1">
          <table:table-cell office:value-type="float" office:value="10.6281" calcext:value-type="float">
            <text:p>10,6281</text:p>
          </table:table-cell>
          <table:table-cell office:value-type="float" office:value="10.4484" calcext:value-type="float">
            <text:p>10,4484</text:p>
          </table:table-cell>
          <table:table-cell office:value-type="float" office:value="10.7829" calcext:value-type="float">
            <text:p>10,7829</text:p>
          </table:table-cell>
          <table:table-cell table:number-columns-repeated="6"/>
        </table:table-row>
        <table:table-row table:style-name="ro1">
          <table:table-cell office:value-type="float" office:value="10.5303" calcext:value-type="float">
            <text:p>10,5303</text:p>
          </table:table-cell>
          <table:table-cell office:value-type="float" office:value="11.2838" calcext:value-type="float">
            <text:p>11,2838</text:p>
          </table:table-cell>
          <table:table-cell office:value-type="float" office:value="5.76923" calcext:value-type="float">
            <text:p>5,76923</text:p>
          </table:table-cell>
          <table:table-cell table:number-columns-repeated="6"/>
        </table:table-row>
        <table:table-row table:style-name="ro1">
          <table:table-cell office:value-type="float" office:value="10.5972" calcext:value-type="float">
            <text:p>10,5972</text:p>
          </table:table-cell>
          <table:table-cell office:value-type="float" office:value="10.2492" calcext:value-type="float">
            <text:p>10,2492</text:p>
          </table:table-cell>
          <table:table-cell office:value-type="float" office:value="11.165" calcext:value-type="float">
            <text:p>11,165</text:p>
          </table:table-cell>
          <table:table-cell table:number-columns-repeated="6"/>
        </table:table-row>
        <table:table-row table:style-name="ro1">
          <table:table-cell office:value-type="float" office:value="10.1942" calcext:value-type="float">
            <text:p>10,1942</text:p>
          </table:table-cell>
          <table:table-cell office:value-type="float" office:value="10.0352" calcext:value-type="float">
            <text:p>10,0352</text:p>
          </table:table-cell>
          <table:table-cell office:value-type="float" office:value="8.84956" calcext:value-type="float">
            <text:p>8,84956</text:p>
          </table:table-cell>
          <table:table-cell table:number-columns-repeated="6"/>
        </table:table-row>
        <table:table-row table:style-name="ro1">
          <table:table-cell office:value-type="float" office:value="10.1793" calcext:value-type="float">
            <text:p>10,1793</text:p>
          </table:table-cell>
          <table:table-cell office:value-type="float" office:value="10.2227" calcext:value-type="float">
            <text:p>10,2227</text:p>
          </table:table-cell>
          <table:table-cell office:value-type="float" office:value="10.8177" calcext:value-type="float">
            <text:p>10,8177</text:p>
          </table:table-cell>
          <table:table-cell table:number-columns-repeated="6"/>
        </table:table-row>
        <table:table-row table:style-name="ro1">
          <table:table-cell office:value-type="float" office:value="11.1322" calcext:value-type="float">
            <text:p>11,1322</text:p>
          </table:table-cell>
          <table:table-cell office:value-type="float" office:value="10.494" calcext:value-type="float">
            <text:p>10,494</text:p>
          </table:table-cell>
          <table:table-cell office:value-type="float" office:value="10.4315" calcext:value-type="float">
            <text:p>10,4315</text:p>
          </table:table-cell>
          <table:table-cell table:number-columns-repeated="6"/>
        </table:table-row>
        <table:table-row table:style-name="ro1">
          <table:table-cell office:value-type="float" office:value="10.9188" calcext:value-type="float">
            <text:p>10,9188</text:p>
          </table:table-cell>
          <table:table-cell office:value-type="float" office:value="10.6605" calcext:value-type="float">
            <text:p>10,6605</text:p>
          </table:table-cell>
          <table:table-cell office:value-type="float" office:value="9.33202" calcext:value-type="float">
            <text:p>9,33202</text:p>
          </table:table-cell>
          <table:table-cell table:number-columns-repeated="6"/>
        </table:table-row>
        <table:table-row table:style-name="ro1">
          <table:table-cell office:value-type="float" office:value="10.4478" calcext:value-type="float">
            <text:p>10,4478</text:p>
          </table:table-cell>
          <table:table-cell office:value-type="float" office:value="10.6109" calcext:value-type="float">
            <text:p>10,6109</text:p>
          </table:table-cell>
          <table:table-cell office:value-type="float" office:value="10.8716" calcext:value-type="float">
            <text:p>10,8716</text:p>
          </table:table-cell>
          <table:table-cell table:number-columns-repeated="6"/>
        </table:table-row>
        <table:table-row table:style-name="ro1">
          <table:table-cell office:value-type="float" office:value="10.5755" calcext:value-type="float">
            <text:p>10,5755</text:p>
          </table:table-cell>
          <table:table-cell office:value-type="float" office:value="7.46753" calcext:value-type="float">
            <text:p>7,46753</text:p>
          </table:table-cell>
          <table:table-cell office:value-type="float" office:value="8.75622" calcext:value-type="float">
            <text:p>8,75622</text:p>
          </table:table-cell>
          <table:table-cell table:number-columns-repeated="6"/>
        </table:table-row>
        <table:table-row table:style-name="ro1">
          <table:table-cell office:value-type="float" office:value="10.3613" calcext:value-type="float">
            <text:p>10,3613</text:p>
          </table:table-cell>
          <table:table-cell office:value-type="float" office:value="9.33489" calcext:value-type="float">
            <text:p>9,33489</text:p>
          </table:table-cell>
          <table:table-cell office:value-type="float" office:value="10.0958" calcext:value-type="float">
            <text:p>10,0958</text:p>
          </table:table-cell>
          <table:table-cell table:number-columns-repeated="6"/>
        </table:table-row>
        <table:table-row table:style-name="ro1">
          <table:table-cell office:value-type="float" office:value="11.2431" calcext:value-type="float">
            <text:p>11,2431</text:p>
          </table:table-cell>
          <table:table-cell office:value-type="float" office:value="9.83193" calcext:value-type="float">
            <text:p>9,83193</text:p>
          </table:table-cell>
          <table:table-cell office:value-type="float" office:value="10.306" calcext:value-type="float">
            <text:p>10,306</text:p>
          </table:table-cell>
          <table:table-cell table:number-columns-repeated="6"/>
        </table:table-row>
        <table:table-row table:style-name="ro1">
          <table:table-cell office:value-type="float" office:value="10.329" calcext:value-type="float">
            <text:p>10,329</text:p>
          </table:table-cell>
          <table:table-cell office:value-type="float" office:value="9.97104" calcext:value-type="float">
            <text:p>9,97104</text:p>
          </table:table-cell>
          <table:table-cell office:value-type="float" office:value="10.6413" calcext:value-type="float">
            <text:p>10,6413</text:p>
          </table:table-cell>
          <table:table-cell table:number-columns-repeated="6"/>
        </table:table-row>
        <table:table-row table:style-name="ro1">
          <table:table-cell office:value-type="float" office:value="10.2118" calcext:value-type="float">
            <text:p>10,2118</text:p>
          </table:table-cell>
          <table:table-cell office:value-type="float" office:value="10.2821" calcext:value-type="float">
            <text:p>10,2821</text:p>
          </table:table-cell>
          <table:table-cell office:value-type="float" office:value="10.0353" calcext:value-type="float">
            <text:p>10,0353</text:p>
          </table:table-cell>
          <table:table-cell table:number-columns-repeated="6"/>
        </table:table-row>
        <table:table-row table:style-name="ro1">
          <table:table-cell office:value-type="float" office:value="10.7834" calcext:value-type="float">
            <text:p>10,7834</text:p>
          </table:table-cell>
          <table:table-cell office:value-type="float" office:value="10.2671" calcext:value-type="float">
            <text:p>10,2671</text:p>
          </table:table-cell>
          <table:table-cell office:value-type="float" office:value="9.10202" calcext:value-type="float">
            <text:p>9,10202</text:p>
          </table:table-cell>
          <table:table-cell table:number-columns-repeated="6"/>
        </table:table-row>
        <table:table-row table:style-name="ro1">
          <table:table-cell office:value-type="float" office:value="9.44113" calcext:value-type="float">
            <text:p>9,44113</text:p>
          </table:table-cell>
          <table:table-cell office:value-type="float" office:value="9.91107" calcext:value-type="float">
            <text:p>9,91107</text:p>
          </table:table-cell>
          <table:table-cell office:value-type="float" office:value="10.5011" calcext:value-type="float">
            <text:p>10,5011</text:p>
          </table:table-cell>
          <table:table-cell table:number-columns-repeated="6"/>
        </table:table-row>
        <table:table-row table:style-name="ro1">
          <table:table-cell office:value-type="float" office:value="10.8073" calcext:value-type="float">
            <text:p>10,8073</text:p>
          </table:table-cell>
          <table:table-cell office:value-type="float" office:value="10.4609" calcext:value-type="float">
            <text:p>10,4609</text:p>
          </table:table-cell>
          <table:table-cell office:value-type="float" office:value="11.2737" calcext:value-type="float">
            <text:p>11,2737</text:p>
          </table:table-cell>
          <table:table-cell table:number-columns-repeated="6"/>
        </table:table-row>
        <table:table-row table:style-name="ro1">
          <table:table-cell office:value-type="float" office:value="9.91277" calcext:value-type="float">
            <text:p>9,91277</text:p>
          </table:table-cell>
          <table:table-cell office:value-type="float" office:value="9.7698" calcext:value-type="float">
            <text:p>9,7698</text:p>
          </table:table-cell>
          <table:table-cell office:value-type="float" office:value="10.1172" calcext:value-type="float">
            <text:p>10,1172</text:p>
          </table:table-cell>
          <table:table-cell table:number-columns-repeated="6"/>
        </table:table-row>
        <table:table-row table:style-name="ro1">
          <table:table-cell office:value-type="float" office:value="10.0939" calcext:value-type="float">
            <text:p>10,0939</text:p>
          </table:table-cell>
          <table:table-cell office:value-type="float" office:value="10.5406" calcext:value-type="float">
            <text:p>10,5406</text:p>
          </table:table-cell>
          <table:table-cell office:value-type="float" office:value="11.687" calcext:value-type="float">
            <text:p>11,687</text:p>
          </table:table-cell>
          <table:table-cell table:number-columns-repeated="6"/>
        </table:table-row>
        <table:table-row table:style-name="ro1">
          <table:table-cell office:value-type="float" office:value="10.1095" calcext:value-type="float">
            <text:p>10,1095</text:p>
          </table:table-cell>
          <table:table-cell office:value-type="float" office:value="10.5659" calcext:value-type="float">
            <text:p>10,5659</text:p>
          </table:table-cell>
          <table:table-cell office:value-type="float" office:value="10.3599" calcext:value-type="float">
            <text:p>10,3599</text:p>
          </table:table-cell>
          <table:table-cell table:number-columns-repeated="6"/>
        </table:table-row>
        <table:table-row table:style-name="ro1">
          <table:table-cell office:value-type="float" office:value="10.7437" calcext:value-type="float">
            <text:p>10,7437</text:p>
          </table:table-cell>
          <table:table-cell office:value-type="float" office:value="11.0955" calcext:value-type="float">
            <text:p>11,0955</text:p>
          </table:table-cell>
          <table:table-cell office:value-type="float" office:value="10.473" calcext:value-type="float">
            <text:p>10,473</text:p>
          </table:table-cell>
          <table:table-cell table:number-columns-repeated="6"/>
        </table:table-row>
        <table:table-row table:style-name="ro1">
          <table:table-cell office:value-type="float" office:value="10.5616" calcext:value-type="float">
            <text:p>10,5616</text:p>
          </table:table-cell>
          <table:table-cell office:value-type="float" office:value="10.2321" calcext:value-type="float">
            <text:p>10,2321</text:p>
          </table:table-cell>
          <table:table-cell office:value-type="float" office:value="10.1098" calcext:value-type="float">
            <text:p>10,1098</text:p>
          </table:table-cell>
          <table:table-cell table:number-columns-repeated="6"/>
        </table:table-row>
        <table:table-row table:style-name="ro1">
          <table:table-cell office:value-type="float" office:value="10.362" calcext:value-type="float">
            <text:p>10,362</text:p>
          </table:table-cell>
          <table:table-cell office:value-type="float" office:value="10.7389" calcext:value-type="float">
            <text:p>10,7389</text:p>
          </table:table-cell>
          <table:table-cell office:value-type="float" office:value="10.4984" calcext:value-type="float">
            <text:p>10,4984</text:p>
          </table:table-cell>
          <table:table-cell table:number-columns-repeated="6"/>
        </table:table-row>
        <table:table-row table:style-name="ro1">
          <table:table-cell office:value-type="float" office:value="10.0531" calcext:value-type="float">
            <text:p>10,0531</text:p>
          </table:table-cell>
          <table:table-cell office:value-type="float" office:value="10.5481" calcext:value-type="float">
            <text:p>10,5481</text:p>
          </table:table-cell>
          <table:table-cell office:value-type="float" office:value="10.2222" calcext:value-type="float">
            <text:p>10,2222</text:p>
          </table:table-cell>
          <table:table-cell table:number-columns-repeated="6"/>
        </table:table-row>
        <table:table-row table:style-name="ro1">
          <table:table-cell office:value-type="float" office:value="10.3527" calcext:value-type="float">
            <text:p>10,3527</text:p>
          </table:table-cell>
          <table:table-cell office:value-type="float" office:value="10.0579" calcext:value-type="float">
            <text:p>10,0579</text:p>
          </table:table-cell>
          <table:table-cell office:value-type="float" office:value="9.83982" calcext:value-type="float">
            <text:p>9,83982</text:p>
          </table:table-cell>
          <table:table-cell table:number-columns-repeated="6"/>
        </table:table-row>
        <table:table-row table:style-name="ro1">
          <table:table-cell office:value-type="float" office:value="10.7581" calcext:value-type="float">
            <text:p>10,7581</text:p>
          </table:table-cell>
          <table:table-cell office:value-type="float" office:value="10.5246" calcext:value-type="float">
            <text:p>10,5246</text:p>
          </table:table-cell>
          <table:table-cell office:value-type="float" office:value="10.3439" calcext:value-type="float">
            <text:p>10,3439</text:p>
          </table:table-cell>
          <table:table-cell table:number-columns-repeated="6"/>
        </table:table-row>
        <table:table-row table:style-name="ro1">
          <table:table-cell office:value-type="float" office:value="10.3748" calcext:value-type="float">
            <text:p>10,3748</text:p>
          </table:table-cell>
          <table:table-cell office:value-type="float" office:value="10.3001" calcext:value-type="float">
            <text:p>10,3001</text:p>
          </table:table-cell>
          <table:table-cell office:value-type="float" office:value="9.26625" calcext:value-type="float">
            <text:p>9,26625</text:p>
          </table:table-cell>
          <table:table-cell table:number-columns-repeated="6"/>
        </table:table-row>
        <table:table-row table:style-name="ro1">
          <table:table-cell office:value-type="float" office:value="10.1933" calcext:value-type="float">
            <text:p>10,1933</text:p>
          </table:table-cell>
          <table:table-cell office:value-type="float" office:value="10.751" calcext:value-type="float">
            <text:p>10,751</text:p>
          </table:table-cell>
          <table:table-cell office:value-type="float" office:value="10.5582" calcext:value-type="float">
            <text:p>10,5582</text:p>
          </table:table-cell>
          <table:table-cell table:number-columns-repeated="6"/>
        </table:table-row>
        <table:table-row table:style-name="ro1">
          <table:table-cell office:value-type="float" office:value="10.0531" calcext:value-type="float">
            <text:p>10,0531</text:p>
          </table:table-cell>
          <table:table-cell office:value-type="float" office:value="10.5052" calcext:value-type="float">
            <text:p>10,5052</text:p>
          </table:table-cell>
          <table:table-cell office:value-type="float" office:value="11.8211" calcext:value-type="float">
            <text:p>11,8211</text:p>
          </table:table-cell>
          <table:table-cell table:number-columns-repeated="6"/>
        </table:table-row>
        <table:table-row table:style-name="ro1">
          <table:table-cell office:value-type="float" office:value="10.6106" calcext:value-type="float">
            <text:p>10,6106</text:p>
          </table:table-cell>
          <table:table-cell office:value-type="float" office:value="10.557" calcext:value-type="float">
            <text:p>10,557</text:p>
          </table:table-cell>
          <table:table-cell office:value-type="float" office:value="10.5369" calcext:value-type="float">
            <text:p>10,5369</text:p>
          </table:table-cell>
          <table:table-cell table:number-columns-repeated="6"/>
        </table:table-row>
        <table:table-row table:style-name="ro1">
          <table:table-cell office:value-type="float" office:value="10.4528" calcext:value-type="float">
            <text:p>10,4528</text:p>
          </table:table-cell>
          <table:table-cell office:value-type="float" office:value="11.8812" calcext:value-type="float">
            <text:p>11,8812</text:p>
          </table:table-cell>
          <table:table-cell office:value-type="float" office:value="9.71408" calcext:value-type="float">
            <text:p>9,71408</text:p>
          </table:table-cell>
          <table:table-cell table:number-columns-repeated="6"/>
        </table:table-row>
        <table:table-row table:style-name="ro1">
          <table:table-cell office:value-type="float" office:value="9.99413" calcext:value-type="float">
            <text:p>9,99413</text:p>
          </table:table-cell>
          <table:table-cell office:value-type="float" office:value="10.2545" calcext:value-type="float">
            <text:p>10,2545</text:p>
          </table:table-cell>
          <table:table-cell office:value-type="float" office:value="10.2826" calcext:value-type="float">
            <text:p>10,2826</text:p>
          </table:table-cell>
          <table:table-cell table:number-columns-repeated="6"/>
        </table:table-row>
        <table:table-row table:style-name="ro1">
          <table:table-cell office:value-type="float" office:value="10.3019" calcext:value-type="float">
            <text:p>10,3019</text:p>
          </table:table-cell>
          <table:table-cell office:value-type="float" office:value="10.3558" calcext:value-type="float">
            <text:p>10,3558</text:p>
          </table:table-cell>
          <table:table-cell office:value-type="float" office:value="10.6507" calcext:value-type="float">
            <text:p>10,650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212" calcext:value-type="float">
            <text:p>9,74212</text:p>
          </table:table-cell>
          <table:table-cell office:value-type="float" office:value="10.3626" calcext:value-type="float">
            <text:p>10,3626</text:p>
          </table:table-cell>
          <table:table-cell table:number-columns-repeated="6"/>
        </table:table-row>
        <table:table-row table:style-name="ro1">
          <table:table-cell office:value-type="float" office:value="11.2766" calcext:value-type="float">
            <text:p>11,2766</text:p>
          </table:table-cell>
          <table:table-cell office:value-type="float" office:value="10.3721" calcext:value-type="float">
            <text:p>10,372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.7879" calcext:value-type="float">
            <text:p>10,7879</text:p>
          </table:table-cell>
          <table:table-cell office:value-type="float" office:value="9.97009" calcext:value-type="float">
            <text:p>9,97009</text:p>
          </table:table-cell>
          <table:table-cell office:value-type="float" office:value="10.7101" calcext:value-type="float">
            <text:p>10,7101</text:p>
          </table:table-cell>
          <table:table-cell table:number-columns-repeated="6"/>
        </table:table-row>
        <table:table-row table:style-name="ro1">
          <table:table-cell office:value-type="float" office:value="8.72845" calcext:value-type="float">
            <text:p>8,72845</text:p>
          </table:table-cell>
          <table:table-cell office:value-type="float" office:value="10.1242" calcext:value-type="float">
            <text:p>10,1242</text:p>
          </table:table-cell>
          <table:table-cell office:value-type="float" office:value="7.73481" calcext:value-type="float">
            <text:p>7,73481</text:p>
          </table:table-cell>
          <table:table-cell table:number-columns-repeated="6"/>
        </table:table-row>
        <table:table-row table:style-name="ro1">
          <table:table-cell office:value-type="float" office:value="10.9771" calcext:value-type="float">
            <text:p>10,9771</text:p>
          </table:table-cell>
          <table:table-cell office:value-type="float" office:value="9.375" calcext:value-type="float">
            <text:p>9,375</text:p>
          </table:table-cell>
          <table:table-cell office:value-type="float" office:value="9.53545" calcext:value-type="float">
            <text:p>9,53545</text:p>
          </table:table-cell>
          <table:table-cell table:number-columns-repeated="6"/>
        </table:table-row>
        <table:table-row table:style-name="ro1">
          <table:table-cell office:value-type="float" office:value="9.88166" calcext:value-type="float">
            <text:p>9,88166</text:p>
          </table:table-cell>
          <table:table-cell office:value-type="float" office:value="9.81269" calcext:value-type="float">
            <text:p>9,81269</text:p>
          </table:table-cell>
          <table:table-cell office:value-type="float" office:value="11.7143" calcext:value-type="float">
            <text:p>11,7143</text:p>
          </table:table-cell>
          <table:table-cell table:number-columns-repeated="6"/>
        </table:table-row>
        <table:table-row table:style-name="ro1">
          <table:table-cell office:value-type="float" office:value="9.5122" calcext:value-type="float">
            <text:p>9,5122</text:p>
          </table:table-cell>
          <table:table-cell office:value-type="float" office:value="10.0064" calcext:value-type="float">
            <text:p>10,0064</text:p>
          </table:table-cell>
          <table:table-cell office:value-type="float" office:value="10.1892" calcext:value-type="float">
            <text:p>10,1892</text:p>
          </table:table-cell>
          <table:table-cell table:number-columns-repeated="6"/>
        </table:table-row>
        <table:table-row table:style-name="ro1">
          <table:table-cell office:value-type="float" office:value="10.9228" calcext:value-type="float">
            <text:p>10,9228</text:p>
          </table:table-cell>
          <table:table-cell office:value-type="float" office:value="10.4119" calcext:value-type="float">
            <text:p>10,4119</text:p>
          </table:table-cell>
          <table:table-cell office:value-type="float" office:value="10.913" calcext:value-type="float">
            <text:p>10,913</text:p>
          </table:table-cell>
          <table:table-cell table:number-columns-repeated="6"/>
        </table:table-row>
        <table:table-row table:style-name="ro1">
          <table:table-cell office:value-type="float" office:value="10.0166" calcext:value-type="float">
            <text:p>10,0166</text:p>
          </table:table-cell>
          <table:table-cell office:value-type="float" office:value="12.7329" calcext:value-type="float">
            <text:p>12,7329</text:p>
          </table:table-cell>
          <table:table-cell office:value-type="float" office:value="9.80705" calcext:value-type="float">
            <text:p>9,80705</text:p>
          </table:table-cell>
          <table:table-cell table:number-columns-repeated="6"/>
        </table:table-row>
        <table:table-row table:style-name="ro1">
          <table:table-cell office:value-type="float" office:value="10.7603" calcext:value-type="float">
            <text:p>10,7603</text:p>
          </table:table-cell>
          <table:table-cell office:value-type="float" office:value="11.6684" calcext:value-type="float">
            <text:p>11,6684</text:p>
          </table:table-cell>
          <table:table-cell office:value-type="float" office:value="11.1231" calcext:value-type="float">
            <text:p>11,1231</text:p>
          </table:table-cell>
          <table:table-cell table:number-columns-repeated="6"/>
        </table:table-row>
        <table:table-row table:style-name="ro1">
          <table:table-cell office:value-type="float" office:value="11.5174" calcext:value-type="float">
            <text:p>11,5174</text:p>
          </table:table-cell>
          <table:table-cell office:value-type="float" office:value="10.8333" calcext:value-type="float">
            <text:p>10,8333</text:p>
          </table:table-cell>
          <table:table-cell office:value-type="float" office:value="10.0475" calcext:value-type="float">
            <text:p>10,0475</text:p>
          </table:table-cell>
          <table:table-cell table:number-columns-repeated="6"/>
        </table:table-row>
        <table:table-row table:style-name="ro1">
          <table:table-cell office:value-type="float" office:value="9.96691" calcext:value-type="float">
            <text:p>9,96691</text:p>
          </table:table-cell>
          <table:table-cell office:value-type="float" office:value="9.48429" calcext:value-type="float">
            <text:p>9,48429</text:p>
          </table:table-cell>
          <table:table-cell office:value-type="float" office:value="10.136" calcext:value-type="float">
            <text:p>10,136</text:p>
          </table:table-cell>
          <table:table-cell table:number-columns-repeated="6"/>
        </table:table-row>
        <table:table-row table:style-name="ro1">
          <table:table-cell office:value-type="float" office:value="9.63376" calcext:value-type="float">
            <text:p>9,63376</text:p>
          </table:table-cell>
          <table:table-cell office:value-type="float" office:value="9.4036" calcext:value-type="float">
            <text:p>9,4036</text:p>
          </table:table-cell>
          <table:table-cell office:value-type="float" office:value="12.1265" calcext:value-type="float">
            <text:p>12,1265</text:p>
          </table:table-cell>
          <table:table-cell table:number-columns-repeated="6"/>
        </table:table-row>
        <table:table-row table:style-name="ro1">
          <table:table-cell office:value-type="float" office:value="10.9191" calcext:value-type="float">
            <text:p>10,9191</text:p>
          </table:table-cell>
          <table:table-cell office:value-type="float" office:value="10.7044" calcext:value-type="float">
            <text:p>10,7044</text:p>
          </table:table-cell>
          <table:table-cell office:value-type="float" office:value="9.6405" calcext:value-type="float">
            <text:p>9,6405</text:p>
          </table:table-cell>
          <table:table-cell table:number-columns-repeated="6"/>
        </table:table-row>
        <table:table-row table:style-name="ro1">
          <table:table-cell office:value-type="float" office:value="9.59596" calcext:value-type="float">
            <text:p>9,59596</text:p>
          </table:table-cell>
          <table:table-cell office:value-type="float" office:value="11.0948" calcext:value-type="float">
            <text:p>11,0948</text:p>
          </table:table-cell>
          <table:table-cell office:value-type="float" office:value="10.5812" calcext:value-type="float">
            <text:p>10,5812</text:p>
          </table:table-cell>
          <table:table-cell table:number-columns-repeated="6"/>
        </table:table-row>
        <table:table-row table:style-name="ro1">
          <table:table-cell office:value-type="float" office:value="10.1998" calcext:value-type="float">
            <text:p>10,1998</text:p>
          </table:table-cell>
          <table:table-cell office:value-type="float" office:value="10.3196" calcext:value-type="float">
            <text:p>10,3196</text:p>
          </table:table-cell>
          <table:table-cell office:value-type="float" office:value="9.57537" calcext:value-type="float">
            <text:p>9,57537</text:p>
          </table:table-cell>
          <table:table-cell table:number-columns-repeated="6"/>
        </table:table-row>
        <table:table-row table:style-name="ro1">
          <table:table-cell office:value-type="float" office:value="10.6248" calcext:value-type="float">
            <text:p>10,6248</text:p>
          </table:table-cell>
          <table:table-cell office:value-type="float" office:value="10.627" calcext:value-type="float">
            <text:p>10,627</text:p>
          </table:table-cell>
          <table:table-cell office:value-type="float" office:value="10.8532" calcext:value-type="float">
            <text:p>10,8532</text:p>
          </table:table-cell>
          <table:table-cell table:number-columns-repeated="6"/>
        </table:table-row>
        <table:table-row table:style-name="ro1">
          <table:table-cell office:value-type="float" office:value="10.3872" calcext:value-type="float">
            <text:p>10,3872</text:p>
          </table:table-cell>
          <table:table-cell office:value-type="float" office:value="9.24797" calcext:value-type="float">
            <text:p>9,24797</text:p>
          </table:table-cell>
          <table:table-cell office:value-type="float" office:value="10.2449" calcext:value-type="float">
            <text:p>10,2449</text:p>
          </table:table-cell>
          <table:table-cell table:number-columns-repeated="6"/>
        </table:table-row>
        <table:table-row table:style-name="ro1">
          <table:table-cell office:value-type="float" office:value="10.3765" calcext:value-type="float">
            <text:p>10,3765</text:p>
          </table:table-cell>
          <table:table-cell office:value-type="float" office:value="10.3042" calcext:value-type="float">
            <text:p>10,3042</text:p>
          </table:table-cell>
          <table:table-cell office:value-type="float" office:value="10.6786" calcext:value-type="float">
            <text:p>10,6786</text:p>
          </table:table-cell>
          <table:table-cell table:number-columns-repeated="6"/>
        </table:table-row>
        <table:table-row table:style-name="ro1">
          <table:table-cell office:value-type="float" office:value="10.7275" calcext:value-type="float">
            <text:p>10,7275</text:p>
          </table:table-cell>
          <table:table-cell office:value-type="float" office:value="10.7721" calcext:value-type="float">
            <text:p>10,7721</text:p>
          </table:table-cell>
          <table:table-cell office:value-type="float" office:value="10.5052" calcext:value-type="float">
            <text:p>10,5052</text:p>
          </table:table-cell>
          <table:table-cell table:number-columns-repeated="6"/>
        </table:table-row>
        <table:table-row table:style-name="ro1">
          <table:table-cell office:value-type="float" office:value="9.67026" calcext:value-type="float">
            <text:p>9,67026</text:p>
          </table:table-cell>
          <table:table-cell office:value-type="float" office:value="10.3456" calcext:value-type="float">
            <text:p>10,3456</text:p>
          </table:table-cell>
          <table:table-cell office:value-type="float" office:value="9.03361" calcext:value-type="float">
            <text:p>9,03361</text:p>
          </table:table-cell>
          <table:table-cell table:number-columns-repeated="6"/>
        </table:table-row>
        <table:table-row table:style-name="ro1">
          <table:table-cell office:value-type="float" office:value="10.363" calcext:value-type="float">
            <text:p>10,363</text:p>
          </table:table-cell>
          <table:table-cell office:value-type="float" office:value="9.89271" calcext:value-type="float">
            <text:p>9,89271</text:p>
          </table:table-cell>
          <table:table-cell office:value-type="float" office:value="9.89501" calcext:value-type="float">
            <text:p>9,89501</text:p>
          </table:table-cell>
          <table:table-cell table:number-columns-repeated="6"/>
        </table:table-row>
        <table:table-row table:style-name="ro1">
          <table:table-cell office:value-type="float" office:value="10.5513" calcext:value-type="float">
            <text:p>10,5513</text:p>
          </table:table-cell>
          <table:table-cell office:value-type="float" office:value="10.0914" calcext:value-type="float">
            <text:p>10,0914</text:p>
          </table:table-cell>
          <table:table-cell office:value-type="float" office:value="10.6638" calcext:value-type="float">
            <text:p>10,6638</text:p>
          </table:table-cell>
          <table:table-cell table:number-columns-repeated="6"/>
        </table:table-row>
        <table:table-row table:style-name="ro1">
          <table:table-cell office:value-type="float" office:value="10.5131" calcext:value-type="float">
            <text:p>10,5131</text:p>
          </table:table-cell>
          <table:table-cell office:value-type="float" office:value="10.5739" calcext:value-type="float">
            <text:p>10,5739</text:p>
          </table:table-cell>
          <table:table-cell office:value-type="float" office:value="10.5065" calcext:value-type="float">
            <text:p>10,5065</text:p>
          </table:table-cell>
          <table:table-cell table:number-columns-repeated="6"/>
        </table:table-row>
        <table:table-row table:style-name="ro1">
          <table:table-cell office:value-type="float" office:value="10.5297" calcext:value-type="float">
            <text:p>10,5297</text:p>
          </table:table-cell>
          <table:table-cell office:value-type="float" office:value="10.4608" calcext:value-type="float">
            <text:p>10,4608</text:p>
          </table:table-cell>
          <table:table-cell office:value-type="float" office:value="10.2653" calcext:value-type="float">
            <text:p>10,2653</text:p>
          </table:table-cell>
          <table:table-cell table:number-columns-repeated="6"/>
        </table:table-row>
        <table:table-row table:style-name="ro1">
          <table:table-cell office:value-type="float" office:value="9.86094" calcext:value-type="float">
            <text:p>9,86094</text:p>
          </table:table-cell>
          <table:table-cell office:value-type="float" office:value="10.5005" calcext:value-type="float">
            <text:p>10,5005</text:p>
          </table:table-cell>
          <table:table-cell office:value-type="float" office:value="10.0507" calcext:value-type="float">
            <text:p>10,0507</text:p>
          </table:table-cell>
          <table:table-cell table:number-columns-repeated="6"/>
        </table:table-row>
        <table:table-row table:style-name="ro1">
          <table:table-cell office:value-type="float" office:value="10.2453" calcext:value-type="float">
            <text:p>10,2453</text:p>
          </table:table-cell>
          <table:table-cell office:value-type="float" office:value="11.4583" calcext:value-type="float">
            <text:p>11,4583</text:p>
          </table:table-cell>
          <table:table-cell office:value-type="float" office:value="9.97653" calcext:value-type="float">
            <text:p>9,97653</text:p>
          </table:table-cell>
          <table:table-cell table:number-columns-repeated="6"/>
        </table:table-row>
        <table:table-row table:style-name="ro1">
          <table:table-cell office:value-type="float" office:value="10.1781" calcext:value-type="float">
            <text:p>10,1781</text:p>
          </table:table-cell>
          <table:table-cell office:value-type="float" office:value="11.919" calcext:value-type="float">
            <text:p>11,919</text:p>
          </table:table-cell>
          <table:table-cell office:value-type="float" office:value="10.3545" calcext:value-type="float">
            <text:p>10,3545</text:p>
          </table:table-cell>
          <table:table-cell table:number-columns-repeated="6"/>
        </table:table-row>
        <table:table-row table:style-name="ro1">
          <table:table-cell office:value-type="float" office:value="10.3847" calcext:value-type="float">
            <text:p>10,3847</text:p>
          </table:table-cell>
          <table:table-cell office:value-type="float" office:value="10.2372" calcext:value-type="float">
            <text:p>10,2372</text:p>
          </table:table-cell>
          <table:table-cell office:value-type="float" office:value="10.6522" calcext:value-type="float">
            <text:p>10,6522</text:p>
          </table:table-cell>
          <table:table-cell table:number-columns-repeated="6"/>
        </table:table-row>
        <table:table-row table:style-name="ro1">
          <table:table-cell office:value-type="float" office:value="10.084" calcext:value-type="float">
            <text:p>10,084</text:p>
          </table:table-cell>
          <table:table-cell office:value-type="float" office:value="9.43493" calcext:value-type="float">
            <text:p>9,43493</text:p>
          </table:table-cell>
          <table:table-cell office:value-type="float" office:value="10.9795" calcext:value-type="float">
            <text:p>10,9795</text:p>
          </table:table-cell>
          <table:table-cell table:number-columns-repeated="6"/>
        </table:table-row>
        <table:table-row table:style-name="ro1">
          <table:table-cell office:value-type="float" office:value="11.1083" calcext:value-type="float">
            <text:p>11,1083</text:p>
          </table:table-cell>
          <table:table-cell office:value-type="float" office:value="9.36097" calcext:value-type="float">
            <text:p>9,36097</text:p>
          </table:table-cell>
          <table:table-cell office:value-type="float" office:value="9.69957" calcext:value-type="float">
            <text:p>9,69957</text:p>
          </table:table-cell>
          <table:table-cell table:number-columns-repeated="6"/>
        </table:table-row>
        <table:table-row table:style-name="ro1">
          <table:table-cell office:value-type="float" office:value="9.95715" calcext:value-type="float">
            <text:p>9,95715</text:p>
          </table:table-cell>
          <table:table-cell office:value-type="float" office:value="10.8525" calcext:value-type="float">
            <text:p>10,8525</text:p>
          </table:table-cell>
          <table:table-cell office:value-type="float" office:value="10.8019" calcext:value-type="float">
            <text:p>10,8019</text:p>
          </table:table-cell>
          <table:table-cell table:number-columns-repeated="6"/>
        </table:table-row>
        <table:table-row table:style-name="ro1">
          <table:table-cell office:value-type="float" office:value="10.0969" calcext:value-type="float">
            <text:p>10,0969</text:p>
          </table:table-cell>
          <table:table-cell office:value-type="float" office:value="10.9298" calcext:value-type="float">
            <text:p>10,9298</text:p>
          </table:table-cell>
          <table:table-cell office:value-type="float" office:value="12.1951" calcext:value-type="float">
            <text:p>12,1951</text:p>
          </table:table-cell>
          <table:table-cell table:number-columns-repeated="6"/>
        </table:table-row>
        <table:table-row table:style-name="ro1">
          <table:table-cell office:value-type="float" office:value="9.91609" calcext:value-type="float">
            <text:p>9,91609</text:p>
          </table:table-cell>
          <table:table-cell office:value-type="float" office:value="10.2663" calcext:value-type="float">
            <text:p>10,2663</text:p>
          </table:table-cell>
          <table:table-cell office:value-type="float" office:value="11.4066" calcext:value-type="float">
            <text:p>11,4066</text:p>
          </table:table-cell>
          <table:table-cell table:number-columns-repeated="6"/>
        </table:table-row>
        <table:table-row table:style-name="ro1">
          <table:table-cell office:value-type="float" office:value="10.5574" calcext:value-type="float">
            <text:p>10,5574</text:p>
          </table:table-cell>
          <table:table-cell office:value-type="float" office:value="10.2249" calcext:value-type="float">
            <text:p>10,2249</text:p>
          </table:table-cell>
          <table:table-cell office:value-type="float" office:value="12.7119" calcext:value-type="float">
            <text:p>12,7119</text:p>
          </table:table-cell>
          <table:table-cell table:number-columns-repeated="6"/>
        </table:table-row>
        <table:table-row table:style-name="ro1">
          <table:table-cell office:value-type="float" office:value="10.6543" calcext:value-type="float">
            <text:p>10,6543</text:p>
          </table:table-cell>
          <table:table-cell office:value-type="float" office:value="10.1725" calcext:value-type="float">
            <text:p>10,1725</text:p>
          </table:table-cell>
          <table:table-cell office:value-type="float" office:value="10.8714" calcext:value-type="float">
            <text:p>10,8714</text:p>
          </table:table-cell>
          <table:table-cell table:number-columns-repeated="6"/>
        </table:table-row>
        <table:table-row table:style-name="ro1">
          <table:table-cell office:value-type="float" office:value="10.8183" calcext:value-type="float">
            <text:p>10,8183</text:p>
          </table:table-cell>
          <table:table-cell office:value-type="float" office:value="10.5601" calcext:value-type="float">
            <text:p>10,5601</text:p>
          </table:table-cell>
          <table:table-cell office:value-type="float" office:value="10.3088" calcext:value-type="float">
            <text:p>10,3088</text:p>
          </table:table-cell>
          <table:table-cell table:number-columns-repeated="6"/>
        </table:table-row>
        <table:table-row table:style-name="ro1">
          <table:table-cell office:value-type="float" office:value="9.80141" calcext:value-type="float">
            <text:p>9,80141</text:p>
          </table:table-cell>
          <table:table-cell office:value-type="float" office:value="10.6462" calcext:value-type="float">
            <text:p>10,6462</text:p>
          </table:table-cell>
          <table:table-cell office:value-type="float" office:value="11.5385" calcext:value-type="float">
            <text:p>11,5385</text:p>
          </table:table-cell>
          <table:table-cell table:number-columns-repeated="6"/>
        </table:table-row>
        <table:table-row table:style-name="ro1">
          <table:table-cell office:value-type="float" office:value="10.5745" calcext:value-type="float">
            <text:p>10,5745</text:p>
          </table:table-cell>
          <table:table-cell office:value-type="float" office:value="10.4841" calcext:value-type="float">
            <text:p>10,4841</text:p>
          </table:table-cell>
          <table:table-cell office:value-type="float" office:value="10.7884" calcext:value-type="float">
            <text:p>10,7884</text:p>
          </table:table-cell>
          <table:table-cell table:number-columns-repeated="6"/>
        </table:table-row>
        <table:table-row table:style-name="ro1">
          <table:table-cell office:value-type="float" office:value="10.7482" calcext:value-type="float">
            <text:p>10,7482</text:p>
          </table:table-cell>
          <table:table-cell office:value-type="float" office:value="7.74411" calcext:value-type="float">
            <text:p>7,74411</text:p>
          </table:table-cell>
          <table:table-cell office:value-type="float" office:value="9.82318" calcext:value-type="float">
            <text:p>9,82318</text:p>
          </table:table-cell>
          <table:table-cell table:number-columns-repeated="6"/>
        </table:table-row>
        <table:table-row table:style-name="ro1">
          <table:table-cell office:value-type="float" office:value="10.4228" calcext:value-type="float">
            <text:p>10,4228</text:p>
          </table:table-cell>
          <table:table-cell office:value-type="float" office:value="10.3751" calcext:value-type="float">
            <text:p>10,3751</text:p>
          </table:table-cell>
          <table:table-cell office:value-type="float" office:value="10.1933" calcext:value-type="float">
            <text:p>10,1933</text:p>
          </table:table-cell>
          <table:table-cell table:number-columns-repeated="6"/>
        </table:table-row>
        <table:table-row table:style-name="ro1">
          <table:table-cell office:value-type="float" office:value="10.5254" calcext:value-type="float">
            <text:p>10,5254</text:p>
          </table:table-cell>
          <table:table-cell office:value-type="float" office:value="10.8569" calcext:value-type="float">
            <text:p>10,8569</text:p>
          </table:table-cell>
          <table:table-cell office:value-type="float" office:value="10.3999" calcext:value-type="float">
            <text:p>10,3999</text:p>
          </table:table-cell>
          <table:table-cell table:number-columns-repeated="6"/>
        </table:table-row>
        <table:table-row table:style-name="ro1">
          <table:table-cell office:value-type="float" office:value="10.7678" calcext:value-type="float">
            <text:p>10,7678</text:p>
          </table:table-cell>
          <table:table-cell office:value-type="float" office:value="10.7585" calcext:value-type="float">
            <text:p>10,7585</text:p>
          </table:table-cell>
          <table:table-cell office:value-type="float" office:value="10.3262" calcext:value-type="float">
            <text:p>10,3262</text:p>
          </table:table-cell>
          <table:table-cell table:number-columns-repeated="6"/>
        </table:table-row>
        <table:table-row table:style-name="ro1">
          <table:table-cell office:value-type="float" office:value="10.0655" calcext:value-type="float">
            <text:p>10,0655</text:p>
          </table:table-cell>
          <table:table-cell office:value-type="float" office:value="10.2584" calcext:value-type="float">
            <text:p>10,2584</text:p>
          </table:table-cell>
          <table:table-cell office:value-type="float" office:value="10.2774" calcext:value-type="float">
            <text:p>10,2774</text:p>
          </table:table-cell>
          <table:table-cell table:number-columns-repeated="6"/>
        </table:table-row>
        <table:table-row table:style-name="ro1">
          <table:table-cell office:value-type="float" office:value="10.7517" calcext:value-type="float">
            <text:p>10,7517</text:p>
          </table:table-cell>
          <table:table-cell office:value-type="float" office:value="10.0289" calcext:value-type="float">
            <text:p>10,0289</text:p>
          </table:table-cell>
          <table:table-cell office:value-type="float" office:value="11.0092" calcext:value-type="float">
            <text:p>11,0092</text:p>
          </table:table-cell>
          <table:table-cell table:number-columns-repeated="6"/>
        </table:table-row>
        <table:table-row table:style-name="ro1">
          <table:table-cell office:value-type="float" office:value="10.0649" calcext:value-type="float">
            <text:p>10,0649</text:p>
          </table:table-cell>
          <table:table-cell office:value-type="float" office:value="9.65953" calcext:value-type="float">
            <text:p>9,65953</text:p>
          </table:table-cell>
          <table:table-cell office:value-type="float" office:value="10.9567" calcext:value-type="float">
            <text:p>10,9567</text:p>
          </table:table-cell>
          <table:table-cell table:number-columns-repeated="6"/>
        </table:table-row>
        <table:table-row table:style-name="ro1">
          <table:table-cell office:value-type="float" office:value="10.1766" calcext:value-type="float">
            <text:p>10,1766</text:p>
          </table:table-cell>
          <table:table-cell office:value-type="float" office:value="10.505" calcext:value-type="float">
            <text:p>10,505</text:p>
          </table:table-cell>
          <table:table-cell office:value-type="float" office:value="10.7143" calcext:value-type="float">
            <text:p>10,7143</text:p>
          </table:table-cell>
          <table:table-cell table:number-columns-repeated="6"/>
        </table:table-row>
        <table:table-row table:style-name="ro1">
          <table:table-cell office:value-type="float" office:value="9.86757" calcext:value-type="float">
            <text:p>9,86757</text:p>
          </table:table-cell>
          <table:table-cell office:value-type="float" office:value="10.0904" calcext:value-type="float">
            <text:p>10,0904</text:p>
          </table:table-cell>
          <table:table-cell office:value-type="float" office:value="9.68886" calcext:value-type="float">
            <text:p>9,68886</text:p>
          </table:table-cell>
          <table:table-cell table:number-columns-repeated="6"/>
        </table:table-row>
        <table:table-row table:style-name="ro1">
          <table:table-cell office:value-type="float" office:value="10.4907" calcext:value-type="float">
            <text:p>10,4907</text:p>
          </table:table-cell>
          <table:table-cell office:value-type="float" office:value="10.3922" calcext:value-type="float">
            <text:p>10,3922</text:p>
          </table:table-cell>
          <table:table-cell office:value-type="float" office:value="10.8" calcext:value-type="float">
            <text:p>10,8</text:p>
          </table:table-cell>
          <table:table-cell table:number-columns-repeated="6"/>
        </table:table-row>
        <table:table-row table:style-name="ro1">
          <table:table-cell office:value-type="float" office:value="10.3718" calcext:value-type="float">
            <text:p>10,3718</text:p>
          </table:table-cell>
          <table:table-cell office:value-type="float" office:value="10.2015" calcext:value-type="float">
            <text:p>10,2015</text:p>
          </table:table-cell>
          <table:table-cell office:value-type="float" office:value="10.257" calcext:value-type="float">
            <text:p>10,257</text:p>
          </table:table-cell>
          <table:table-cell table:number-columns-repeated="6"/>
        </table:table-row>
        <table:table-row table:style-name="ro1">
          <table:table-cell office:value-type="float" office:value="10.6168" calcext:value-type="float">
            <text:p>10,6168</text:p>
          </table:table-cell>
          <table:table-cell office:value-type="float" office:value="10.6151" calcext:value-type="float">
            <text:p>10,6151</text:p>
          </table:table-cell>
          <table:table-cell office:value-type="float" office:value="12.5786" calcext:value-type="float">
            <text:p>12,5786</text:p>
          </table:table-cell>
          <table:table-cell table:number-columns-repeated="6"/>
        </table:table-row>
        <table:table-row table:style-name="ro1">
          <table:table-cell office:value-type="float" office:value="10.1621" calcext:value-type="float">
            <text:p>10,1621</text:p>
          </table:table-cell>
          <table:table-cell office:value-type="float" office:value="10.4856" calcext:value-type="float">
            <text:p>10,4856</text:p>
          </table:table-cell>
          <table:table-cell office:value-type="float" office:value="10.4417" calcext:value-type="float">
            <text:p>10,4417</text:p>
          </table:table-cell>
          <table:table-cell table:number-columns-repeated="6"/>
        </table:table-row>
        <table:table-row table:style-name="ro1">
          <table:table-cell office:value-type="float" office:value="10.5008" calcext:value-type="float">
            <text:p>10,5008</text:p>
          </table:table-cell>
          <table:table-cell office:value-type="float" office:value="9.37167" calcext:value-type="float">
            <text:p>9,37167</text:p>
          </table:table-cell>
          <table:table-cell office:value-type="float" office:value="9.47712" calcext:value-type="float">
            <text:p>9,47712</text:p>
          </table:table-cell>
          <table:table-cell table:number-columns-repeated="6"/>
        </table:table-row>
        <table:table-row table:style-name="ro1">
          <table:table-cell office:value-type="float" office:value="9.81964" calcext:value-type="float">
            <text:p>9,81964</text:p>
          </table:table-cell>
          <table:table-cell office:value-type="float" office:value="10.1822" calcext:value-type="float">
            <text:p>10,1822</text:p>
          </table:table-cell>
          <table:table-cell office:value-type="float" office:value="10.6282" calcext:value-type="float">
            <text:p>10,6282</text:p>
          </table:table-cell>
          <table:table-cell table:number-columns-repeated="6"/>
        </table:table-row>
        <table:table-row table:style-name="ro1">
          <table:table-cell office:value-type="float" office:value="10.053" calcext:value-type="float">
            <text:p>10,053</text:p>
          </table:table-cell>
          <table:table-cell office:value-type="float" office:value="9.643" calcext:value-type="float">
            <text:p>9,643</text:p>
          </table:table-cell>
          <table:table-cell office:value-type="float" office:value="10.5116" calcext:value-type="float">
            <text:p>10,5116</text:p>
          </table:table-cell>
          <table:table-cell table:number-columns-repeated="6"/>
        </table:table-row>
        <table:table-row table:style-name="ro1">
          <table:table-cell office:value-type="float" office:value="10.2465" calcext:value-type="float">
            <text:p>10,2465</text:p>
          </table:table-cell>
          <table:table-cell office:value-type="float" office:value="10.7177" calcext:value-type="float">
            <text:p>10,7177</text:p>
          </table:table-cell>
          <table:table-cell office:value-type="float" office:value="10.2264" calcext:value-type="float">
            <text:p>10,2264</text:p>
          </table:table-cell>
          <table:table-cell table:number-columns-repeated="6"/>
        </table:table-row>
        <table:table-row table:style-name="ro1">
          <table:table-cell office:value-type="float" office:value="10.2655" calcext:value-type="float">
            <text:p>10,2655</text:p>
          </table:table-cell>
          <table:table-cell office:value-type="float" office:value="9.63983" calcext:value-type="float">
            <text:p>9,63983</text:p>
          </table:table-cell>
          <table:table-cell office:value-type="float" office:value="10.5241" calcext:value-type="float">
            <text:p>10,5241</text:p>
          </table:table-cell>
          <table:table-cell table:number-columns-repeated="6"/>
        </table:table-row>
        <table:table-row table:style-name="ro1">
          <table:table-cell office:value-type="float" office:value="10.147" calcext:value-type="float">
            <text:p>10,147</text:p>
          </table:table-cell>
          <table:table-cell office:value-type="float" office:value="10.6636" calcext:value-type="float">
            <text:p>10,6636</text:p>
          </table:table-cell>
          <table:table-cell office:value-type="float" office:value="10.6788" calcext:value-type="float">
            <text:p>10,6788</text:p>
          </table:table-cell>
          <table:table-cell table:number-columns-repeated="6"/>
        </table:table-row>
        <table:table-row table:style-name="ro1">
          <table:table-cell office:value-type="float" office:value="10.6447" calcext:value-type="float">
            <text:p>10,6447</text:p>
          </table:table-cell>
          <table:table-cell office:value-type="float" office:value="10.3147" calcext:value-type="float">
            <text:p>10,3147</text:p>
          </table:table-cell>
          <table:table-cell office:value-type="float" office:value="9.24287" calcext:value-type="float">
            <text:p>9,24287</text:p>
          </table:table-cell>
          <table:table-cell table:number-columns-repeated="6"/>
        </table:table-row>
        <table:table-row table:style-name="ro1">
          <table:table-cell office:value-type="float" office:value="10.5188" calcext:value-type="float">
            <text:p>10,5188</text:p>
          </table:table-cell>
          <table:table-cell office:value-type="float" office:value="10.4558" calcext:value-type="float">
            <text:p>10,4558</text:p>
          </table:table-cell>
          <table:table-cell office:value-type="float" office:value="10.4426" calcext:value-type="float">
            <text:p>10,4426</text:p>
          </table:table-cell>
          <table:table-cell table:number-columns-repeated="6"/>
        </table:table-row>
        <table:table-row table:style-name="ro1">
          <table:table-cell office:value-type="float" office:value="10.1878" calcext:value-type="float">
            <text:p>10,1878</text:p>
          </table:table-cell>
          <table:table-cell office:value-type="float" office:value="7.54717" calcext:value-type="float">
            <text:p>7,54717</text:p>
          </table:table-cell>
          <table:table-cell office:value-type="float" office:value="9.95235" calcext:value-type="float">
            <text:p>9,95235</text:p>
          </table:table-cell>
          <table:table-cell table:number-columns-repeated="6"/>
        </table:table-row>
        <table:table-row table:style-name="ro1">
          <table:table-cell office:value-type="float" office:value="10.5899" calcext:value-type="float">
            <text:p>10,5899</text:p>
          </table:table-cell>
          <table:table-cell office:value-type="float" office:value="10.2911" calcext:value-type="float">
            <text:p>10,2911</text:p>
          </table:table-cell>
          <table:table-cell office:value-type="float" office:value="10.0686" calcext:value-type="float">
            <text:p>10,0686</text:p>
          </table:table-cell>
          <table:table-cell table:number-columns-repeated="6"/>
        </table:table-row>
        <table:table-row table:style-name="ro1">
          <table:table-cell office:value-type="float" office:value="10.4842" calcext:value-type="float">
            <text:p>10,4842</text:p>
          </table:table-cell>
          <table:table-cell office:value-type="float" office:value="10.3558" calcext:value-type="float">
            <text:p>10,3558</text:p>
          </table:table-cell>
          <table:table-cell office:value-type="float" office:value="10.3122" calcext:value-type="float">
            <text:p>10,312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rrorRareStatic.A2:ErrorRareStatic.E54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5:11:10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5-03-16T15:29:59.517000000</dc:date>
    <meta:editing-duration>PT2H45M57S</meta:editing-duration>
    <meta:editing-cycles>21</meta:editing-cycles>
    <meta:document-statistic meta:table-count="1" meta:cell-count="1531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294cm" svg:y="0.316cm" chart:style-name="ch2">
          <text:p>SLA requirements for application 1 with random 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H3" chart:data-source-has-labels="column" svg:x="0.32cm" svg:y="1.275cm" svg:width="15.36cm" svg:height="6.762cm">
          <chart:coordinate-region svg:x="4.619cm" svg:y="1.276cm" svg:width="6.761cm" svg:height="6.761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504">
                <text:p>504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11cm" svg:y="3.703cm" style:legend-expansion="high" chart:style-name="ch2"/>
        <chart:plot-area chart:style-name="ch3" table:cell-range-address="ErrorRareStatic.A1:ErrorRareStatic.C545" chart:data-source-has-labels="row" svg:x="0.32cm" svg:y="0.18cm" svg:width="11.271cm" svg:height="8.64cm">
          <chart:coordinate-region svg:x="0.756cm" svg:y="0.301cm" svg:width="10.58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rrorRareStatic.A2:ErrorRareStatic.A545" chart:label-cell-address="ErrorRareStatic.A1:ErrorRareStatic.A1" chart:class="chart:line">
            <chart:data-point chart:repeated="141"/>
            <chart:data-point chart:style-name="ch8"/>
            <chart:data-point chart:repeated="402"/>
          </chart:series>
          <chart:series chart:style-name="ch9" chart:values-cell-range-address="ErrorRareStatic.B2:ErrorRareStatic.B545" chart:label-cell-address="ErrorRareStatic.B1:ErrorRareStatic.B1" chart:class="chart:line">
            <chart:data-point chart:repeated="544"/>
          </chart:series>
          <chart:series chart:style-name="ch10" chart:values-cell-range-address="ErrorRareStatic.C2:ErrorRareStatic.C545" chart:label-cell-address="ErrorRareStatic.C1:ErrorRareStatic.C1" chart:class="chart:line">
            <chart:data-point chart:repeated="5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1ErrorRate</text:p>
                <draw:g>
                  <svg:desc>ErrorRareStatic.A1:ErrorRareStatic.A1</svg:desc>
                </draw:g>
              </table:table-cell>
              <table:table-cell office:value-type="string">
                <text:p>Application2ErrorRate</text:p>
                <draw:g>
                  <svg:desc>ErrorRareStatic.B1:ErrorRareStatic.B1</svg:desc>
                </draw:g>
              </table:table-cell>
              <table:table-cell office:value-type="string">
                <text:p>Application3ErrorRate</text:p>
                <draw:g>
                  <svg:desc>ErrorRareStatic.C1:ErrorRareStati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rrorRareStatic.A2:ErrorRareStatic.A545</svg:desc>
                </draw:g>
              </table:table-cell>
              <table:table-cell office:value-type="float" office:value="9.74212">
                <text:p>9.74212</text:p>
                <draw:g>
                  <svg:desc>ErrorRareStatic.B2:ErrorRareStatic.B545</svg:desc>
                </draw:g>
              </table:table-cell>
              <table:table-cell office:value-type="float" office:value="10.3626">
                <text:p>10.3626</text:p>
                <draw:g>
                  <svg:desc>ErrorRareStatic.C2:ErrorRareStatic.C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4752">
                <text:p>10.4752</text:p>
              </table:table-cell>
              <table:table-cell office:value-type="float" office:value="10.8979">
                <text:p>10.8979</text:p>
              </table:table-cell>
              <table:table-cell office:value-type="float" office:value="7.62712">
                <text:p>7.62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5267">
                <text:p>9.25267</text:p>
              </table:table-cell>
              <table:table-cell office:value-type="float" office:value="10.7513">
                <text:p>10.7513</text:p>
              </table:table-cell>
              <table:table-cell office:value-type="float" office:value="10.6601">
                <text:p>10.6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754">
                <text:p>10.6754</text:p>
              </table:table-cell>
              <table:table-cell office:value-type="float" office:value="9.78137">
                <text:p>9.78137</text:p>
              </table:table-cell>
              <table:table-cell office:value-type="float" office:value="12.5581">
                <text:p>12.5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231">
                <text:p>10.5231</text:p>
              </table:table-cell>
              <table:table-cell office:value-type="float" office:value="8.65385">
                <text:p>8.65385</text:p>
              </table:table-cell>
              <table:table-cell office:value-type="float" office:value="9.95204">
                <text:p>9.95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628">
                <text:p>11.1628</text:p>
              </table:table-cell>
              <table:table-cell office:value-type="float" office:value="10.657">
                <text:p>10.657</text:p>
              </table:table-cell>
              <table:table-cell office:value-type="float" office:value="10.4094">
                <text:p>10.4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">
                <text:p>9.6</text:p>
              </table:table-cell>
              <table:table-cell office:value-type="float" office:value="10.2002">
                <text:p>10.2002</text:p>
              </table:table-cell>
              <table:table-cell office:value-type="float" office:value="9.85735">
                <text:p>9.85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469">
                <text:p>10.2469</text:p>
              </table:table-cell>
              <table:table-cell office:value-type="float" office:value="10.9813">
                <text:p>10.9813</text:p>
              </table:table-cell>
              <table:table-cell office:value-type="float" office:value="10.1019">
                <text:p>10.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954">
                <text:p>9.1954</text:p>
              </table:table-cell>
              <table:table-cell office:value-type="float" office:value="11.747">
                <text:p>11.747</text:p>
              </table:table-cell>
              <table:table-cell office:value-type="float" office:value="10.2589">
                <text:p>10.2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003">
                <text:p>10.3003</text:p>
              </table:table-cell>
              <table:table-cell office:value-type="float" office:value="11.3095">
                <text:p>11.3095</text:p>
              </table:table-cell>
              <table:table-cell office:value-type="float" office:value="11.7188">
                <text:p>11.7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396">
                <text:p>10.4396</text:p>
              </table:table-cell>
              <table:table-cell office:value-type="float" office:value="10.8076">
                <text:p>10.8076</text:p>
              </table:table-cell>
              <table:table-cell office:value-type="float" office:value="10.4708">
                <text:p>10.4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357">
                <text:p>10.6357</text:p>
              </table:table-cell>
              <table:table-cell office:value-type="float" office:value="10.074">
                <text:p>10.074</text:p>
              </table:table-cell>
              <table:table-cell office:value-type="float" office:value="10.0051">
                <text:p>10.0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193">
                <text:p>10.1193</text:p>
              </table:table-cell>
              <table:table-cell office:value-type="float" office:value="10.3286">
                <text:p>10.3286</text:p>
              </table:table-cell>
              <table:table-cell office:value-type="float" office:value="10.6286">
                <text:p>10.6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0764">
                <text:p>9.90764</text:p>
              </table:table-cell>
              <table:table-cell office:value-type="float" office:value="10.5218">
                <text:p>10.5218</text:p>
              </table:table-cell>
              <table:table-cell office:value-type="float" office:value="10.1731">
                <text:p>10.1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415">
                <text:p>10.2415</text:p>
              </table:table-cell>
              <table:table-cell office:value-type="float" office:value="10.2756">
                <text:p>10.2756</text:p>
              </table:table-cell>
              <table:table-cell office:value-type="float" office:value="10.4049">
                <text:p>10.4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862">
                <text:p>10.2862</text:p>
              </table:table-cell>
              <table:table-cell office:value-type="float" office:value="10.3774">
                <text:p>10.3774</text:p>
              </table:table-cell>
              <table:table-cell office:value-type="float" office:value="9.64445">
                <text:p>9.64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64">
                <text:p>10.464</text:p>
              </table:table-cell>
              <table:table-cell office:value-type="float" office:value="10.9261">
                <text:p>10.9261</text:p>
              </table:table-cell>
              <table:table-cell office:value-type="float" office:value="10.5101">
                <text:p>10.5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1357">
                <text:p>9.61357</text:p>
              </table:table-cell>
              <table:table-cell office:value-type="float" office:value="11.3226">
                <text:p>11.3226</text:p>
              </table:table-cell>
              <table:table-cell office:value-type="float" office:value="10.2614">
                <text:p>10.2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194">
                <text:p>10.8194</text:p>
              </table:table-cell>
              <table:table-cell office:value-type="float" office:value="11.1457">
                <text:p>11.1457</text:p>
              </table:table-cell>
              <table:table-cell office:value-type="float" office:value="10.8981">
                <text:p>10.8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2819">
                <text:p>11.2819</text:p>
              </table:table-cell>
              <table:table-cell office:value-type="float" office:value="10.3254">
                <text:p>10.3254</text:p>
              </table:table-cell>
              <table:table-cell office:value-type="float" office:value="10.7066">
                <text:p>10.7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4359">
                <text:p>10.4359</text:p>
              </table:table-cell>
              <table:table-cell office:value-type="float" office:value="10.1014">
                <text:p>10.1014</text:p>
              </table:table-cell>
              <table:table-cell office:value-type="float" office:value="9.60884">
                <text:p>9.60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024">
                <text:p>10.8024</text:p>
              </table:table-cell>
              <table:table-cell office:value-type="float" office:value="9.77347">
                <text:p>9.77347</text:p>
              </table:table-cell>
              <table:table-cell office:value-type="float" office:value="9.84145">
                <text:p>9.84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80267">
                <text:p>9.80267</text:p>
              </table:table-cell>
              <table:table-cell office:value-type="float" office:value="10.0751">
                <text:p>10.0751</text:p>
              </table:table-cell>
              <table:table-cell office:value-type="float" office:value="9.47712">
                <text:p>9.47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4399">
                <text:p>10.4399</text:p>
              </table:table-cell>
              <table:table-cell office:value-type="float" office:value="10.1336">
                <text:p>10.1336</text:p>
              </table:table-cell>
              <table:table-cell office:value-type="float" office:value="10.3696">
                <text:p>10.3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0597">
                <text:p>10.0597</text:p>
              </table:table-cell>
              <table:table-cell office:value-type="float" office:value="10.3493">
                <text:p>10.3493</text:p>
              </table:table-cell>
              <table:table-cell office:value-type="float" office:value="9.54023">
                <text:p>9.54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531">
                <text:p>10.5531</text:p>
              </table:table-cell>
              <table:table-cell office:value-type="float" office:value="10.3267">
                <text:p>10.3267</text:p>
              </table:table-cell>
              <table:table-cell office:value-type="float" office:value="11.2037">
                <text:p>11.2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051">
                <text:p>10.0051</text:p>
              </table:table-cell>
              <table:table-cell office:value-type="float" office:value="11.7021">
                <text:p>11.7021</text:p>
              </table:table-cell>
              <table:table-cell office:value-type="float" office:value="9.04762">
                <text:p>9.0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1963">
                <text:p>10.1963</text:p>
              </table:table-cell>
              <table:table-cell office:value-type="float" office:value="9.63855">
                <text:p>9.63855</text:p>
              </table:table-cell>
              <table:table-cell office:value-type="float" office:value="10.5331">
                <text:p>10.5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255">
                <text:p>10.6255</text:p>
              </table:table-cell>
              <table:table-cell office:value-type="float" office:value="9.6424">
                <text:p>9.6424</text:p>
              </table:table-cell>
              <table:table-cell office:value-type="float" office:value="10.0216">
                <text:p>10.0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454">
                <text:p>10.2454</text:p>
              </table:table-cell>
              <table:table-cell office:value-type="float" office:value="10.337">
                <text:p>10.337</text:p>
              </table:table-cell>
              <table:table-cell office:value-type="float" office:value="10.506">
                <text:p>10.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3237">
                <text:p>9.83237</text:p>
              </table:table-cell>
              <table:table-cell office:value-type="float" office:value="10.3646">
                <text:p>10.364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69">
                <text:p>10.669</text:p>
              </table:table-cell>
              <table:table-cell office:value-type="float" office:value="10.6148">
                <text:p>10.6148</text:p>
              </table:table-cell>
              <table:table-cell office:value-type="float" office:value="10.457">
                <text:p>10.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813">
                <text:p>10.2813</text:p>
              </table:table-cell>
              <table:table-cell office:value-type="float" office:value="10.652">
                <text:p>10.652</text:p>
              </table:table-cell>
              <table:table-cell office:value-type="float" office:value="10.5882">
                <text:p>10.5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015">
                <text:p>10.7015</text:p>
              </table:table-cell>
              <table:table-cell office:value-type="float" office:value="10.0989">
                <text:p>10.0989</text:p>
              </table:table-cell>
              <table:table-cell office:value-type="float" office:value="10.9063">
                <text:p>10.9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3043">
                <text:p>10.3043</text:p>
              </table:table-cell>
              <table:table-cell office:value-type="float" office:value="10.3812">
                <text:p>10.3812</text:p>
              </table:table-cell>
              <table:table-cell office:value-type="float" office:value="10.4762">
                <text:p>10.4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344">
                <text:p>10.5344</text:p>
              </table:table-cell>
              <table:table-cell office:value-type="float" office:value="10.3885">
                <text:p>10.3885</text:p>
              </table:table-cell>
              <table:table-cell office:value-type="float" office:value="10.1702">
                <text:p>10.1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9934">
                <text:p>10.9934</text:p>
              </table:table-cell>
              <table:table-cell office:value-type="float" office:value="11.3986">
                <text:p>11.3986</text:p>
              </table:table-cell>
              <table:table-cell office:value-type="float" office:value="10.3848">
                <text:p>10.3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548">
                <text:p>10.9548</text:p>
              </table:table-cell>
              <table:table-cell office:value-type="float" office:value="9.82674">
                <text:p>9.82674</text:p>
              </table:table-cell>
              <table:table-cell office:value-type="float" office:value="10.6972">
                <text:p>10.6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3426">
                <text:p>10.3426</text:p>
              </table:table-cell>
              <table:table-cell office:value-type="float" office:value="10.6164">
                <text:p>10.6164</text:p>
              </table:table-cell>
              <table:table-cell office:value-type="float" office:value="10.7953">
                <text:p>10.7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8044">
                <text:p>10.8044</text:p>
              </table:table-cell>
              <table:table-cell office:value-type="float" office:value="10.7023">
                <text:p>10.7023</text:p>
              </table:table-cell>
              <table:table-cell office:value-type="float" office:value="9.74659">
                <text:p>9.74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0294">
                <text:p>10.0294</text:p>
              </table:table-cell>
              <table:table-cell office:value-type="float" office:value="9.49033">
                <text:p>9.49033</text:p>
              </table:table-cell>
              <table:table-cell office:value-type="float" office:value="10.5559">
                <text:p>10.5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3266">
                <text:p>10.3266</text:p>
              </table:table-cell>
              <table:table-cell office:value-type="float" office:value="10.3896">
                <text:p>10.3896</text:p>
              </table:table-cell>
              <table:table-cell office:value-type="float" office:value="10.4478">
                <text:p>10.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819">
                <text:p>10.4819</text:p>
              </table:table-cell>
              <table:table-cell office:value-type="float" office:value="10.5501">
                <text:p>10.5501</text:p>
              </table:table-cell>
              <table:table-cell office:value-type="float" office:value="10.4148">
                <text:p>10.4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3175">
                <text:p>9.93175</text:p>
              </table:table-cell>
              <table:table-cell office:value-type="float" office:value="10.5209">
                <text:p>10.5209</text:p>
              </table:table-cell>
              <table:table-cell office:value-type="float" office:value="10.2353">
                <text:p>10.23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798">
                <text:p>10.4798</text:p>
              </table:table-cell>
              <table:table-cell office:value-type="float" office:value="10.0481">
                <text:p>10.0481</text:p>
              </table:table-cell>
              <table:table-cell office:value-type="float" office:value="9.35385">
                <text:p>9.35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1686">
                <text:p>10.1686</text:p>
              </table:table-cell>
              <table:table-cell office:value-type="float" office:value="9.86834">
                <text:p>9.86834</text:p>
              </table:table-cell>
              <table:table-cell office:value-type="float" office:value="10.2244">
                <text:p>10.2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3676">
                <text:p>10.3676</text:p>
              </table:table-cell>
              <table:table-cell office:value-type="float" office:value="10.2319">
                <text:p>10.2319</text:p>
              </table:table-cell>
              <table:table-cell office:value-type="float" office:value="10.3633">
                <text:p>10.3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51">
                <text:p>10.2151</text:p>
              </table:table-cell>
              <table:table-cell office:value-type="float" office:value="9.91122">
                <text:p>9.91122</text:p>
              </table:table-cell>
              <table:table-cell office:value-type="float" office:value="9.8698">
                <text:p>9.8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722">
                <text:p>9.722</text:p>
              </table:table-cell>
              <table:table-cell office:value-type="float" office:value="10.9793">
                <text:p>10.9793</text:p>
              </table:table-cell>
              <table:table-cell office:value-type="float" office:value="11.846">
                <text:p>11.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225">
                <text:p>10.0225</text:p>
              </table:table-cell>
              <table:table-cell office:value-type="float" office:value="10.7199">
                <text:p>10.7199</text:p>
              </table:table-cell>
              <table:table-cell office:value-type="float" office:value="10.5467">
                <text:p>10.5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5423">
                <text:p>10.5423</text:p>
              </table:table-cell>
              <table:table-cell office:value-type="float" office:value="11.1358">
                <text:p>11.1358</text:p>
              </table:table-cell>
              <table:table-cell office:value-type="float" office:value="11.4114">
                <text:p>11.4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13">
                <text:p>10.1113</text:p>
              </table:table-cell>
              <table:table-cell office:value-type="float" office:value="10.31">
                <text:p>10.31</text:p>
              </table:table-cell>
              <table:table-cell office:value-type="float" office:value="10.6457">
                <text:p>10.64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76">
                <text:p>10.4176</text:p>
              </table:table-cell>
              <table:table-cell office:value-type="float" office:value="9.04851">
                <text:p>9.04851</text:p>
              </table:table-cell>
              <table:table-cell office:value-type="float" office:value="10.9272">
                <text:p>10.9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0904">
                <text:p>10.0904</text:p>
              </table:table-cell>
              <table:table-cell office:value-type="float" office:value="10.0897">
                <text:p>10.0897</text:p>
              </table:table-cell>
              <table:table-cell office:value-type="float" office:value="10.6065">
                <text:p>10.60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796">
                <text:p>10.1796</text:p>
              </table:table-cell>
              <table:table-cell office:value-type="float" office:value="10.1114">
                <text:p>10.1114</text:p>
              </table:table-cell>
              <table:table-cell office:value-type="float" office:value="10.0102">
                <text:p>10.0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7311">
                <text:p>10.7311</text:p>
              </table:table-cell>
              <table:table-cell office:value-type="float" office:value="10.1149">
                <text:p>10.1149</text:p>
              </table:table-cell>
              <table:table-cell office:value-type="float" office:value="10.5916">
                <text:p>10.5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97729">
                <text:p>9.97729</text:p>
              </table:table-cell>
              <table:table-cell office:value-type="float" office:value="10.0912">
                <text:p>10.0912</text:p>
              </table:table-cell>
              <table:table-cell office:value-type="float" office:value="10.4597">
                <text:p>10.4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149">
                <text:p>10.149</text:p>
              </table:table-cell>
              <table:table-cell office:value-type="float" office:value="10.5609">
                <text:p>10.5609</text:p>
              </table:table-cell>
              <table:table-cell office:value-type="float" office:value="10.2676">
                <text:p>10.2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5882">
                <text:p>10.5882</text:p>
              </table:table-cell>
              <table:table-cell office:value-type="float" office:value="10.1967">
                <text:p>10.1967</text:p>
              </table:table-cell>
              <table:table-cell office:value-type="float" office:value="10.2262">
                <text:p>10.2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924">
                <text:p>10.2924</text:p>
              </table:table-cell>
              <table:table-cell office:value-type="float" office:value="10.4518">
                <text:p>10.4518</text:p>
              </table:table-cell>
              <table:table-cell office:value-type="float" office:value="10.7294">
                <text:p>10.7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9187">
                <text:p>9.99187</text:p>
              </table:table-cell>
              <table:table-cell office:value-type="float" office:value="9">
                <text:p>9</text:p>
              </table:table-cell>
              <table:table-cell office:value-type="float" office:value="10.3329">
                <text:p>10.3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581">
                <text:p>10.6581</text:p>
              </table:table-cell>
              <table:table-cell office:value-type="float" office:value="10.1927">
                <text:p>10.1927</text:p>
              </table:table-cell>
              <table:table-cell office:value-type="float" office:value="9.82218">
                <text:p>9.82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804">
                <text:p>10.5804</text:p>
              </table:table-cell>
              <table:table-cell office:value-type="float" office:value="10.9342">
                <text:p>10.9342</text:p>
              </table:table-cell>
              <table:table-cell office:value-type="float" office:value="10.1046">
                <text:p>10.1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9738">
                <text:p>7.19738</text:p>
              </table:table-cell>
              <table:table-cell office:value-type="float" office:value="10.7198">
                <text:p>10.7198</text:p>
              </table:table-cell>
              <table:table-cell office:value-type="float" office:value="13.4831">
                <text:p>13.4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04">
                <text:p>12.304</text:p>
              </table:table-cell>
              <table:table-cell office:value-type="float" office:value="10.5223">
                <text:p>10.5223</text:p>
              </table:table-cell>
              <table:table-cell office:value-type="float" office:value="10.5744">
                <text:p>10.5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0301">
                <text:p>9.0301</text:p>
              </table:table-cell>
              <table:table-cell office:value-type="float" office:value="10.1394">
                <text:p>10.1394</text:p>
              </table:table-cell>
              <table:table-cell office:value-type="float" office:value="6.11111">
                <text:p>6.11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042">
                <text:p>10.5042</text:p>
              </table:table-cell>
              <table:table-cell office:value-type="float" office:value="8.73786">
                <text:p>8.73786</text:p>
              </table:table-cell>
              <table:table-cell office:value-type="float" office:value="9.90338">
                <text:p>9.90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5923">
                <text:p>9.05923</text:p>
              </table:table-cell>
              <table:table-cell office:value-type="float" office:value="10.4109">
                <text:p>10.4109</text:p>
              </table:table-cell>
              <table:table-cell office:value-type="float" office:value="11.455">
                <text:p>11.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58">
                <text:p>10.958</text:p>
              </table:table-cell>
              <table:table-cell office:value-type="float" office:value="10.5162">
                <text:p>10.5162</text:p>
              </table:table-cell>
              <table:table-cell office:value-type="float" office:value="9.72843">
                <text:p>9.72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5985">
                <text:p>10.5985</text:p>
              </table:table-cell>
              <table:table-cell office:value-type="float" office:value="9.96578">
                <text:p>9.96578</text:p>
              </table:table-cell>
              <table:table-cell office:value-type="float" office:value="11.0038">
                <text:p>11.0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9308">
                <text:p>8.39308</text:p>
              </table:table-cell>
              <table:table-cell office:value-type="float" office:value="13.6232">
                <text:p>13.6232</text:p>
              </table:table-cell>
              <table:table-cell office:value-type="float" office:value="10.0781">
                <text:p>10.0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4679">
                <text:p>9.94679</text:p>
              </table:table-cell>
              <table:table-cell office:value-type="float" office:value="11.3949">
                <text:p>11.3949</text:p>
              </table:table-cell>
              <table:table-cell office:value-type="float" office:value="11.6205">
                <text:p>11.6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0801">
                <text:p>10.0801</text:p>
              </table:table-cell>
              <table:table-cell office:value-type="float" office:value="8.49754">
                <text:p>8.49754</text:p>
              </table:table-cell>
              <table:table-cell office:value-type="float" office:value="10.5377">
                <text:p>10.5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852">
                <text:p>10.6852</text:p>
              </table:table-cell>
              <table:table-cell office:value-type="float" office:value="10.0625">
                <text:p>10.0625</text:p>
              </table:table-cell>
              <table:table-cell office:value-type="float" office:value="10.0153">
                <text:p>10.0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2066">
                <text:p>10.2066</text:p>
              </table:table-cell>
              <table:table-cell office:value-type="float" office:value="10.8984">
                <text:p>10.8984</text:p>
              </table:table-cell>
              <table:table-cell office:value-type="float" office:value="10.786">
                <text:p>10.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3577">
                <text:p>10.3577</text:p>
              </table:table-cell>
              <table:table-cell office:value-type="float" office:value="10.0214">
                <text:p>10.0214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97904">
                <text:p>9.97904</text:p>
              </table:table-cell>
              <table:table-cell office:value-type="float" office:value="10.0126">
                <text:p>10.0126</text:p>
              </table:table-cell>
              <table:table-cell office:value-type="float" office:value="10.2251">
                <text:p>10.2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48875">
                <text:p>9.48875</text:p>
              </table:table-cell>
              <table:table-cell office:value-type="float" office:value="9.49792">
                <text:p>9.49792</text:p>
              </table:table-cell>
              <table:table-cell office:value-type="float" office:value="10.8062">
                <text:p>10.8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058">
                <text:p>11.4058</text:p>
              </table:table-cell>
              <table:table-cell office:value-type="float" office:value="9.63489">
                <text:p>9.63489</text:p>
              </table:table-cell>
              <table:table-cell office:value-type="float" office:value="11.9077">
                <text:p>11.9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113">
                <text:p>10.5113</text:p>
              </table:table-cell>
              <table:table-cell office:value-type="float" office:value="9.24797">
                <text:p>9.247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7018">
                <text:p>10.7018</text:p>
              </table:table-cell>
              <table:table-cell office:value-type="float" office:value="10.6593">
                <text:p>10.6593</text:p>
              </table:table-cell>
              <table:table-cell office:value-type="float" office:value="11.1554">
                <text:p>11.1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6959">
                <text:p>10.6959</text:p>
              </table:table-cell>
              <table:table-cell office:value-type="float" office:value="11.3114">
                <text:p>11.3114</text:p>
              </table:table-cell>
              <table:table-cell office:value-type="float" office:value="10.2608">
                <text:p>10.2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7222">
                <text:p>10.7222</text:p>
              </table:table-cell>
              <table:table-cell office:value-type="float" office:value="9.95311">
                <text:p>9.95311</text:p>
              </table:table-cell>
              <table:table-cell office:value-type="float" office:value="9.98746">
                <text:p>9.98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247">
                <text:p>10.5247</text:p>
              </table:table-cell>
              <table:table-cell office:value-type="float" office:value="9.57193">
                <text:p>9.57193</text:p>
              </table:table-cell>
              <table:table-cell office:value-type="float" office:value="10.2889">
                <text:p>10.2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4478">
                <text:p>10.4478</text:p>
              </table:table-cell>
              <table:table-cell office:value-type="float" office:value="10.3232">
                <text:p>10.3232</text:p>
              </table:table-cell>
              <table:table-cell office:value-type="float" office:value="12.5556">
                <text:p>12.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843">
                <text:p>10.0843</text:p>
              </table:table-cell>
              <table:table-cell office:value-type="float" office:value="10.1585">
                <text:p>10.1585</text:p>
              </table:table-cell>
              <table:table-cell office:value-type="float" office:value="10.5251">
                <text:p>10.5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2664">
                <text:p>9.72664</text:p>
              </table:table-cell>
              <table:table-cell office:value-type="float" office:value="10.4424">
                <text:p>10.4424</text:p>
              </table:table-cell>
              <table:table-cell office:value-type="float" office:value="10.5903">
                <text:p>10.5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0376">
                <text:p>10.0376</text:p>
              </table:table-cell>
              <table:table-cell office:value-type="float" office:value="10.4764">
                <text:p>10.4764</text:p>
              </table:table-cell>
              <table:table-cell office:value-type="float" office:value="10.6169">
                <text:p>10.6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2342">
                <text:p>9.42342</text:p>
              </table:table-cell>
              <table:table-cell office:value-type="float" office:value="10.1351">
                <text:p>10.1351</text:p>
              </table:table-cell>
              <table:table-cell office:value-type="float" office:value="8.96226">
                <text:p>8.9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3774">
                <text:p>10.3774</text:p>
              </table:table-cell>
              <table:table-cell office:value-type="float" office:value="11.1498">
                <text:p>11.1498</text:p>
              </table:table-cell>
              <table:table-cell office:value-type="float" office:value="10.0482">
                <text:p>10.0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715">
                <text:p>10.9715</text:p>
              </table:table-cell>
              <table:table-cell office:value-type="float" office:value="10.1436">
                <text:p>10.1436</text:p>
              </table:table-cell>
              <table:table-cell office:value-type="float" office:value="10.3524">
                <text:p>10.3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3227">
                <text:p>10.3227</text:p>
              </table:table-cell>
              <table:table-cell office:value-type="float" office:value="10.59">
                <text:p>10.59</text:p>
              </table:table-cell>
              <table:table-cell office:value-type="float" office:value="10.5034">
                <text:p>10.5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0661">
                <text:p>10.0661</text:p>
              </table:table-cell>
              <table:table-cell office:value-type="float" office:value="10.0851">
                <text:p>10.0851</text:p>
              </table:table-cell>
              <table:table-cell office:value-type="float" office:value="10.1659">
                <text:p>10.16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824">
                <text:p>10.824</text:p>
              </table:table-cell>
              <table:table-cell office:value-type="float" office:value="10.8467">
                <text:p>10.8467</text:p>
              </table:table-cell>
              <table:table-cell office:value-type="float" office:value="9.78459">
                <text:p>9.78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38931">
                <text:p>9.38931</text:p>
              </table:table-cell>
              <table:table-cell office:value-type="float" office:value="10.7999">
                <text:p>10.7999</text:p>
              </table:table-cell>
              <table:table-cell office:value-type="float" office:value="14.4928">
                <text:p>14.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2328">
                <text:p>9.72328</text:p>
              </table:table-cell>
              <table:table-cell office:value-type="float" office:value="10.0719">
                <text:p>10.0719</text:p>
              </table:table-cell>
              <table:table-cell office:value-type="float" office:value="10.7034">
                <text:p>10.7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716">
                <text:p>10.4716</text:p>
              </table:table-cell>
              <table:table-cell office:value-type="float" office:value="10.156">
                <text:p>10.156</text:p>
              </table:table-cell>
              <table:table-cell office:value-type="float" office:value="8.62069">
                <text:p>8.62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876">
                <text:p>10.4876</text:p>
              </table:table-cell>
              <table:table-cell office:value-type="float" office:value="10.2642">
                <text:p>10.2642</text:p>
              </table:table-cell>
              <table:table-cell office:value-type="float" office:value="10.3405">
                <text:p>10.3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7781">
                <text:p>10.7781</text:p>
              </table:table-cell>
              <table:table-cell office:value-type="float" office:value="9.53352">
                <text:p>9.53352</text:p>
              </table:table-cell>
              <table:table-cell office:value-type="float" office:value="11.0607">
                <text:p>11.06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487">
                <text:p>10.2487</text:p>
              </table:table-cell>
              <table:table-cell office:value-type="float" office:value="10.7916">
                <text:p>10.7916</text:p>
              </table:table-cell>
              <table:table-cell office:value-type="float" office:value="10.2415">
                <text:p>10.2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036">
                <text:p>10.7036</text:p>
              </table:table-cell>
              <table:table-cell office:value-type="float" office:value="10.9494">
                <text:p>10.9494</text:p>
              </table:table-cell>
              <table:table-cell office:value-type="float" office:value="10.1951">
                <text:p>10.1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6344">
                <text:p>10.6344</text:p>
              </table:table-cell>
              <table:table-cell office:value-type="float" office:value="10.0358">
                <text:p>10.0358</text:p>
              </table:table-cell>
              <table:table-cell office:value-type="float" office:value="11.1776">
                <text:p>11.1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89412">
                <text:p>9.89412</text:p>
              </table:table-cell>
              <table:table-cell office:value-type="float" office:value="9.12863">
                <text:p>9.12863</text:p>
              </table:table-cell>
              <table:table-cell office:value-type="float" office:value="10.4707">
                <text:p>10.47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6962">
                <text:p>10.6962</text:p>
              </table:table-cell>
              <table:table-cell office:value-type="float" office:value="11.5015">
                <text:p>11.5015</text:p>
              </table:table-cell>
              <table:table-cell office:value-type="float" office:value="10.4739">
                <text:p>10.47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727">
                <text:p>10.9727</text:p>
              </table:table-cell>
              <table:table-cell office:value-type="float" office:value="11.1429">
                <text:p>11.1429</text:p>
              </table:table-cell>
              <table:table-cell office:value-type="float" office:value="10.0787">
                <text:p>10.0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1615">
                <text:p>10.1615</text:p>
              </table:table-cell>
              <table:table-cell office:value-type="float" office:value="9.91841">
                <text:p>9.91841</text:p>
              </table:table-cell>
              <table:table-cell office:value-type="float" office:value="10.3485">
                <text:p>10.3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9105">
                <text:p>9.59105</text:p>
              </table:table-cell>
              <table:table-cell office:value-type="float" office:value="10.5828">
                <text:p>10.5828</text:p>
              </table:table-cell>
              <table:table-cell office:value-type="float" office:value="9.52955">
                <text:p>9.52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3188">
                <text:p>9.93188</text:p>
              </table:table-cell>
              <table:table-cell office:value-type="float" office:value="10.3564">
                <text:p>10.3564</text:p>
              </table:table-cell>
              <table:table-cell office:value-type="float" office:value="9.78125">
                <text:p>9.78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452">
                <text:p>10.1452</text:p>
              </table:table-cell>
              <table:table-cell office:value-type="float" office:value="10.9586">
                <text:p>10.9586</text:p>
              </table:table-cell>
              <table:table-cell office:value-type="float" office:value="10.6211">
                <text:p>10.6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1205">
                <text:p>10.1205</text:p>
              </table:table-cell>
              <table:table-cell office:value-type="float" office:value="9.78855">
                <text:p>9.78855</text:p>
              </table:table-cell>
              <table:table-cell office:value-type="float" office:value="10.3348">
                <text:p>10.3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919">
                <text:p>10.3919</text:p>
              </table:table-cell>
              <table:table-cell office:value-type="float" office:value="10.793">
                <text:p>10.793</text:p>
              </table:table-cell>
              <table:table-cell office:value-type="float" office:value="9.61145">
                <text:p>9.61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345">
                <text:p>10.6345</text:p>
              </table:table-cell>
              <table:table-cell office:value-type="float" office:value="10.5187">
                <text:p>10.5187</text:p>
              </table:table-cell>
              <table:table-cell office:value-type="float" office:value="10.3352">
                <text:p>10.3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9653">
                <text:p>10.9653</text:p>
              </table:table-cell>
              <table:table-cell office:value-type="float" office:value="10.6879">
                <text:p>10.6879</text:p>
              </table:table-cell>
              <table:table-cell office:value-type="float" office:value="7.44337">
                <text:p>7.443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1638">
                <text:p>10.1638</text:p>
              </table:table-cell>
              <table:table-cell office:value-type="float" office:value="10.3379">
                <text:p>10.3379</text:p>
              </table:table-cell>
              <table:table-cell office:value-type="float" office:value="10.4512">
                <text:p>10.4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0613">
                <text:p>10.0613</text:p>
              </table:table-cell>
              <table:table-cell office:value-type="float" office:value="10.4723">
                <text:p>10.4723</text:p>
              </table:table-cell>
              <table:table-cell office:value-type="float" office:value="11.3391">
                <text:p>11.3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92705">
                <text:p>9.92705</text:p>
              </table:table-cell>
              <table:table-cell office:value-type="float" office:value="10.9731">
                <text:p>10.9731</text:p>
              </table:table-cell>
              <table:table-cell office:value-type="float" office:value="10.2305">
                <text:p>10.2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667">
                <text:p>10.2667</text:p>
              </table:table-cell>
              <table:table-cell office:value-type="float" office:value="10.0083">
                <text:p>10.0083</text:p>
              </table:table-cell>
              <table:table-cell office:value-type="float" office:value="9.66837">
                <text:p>9.66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85109">
                <text:p>9.85109</text:p>
              </table:table-cell>
              <table:table-cell office:value-type="float" office:value="9.89534">
                <text:p>9.89534</text:p>
              </table:table-cell>
              <table:table-cell office:value-type="float" office:value="11.0207">
                <text:p>11.0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80698">
                <text:p>9.80698</text:p>
              </table:table-cell>
              <table:table-cell office:value-type="float" office:value="10.7021">
                <text:p>10.7021</text:p>
              </table:table-cell>
              <table:table-cell office:value-type="float" office:value="9.11371">
                <text:p>9.11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564">
                <text:p>10.564</text:p>
              </table:table-cell>
              <table:table-cell office:value-type="float" office:value="11.0841">
                <text:p>11.0841</text:p>
              </table:table-cell>
              <table:table-cell office:value-type="float" office:value="10.3597">
                <text:p>10.35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667">
                <text:p>10.667</text:p>
              </table:table-cell>
              <table:table-cell office:value-type="float" office:value="10.2917">
                <text:p>10.2917</text:p>
              </table:table-cell>
              <table:table-cell office:value-type="float" office:value="9.80019">
                <text:p>9.80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382">
                <text:p>10.382</text:p>
              </table:table-cell>
              <table:table-cell office:value-type="float" office:value="10.4248">
                <text:p>10.4248</text:p>
              </table:table-cell>
              <table:table-cell office:value-type="float" office:value="11.4291">
                <text:p>11.4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887">
                <text:p>10.2887</text:p>
              </table:table-cell>
              <table:table-cell office:value-type="float" office:value="10.1852">
                <text:p>10.1852</text:p>
              </table:table-cell>
              <table:table-cell office:value-type="float" office:value="9.83427">
                <text:p>9.83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19">
                <text:p>10.319</text:p>
              </table:table-cell>
              <table:table-cell office:value-type="float" office:value="10.3545">
                <text:p>10.3545</text:p>
              </table:table-cell>
              <table:table-cell office:value-type="float" office:value="10.6238">
                <text:p>10.6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0129">
                <text:p>10.0129</text:p>
              </table:table-cell>
              <table:table-cell office:value-type="float" office:value="10.8984">
                <text:p>10.8984</text:p>
              </table:table-cell>
              <table:table-cell office:value-type="float" office:value="10.4077">
                <text:p>10.4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8342">
                <text:p>10.8342</text:p>
              </table:table-cell>
              <table:table-cell office:value-type="float" office:value="10.541">
                <text:p>10.541</text:p>
              </table:table-cell>
              <table:table-cell office:value-type="float" office:value="10.1852">
                <text:p>10.1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5294">
                <text:p>11.5294</text:p>
              </table:table-cell>
              <table:table-cell office:value-type="float" office:value="9.7752">
                <text:p>9.7752</text:p>
              </table:table-cell>
              <table:table-cell office:value-type="float" office:value="10.8064">
                <text:p>10.8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65909">
                <text:p>9.65909</text:p>
              </table:table-cell>
              <table:table-cell office:value-type="float" office:value="9.75086">
                <text:p>9.75086</text:p>
              </table:table-cell>
              <table:table-cell office:value-type="float" office:value="9.60452">
                <text:p>9.60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359">
                <text:p>10.4359</text:p>
              </table:table-cell>
              <table:table-cell office:value-type="float" office:value="7.62712">
                <text:p>7.62712</text:p>
              </table:table-cell>
              <table:table-cell office:value-type="float" office:value="9.77081">
                <text:p>9.770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7952">
                <text:p>11.7952</text:p>
              </table:table-cell>
              <table:table-cell office:value-type="float" office:value="9.78932">
                <text:p>9.78932</text:p>
              </table:table-cell>
              <table:table-cell office:value-type="float" office:value="9.89467">
                <text:p>9.894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2861">
                <text:p>10.2861</text:p>
              </table:table-cell>
              <table:table-cell office:value-type="float" office:value="9.72043">
                <text:p>9.72043</text:p>
              </table:table-cell>
              <table:table-cell office:value-type="float" office:value="10.0208">
                <text:p>10.0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1911">
                <text:p>10.1911</text:p>
              </table:table-cell>
              <table:table-cell office:value-type="float" office:value="10.3084">
                <text:p>10.3084</text:p>
              </table:table-cell>
              <table:table-cell office:value-type="float" office:value="11.1997">
                <text:p>11.1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78441">
                <text:p>9.78441</text:p>
              </table:table-cell>
              <table:table-cell office:value-type="float" office:value="11.0032">
                <text:p>11.0032</text:p>
              </table:table-cell>
              <table:table-cell office:value-type="float" office:value="10.226">
                <text:p>10.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761">
                <text:p>10.761</text:p>
              </table:table-cell>
              <table:table-cell office:value-type="float" office:value="11.6142">
                <text:p>11.6142</text:p>
              </table:table-cell>
              <table:table-cell office:value-type="float" office:value="11.6279">
                <text:p>11.6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3215">
                <text:p>10.3215</text:p>
              </table:table-cell>
              <table:table-cell office:value-type="float" office:value="10.3448">
                <text:p>10.3448</text:p>
              </table:table-cell>
              <table:table-cell office:value-type="float" office:value="9.8887">
                <text:p>9.88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5096">
                <text:p>10.5096</text:p>
              </table:table-cell>
              <table:table-cell office:value-type="float" office:value="10.5663">
                <text:p>10.5663</text:p>
              </table:table-cell>
              <table:table-cell office:value-type="float" office:value="9.82051">
                <text:p>9.820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3859">
                <text:p>10.3859</text:p>
              </table:table-cell>
              <table:table-cell office:value-type="float" office:value="10.2733">
                <text:p>10.2733</text:p>
              </table:table-cell>
              <table:table-cell office:value-type="float" office:value="10.7629">
                <text:p>10.76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41968">
                <text:p>9.41968</text:p>
              </table:table-cell>
              <table:table-cell office:value-type="float" office:value="10.4242">
                <text:p>10.4242</text:p>
              </table:table-cell>
              <table:table-cell office:value-type="float" office:value="10.0397">
                <text:p>10.03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2128">
                <text:p>10.2128</text:p>
              </table:table-cell>
              <table:table-cell office:value-type="float" office:value="10.0146">
                <text:p>10.0146</text:p>
              </table:table-cell>
              <table:table-cell office:value-type="float" office:value="10.6257">
                <text:p>10.6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0626">
                <text:p>10.0626</text:p>
              </table:table-cell>
              <table:table-cell office:value-type="float" office:value="10.4201">
                <text:p>10.4201</text:p>
              </table:table-cell>
              <table:table-cell office:value-type="float" office:value="9.60839">
                <text:p>9.608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5946">
                <text:p>10.5946</text:p>
              </table:table-cell>
              <table:table-cell office:value-type="float" office:value="10.9166">
                <text:p>10.9166</text:p>
              </table:table-cell>
              <table:table-cell office:value-type="float" office:value="10.7599">
                <text:p>10.75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3416">
                <text:p>10.3416</text:p>
              </table:table-cell>
              <table:table-cell office:value-type="float" office:value="10.2926">
                <text:p>10.2926</text:p>
              </table:table-cell>
              <table:table-cell office:value-type="float" office:value="10.7774">
                <text:p>10.7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8557">
                <text:p>10.8557</text:p>
              </table:table-cell>
              <table:table-cell office:value-type="float" office:value="11.0349">
                <text:p>11.0349</text:p>
              </table:table-cell>
              <table:table-cell office:value-type="float" office:value="10.2515">
                <text:p>10.2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537">
                <text:p>10.9537</text:p>
              </table:table-cell>
              <table:table-cell office:value-type="float" office:value="10.3042">
                <text:p>10.3042</text:p>
              </table:table-cell>
              <table:table-cell office:value-type="float" office:value="10.1958">
                <text:p>10.1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2742">
                <text:p>10.2742</text:p>
              </table:table-cell>
              <table:table-cell office:value-type="float" office:value="9.60929">
                <text:p>9.60929</text:p>
              </table:table-cell>
              <table:table-cell office:value-type="float" office:value="10.3347">
                <text:p>10.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9373">
                <text:p>9.9373</text:p>
              </table:table-cell>
              <table:table-cell office:value-type="float" office:value="10.2461">
                <text:p>10.2461</text:p>
              </table:table-cell>
              <table:table-cell office:value-type="float" office:value="9.96854">
                <text:p>9.96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7565">
                <text:p>10.7565</text:p>
              </table:table-cell>
              <table:table-cell office:value-type="float" office:value="10.4205">
                <text:p>10.4205</text:p>
              </table:table-cell>
              <table:table-cell office:value-type="float" office:value="11.8736">
                <text:p>11.87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92973">
                <text:p>9.92973</text:p>
              </table:table-cell>
              <table:table-cell office:value-type="float" office:value="10.4676">
                <text:p>10.4676</text:p>
              </table:table-cell>
              <table:table-cell office:value-type="float" office:value="10.1404">
                <text:p>10.14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0854">
                <text:p>10.0854</text:p>
              </table:table-cell>
              <table:table-cell office:value-type="float" office:value="10.3252">
                <text:p>10.3252</text:p>
              </table:table-cell>
              <table:table-cell office:value-type="float" office:value="11.2742">
                <text:p>11.27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50141">
                <text:p>9.50141</text:p>
              </table:table-cell>
              <table:table-cell office:value-type="float" office:value="10.4601">
                <text:p>10.4601</text:p>
              </table:table-cell>
              <table:table-cell office:value-type="float" office:value="10.6284">
                <text:p>10.62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0178">
                <text:p>10.0178</text:p>
              </table:table-cell>
              <table:table-cell office:value-type="float" office:value="11.0063">
                <text:p>11.0063</text:p>
              </table:table-cell>
              <table:table-cell office:value-type="float" office:value="9.60384">
                <text:p>9.603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68072">
                <text:p>9.68072</text:p>
              </table:table-cell>
              <table:table-cell office:value-type="float" office:value="10.3365">
                <text:p>10.3365</text:p>
              </table:table-cell>
              <table:table-cell office:value-type="float" office:value="10.2874">
                <text:p>10.2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59">
                <text:p>10.59</text:p>
              </table:table-cell>
              <table:table-cell office:value-type="float" office:value="9.22345">
                <text:p>9.22345</text:p>
              </table:table-cell>
              <table:table-cell office:value-type="float" office:value="13.289">
                <text:p>13.2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3692">
                <text:p>10.3692</text:p>
              </table:table-cell>
              <table:table-cell office:value-type="float" office:value="10.8613">
                <text:p>10.8613</text:p>
              </table:table-cell>
              <table:table-cell office:value-type="float" office:value="10.4349">
                <text:p>10.4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8">
                <text:p>10.8</text:p>
              </table:table-cell>
              <table:table-cell office:value-type="float" office:value="10.257">
                <text:p>10.257</text:p>
              </table:table-cell>
              <table:table-cell office:value-type="float" office:value="9.71321">
                <text:p>9.713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7508">
                <text:p>10.7508</text:p>
              </table:table-cell>
              <table:table-cell office:value-type="float" office:value="10.8514">
                <text:p>10.8514</text:p>
              </table:table-cell>
              <table:table-cell office:value-type="float" office:value="10.5675">
                <text:p>10.56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242">
                <text:p>11.242</text:p>
              </table:table-cell>
              <table:table-cell office:value-type="float" office:value="10.454">
                <text:p>10.454</text:p>
              </table:table-cell>
              <table:table-cell office:value-type="float" office:value="12.3853">
                <text:p>12.38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54592">
                <text:p>9.54592</text:p>
              </table:table-cell>
              <table:table-cell office:value-type="float" office:value="10.4711">
                <text:p>10.4711</text:p>
              </table:table-cell>
              <table:table-cell office:value-type="float" office:value="10.1989">
                <text:p>10.1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023">
                <text:p>10.023</text:p>
              </table:table-cell>
              <table:table-cell office:value-type="float" office:value="10.5602">
                <text:p>10.5602</text:p>
              </table:table-cell>
              <table:table-cell office:value-type="float" office:value="9.43396">
                <text:p>9.43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5662">
                <text:p>10.5662</text:p>
              </table:table-cell>
              <table:table-cell office:value-type="float" office:value="10.3577">
                <text:p>10.3577</text:p>
              </table:table-cell>
              <table:table-cell office:value-type="float" office:value="9.9451">
                <text:p>9.9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7854">
                <text:p>10.7854</text:p>
              </table:table-cell>
              <table:table-cell office:value-type="float" office:value="10.7489">
                <text:p>10.7489</text:p>
              </table:table-cell>
              <table:table-cell office:value-type="float" office:value="10.0206">
                <text:p>10.0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252">
                <text:p>10.5252</text:p>
              </table:table-cell>
              <table:table-cell office:value-type="float" office:value="10.5946">
                <text:p>10.5946</text:p>
              </table:table-cell>
              <table:table-cell office:value-type="float" office:value="10.7914">
                <text:p>10.79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5712">
                <text:p>10.5712</text:p>
              </table:table-cell>
              <table:table-cell office:value-type="float" office:value="10.5405">
                <text:p>10.5405</text:p>
              </table:table-cell>
              <table:table-cell office:value-type="float" office:value="10.6873">
                <text:p>10.6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666">
                <text:p>10.3666</text:p>
              </table:table-cell>
              <table:table-cell office:value-type="float" office:value="10.2113">
                <text:p>10.2113</text:p>
              </table:table-cell>
              <table:table-cell office:value-type="float" office:value="11.0442">
                <text:p>11.0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6538">
                <text:p>9.56538</text:p>
              </table:table-cell>
              <table:table-cell office:value-type="float" office:value="10.7738">
                <text:p>10.7738</text:p>
              </table:table-cell>
              <table:table-cell office:value-type="float" office:value="9.95539">
                <text:p>9.955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7936">
                <text:p>10.7936</text:p>
              </table:table-cell>
              <table:table-cell office:value-type="float" office:value="10.3434">
                <text:p>10.3434</text:p>
              </table:table-cell>
              <table:table-cell office:value-type="float" office:value="10.7454">
                <text:p>10.7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6601">
                <text:p>10.6601</text:p>
              </table:table-cell>
              <table:table-cell office:value-type="float" office:value="9.73597">
                <text:p>9.73597</text:p>
              </table:table-cell>
              <table:table-cell office:value-type="float" office:value="10.4889">
                <text:p>10.4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1741">
                <text:p>10.1741</text:p>
              </table:table-cell>
              <table:table-cell office:value-type="float" office:value="9.82393">
                <text:p>9.82393</text:p>
              </table:table-cell>
              <table:table-cell office:value-type="float" office:value="10.5652">
                <text:p>10.56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3536">
                <text:p>10.3536</text:p>
              </table:table-cell>
              <table:table-cell office:value-type="float" office:value="10.4087">
                <text:p>10.4087</text:p>
              </table:table-cell>
              <table:table-cell office:value-type="float" office:value="9.2233">
                <text:p>9.2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4814">
                <text:p>9.74814</text:p>
              </table:table-cell>
              <table:table-cell office:value-type="float" office:value="9.9694">
                <text:p>9.9694</text:p>
              </table:table-cell>
              <table:table-cell office:value-type="float" office:value="10.564">
                <text:p>10.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2774">
                <text:p>10.2774</text:p>
              </table:table-cell>
              <table:table-cell office:value-type="float" office:value="10.1047">
                <text:p>10.1047</text:p>
              </table:table-cell>
              <table:table-cell office:value-type="float" office:value="11.1007">
                <text:p>11.1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0586">
                <text:p>10.0586</text:p>
              </table:table-cell>
              <table:table-cell office:value-type="float" office:value="9.58731">
                <text:p>9.58731</text:p>
              </table:table-cell>
              <table:table-cell office:value-type="float" office:value="10.0804">
                <text:p>10.08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308">
                <text:p>10.308</text:p>
              </table:table-cell>
              <table:table-cell office:value-type="float" office:value="11.1079">
                <text:p>11.1079</text:p>
              </table:table-cell>
              <table:table-cell office:value-type="float" office:value="10.7814">
                <text:p>10.78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0844">
                <text:p>11.0844</text:p>
              </table:table-cell>
              <table:table-cell office:value-type="float" office:value="10.2428">
                <text:p>10.2428</text:p>
              </table:table-cell>
              <table:table-cell office:value-type="float" office:value="10.184">
                <text:p>10.1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895">
                <text:p>10.9895</text:p>
              </table:table-cell>
              <table:table-cell office:value-type="float" office:value="10.7775">
                <text:p>10.7775</text:p>
              </table:table-cell>
              <table:table-cell office:value-type="float" office:value="13.5714">
                <text:p>13.5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73608">
                <text:p>9.73608</text:p>
              </table:table-cell>
              <table:table-cell office:value-type="float" office:value="10.487">
                <text:p>10.487</text:p>
              </table:table-cell>
              <table:table-cell office:value-type="float" office:value="11.2459">
                <text:p>11.2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0356">
                <text:p>10.0356</text:p>
              </table:table-cell>
              <table:table-cell office:value-type="float" office:value="10.0298">
                <text:p>10.0298</text:p>
              </table:table-cell>
              <table:table-cell office:value-type="float" office:value="11.0112">
                <text:p>11.0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1151">
                <text:p>10.1151</text:p>
              </table:table-cell>
              <table:table-cell office:value-type="float" office:value="11.0624">
                <text:p>11.0624</text:p>
              </table:table-cell>
              <table:table-cell office:value-type="float" office:value="10.8108">
                <text:p>10.8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3999">
                <text:p>10.3999</text:p>
              </table:table-cell>
              <table:table-cell office:value-type="float" office:value="9.93294">
                <text:p>9.93294</text:p>
              </table:table-cell>
              <table:table-cell office:value-type="float" office:value="10.2982">
                <text:p>10.2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5711">
                <text:p>10.5711</text:p>
              </table:table-cell>
              <table:table-cell office:value-type="float" office:value="10.5714">
                <text:p>10.5714</text:p>
              </table:table-cell>
              <table:table-cell office:value-type="float" office:value="10.0284">
                <text:p>10.0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73767">
                <text:p>9.73767</text:p>
              </table:table-cell>
              <table:table-cell office:value-type="float" office:value="10.6259">
                <text:p>10.6259</text:p>
              </table:table-cell>
              <table:table-cell office:value-type="float" office:value="10.104">
                <text:p>10.1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074">
                <text:p>10.8074</text:p>
              </table:table-cell>
              <table:table-cell office:value-type="float" office:value="10.3168">
                <text:p>10.3168</text:p>
              </table:table-cell>
              <table:table-cell office:value-type="float" office:value="10.4401">
                <text:p>10.44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029">
                <text:p>10.2029</text:p>
              </table:table-cell>
              <table:table-cell office:value-type="float" office:value="10.2693">
                <text:p>10.269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004">
                <text:p>10.1004</text:p>
              </table:table-cell>
              <table:table-cell office:value-type="float" office:value="10.9474">
                <text:p>10.9474</text:p>
              </table:table-cell>
              <table:table-cell office:value-type="float" office:value="10.6924">
                <text:p>10.6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94955">
                <text:p>9.94955</text:p>
              </table:table-cell>
              <table:table-cell office:value-type="float" office:value="12.3967">
                <text:p>12.3967</text:p>
              </table:table-cell>
              <table:table-cell office:value-type="float" office:value="10.1241">
                <text:p>10.12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495">
                <text:p>10.2495</text:p>
              </table:table-cell>
              <table:table-cell office:value-type="float" office:value="10.8551">
                <text:p>10.8551</text:p>
              </table:table-cell>
              <table:table-cell office:value-type="float" office:value="10.4535">
                <text:p>10.45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6876">
                <text:p>10.6876</text:p>
              </table:table-cell>
              <table:table-cell office:value-type="float" office:value="10.3325">
                <text:p>10.3325</text:p>
              </table:table-cell>
              <table:table-cell office:value-type="float" office:value="10.3292">
                <text:p>10.3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6223">
                <text:p>10.6223</text:p>
              </table:table-cell>
              <table:table-cell office:value-type="float" office:value="10.16">
                <text:p>10.16</text:p>
              </table:table-cell>
              <table:table-cell office:value-type="float" office:value="14.0187">
                <text:p>14.01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5976">
                <text:p>11.5976</text:p>
              </table:table-cell>
              <table:table-cell office:value-type="float" office:value="10.0578">
                <text:p>10.0578</text:p>
              </table:table-cell>
              <table:table-cell office:value-type="float" office:value="10.784">
                <text:p>10.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1991">
                <text:p>11.1991</text:p>
              </table:table-cell>
              <table:table-cell office:value-type="float" office:value="10.0748">
                <text:p>10.0748</text:p>
              </table:table-cell>
              <table:table-cell office:value-type="float" office:value="9.43396">
                <text:p>9.433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3828">
                <text:p>9.33828</text:p>
              </table:table-cell>
              <table:table-cell office:value-type="float" office:value="12.5">
                <text:p>12.5</text:p>
              </table:table-cell>
              <table:table-cell office:value-type="float" office:value="9.29952">
                <text:p>9.299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0297">
                <text:p>10.0297</text:p>
              </table:table-cell>
              <table:table-cell office:value-type="float" office:value="10.4389">
                <text:p>10.4389</text:p>
              </table:table-cell>
              <table:table-cell office:value-type="float" office:value="9.85018">
                <text:p>9.85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29814">
                <text:p>9.29814</text:p>
              </table:table-cell>
              <table:table-cell office:value-type="float" office:value="10.1047">
                <text:p>10.1047</text:p>
              </table:table-cell>
              <table:table-cell office:value-type="float" office:value="10.1482">
                <text:p>10.14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3643">
                <text:p>10.3643</text:p>
              </table:table-cell>
              <table:table-cell office:value-type="float" office:value="10.8951">
                <text:p>10.8951</text:p>
              </table:table-cell>
              <table:table-cell office:value-type="float" office:value="10.1133">
                <text:p>10.1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3675">
                <text:p>9.83675</text:p>
              </table:table-cell>
              <table:table-cell office:value-type="float" office:value="6.2069">
                <text:p>6.2069</text:p>
              </table:table-cell>
              <table:table-cell office:value-type="float" office:value="10.424">
                <text:p>10.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3068">
                <text:p>11.3068</text:p>
              </table:table-cell>
              <table:table-cell office:value-type="float" office:value="11.965">
                <text:p>11.965</text:p>
              </table:table-cell>
              <table:table-cell office:value-type="float" office:value="10.6593">
                <text:p>10.6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8501">
                <text:p>10.8501</text:p>
              </table:table-cell>
              <table:table-cell office:value-type="float" office:value="10.3943">
                <text:p>10.3943</text:p>
              </table:table-cell>
              <table:table-cell office:value-type="float" office:value="10.4907">
                <text:p>10.49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7479">
                <text:p>9.7479</text:p>
              </table:table-cell>
              <table:table-cell office:value-type="float" office:value="10.2227">
                <text:p>10.2227</text:p>
              </table:table-cell>
              <table:table-cell office:value-type="float" office:value="9.22725">
                <text:p>9.22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3691">
                <text:p>10.3691</text:p>
              </table:table-cell>
              <table:table-cell office:value-type="float" office:value="10.9897">
                <text:p>10.9897</text:p>
              </table:table-cell>
              <table:table-cell office:value-type="float" office:value="10.8343">
                <text:p>10.83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3445">
                <text:p>11.3445</text:p>
              </table:table-cell>
              <table:table-cell office:value-type="float" office:value="10.4639">
                <text:p>10.4639</text:p>
              </table:table-cell>
              <table:table-cell office:value-type="float" office:value="9.80139">
                <text:p>9.801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827">
                <text:p>10.7827</text:p>
              </table:table-cell>
              <table:table-cell office:value-type="float" office:value="10.1809">
                <text:p>10.1809</text:p>
              </table:table-cell>
              <table:table-cell office:value-type="float" office:value="9.91551">
                <text:p>9.915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3746">
                <text:p>10.3746</text:p>
              </table:table-cell>
              <table:table-cell office:value-type="float" office:value="9.74248">
                <text:p>9.74248</text:p>
              </table:table-cell>
              <table:table-cell office:value-type="float" office:value="10.4255">
                <text:p>10.42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322">
                <text:p>10.6322</text:p>
              </table:table-cell>
              <table:table-cell office:value-type="float" office:value="10.1042">
                <text:p>10.1042</text:p>
              </table:table-cell>
              <table:table-cell office:value-type="float" office:value="10.5457">
                <text:p>10.54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6578">
                <text:p>10.6578</text:p>
              </table:table-cell>
              <table:table-cell office:value-type="float" office:value="10.4945">
                <text:p>10.4945</text:p>
              </table:table-cell>
              <table:table-cell office:value-type="float" office:value="10.4073">
                <text:p>10.40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602">
                <text:p>10.3602</text:p>
              </table:table-cell>
              <table:table-cell office:value-type="float" office:value="11.0358">
                <text:p>11.0358</text:p>
              </table:table-cell>
              <table:table-cell office:value-type="float" office:value="11.0128">
                <text:p>11.0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7456">
                <text:p>10.7456</text:p>
              </table:table-cell>
              <table:table-cell office:value-type="float" office:value="10.5763">
                <text:p>10.5763</text:p>
              </table:table-cell>
              <table:table-cell office:value-type="float" office:value="10.6135">
                <text:p>10.6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51469">
                <text:p>9.51469</text:p>
              </table:table-cell>
              <table:table-cell office:value-type="float" office:value="9.37832">
                <text:p>9.37832</text:p>
              </table:table-cell>
              <table:table-cell office:value-type="float" office:value="10.759">
                <text:p>10.7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91475">
                <text:p>9.91475</text:p>
              </table:table-cell>
              <table:table-cell office:value-type="float" office:value="10.1536">
                <text:p>10.1536</text:p>
              </table:table-cell>
              <table:table-cell office:value-type="float" office:value="10.4859">
                <text:p>10.48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53444">
                <text:p>9.53444</text:p>
              </table:table-cell>
              <table:table-cell office:value-type="float" office:value="10.6684">
                <text:p>10.6684</text:p>
              </table:table-cell>
              <table:table-cell office:value-type="float" office:value="10.6522">
                <text:p>10.6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1968">
                <text:p>10.1968</text:p>
              </table:table-cell>
              <table:table-cell office:value-type="float" office:value="9.94832">
                <text:p>9.94832</text:p>
              </table:table-cell>
              <table:table-cell office:value-type="float" office:value="10.7831">
                <text:p>10.7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3972">
                <text:p>10.3972</text:p>
              </table:table-cell>
              <table:table-cell office:value-type="float" office:value="10.5169">
                <text:p>10.5169</text:p>
              </table:table-cell>
              <table:table-cell office:value-type="float" office:value="11.1949">
                <text:p>11.19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29577">
                <text:p>9.29577</text:p>
              </table:table-cell>
              <table:table-cell office:value-type="float" office:value="10.9153">
                <text:p>10.9153</text:p>
              </table:table-cell>
              <table:table-cell office:value-type="float" office:value="11.0876">
                <text:p>11.08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199">
                <text:p>10.6199</text:p>
              </table:table-cell>
              <table:table-cell office:value-type="float" office:value="10.4089">
                <text:p>10.4089</text:p>
              </table:table-cell>
              <table:table-cell office:value-type="float" office:value="6.691">
                <text:p>6.6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0534">
                <text:p>10.0534</text:p>
              </table:table-cell>
              <table:table-cell office:value-type="float" office:value="9.67352">
                <text:p>9.67352</text:p>
              </table:table-cell>
              <table:table-cell office:value-type="float" office:value="10.2221">
                <text:p>10.22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3231">
                <text:p>10.3231</text:p>
              </table:table-cell>
              <table:table-cell office:value-type="float" office:value="10.8902">
                <text:p>10.8902</text:p>
              </table:table-cell>
              <table:table-cell office:value-type="float" office:value="9.96678">
                <text:p>9.966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794">
                <text:p>10.9794</text:p>
              </table:table-cell>
              <table:table-cell office:value-type="float" office:value="9.54315">
                <text:p>9.54315</text:p>
              </table:table-cell>
              <table:table-cell office:value-type="float" office:value="10.533">
                <text:p>10.5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96423">
                <text:p>9.96423</text:p>
              </table:table-cell>
              <table:table-cell office:value-type="float" office:value="10.9099">
                <text:p>10.9099</text:p>
              </table:table-cell>
              <table:table-cell office:value-type="float" office:value="9.36306">
                <text:p>9.363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316">
                <text:p>10.2316</text:p>
              </table:table-cell>
              <table:table-cell office:value-type="float" office:value="10.3151">
                <text:p>10.3151</text:p>
              </table:table-cell>
              <table:table-cell office:value-type="float" office:value="11.4312">
                <text:p>11.43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1856">
                <text:p>10.1856</text:p>
              </table:table-cell>
              <table:table-cell office:value-type="float" office:value="10.8557">
                <text:p>10.8557</text:p>
              </table:table-cell>
              <table:table-cell office:value-type="float" office:value="12.7962">
                <text:p>12.79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6897">
                <text:p>10.6897</text:p>
              </table:table-cell>
              <table:table-cell office:value-type="float" office:value="10.433">
                <text:p>10.433</text:p>
              </table:table-cell>
              <table:table-cell office:value-type="float" office:value="10.4684">
                <text:p>10.46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4161">
                <text:p>10.4161</text:p>
              </table:table-cell>
              <table:table-cell office:value-type="float" office:value="10.5208">
                <text:p>10.5208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18">
                <text:p>11.218</text:p>
              </table:table-cell>
              <table:table-cell office:value-type="float" office:value="10.1754">
                <text:p>10.1754</text:p>
              </table:table-cell>
              <table:table-cell office:value-type="float" office:value="10.2352">
                <text:p>10.23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9606">
                <text:p>10.9606</text:p>
              </table:table-cell>
              <table:table-cell office:value-type="float" office:value="10.5317">
                <text:p>10.5317</text:p>
              </table:table-cell>
              <table:table-cell office:value-type="float" office:value="10.5637">
                <text:p>10.56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6283">
                <text:p>10.6283</text:p>
              </table:table-cell>
              <table:table-cell office:value-type="float" office:value="10.4531">
                <text:p>10.4531</text:p>
              </table:table-cell>
              <table:table-cell office:value-type="float" office:value="11.4341">
                <text:p>11.43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369">
                <text:p>11.3369</text:p>
              </table:table-cell>
              <table:table-cell office:value-type="float" office:value="10.302">
                <text:p>10.302</text:p>
              </table:table-cell>
              <table:table-cell office:value-type="float" office:value="10.8517">
                <text:p>10.85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5964">
                <text:p>10.5964</text:p>
              </table:table-cell>
              <table:table-cell office:value-type="float" office:value="9.20245">
                <text:p>9.20245</text:p>
              </table:table-cell>
              <table:table-cell office:value-type="float" office:value="8.59213">
                <text:p>8.59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2877">
                <text:p>10.2877</text:p>
              </table:table-cell>
              <table:table-cell office:value-type="float" office:value="10.5964">
                <text:p>10.5964</text:p>
              </table:table-cell>
              <table:table-cell office:value-type="float" office:value="10.3164">
                <text:p>10.31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8001">
                <text:p>10.8001</text:p>
              </table:table-cell>
              <table:table-cell office:value-type="float" office:value="10.3171">
                <text:p>10.3171</text:p>
              </table:table-cell>
              <table:table-cell office:value-type="float" office:value="10.3743">
                <text:p>10.37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2944">
                <text:p>10.2944</text:p>
              </table:table-cell>
              <table:table-cell office:value-type="float" office:value="10.7475">
                <text:p>10.7475</text:p>
              </table:table-cell>
              <table:table-cell office:value-type="float" office:value="10.7553">
                <text:p>10.75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3248">
                <text:p>10.3248</text:p>
              </table:table-cell>
              <table:table-cell office:value-type="float" office:value="9.3255">
                <text:p>9.3255</text:p>
              </table:table-cell>
              <table:table-cell office:value-type="float" office:value="10.7703">
                <text:p>10.77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88552">
                <text:p>9.88552</text:p>
              </table:table-cell>
              <table:table-cell office:value-type="float" office:value="10.0771">
                <text:p>10.0771</text:p>
              </table:table-cell>
              <table:table-cell office:value-type="float" office:value="11.7901">
                <text:p>11.79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4102">
                <text:p>10.4102</text:p>
              </table:table-cell>
              <table:table-cell office:value-type="float" office:value="10.2475">
                <text:p>10.2475</text:p>
              </table:table-cell>
              <table:table-cell office:value-type="float" office:value="9.38572">
                <text:p>9.385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6838">
                <text:p>10.6838</text:p>
              </table:table-cell>
              <table:table-cell office:value-type="float" office:value="10.4634">
                <text:p>10.4634</text:p>
              </table:table-cell>
              <table:table-cell office:value-type="float" office:value="10.3697">
                <text:p>10.36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94236">
                <text:p>9.94236</text:p>
              </table:table-cell>
              <table:table-cell office:value-type="float" office:value="11.0644">
                <text:p>11.0644</text:p>
              </table:table-cell>
              <table:table-cell office:value-type="float" office:value="9.35795">
                <text:p>9.357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4032">
                <text:p>10.4032</text:p>
              </table:table-cell>
              <table:table-cell office:value-type="float" office:value="10.4253">
                <text:p>10.4253</text:p>
              </table:table-cell>
              <table:table-cell office:value-type="float" office:value="12.337">
                <text:p>12.3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5246">
                <text:p>10.5246</text:p>
              </table:table-cell>
              <table:table-cell office:value-type="float" office:value="10.5054">
                <text:p>10.5054</text:p>
              </table:table-cell>
              <table:table-cell office:value-type="float" office:value="10.0378">
                <text:p>10.03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4776">
                <text:p>10.4776</text:p>
              </table:table-cell>
              <table:table-cell office:value-type="float" office:value="10.9979">
                <text:p>10.9979</text:p>
              </table:table-cell>
              <table:table-cell office:value-type="float" office:value="9.27835">
                <text:p>9.27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1744">
                <text:p>10.1744</text:p>
              </table:table-cell>
              <table:table-cell office:value-type="float" office:value="10.7991">
                <text:p>10.7991</text:p>
              </table:table-cell>
              <table:table-cell office:value-type="float" office:value="10.5396">
                <text:p>10.5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79609">
                <text:p>9.79609</text:p>
              </table:table-cell>
              <table:table-cell office:value-type="float" office:value="11.0482">
                <text:p>11.0482</text:p>
              </table:table-cell>
              <table:table-cell office:value-type="float" office:value="10.4857">
                <text:p>10.48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1224">
                <text:p>10.1224</text:p>
              </table:table-cell>
              <table:table-cell office:value-type="float" office:value="10.5843">
                <text:p>10.5843</text:p>
              </table:table-cell>
              <table:table-cell office:value-type="float" office:value="10.9559">
                <text:p>10.95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5105">
                <text:p>10.5105</text:p>
              </table:table-cell>
              <table:table-cell office:value-type="float" office:value="9.62746">
                <text:p>9.62746</text:p>
              </table:table-cell>
              <table:table-cell office:value-type="float" office:value="9.51412">
                <text:p>9.514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1308">
                <text:p>10.1308</text:p>
              </table:table-cell>
              <table:table-cell office:value-type="float" office:value="10.5263">
                <text:p>10.5263</text:p>
              </table:table-cell>
              <table:table-cell office:value-type="float" office:value="10.4389">
                <text:p>10.4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177">
                <text:p>10.177</text:p>
              </table:table-cell>
              <table:table-cell office:value-type="float" office:value="10.3062">
                <text:p>10.3062</text:p>
              </table:table-cell>
              <table:table-cell office:value-type="float" office:value="9.46003">
                <text:p>9.46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5038">
                <text:p>10.5038</text:p>
              </table:table-cell>
              <table:table-cell office:value-type="float" office:value="9.98431">
                <text:p>9.98431</text:p>
              </table:table-cell>
              <table:table-cell office:value-type="float" office:value="10.9735">
                <text:p>10.9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3483">
                <text:p>10.3483</text:p>
              </table:table-cell>
              <table:table-cell office:value-type="float" office:value="10.6139">
                <text:p>10.6139</text:p>
              </table:table-cell>
              <table:table-cell office:value-type="float" office:value="11.3246">
                <text:p>11.32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4274">
                <text:p>10.4274</text:p>
              </table:table-cell>
              <table:table-cell office:value-type="float" office:value="10.1972">
                <text:p>10.1972</text:p>
              </table:table-cell>
              <table:table-cell office:value-type="float" office:value="10.8355">
                <text:p>10.8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1432">
                <text:p>10.1432</text:p>
              </table:table-cell>
              <table:table-cell office:value-type="float" office:value="11.3636">
                <text:p>11.3636</text:p>
              </table:table-cell>
              <table:table-cell office:value-type="float" office:value="10.1275">
                <text:p>10.12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106">
                <text:p>10.106</text:p>
              </table:table-cell>
              <table:table-cell office:value-type="float" office:value="9.89848">
                <text:p>9.89848</text:p>
              </table:table-cell>
              <table:table-cell office:value-type="float" office:value="10.5635">
                <text:p>10.56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342">
                <text:p>10.342</text:p>
              </table:table-cell>
              <table:table-cell office:value-type="float" office:value="9.69529">
                <text:p>9.69529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6011">
                <text:p>10.6011</text:p>
              </table:table-cell>
              <table:table-cell office:value-type="float" office:value="10.8984">
                <text:p>10.8984</text:p>
              </table:table-cell>
              <table:table-cell office:value-type="float" office:value="15.0538">
                <text:p>15.05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4734">
                <text:p>11.4734</text:p>
              </table:table-cell>
              <table:table-cell office:value-type="float" office:value="10.0351">
                <text:p>10.0351</text:p>
              </table:table-cell>
              <table:table-cell office:value-type="float" office:value="10.7402">
                <text:p>10.74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0783">
                <text:p>12.0783</text:p>
              </table:table-cell>
              <table:table-cell office:value-type="float" office:value="9.67102">
                <text:p>9.6710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6222">
                <text:p>9.6222</text:p>
              </table:table-cell>
              <table:table-cell office:value-type="float" office:value="9.32203">
                <text:p>9.32203</text:p>
              </table:table-cell>
              <table:table-cell office:value-type="float" office:value="9.88095">
                <text:p>9.880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7081">
                <text:p>10.7081</text:p>
              </table:table-cell>
              <table:table-cell office:value-type="float" office:value="9.9235">
                <text:p>9.9235</text:p>
              </table:table-cell>
              <table:table-cell office:value-type="float" office:value="11.1005">
                <text:p>11.1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4351">
                <text:p>9.4351</text:p>
              </table:table-cell>
              <table:table-cell office:value-type="float" office:value="9.73205">
                <text:p>9.73205</text:p>
              </table:table-cell>
              <table:table-cell office:value-type="float" office:value="9.85237">
                <text:p>9.852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0697">
                <text:p>11.0697</text:p>
              </table:table-cell>
              <table:table-cell office:value-type="float" office:value="10.5006">
                <text:p>10.5006</text:p>
              </table:table-cell>
              <table:table-cell office:value-type="float" office:value="10.564">
                <text:p>10.5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6497">
                <text:p>10.6497</text:p>
              </table:table-cell>
              <table:table-cell office:value-type="float" office:value="11">
                <text:p>11</text:p>
              </table:table-cell>
              <table:table-cell office:value-type="float" office:value="9.53748">
                <text:p>9.537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4426">
                <text:p>11.4426</text:p>
              </table:table-cell>
              <table:table-cell office:value-type="float" office:value="9.99021">
                <text:p>9.99021</text:p>
              </table:table-cell>
              <table:table-cell office:value-type="float" office:value="10.5996">
                <text:p>10.59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795">
                <text:p>10.795</text:p>
              </table:table-cell>
              <table:table-cell office:value-type="float" office:value="10.3281">
                <text:p>10.3281</text:p>
              </table:table-cell>
              <table:table-cell office:value-type="float" office:value="9.86297">
                <text:p>9.862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63756">
                <text:p>9.63756</text:p>
              </table:table-cell>
              <table:table-cell office:value-type="float" office:value="9.38752">
                <text:p>9.38752</text:p>
              </table:table-cell>
              <table:table-cell office:value-type="float" office:value="9.36625">
                <text:p>9.36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143">
                <text:p>10.9143</text:p>
              </table:table-cell>
              <table:table-cell office:value-type="float" office:value="10.0381">
                <text:p>10.0381</text:p>
              </table:table-cell>
              <table:table-cell office:value-type="float" office:value="10.8218">
                <text:p>10.82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7598">
                <text:p>8.97598</text:p>
              </table:table-cell>
              <table:table-cell office:value-type="float" office:value="9.67052">
                <text:p>9.67052</text:p>
              </table:table-cell>
              <table:table-cell office:value-type="float" office:value="10.9717">
                <text:p>10.97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50972">
                <text:p>9.50972</text:p>
              </table:table-cell>
              <table:table-cell office:value-type="float" office:value="9.88593">
                <text:p>9.88593</text:p>
              </table:table-cell>
              <table:table-cell office:value-type="float" office:value="10.6867">
                <text:p>10.68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90624">
                <text:p>9.90624</text:p>
              </table:table-cell>
              <table:table-cell office:value-type="float" office:value="10.2704">
                <text:p>10.2704</text:p>
              </table:table-cell>
              <table:table-cell office:value-type="float" office:value="9.47928">
                <text:p>9.47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6688">
                <text:p>10.6688</text:p>
              </table:table-cell>
              <table:table-cell office:value-type="float" office:value="12.0301">
                <text:p>12.0301</text:p>
              </table:table-cell>
              <table:table-cell office:value-type="float" office:value="10.9801">
                <text:p>10.98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1697">
                <text:p>9.31697</text:p>
              </table:table-cell>
              <table:table-cell office:value-type="float" office:value="10.8588">
                <text:p>10.8588</text:p>
              </table:table-cell>
              <table:table-cell office:value-type="float" office:value="10.263">
                <text:p>10.2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884">
                <text:p>10.7884</text:p>
              </table:table-cell>
              <table:table-cell office:value-type="float" office:value="10.2141">
                <text:p>10.2141</text:p>
              </table:table-cell>
              <table:table-cell office:value-type="float" office:value="10.6404">
                <text:p>10.64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5686">
                <text:p>10.5686</text:p>
              </table:table-cell>
              <table:table-cell office:value-type="float" office:value="10.2868">
                <text:p>10.2868</text:p>
              </table:table-cell>
              <table:table-cell office:value-type="float" office:value="10.6983">
                <text:p>10.6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835">
                <text:p>10.0835</text:p>
              </table:table-cell>
              <table:table-cell office:value-type="float" office:value="10.2439">
                <text:p>10.2439</text:p>
              </table:table-cell>
              <table:table-cell office:value-type="float" office:value="10.3218">
                <text:p>10.32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39932">
                <text:p>9.39932</text:p>
              </table:table-cell>
              <table:table-cell office:value-type="float" office:value="10.6503">
                <text:p>10.6503</text:p>
              </table:table-cell>
              <table:table-cell office:value-type="float" office:value="10.0739">
                <text:p>10.07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8168">
                <text:p>10.8168</text:p>
              </table:table-cell>
              <table:table-cell office:value-type="float" office:value="9.83444">
                <text:p>9.83444</text:p>
              </table:table-cell>
              <table:table-cell office:value-type="float" office:value="9.14962">
                <text:p>9.149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1375">
                <text:p>10.1375</text:p>
              </table:table-cell>
              <table:table-cell office:value-type="float" office:value="10.4045">
                <text:p>10.4045</text:p>
              </table:table-cell>
              <table:table-cell office:value-type="float" office:value="10.5096">
                <text:p>10.50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302">
                <text:p>13.302</text:p>
              </table:table-cell>
              <table:table-cell office:value-type="float" office:value="13.3102">
                <text:p>13.3102</text:p>
              </table:table-cell>
              <table:table-cell office:value-type="float" office:value="12.3121">
                <text:p>12.3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212">
                <text:p>11.212</text:p>
              </table:table-cell>
              <table:table-cell office:value-type="float" office:value="10.0989">
                <text:p>10.0989</text:p>
              </table:table-cell>
              <table:table-cell office:value-type="float" office:value="10.0795">
                <text:p>10.07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3912">
                <text:p>9.33912</text:p>
              </table:table-cell>
              <table:table-cell office:value-type="float" office:value="9.77918">
                <text:p>9.77918</text:p>
              </table:table-cell>
              <table:table-cell office:value-type="float" office:value="11.8705">
                <text:p>11.87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2792">
                <text:p>10.2792</text:p>
              </table:table-cell>
              <table:table-cell office:value-type="float" office:value="11.0843">
                <text:p>11.0843</text:p>
              </table:table-cell>
              <table:table-cell office:value-type="float" office:value="10.2709">
                <text:p>10.27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0043">
                <text:p>11.0043</text:p>
              </table:table-cell>
              <table:table-cell office:value-type="float" office:value="9.84635">
                <text:p>9.84635</text:p>
              </table:table-cell>
              <table:table-cell office:value-type="float" office:value="9.89691">
                <text:p>9.89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692">
                <text:p>11.6692</text:p>
              </table:table-cell>
              <table:table-cell office:value-type="float" office:value="10.293">
                <text:p>10.293</text:p>
              </table:table-cell>
              <table:table-cell office:value-type="float" office:value="9.7324">
                <text:p>9.73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5611">
                <text:p>10.5611</text:p>
              </table:table-cell>
              <table:table-cell office:value-type="float" office:value="10.4938">
                <text:p>10.4938</text:p>
              </table:table-cell>
              <table:table-cell office:value-type="float" office:value="10.477">
                <text:p>10.4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333">
                <text:p>10.2333</text:p>
              </table:table-cell>
              <table:table-cell office:value-type="float" office:value="11.371">
                <text:p>11.371</text:p>
              </table:table-cell>
              <table:table-cell office:value-type="float" office:value="10.1359">
                <text:p>10.13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0126">
                <text:p>10.0126</text:p>
              </table:table-cell>
              <table:table-cell office:value-type="float" office:value="10.6188">
                <text:p>10.6188</text:p>
              </table:table-cell>
              <table:table-cell office:value-type="float" office:value="11.8483">
                <text:p>11.84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9834">
                <text:p>10.9834</text:p>
              </table:table-cell>
              <table:table-cell office:value-type="float" office:value="10.4217">
                <text:p>10.4217</text:p>
              </table:table-cell>
              <table:table-cell office:value-type="float" office:value="10.7234">
                <text:p>10.72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818">
                <text:p>10.2818</text:p>
              </table:table-cell>
              <table:table-cell office:value-type="float" office:value="10.5683">
                <text:p>10.5683</text:p>
              </table:table-cell>
              <table:table-cell office:value-type="float" office:value="14.2857">
                <text:p>14.2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7513">
                <text:p>10.7513</text:p>
              </table:table-cell>
              <table:table-cell office:value-type="float" office:value="10.2255">
                <text:p>10.2255</text:p>
              </table:table-cell>
              <table:table-cell office:value-type="float" office:value="10.3926">
                <text:p>10.39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9041">
                <text:p>10.9041</text:p>
              </table:table-cell>
              <table:table-cell office:value-type="float" office:value="11.0997">
                <text:p>11.0997</text:p>
              </table:table-cell>
              <table:table-cell office:value-type="float" office:value="9.27013">
                <text:p>9.270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3788">
                <text:p>10.3788</text:p>
              </table:table-cell>
              <table:table-cell office:value-type="float" office:value="10.61">
                <text:p>10.61</text:p>
              </table:table-cell>
              <table:table-cell office:value-type="float" office:value="11.3924">
                <text:p>11.39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3529">
                <text:p>10.3529</text:p>
              </table:table-cell>
              <table:table-cell office:value-type="float" office:value="10.4011">
                <text:p>10.4011</text:p>
              </table:table-cell>
              <table:table-cell office:value-type="float" office:value="11.1528">
                <text:p>11.1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4235">
                <text:p>10.4235</text:p>
              </table:table-cell>
              <table:table-cell office:value-type="float" office:value="9.55414">
                <text:p>9.55414</text:p>
              </table:table-cell>
              <table:table-cell office:value-type="float" office:value="9.22473">
                <text:p>9.224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3411">
                <text:p>10.3411</text:p>
              </table:table-cell>
              <table:table-cell office:value-type="float" office:value="10.9258">
                <text:p>10.9258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9384">
                <text:p>10.9384</text:p>
              </table:table-cell>
              <table:table-cell office:value-type="float" office:value="9.81697">
                <text:p>9.81697</text:p>
              </table:table-cell>
              <table:table-cell office:value-type="float" office:value="9.96613">
                <text:p>9.966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3108">
                <text:p>10.3108</text:p>
              </table:table-cell>
              <table:table-cell office:value-type="float" office:value="10.9477">
                <text:p>10.9477</text:p>
              </table:table-cell>
              <table:table-cell office:value-type="float" office:value="10.5542">
                <text:p>10.55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2976">
                <text:p>10.2976</text:p>
              </table:table-cell>
              <table:table-cell office:value-type="float" office:value="9.91291">
                <text:p>9.91291</text:p>
              </table:table-cell>
              <table:table-cell office:value-type="float" office:value="10.3821">
                <text:p>10.38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2578">
                <text:p>10.2578</text:p>
              </table:table-cell>
              <table:table-cell office:value-type="float" office:value="10.1668">
                <text:p>10.1668</text:p>
              </table:table-cell>
              <table:table-cell office:value-type="float" office:value="10.9498">
                <text:p>10.9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8892">
                <text:p>9.98892</text:p>
              </table:table-cell>
              <table:table-cell office:value-type="float" office:value="10.4121">
                <text:p>10.4121</text:p>
              </table:table-cell>
              <table:table-cell office:value-type="float" office:value="10.7779">
                <text:p>10.77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6465">
                <text:p>10.6465</text:p>
              </table:table-cell>
              <table:table-cell office:value-type="float" office:value="10.1997">
                <text:p>10.1997</text:p>
              </table:table-cell>
              <table:table-cell office:value-type="float" office:value="11.4141">
                <text:p>11.41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8883">
                <text:p>9.98883</text:p>
              </table:table-cell>
              <table:table-cell office:value-type="float" office:value="10.2093">
                <text:p>10.2093</text:p>
              </table:table-cell>
              <table:table-cell office:value-type="float" office:value="9.83791">
                <text:p>9.837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514">
                <text:p>10.0514</text:p>
              </table:table-cell>
              <table:table-cell office:value-type="float" office:value="11.092">
                <text:p>11.092</text:p>
              </table:table-cell>
              <table:table-cell office:value-type="float" office:value="11.8247">
                <text:p>11.8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4958">
                <text:p>10.4958</text:p>
              </table:table-cell>
              <table:table-cell office:value-type="float" office:value="10.4443">
                <text:p>10.4443</text:p>
              </table:table-cell>
              <table:table-cell office:value-type="float" office:value="10.218">
                <text:p>10.2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0382">
                <text:p>11.0382</text:p>
              </table:table-cell>
              <table:table-cell office:value-type="float" office:value="10.4021">
                <text:p>10.4021</text:p>
              </table:table-cell>
              <table:table-cell office:value-type="float" office:value="14.5695">
                <text:p>14.5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97274">
                <text:p>9.97274</text:p>
              </table:table-cell>
              <table:table-cell office:value-type="float" office:value="10.3258">
                <text:p>10.3258</text:p>
              </table:table-cell>
              <table:table-cell office:value-type="float" office:value="10.6553">
                <text:p>10.65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188">
                <text:p>10.1188</text:p>
              </table:table-cell>
              <table:table-cell office:value-type="float" office:value="10.3206">
                <text:p>10.3206</text:p>
              </table:table-cell>
              <table:table-cell office:value-type="float" office:value="9.55961">
                <text:p>9.559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41009">
                <text:p>9.41009</text:p>
              </table:table-cell>
              <table:table-cell office:value-type="float" office:value="11.7978">
                <text:p>11.7978</text:p>
              </table:table-cell>
              <table:table-cell office:value-type="float" office:value="10.853">
                <text:p>10.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631">
                <text:p>10.3631</text:p>
              </table:table-cell>
              <table:table-cell office:value-type="float" office:value="10.7309">
                <text:p>10.7309</text:p>
              </table:table-cell>
              <table:table-cell office:value-type="float" office:value="9.3446">
                <text:p>9.34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5512">
                <text:p>10.5512</text:p>
              </table:table-cell>
              <table:table-cell office:value-type="float" office:value="9.80204">
                <text:p>9.80204</text:p>
              </table:table-cell>
              <table:table-cell office:value-type="float" office:value="10.6613">
                <text:p>10.66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93244">
                <text:p>9.93244</text:p>
              </table:table-cell>
              <table:table-cell office:value-type="float" office:value="9.48294">
                <text:p>9.48294</text:p>
              </table:table-cell>
              <table:table-cell office:value-type="float" office:value="10.7699">
                <text:p>10.76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284">
                <text:p>10.2284</text:p>
              </table:table-cell>
              <table:table-cell office:value-type="float" office:value="10.4701">
                <text:p>10.4701</text:p>
              </table:table-cell>
              <table:table-cell office:value-type="float" office:value="10.8832">
                <text:p>10.88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1913">
                <text:p>10.1913</text:p>
              </table:table-cell>
              <table:table-cell office:value-type="float" office:value="10.8146">
                <text:p>10.8146</text:p>
              </table:table-cell>
              <table:table-cell office:value-type="float" office:value="10.5788">
                <text:p>10.5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7819">
                <text:p>10.7819</text:p>
              </table:table-cell>
              <table:table-cell office:value-type="float" office:value="10.4893">
                <text:p>10.4893</text:p>
              </table:table-cell>
              <table:table-cell office:value-type="float" office:value="10.5139">
                <text:p>10.51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2164">
                <text:p>10.2164</text:p>
              </table:table-cell>
              <table:table-cell office:value-type="float" office:value="5.71429">
                <text:p>5.71429</text:p>
              </table:table-cell>
              <table:table-cell office:value-type="float" office:value="10.3323">
                <text:p>10.33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777">
                <text:p>10.777</text:p>
              </table:table-cell>
              <table:table-cell office:value-type="float" office:value="10.5048">
                <text:p>10.5048</text:p>
              </table:table-cell>
              <table:table-cell office:value-type="float" office:value="9.48533">
                <text:p>9.485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1355">
                <text:p>10.1355</text:p>
              </table:table-cell>
              <table:table-cell office:value-type="float" office:value="10.5938">
                <text:p>10.5938</text:p>
              </table:table-cell>
              <table:table-cell office:value-type="float" office:value="10.6987">
                <text:p>10.6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94595">
                <text:p>9.94595</text:p>
              </table:table-cell>
              <table:table-cell office:value-type="float" office:value="10.8807">
                <text:p>10.8807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7477">
                <text:p>10.7477</text:p>
              </table:table-cell>
              <table:table-cell office:value-type="float" office:value="10.9469">
                <text:p>10.9469</text:p>
              </table:table-cell>
              <table:table-cell office:value-type="float" office:value="10.535">
                <text:p>10.5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91189">
                <text:p>9.91189</text:p>
              </table:table-cell>
              <table:table-cell office:value-type="float" office:value="10.2011">
                <text:p>10.2011</text:p>
              </table:table-cell>
              <table:table-cell office:value-type="float" office:value="11.3744">
                <text:p>11.37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4505">
                <text:p>10.4505</text:p>
              </table:table-cell>
              <table:table-cell office:value-type="float" office:value="10.5769">
                <text:p>10.5769</text:p>
              </table:table-cell>
              <table:table-cell office:value-type="float" office:value="9.15577">
                <text:p>9.155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6459">
                <text:p>10.6459</text:p>
              </table:table-cell>
              <table:table-cell office:value-type="float" office:value="9.73111">
                <text:p>9.73111</text:p>
              </table:table-cell>
              <table:table-cell office:value-type="float" office:value="11.3455">
                <text:p>11.3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1335">
                <text:p>10.1335</text:p>
              </table:table-cell>
              <table:table-cell office:value-type="float" office:value="9.86672">
                <text:p>9.86672</text:p>
              </table:table-cell>
              <table:table-cell office:value-type="float" office:value="9.78608">
                <text:p>9.786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532">
                <text:p>10.2532</text:p>
              </table:table-cell>
              <table:table-cell office:value-type="float" office:value="10.7515">
                <text:p>10.7515</text:p>
              </table:table-cell>
              <table:table-cell office:value-type="float" office:value="10.3694">
                <text:p>10.36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1887">
                <text:p>10.1887</text:p>
              </table:table-cell>
              <table:table-cell office:value-type="float" office:value="10.0313">
                <text:p>10.0313</text:p>
              </table:table-cell>
              <table:table-cell office:value-type="float" office:value="10.0756">
                <text:p>10.07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0974">
                <text:p>11.0974</text:p>
              </table:table-cell>
              <table:table-cell office:value-type="float" office:value="12.0518">
                <text:p>12.0518</text:p>
              </table:table-cell>
              <table:table-cell office:value-type="float" office:value="11.1738">
                <text:p>11.1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22166">
                <text:p>9.22166</text:p>
              </table:table-cell>
              <table:table-cell office:value-type="float" office:value="9.7076">
                <text:p>9.7076</text:p>
              </table:table-cell>
              <table:table-cell office:value-type="float" office:value="9.98714">
                <text:p>9.987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3907">
                <text:p>10.3907</text:p>
              </table:table-cell>
              <table:table-cell office:value-type="float" office:value="10.607">
                <text:p>10.607</text:p>
              </table:table-cell>
              <table:table-cell office:value-type="float" office:value="9.88032">
                <text:p>9.880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2359">
                <text:p>10.2359</text:p>
              </table:table-cell>
              <table:table-cell office:value-type="float" office:value="10.794">
                <text:p>10.794</text:p>
              </table:table-cell>
              <table:table-cell office:value-type="float" office:value="9.40906">
                <text:p>9.409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2392">
                <text:p>10.2392</text:p>
              </table:table-cell>
              <table:table-cell office:value-type="float" office:value="10.3156">
                <text:p>10.3156</text:p>
              </table:table-cell>
              <table:table-cell office:value-type="float" office:value="9.66393">
                <text:p>9.663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6509">
                <text:p>10.6509</text:p>
              </table:table-cell>
              <table:table-cell office:value-type="float" office:value="10.2938">
                <text:p>10.2938</text:p>
              </table:table-cell>
              <table:table-cell office:value-type="float" office:value="10.1315">
                <text:p>10.13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394">
                <text:p>10.394</text:p>
              </table:table-cell>
              <table:table-cell office:value-type="float" office:value="9.87518">
                <text:p>9.87518</text:p>
              </table:table-cell>
              <table:table-cell office:value-type="float" office:value="10.1349">
                <text:p>10.13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1017">
                <text:p>10.1017</text:p>
              </table:table-cell>
              <table:table-cell office:value-type="float" office:value="10.4462">
                <text:p>10.4462</text:p>
              </table:table-cell>
              <table:table-cell office:value-type="float" office:value="11.8975">
                <text:p>11.89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0345">
                <text:p>10.0345</text:p>
              </table:table-cell>
              <table:table-cell office:value-type="float" office:value="9.83607">
                <text:p>9.83607</text:p>
              </table:table-cell>
              <table:table-cell office:value-type="float" office:value="10.6501">
                <text:p>10.65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9779">
                <text:p>9.9779</text:p>
              </table:table-cell>
              <table:table-cell office:value-type="float" office:value="10.7232">
                <text:p>10.7232</text:p>
              </table:table-cell>
              <table:table-cell office:value-type="float" office:value="11.3636">
                <text:p>11.36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0679">
                <text:p>10.0679</text:p>
              </table:table-cell>
              <table:table-cell office:value-type="float" office:value="10.4232">
                <text:p>10.4232</text:p>
              </table:table-cell>
              <table:table-cell office:value-type="float" office:value="10.8472">
                <text:p>10.84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96092">
                <text:p>8.96092</text:p>
              </table:table-cell>
              <table:table-cell office:value-type="float" office:value="10.0105">
                <text:p>10.0105</text:p>
              </table:table-cell>
              <table:table-cell office:value-type="float" office:value="11.1722">
                <text:p>11.17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6721">
                <text:p>10.6721</text:p>
              </table:table-cell>
              <table:table-cell office:value-type="float" office:value="9.63126">
                <text:p>9.63126</text:p>
              </table:table-cell>
              <table:table-cell office:value-type="float" office:value="9.82766">
                <text:p>9.827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78261">
                <text:p>9.78261</text:p>
              </table:table-cell>
              <table:table-cell office:value-type="float" office:value="10.5023">
                <text:p>10.5023</text:p>
              </table:table-cell>
              <table:table-cell office:value-type="float" office:value="10.5932">
                <text:p>10.59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1963">
                <text:p>10.1963</text:p>
              </table:table-cell>
              <table:table-cell office:value-type="float" office:value="10.5293">
                <text:p>10.5293</text:p>
              </table:table-cell>
              <table:table-cell office:value-type="float" office:value="10.2151">
                <text:p>10.21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72922">
                <text:p>9.72922</text:p>
              </table:table-cell>
              <table:table-cell office:value-type="float" office:value="10.8526">
                <text:p>10.8526</text:p>
              </table:table-cell>
              <table:table-cell office:value-type="float" office:value="10.0279">
                <text:p>10.0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5647">
                <text:p>10.5647</text:p>
              </table:table-cell>
              <table:table-cell office:value-type="float" office:value="10.5983">
                <text:p>10.5983</text:p>
              </table:table-cell>
              <table:table-cell office:value-type="float" office:value="10.2273">
                <text:p>10.22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161">
                <text:p>10.161</text:p>
              </table:table-cell>
              <table:table-cell office:value-type="float" office:value="8.76133">
                <text:p>8.76133</text:p>
              </table:table-cell>
              <table:table-cell office:value-type="float" office:value="9.75309">
                <text:p>9.75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97455">
                <text:p>9.97455</text:p>
              </table:table-cell>
              <table:table-cell office:value-type="float" office:value="10.4637">
                <text:p>10.4637</text:p>
              </table:table-cell>
              <table:table-cell office:value-type="float" office:value="10.4201">
                <text:p>10.4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99251">
                <text:p>9.99251</text:p>
              </table:table-cell>
              <table:table-cell office:value-type="float" office:value="10.9194">
                <text:p>10.9194</text:p>
              </table:table-cell>
              <table:table-cell office:value-type="float" office:value="10.793">
                <text:p>10.7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4082">
                <text:p>10.4082</text:p>
              </table:table-cell>
              <table:table-cell office:value-type="float" office:value="9.889">
                <text:p>9.889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3466">
                <text:p>10.3466</text:p>
              </table:table-cell>
              <table:table-cell office:value-type="float" office:value="10.1366">
                <text:p>10.1366</text:p>
              </table:table-cell>
              <table:table-cell office:value-type="float" office:value="10.1045">
                <text:p>10.10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8529">
                <text:p>10.8529</text:p>
              </table:table-cell>
              <table:table-cell office:value-type="float" office:value="10.6022">
                <text:p>10.6022</text:p>
              </table:table-cell>
              <table:table-cell office:value-type="float" office:value="10.8261">
                <text:p>10.82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513">
                <text:p>10.513</text:p>
              </table:table-cell>
              <table:table-cell office:value-type="float" office:value="10.7149">
                <text:p>10.7149</text:p>
              </table:table-cell>
              <table:table-cell office:value-type="float" office:value="11.1628">
                <text:p>11.16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58344">
                <text:p>9.58344</text:p>
              </table:table-cell>
              <table:table-cell office:value-type="float" office:value="10.5318">
                <text:p>10.5318</text:p>
              </table:table-cell>
              <table:table-cell office:value-type="float" office:value="11.352">
                <text:p>11.3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4927">
                <text:p>10.4927</text:p>
              </table:table-cell>
              <table:table-cell office:value-type="float" office:value="10.4257">
                <text:p>10.4257</text:p>
              </table:table-cell>
              <table:table-cell office:value-type="float" office:value="7.14286">
                <text:p>7.142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1776">
                <text:p>11.1776</text:p>
              </table:table-cell>
              <table:table-cell office:value-type="float" office:value="10.3485">
                <text:p>10.3485</text:p>
              </table:table-cell>
              <table:table-cell office:value-type="float" office:value="10.7308">
                <text:p>10.7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715">
                <text:p>10.715</text:p>
              </table:table-cell>
              <table:table-cell office:value-type="float" office:value="10.806">
                <text:p>10.806</text:p>
              </table:table-cell>
              <table:table-cell office:value-type="float" office:value="10.3825">
                <text:p>10.38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4994">
                <text:p>10.4994</text:p>
              </table:table-cell>
              <table:table-cell office:value-type="float" office:value="10.6074">
                <text:p>10.6074</text:p>
              </table:table-cell>
              <table:table-cell office:value-type="float" office:value="9.84127">
                <text:p>9.841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4115">
                <text:p>11.4115</text:p>
              </table:table-cell>
              <table:table-cell office:value-type="float" office:value="10.5894">
                <text:p>10.5894</text:p>
              </table:table-cell>
              <table:table-cell office:value-type="float" office:value="10.1278">
                <text:p>10.12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9894">
                <text:p>10.9894</text:p>
              </table:table-cell>
              <table:table-cell office:value-type="float" office:value="9.71787">
                <text:p>9.71787</text:p>
              </table:table-cell>
              <table:table-cell office:value-type="float" office:value="9.59041">
                <text:p>9.590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50383">
                <text:p>9.50383</text:p>
              </table:table-cell>
              <table:table-cell office:value-type="float" office:value="11.6638">
                <text:p>11.6638</text:p>
              </table:table-cell>
              <table:table-cell office:value-type="float" office:value="10.612">
                <text:p>10.6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0951">
                <text:p>11.0951</text:p>
              </table:table-cell>
              <table:table-cell office:value-type="float" office:value="10.0294">
                <text:p>10.0294</text:p>
              </table:table-cell>
              <table:table-cell office:value-type="float" office:value="10.1818">
                <text:p>10.18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1517">
                <text:p>11.1517</text:p>
              </table:table-cell>
              <table:table-cell office:value-type="float" office:value="9.94318">
                <text:p>9.94318</text:p>
              </table:table-cell>
              <table:table-cell office:value-type="float" office:value="10.218">
                <text:p>10.2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1711">
                <text:p>10.1711</text:p>
              </table:table-cell>
              <table:table-cell office:value-type="float" office:value="9.90301">
                <text:p>9.90301</text:p>
              </table:table-cell>
              <table:table-cell office:value-type="float" office:value="10.4174">
                <text:p>10.41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1558">
                <text:p>10.1558</text:p>
              </table:table-cell>
              <table:table-cell office:value-type="float" office:value="10.5568">
                <text:p>10.5568</text:p>
              </table:table-cell>
              <table:table-cell office:value-type="float" office:value="10.3386">
                <text:p>10.3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899">
                <text:p>10.0899</text:p>
              </table:table-cell>
              <table:table-cell office:value-type="float" office:value="10.0346">
                <text:p>10.0346</text:p>
              </table:table-cell>
              <table:table-cell office:value-type="float" office:value="9.85915">
                <text:p>9.859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3448">
                <text:p>10.3448</text:p>
              </table:table-cell>
              <table:table-cell office:value-type="float" office:value="10.7952">
                <text:p>10.7952</text:p>
              </table:table-cell>
              <table:table-cell office:value-type="float" office:value="10.9876">
                <text:p>10.98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96624">
                <text:p>9.96624</text:p>
              </table:table-cell>
              <table:table-cell office:value-type="float" office:value="9.64097">
                <text:p>9.64097</text:p>
              </table:table-cell>
              <table:table-cell office:value-type="float" office:value="10.421">
                <text:p>10.4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0973">
                <text:p>10.0973</text:p>
              </table:table-cell>
              <table:table-cell office:value-type="float" office:value="10.4238">
                <text:p>10.4238</text:p>
              </table:table-cell>
              <table:table-cell office:value-type="float" office:value="9.95122">
                <text:p>9.951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2856">
                <text:p>10.2856</text:p>
              </table:table-cell>
              <table:table-cell office:value-type="float" office:value="10.1193">
                <text:p>10.1193</text:p>
              </table:table-cell>
              <table:table-cell office:value-type="float" office:value="10.7858">
                <text:p>10.78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2983">
                <text:p>11.2983</text:p>
              </table:table-cell>
              <table:table-cell office:value-type="float" office:value="10.3618">
                <text:p>10.3618</text:p>
              </table:table-cell>
              <table:table-cell office:value-type="float" office:value="12.2388">
                <text:p>12.23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1611">
                <text:p>10.1611</text:p>
              </table:table-cell>
              <table:table-cell office:value-type="float" office:value="10.9419">
                <text:p>10.9419</text:p>
              </table:table-cell>
              <table:table-cell office:value-type="float" office:value="9.96711">
                <text:p>9.967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0115">
                <text:p>10.0115</text:p>
              </table:table-cell>
              <table:table-cell office:value-type="float" office:value="10.2081">
                <text:p>10.2081</text:p>
              </table:table-cell>
              <table:table-cell office:value-type="float" office:value="10.2273">
                <text:p>10.22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334">
                <text:p>10.334</text:p>
              </table:table-cell>
              <table:table-cell office:value-type="float" office:value="12.1844">
                <text:p>12.1844</text:p>
              </table:table-cell>
              <table:table-cell office:value-type="float" office:value="10.4298">
                <text:p>10.42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4586">
                <text:p>10.4586</text:p>
              </table:table-cell>
              <table:table-cell office:value-type="float" office:value="9.98315">
                <text:p>9.98315</text:p>
              </table:table-cell>
              <table:table-cell office:value-type="float" office:value="9.55042">
                <text:p>9.550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5631">
                <text:p>10.5631</text:p>
              </table:table-cell>
              <table:table-cell office:value-type="float" office:value="10.4392">
                <text:p>10.4392</text:p>
              </table:table-cell>
              <table:table-cell office:value-type="float" office:value="10.8049">
                <text:p>10.80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108">
                <text:p>10.108</text:p>
              </table:table-cell>
              <table:table-cell office:value-type="float" office:value="10.2758">
                <text:p>10.2758</text:p>
              </table:table-cell>
              <table:table-cell office:value-type="float" office:value="9.82852">
                <text:p>9.82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4116">
                <text:p>10.4116</text:p>
              </table:table-cell>
              <table:table-cell office:value-type="float" office:value="10.6264">
                <text:p>10.6264</text:p>
              </table:table-cell>
              <table:table-cell office:value-type="float" office:value="10.3348">
                <text:p>10.33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2308">
                <text:p>10.2308</text:p>
              </table:table-cell>
              <table:table-cell office:value-type="float" office:value="10.4645">
                <text:p>10.4645</text:p>
              </table:table-cell>
              <table:table-cell office:value-type="float" office:value="10.559">
                <text:p>10.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2928">
                <text:p>10.2928</text:p>
              </table:table-cell>
              <table:table-cell office:value-type="float" office:value="10.6306">
                <text:p>10.6306</text:p>
              </table:table-cell>
              <table:table-cell office:value-type="float" office:value="10.9692">
                <text:p>10.9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3203">
                <text:p>10.3203</text:p>
              </table:table-cell>
              <table:table-cell office:value-type="float" office:value="6.12245">
                <text:p>6.12245</text:p>
              </table:table-cell>
              <table:table-cell office:value-type="float" office:value="9.8589">
                <text:p>9.85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867">
                <text:p>10.867</text:p>
              </table:table-cell>
              <table:table-cell office:value-type="float" office:value="10.4257">
                <text:p>10.4257</text:p>
              </table:table-cell>
              <table:table-cell office:value-type="float" office:value="9.94664">
                <text:p>9.94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323">
                <text:p>10.323</text:p>
              </table:table-cell>
              <table:table-cell office:value-type="float" office:value="10.8765">
                <text:p>10.8765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5769">
                <text:p>10.5769</text:p>
              </table:table-cell>
              <table:table-cell office:value-type="float" office:value="10.1626">
                <text:p>10.1626</text:p>
              </table:table-cell>
              <table:table-cell office:value-type="float" office:value="10.8434">
                <text:p>10.84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3995">
                <text:p>12.3995</text:p>
              </table:table-cell>
              <table:table-cell office:value-type="float" office:value="10.435">
                <text:p>10.435</text:p>
              </table:table-cell>
              <table:table-cell office:value-type="float" office:value="10.5616">
                <text:p>10.56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9266">
                <text:p>11.9266</text:p>
              </table:table-cell>
              <table:table-cell office:value-type="float" office:value="9.65537">
                <text:p>9.65537</text:p>
              </table:table-cell>
              <table:table-cell office:value-type="float" office:value="6.79612">
                <text:p>6.796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90396">
                <text:p>9.90396</text:p>
              </table:table-cell>
              <table:table-cell office:value-type="float" office:value="7">
                <text:p>7</text:p>
              </table:table-cell>
              <table:table-cell office:value-type="float" office:value="9.85748">
                <text:p>9.857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5533">
                <text:p>10.5533</text:p>
              </table:table-cell>
              <table:table-cell office:value-type="float" office:value="10.3264">
                <text:p>10.3264</text:p>
              </table:table-cell>
              <table:table-cell office:value-type="float" office:value="11.0202">
                <text:p>11.02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47692">
                <text:p>9.47692</text:p>
              </table:table-cell>
              <table:table-cell office:value-type="float" office:value="9.62647">
                <text:p>9.62647</text:p>
              </table:table-cell>
              <table:table-cell office:value-type="float" office:value="10.3415">
                <text:p>10.34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1548">
                <text:p>10.1548</text:p>
              </table:table-cell>
              <table:table-cell office:value-type="float" office:value="10.8677">
                <text:p>10.8677</text:p>
              </table:table-cell>
              <table:table-cell office:value-type="float" office:value="10.1716">
                <text:p>10.17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5372">
                <text:p>10.5372</text:p>
              </table:table-cell>
              <table:table-cell office:value-type="float" office:value="11.2094">
                <text:p>11.2094</text:p>
              </table:table-cell>
              <table:table-cell office:value-type="float" office:value="9.32968">
                <text:p>9.329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4767">
                <text:p>11.4767</text:p>
              </table:table-cell>
              <table:table-cell office:value-type="float" office:value="10.7283">
                <text:p>10.7283</text:p>
              </table:table-cell>
              <table:table-cell office:value-type="float" office:value="10.8696">
                <text:p>10.86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79228">
                <text:p>9.79228</text:p>
              </table:table-cell>
              <table:table-cell office:value-type="float" office:value="10.1655">
                <text:p>10.1655</text:p>
              </table:table-cell>
              <table:table-cell office:value-type="float" office:value="10.4825">
                <text:p>10.48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73971">
                <text:p>9.73971</text:p>
              </table:table-cell>
              <table:table-cell office:value-type="float" office:value="9.92411">
                <text:p>9.92411</text:p>
              </table:table-cell>
              <table:table-cell office:value-type="float" office:value="10.0763">
                <text:p>10.07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2033">
                <text:p>11.2033</text:p>
              </table:table-cell>
              <table:table-cell office:value-type="float" office:value="10.1971">
                <text:p>10.1971</text:p>
              </table:table-cell>
              <table:table-cell office:value-type="float" office:value="10.3873">
                <text:p>10.38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1981">
                <text:p>10.1981</text:p>
              </table:table-cell>
              <table:table-cell office:value-type="float" office:value="9.97453">
                <text:p>9.97453</text:p>
              </table:table-cell>
              <table:table-cell office:value-type="float" office:value="10.0641">
                <text:p>10.06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1918">
                <text:p>11.1918</text:p>
              </table:table-cell>
              <table:table-cell office:value-type="float" office:value="10.554">
                <text:p>10.554</text:p>
              </table:table-cell>
              <table:table-cell office:value-type="float" office:value="10.3256">
                <text:p>10.3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486">
                <text:p>9.486</text:p>
              </table:table-cell>
              <table:table-cell office:value-type="float" office:value="9.90171">
                <text:p>9.90171</text:p>
              </table:table-cell>
              <table:table-cell office:value-type="float" office:value="11.3617">
                <text:p>11.36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9155">
                <text:p>10.9155</text:p>
              </table:table-cell>
              <table:table-cell office:value-type="float" office:value="11.4201">
                <text:p>11.4201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35049">
                <text:p>9.35049</text:p>
              </table:table-cell>
              <table:table-cell office:value-type="float" office:value="10.3053">
                <text:p>10.3053</text:p>
              </table:table-cell>
              <table:table-cell office:value-type="float" office:value="10.9642">
                <text:p>10.96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8392">
                <text:p>10.8392</text:p>
              </table:table-cell>
              <table:table-cell office:value-type="float" office:value="10.9787">
                <text:p>10.9787</text:p>
              </table:table-cell>
              <table:table-cell office:value-type="float" office:value="10.8384">
                <text:p>10.83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6209">
                <text:p>10.6209</text:p>
              </table:table-cell>
              <table:table-cell office:value-type="float" office:value="11.4304">
                <text:p>11.4304</text:p>
              </table:table-cell>
              <table:table-cell office:value-type="float" office:value="11.0875">
                <text:p>11.0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2041">
                <text:p>10.2041</text:p>
              </table:table-cell>
              <table:table-cell office:value-type="float" office:value="10.119">
                <text:p>10.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2185">
                <text:p>9.2185</text:p>
              </table:table-cell>
              <table:table-cell office:value-type="float" office:value="10.3166">
                <text:p>10.3166</text:p>
              </table:table-cell>
              <table:table-cell office:value-type="float" office:value="10.6222">
                <text:p>10.62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86181">
                <text:p>9.86181</text:p>
              </table:table-cell>
              <table:table-cell office:value-type="float" office:value="10.7051">
                <text:p>10.7051</text:p>
              </table:table-cell>
              <table:table-cell office:value-type="float" office:value="9.98914">
                <text:p>9.989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0939">
                <text:p>11.0939</text:p>
              </table:table-cell>
              <table:table-cell office:value-type="float" office:value="10.4242">
                <text:p>10.4242</text:p>
              </table:table-cell>
              <table:table-cell office:value-type="float" office:value="10.2269">
                <text:p>10.22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2556">
                <text:p>10.2556</text:p>
              </table:table-cell>
              <table:table-cell office:value-type="float" office:value="10.5875">
                <text:p>10.5875</text:p>
              </table:table-cell>
              <table:table-cell office:value-type="float" office:value="8.94919">
                <text:p>8.949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5064">
                <text:p>10.5064</text:p>
              </table:table-cell>
              <table:table-cell office:value-type="float" office:value="10.1964">
                <text:p>10.1964</text:p>
              </table:table-cell>
              <table:table-cell office:value-type="float" office:value="9.86566">
                <text:p>9.865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3876">
                <text:p>10.3876</text:p>
              </table:table-cell>
              <table:table-cell office:value-type="float" office:value="8.44156">
                <text:p>8.44156</text:p>
              </table:table-cell>
              <table:table-cell office:value-type="float" office:value="9.25481">
                <text:p>9.254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1712">
                <text:p>10.1712</text:p>
              </table:table-cell>
              <table:table-cell office:value-type="float" office:value="9.04645">
                <text:p>9.04645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3213">
                <text:p>10.3213</text:p>
              </table:table-cell>
              <table:table-cell office:value-type="float" office:value="9.96229">
                <text:p>9.96229</text:p>
              </table:table-cell>
              <table:table-cell office:value-type="float" office:value="10.9272">
                <text:p>10.92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3886">
                <text:p>10.3886</text:p>
              </table:table-cell>
              <table:table-cell office:value-type="float" office:value="10.0126">
                <text:p>10.0126</text:p>
              </table:table-cell>
              <table:table-cell office:value-type="float" office:value="10.4134">
                <text:p>10.4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9982">
                <text:p>10.9982</text:p>
              </table:table-cell>
              <table:table-cell office:value-type="float" office:value="9.57152">
                <text:p>9.57152</text:p>
              </table:table-cell>
              <table:table-cell office:value-type="float" office:value="10.4136">
                <text:p>10.4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6281">
                <text:p>10.6281</text:p>
              </table:table-cell>
              <table:table-cell office:value-type="float" office:value="10.4484">
                <text:p>10.4484</text:p>
              </table:table-cell>
              <table:table-cell office:value-type="float" office:value="10.7829">
                <text:p>10.78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5303">
                <text:p>10.5303</text:p>
              </table:table-cell>
              <table:table-cell office:value-type="float" office:value="11.2838">
                <text:p>11.2838</text:p>
              </table:table-cell>
              <table:table-cell office:value-type="float" office:value="5.76923">
                <text:p>5.769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5972">
                <text:p>10.5972</text:p>
              </table:table-cell>
              <table:table-cell office:value-type="float" office:value="10.2492">
                <text:p>10.2492</text:p>
              </table:table-cell>
              <table:table-cell office:value-type="float" office:value="11.165">
                <text:p>11.1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1942">
                <text:p>10.1942</text:p>
              </table:table-cell>
              <table:table-cell office:value-type="float" office:value="10.0352">
                <text:p>10.0352</text:p>
              </table:table-cell>
              <table:table-cell office:value-type="float" office:value="8.84956">
                <text:p>8.849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1793">
                <text:p>10.1793</text:p>
              </table:table-cell>
              <table:table-cell office:value-type="float" office:value="10.2227">
                <text:p>10.2227</text:p>
              </table:table-cell>
              <table:table-cell office:value-type="float" office:value="10.8177">
                <text:p>10.81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1322">
                <text:p>11.1322</text:p>
              </table:table-cell>
              <table:table-cell office:value-type="float" office:value="10.494">
                <text:p>10.494</text:p>
              </table:table-cell>
              <table:table-cell office:value-type="float" office:value="10.4315">
                <text:p>10.43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9188">
                <text:p>10.9188</text:p>
              </table:table-cell>
              <table:table-cell office:value-type="float" office:value="10.6605">
                <text:p>10.6605</text:p>
              </table:table-cell>
              <table:table-cell office:value-type="float" office:value="9.33202">
                <text:p>9.33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4478">
                <text:p>10.4478</text:p>
              </table:table-cell>
              <table:table-cell office:value-type="float" office:value="10.6109">
                <text:p>10.6109</text:p>
              </table:table-cell>
              <table:table-cell office:value-type="float" office:value="10.8716">
                <text:p>10.87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5755">
                <text:p>10.5755</text:p>
              </table:table-cell>
              <table:table-cell office:value-type="float" office:value="7.46753">
                <text:p>7.46753</text:p>
              </table:table-cell>
              <table:table-cell office:value-type="float" office:value="8.75622">
                <text:p>8.756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3613">
                <text:p>10.3613</text:p>
              </table:table-cell>
              <table:table-cell office:value-type="float" office:value="9.33489">
                <text:p>9.33489</text:p>
              </table:table-cell>
              <table:table-cell office:value-type="float" office:value="10.0958">
                <text:p>10.09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2431">
                <text:p>11.2431</text:p>
              </table:table-cell>
              <table:table-cell office:value-type="float" office:value="9.83193">
                <text:p>9.83193</text:p>
              </table:table-cell>
              <table:table-cell office:value-type="float" office:value="10.306">
                <text:p>10.3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329">
                <text:p>10.329</text:p>
              </table:table-cell>
              <table:table-cell office:value-type="float" office:value="9.97104">
                <text:p>9.97104</text:p>
              </table:table-cell>
              <table:table-cell office:value-type="float" office:value="10.6413">
                <text:p>10.6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2118">
                <text:p>10.2118</text:p>
              </table:table-cell>
              <table:table-cell office:value-type="float" office:value="10.2821">
                <text:p>10.2821</text:p>
              </table:table-cell>
              <table:table-cell office:value-type="float" office:value="10.0353">
                <text:p>10.0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7834">
                <text:p>10.7834</text:p>
              </table:table-cell>
              <table:table-cell office:value-type="float" office:value="10.2671">
                <text:p>10.2671</text:p>
              </table:table-cell>
              <table:table-cell office:value-type="float" office:value="9.10202">
                <text:p>9.102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44113">
                <text:p>9.44113</text:p>
              </table:table-cell>
              <table:table-cell office:value-type="float" office:value="9.91107">
                <text:p>9.91107</text:p>
              </table:table-cell>
              <table:table-cell office:value-type="float" office:value="10.5011">
                <text:p>10.5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8073">
                <text:p>10.8073</text:p>
              </table:table-cell>
              <table:table-cell office:value-type="float" office:value="10.4609">
                <text:p>10.4609</text:p>
              </table:table-cell>
              <table:table-cell office:value-type="float" office:value="11.2737">
                <text:p>11.27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91277">
                <text:p>9.91277</text:p>
              </table:table-cell>
              <table:table-cell office:value-type="float" office:value="9.7698">
                <text:p>9.7698</text:p>
              </table:table-cell>
              <table:table-cell office:value-type="float" office:value="10.1172">
                <text:p>10.11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0939">
                <text:p>10.0939</text:p>
              </table:table-cell>
              <table:table-cell office:value-type="float" office:value="10.5406">
                <text:p>10.5406</text:p>
              </table:table-cell>
              <table:table-cell office:value-type="float" office:value="11.687">
                <text:p>11.6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1095">
                <text:p>10.1095</text:p>
              </table:table-cell>
              <table:table-cell office:value-type="float" office:value="10.5659">
                <text:p>10.5659</text:p>
              </table:table-cell>
              <table:table-cell office:value-type="float" office:value="10.3599">
                <text:p>10.35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7437">
                <text:p>10.7437</text:p>
              </table:table-cell>
              <table:table-cell office:value-type="float" office:value="11.0955">
                <text:p>11.0955</text:p>
              </table:table-cell>
              <table:table-cell office:value-type="float" office:value="10.473">
                <text:p>10.4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5616">
                <text:p>10.5616</text:p>
              </table:table-cell>
              <table:table-cell office:value-type="float" office:value="10.2321">
                <text:p>10.2321</text:p>
              </table:table-cell>
              <table:table-cell office:value-type="float" office:value="10.1098">
                <text:p>10.1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362">
                <text:p>10.362</text:p>
              </table:table-cell>
              <table:table-cell office:value-type="float" office:value="10.7389">
                <text:p>10.7389</text:p>
              </table:table-cell>
              <table:table-cell office:value-type="float" office:value="10.4984">
                <text:p>10.49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0531">
                <text:p>10.0531</text:p>
              </table:table-cell>
              <table:table-cell office:value-type="float" office:value="10.5481">
                <text:p>10.5481</text:p>
              </table:table-cell>
              <table:table-cell office:value-type="float" office:value="10.2222">
                <text:p>10.22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3527">
                <text:p>10.3527</text:p>
              </table:table-cell>
              <table:table-cell office:value-type="float" office:value="10.0579">
                <text:p>10.0579</text:p>
              </table:table-cell>
              <table:table-cell office:value-type="float" office:value="9.83982">
                <text:p>9.83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7581">
                <text:p>10.7581</text:p>
              </table:table-cell>
              <table:table-cell office:value-type="float" office:value="10.5246">
                <text:p>10.5246</text:p>
              </table:table-cell>
              <table:table-cell office:value-type="float" office:value="10.3439">
                <text:p>10.34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3748">
                <text:p>10.3748</text:p>
              </table:table-cell>
              <table:table-cell office:value-type="float" office:value="10.3001">
                <text:p>10.3001</text:p>
              </table:table-cell>
              <table:table-cell office:value-type="float" office:value="9.26625">
                <text:p>9.26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1933">
                <text:p>10.1933</text:p>
              </table:table-cell>
              <table:table-cell office:value-type="float" office:value="10.751">
                <text:p>10.751</text:p>
              </table:table-cell>
              <table:table-cell office:value-type="float" office:value="10.5582">
                <text:p>10.55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0531">
                <text:p>10.0531</text:p>
              </table:table-cell>
              <table:table-cell office:value-type="float" office:value="10.5052">
                <text:p>10.5052</text:p>
              </table:table-cell>
              <table:table-cell office:value-type="float" office:value="11.8211">
                <text:p>11.82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6106">
                <text:p>10.6106</text:p>
              </table:table-cell>
              <table:table-cell office:value-type="float" office:value="10.557">
                <text:p>10.557</text:p>
              </table:table-cell>
              <table:table-cell office:value-type="float" office:value="10.5369">
                <text:p>10.53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4528">
                <text:p>10.4528</text:p>
              </table:table-cell>
              <table:table-cell office:value-type="float" office:value="11.8812">
                <text:p>11.8812</text:p>
              </table:table-cell>
              <table:table-cell office:value-type="float" office:value="9.71408">
                <text:p>9.714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99413">
                <text:p>9.99413</text:p>
              </table:table-cell>
              <table:table-cell office:value-type="float" office:value="10.2545">
                <text:p>10.2545</text:p>
              </table:table-cell>
              <table:table-cell office:value-type="float" office:value="10.2826">
                <text:p>10.28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3019">
                <text:p>10.3019</text:p>
              </table:table-cell>
              <table:table-cell office:value-type="float" office:value="10.3558">
                <text:p>10.3558</text:p>
              </table:table-cell>
              <table:table-cell office:value-type="float" office:value="10.6507">
                <text:p>10.65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  <table:table-cell office:value-type="float" office:value="9.74212">
                <text:p>9.74212</text:p>
              </table:table-cell>
              <table:table-cell office:value-type="float" office:value="10.3626">
                <text:p>10.36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.2766">
                <text:p>11.2766</text:p>
              </table:table-cell>
              <table:table-cell office:value-type="float" office:value="10.3721">
                <text:p>10.37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7879">
                <text:p>10.7879</text:p>
              </table:table-cell>
              <table:table-cell office:value-type="float" office:value="9.97009">
                <text:p>9.97009</text:p>
              </table:table-cell>
              <table:table-cell office:value-type="float" office:value="10.7101">
                <text:p>10.7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72845">
                <text:p>8.72845</text:p>
              </table:table-cell>
              <table:table-cell office:value-type="float" office:value="10.1242">
                <text:p>10.1242</text:p>
              </table:table-cell>
              <table:table-cell office:value-type="float" office:value="7.73481">
                <text:p>7.734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9771">
                <text:p>10.9771</text:p>
              </table:table-cell>
              <table:table-cell office:value-type="float" office:value="9.375">
                <text:p>9.375</text:p>
              </table:table-cell>
              <table:table-cell office:value-type="float" office:value="9.53545">
                <text:p>9.53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88166">
                <text:p>9.88166</text:p>
              </table:table-cell>
              <table:table-cell office:value-type="float" office:value="9.81269">
                <text:p>9.81269</text:p>
              </table:table-cell>
              <table:table-cell office:value-type="float" office:value="11.7143">
                <text:p>11.71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5122">
                <text:p>9.5122</text:p>
              </table:table-cell>
              <table:table-cell office:value-type="float" office:value="10.0064">
                <text:p>10.0064</text:p>
              </table:table-cell>
              <table:table-cell office:value-type="float" office:value="10.1892">
                <text:p>10.18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9228">
                <text:p>10.9228</text:p>
              </table:table-cell>
              <table:table-cell office:value-type="float" office:value="10.4119">
                <text:p>10.4119</text:p>
              </table:table-cell>
              <table:table-cell office:value-type="float" office:value="10.913">
                <text:p>10.9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0166">
                <text:p>10.0166</text:p>
              </table:table-cell>
              <table:table-cell office:value-type="float" office:value="12.7329">
                <text:p>12.7329</text:p>
              </table:table-cell>
              <table:table-cell office:value-type="float" office:value="9.80705">
                <text:p>9.807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7603">
                <text:p>10.7603</text:p>
              </table:table-cell>
              <table:table-cell office:value-type="float" office:value="11.6684">
                <text:p>11.6684</text:p>
              </table:table-cell>
              <table:table-cell office:value-type="float" office:value="11.1231">
                <text:p>11.1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5174">
                <text:p>11.5174</text:p>
              </table:table-cell>
              <table:table-cell office:value-type="float" office:value="10.8333">
                <text:p>10.8333</text:p>
              </table:table-cell>
              <table:table-cell office:value-type="float" office:value="10.0475">
                <text:p>10.04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96691">
                <text:p>9.96691</text:p>
              </table:table-cell>
              <table:table-cell office:value-type="float" office:value="9.48429">
                <text:p>9.48429</text:p>
              </table:table-cell>
              <table:table-cell office:value-type="float" office:value="10.136">
                <text:p>10.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63376">
                <text:p>9.63376</text:p>
              </table:table-cell>
              <table:table-cell office:value-type="float" office:value="9.4036">
                <text:p>9.4036</text:p>
              </table:table-cell>
              <table:table-cell office:value-type="float" office:value="12.1265">
                <text:p>12.12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9191">
                <text:p>10.9191</text:p>
              </table:table-cell>
              <table:table-cell office:value-type="float" office:value="10.7044">
                <text:p>10.7044</text:p>
              </table:table-cell>
              <table:table-cell office:value-type="float" office:value="9.6405">
                <text:p>9.64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9596">
                <text:p>9.59596</text:p>
              </table:table-cell>
              <table:table-cell office:value-type="float" office:value="11.0948">
                <text:p>11.0948</text:p>
              </table:table-cell>
              <table:table-cell office:value-type="float" office:value="10.5812">
                <text:p>10.58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1998">
                <text:p>10.1998</text:p>
              </table:table-cell>
              <table:table-cell office:value-type="float" office:value="10.3196">
                <text:p>10.3196</text:p>
              </table:table-cell>
              <table:table-cell office:value-type="float" office:value="9.57537">
                <text:p>9.575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6248">
                <text:p>10.6248</text:p>
              </table:table-cell>
              <table:table-cell office:value-type="float" office:value="10.627">
                <text:p>10.627</text:p>
              </table:table-cell>
              <table:table-cell office:value-type="float" office:value="10.8532">
                <text:p>10.85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3872">
                <text:p>10.3872</text:p>
              </table:table-cell>
              <table:table-cell office:value-type="float" office:value="9.24797">
                <text:p>9.24797</text:p>
              </table:table-cell>
              <table:table-cell office:value-type="float" office:value="10.2449">
                <text:p>10.24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3765">
                <text:p>10.3765</text:p>
              </table:table-cell>
              <table:table-cell office:value-type="float" office:value="10.3042">
                <text:p>10.3042</text:p>
              </table:table-cell>
              <table:table-cell office:value-type="float" office:value="10.6786">
                <text:p>10.67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7275">
                <text:p>10.7275</text:p>
              </table:table-cell>
              <table:table-cell office:value-type="float" office:value="10.7721">
                <text:p>10.7721</text:p>
              </table:table-cell>
              <table:table-cell office:value-type="float" office:value="10.5052">
                <text:p>10.50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67026">
                <text:p>9.67026</text:p>
              </table:table-cell>
              <table:table-cell office:value-type="float" office:value="10.3456">
                <text:p>10.3456</text:p>
              </table:table-cell>
              <table:table-cell office:value-type="float" office:value="9.03361">
                <text:p>9.033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363">
                <text:p>10.363</text:p>
              </table:table-cell>
              <table:table-cell office:value-type="float" office:value="9.89271">
                <text:p>9.89271</text:p>
              </table:table-cell>
              <table:table-cell office:value-type="float" office:value="9.89501">
                <text:p>9.895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5513">
                <text:p>10.5513</text:p>
              </table:table-cell>
              <table:table-cell office:value-type="float" office:value="10.0914">
                <text:p>10.0914</text:p>
              </table:table-cell>
              <table:table-cell office:value-type="float" office:value="10.6638">
                <text:p>10.66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5131">
                <text:p>10.5131</text:p>
              </table:table-cell>
              <table:table-cell office:value-type="float" office:value="10.5739">
                <text:p>10.5739</text:p>
              </table:table-cell>
              <table:table-cell office:value-type="float" office:value="10.5065">
                <text:p>10.50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297">
                <text:p>10.5297</text:p>
              </table:table-cell>
              <table:table-cell office:value-type="float" office:value="10.4608">
                <text:p>10.4608</text:p>
              </table:table-cell>
              <table:table-cell office:value-type="float" office:value="10.2653">
                <text:p>10.26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86094">
                <text:p>9.86094</text:p>
              </table:table-cell>
              <table:table-cell office:value-type="float" office:value="10.5005">
                <text:p>10.5005</text:p>
              </table:table-cell>
              <table:table-cell office:value-type="float" office:value="10.0507">
                <text:p>10.05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453">
                <text:p>10.2453</text:p>
              </table:table-cell>
              <table:table-cell office:value-type="float" office:value="11.4583">
                <text:p>11.4583</text:p>
              </table:table-cell>
              <table:table-cell office:value-type="float" office:value="9.97653">
                <text:p>9.976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1781">
                <text:p>10.1781</text:p>
              </table:table-cell>
              <table:table-cell office:value-type="float" office:value="11.919">
                <text:p>11.919</text:p>
              </table:table-cell>
              <table:table-cell office:value-type="float" office:value="10.3545">
                <text:p>10.35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3847">
                <text:p>10.3847</text:p>
              </table:table-cell>
              <table:table-cell office:value-type="float" office:value="10.2372">
                <text:p>10.2372</text:p>
              </table:table-cell>
              <table:table-cell office:value-type="float" office:value="10.6522">
                <text:p>10.65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084">
                <text:p>10.084</text:p>
              </table:table-cell>
              <table:table-cell office:value-type="float" office:value="9.43493">
                <text:p>9.43493</text:p>
              </table:table-cell>
              <table:table-cell office:value-type="float" office:value="10.9795">
                <text:p>10.97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083">
                <text:p>11.1083</text:p>
              </table:table-cell>
              <table:table-cell office:value-type="float" office:value="9.36097">
                <text:p>9.36097</text:p>
              </table:table-cell>
              <table:table-cell office:value-type="float" office:value="9.69957">
                <text:p>9.699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95715">
                <text:p>9.95715</text:p>
              </table:table-cell>
              <table:table-cell office:value-type="float" office:value="10.8525">
                <text:p>10.8525</text:p>
              </table:table-cell>
              <table:table-cell office:value-type="float" office:value="10.8019">
                <text:p>10.80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0969">
                <text:p>10.0969</text:p>
              </table:table-cell>
              <table:table-cell office:value-type="float" office:value="10.9298">
                <text:p>10.9298</text:p>
              </table:table-cell>
              <table:table-cell office:value-type="float" office:value="12.1951">
                <text:p>12.19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91609">
                <text:p>9.91609</text:p>
              </table:table-cell>
              <table:table-cell office:value-type="float" office:value="10.2663">
                <text:p>10.2663</text:p>
              </table:table-cell>
              <table:table-cell office:value-type="float" office:value="11.4066">
                <text:p>11.40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5574">
                <text:p>10.5574</text:p>
              </table:table-cell>
              <table:table-cell office:value-type="float" office:value="10.2249">
                <text:p>10.2249</text:p>
              </table:table-cell>
              <table:table-cell office:value-type="float" office:value="12.7119">
                <text:p>12.71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6543">
                <text:p>10.6543</text:p>
              </table:table-cell>
              <table:table-cell office:value-type="float" office:value="10.1725">
                <text:p>10.1725</text:p>
              </table:table-cell>
              <table:table-cell office:value-type="float" office:value="10.8714">
                <text:p>10.8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8183">
                <text:p>10.8183</text:p>
              </table:table-cell>
              <table:table-cell office:value-type="float" office:value="10.5601">
                <text:p>10.5601</text:p>
              </table:table-cell>
              <table:table-cell office:value-type="float" office:value="10.3088">
                <text:p>10.30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80141">
                <text:p>9.80141</text:p>
              </table:table-cell>
              <table:table-cell office:value-type="float" office:value="10.6462">
                <text:p>10.6462</text:p>
              </table:table-cell>
              <table:table-cell office:value-type="float" office:value="11.5385">
                <text:p>11.53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5745">
                <text:p>10.5745</text:p>
              </table:table-cell>
              <table:table-cell office:value-type="float" office:value="10.4841">
                <text:p>10.4841</text:p>
              </table:table-cell>
              <table:table-cell office:value-type="float" office:value="10.7884">
                <text:p>10.78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7482">
                <text:p>10.7482</text:p>
              </table:table-cell>
              <table:table-cell office:value-type="float" office:value="7.74411">
                <text:p>7.74411</text:p>
              </table:table-cell>
              <table:table-cell office:value-type="float" office:value="9.82318">
                <text:p>9.823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4228">
                <text:p>10.4228</text:p>
              </table:table-cell>
              <table:table-cell office:value-type="float" office:value="10.3751">
                <text:p>10.3751</text:p>
              </table:table-cell>
              <table:table-cell office:value-type="float" office:value="10.1933">
                <text:p>10.19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5254">
                <text:p>10.5254</text:p>
              </table:table-cell>
              <table:table-cell office:value-type="float" office:value="10.8569">
                <text:p>10.8569</text:p>
              </table:table-cell>
              <table:table-cell office:value-type="float" office:value="10.3999">
                <text:p>10.3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7678">
                <text:p>10.7678</text:p>
              </table:table-cell>
              <table:table-cell office:value-type="float" office:value="10.7585">
                <text:p>10.7585</text:p>
              </table:table-cell>
              <table:table-cell office:value-type="float" office:value="10.3262">
                <text:p>10.32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0655">
                <text:p>10.0655</text:p>
              </table:table-cell>
              <table:table-cell office:value-type="float" office:value="10.2584">
                <text:p>10.2584</text:p>
              </table:table-cell>
              <table:table-cell office:value-type="float" office:value="10.2774">
                <text:p>10.27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7517">
                <text:p>10.7517</text:p>
              </table:table-cell>
              <table:table-cell office:value-type="float" office:value="10.0289">
                <text:p>10.0289</text:p>
              </table:table-cell>
              <table:table-cell office:value-type="float" office:value="11.0092">
                <text:p>11.00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0649">
                <text:p>10.0649</text:p>
              </table:table-cell>
              <table:table-cell office:value-type="float" office:value="9.65953">
                <text:p>9.65953</text:p>
              </table:table-cell>
              <table:table-cell office:value-type="float" office:value="10.9567">
                <text:p>10.95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1766">
                <text:p>10.1766</text:p>
              </table:table-cell>
              <table:table-cell office:value-type="float" office:value="10.505">
                <text:p>10.505</text:p>
              </table:table-cell>
              <table:table-cell office:value-type="float" office:value="10.7143">
                <text:p>10.71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86757">
                <text:p>9.86757</text:p>
              </table:table-cell>
              <table:table-cell office:value-type="float" office:value="10.0904">
                <text:p>10.0904</text:p>
              </table:table-cell>
              <table:table-cell office:value-type="float" office:value="9.68886">
                <text:p>9.688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4907">
                <text:p>10.4907</text:p>
              </table:table-cell>
              <table:table-cell office:value-type="float" office:value="10.3922">
                <text:p>10.392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3718">
                <text:p>10.3718</text:p>
              </table:table-cell>
              <table:table-cell office:value-type="float" office:value="10.2015">
                <text:p>10.2015</text:p>
              </table:table-cell>
              <table:table-cell office:value-type="float" office:value="10.257">
                <text:p>10.2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6168">
                <text:p>10.6168</text:p>
              </table:table-cell>
              <table:table-cell office:value-type="float" office:value="10.6151">
                <text:p>10.6151</text:p>
              </table:table-cell>
              <table:table-cell office:value-type="float" office:value="12.5786">
                <text:p>12.57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1621">
                <text:p>10.1621</text:p>
              </table:table-cell>
              <table:table-cell office:value-type="float" office:value="10.4856">
                <text:p>10.4856</text:p>
              </table:table-cell>
              <table:table-cell office:value-type="float" office:value="10.4417">
                <text:p>10.44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5008">
                <text:p>10.5008</text:p>
              </table:table-cell>
              <table:table-cell office:value-type="float" office:value="9.37167">
                <text:p>9.37167</text:p>
              </table:table-cell>
              <table:table-cell office:value-type="float" office:value="9.47712">
                <text:p>9.477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1964">
                <text:p>9.81964</text:p>
              </table:table-cell>
              <table:table-cell office:value-type="float" office:value="10.1822">
                <text:p>10.1822</text:p>
              </table:table-cell>
              <table:table-cell office:value-type="float" office:value="10.6282">
                <text:p>10.62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053">
                <text:p>10.053</text:p>
              </table:table-cell>
              <table:table-cell office:value-type="float" office:value="9.643">
                <text:p>9.643</text:p>
              </table:table-cell>
              <table:table-cell office:value-type="float" office:value="10.5116">
                <text:p>10.51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465">
                <text:p>10.2465</text:p>
              </table:table-cell>
              <table:table-cell office:value-type="float" office:value="10.7177">
                <text:p>10.7177</text:p>
              </table:table-cell>
              <table:table-cell office:value-type="float" office:value="10.2264">
                <text:p>10.22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655">
                <text:p>10.2655</text:p>
              </table:table-cell>
              <table:table-cell office:value-type="float" office:value="9.63983">
                <text:p>9.63983</text:p>
              </table:table-cell>
              <table:table-cell office:value-type="float" office:value="10.5241">
                <text:p>10.52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147">
                <text:p>10.147</text:p>
              </table:table-cell>
              <table:table-cell office:value-type="float" office:value="10.6636">
                <text:p>10.6636</text:p>
              </table:table-cell>
              <table:table-cell office:value-type="float" office:value="10.6788">
                <text:p>10.67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6447">
                <text:p>10.6447</text:p>
              </table:table-cell>
              <table:table-cell office:value-type="float" office:value="10.3147">
                <text:p>10.3147</text:p>
              </table:table-cell>
              <table:table-cell office:value-type="float" office:value="9.24287">
                <text:p>9.242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5188">
                <text:p>10.5188</text:p>
              </table:table-cell>
              <table:table-cell office:value-type="float" office:value="10.4558">
                <text:p>10.4558</text:p>
              </table:table-cell>
              <table:table-cell office:value-type="float" office:value="10.4426">
                <text:p>10.44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1878">
                <text:p>10.1878</text:p>
              </table:table-cell>
              <table:table-cell office:value-type="float" office:value="7.54717">
                <text:p>7.54717</text:p>
              </table:table-cell>
              <table:table-cell office:value-type="float" office:value="9.95235">
                <text:p>9.95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5899">
                <text:p>10.5899</text:p>
              </table:table-cell>
              <table:table-cell office:value-type="float" office:value="10.2911">
                <text:p>10.2911</text:p>
              </table:table-cell>
              <table:table-cell office:value-type="float" office:value="10.0686">
                <text:p>10.06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4842">
                <text:p>10.4842</text:p>
              </table:table-cell>
              <table:table-cell office:value-type="float" office:value="10.3558">
                <text:p>10.3558</text:p>
              </table:table-cell>
              <table:table-cell office:value-type="float" office:value="10.3122">
                <text:p>10.3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71cm" svg:height="12.193cm" xlink:href=".." xlink:type="simple" chart:class="chart:circle" chart:style-name="ch1">
        <chart:title svg:x="2.553cm" svg:y="0.407cm" chart:style-name="ch2">
          <text:p>SLA requirements respected for application 1 with static strategy</text:p>
        </chart:title>
        <chart:legend chart:legend-position="end" svg:x="17.207cm" svg:y="5.548cm" style:legend-expansion="high" chart:style-name="ch3"/>
        <chart:plot-area chart:style-name="ch4" table:cell-range-address="ErrorRareStatic.G2:ErrorRareStatic.H3" chart:data-source-has-labels="column" svg:x="0.371cm" svg:y="1.401cm" svg:width="16.465cm" svg:height="10.549cm">
          <chart:coordinate-region svg:x="3.329cm" svg:y="1.402cm" svg:width="10.548cm" svg:height="10.548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504">
                <text:p>504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64cm" svg:height="12.042cm" xlink:href=".." xlink:type="simple" chart:class="chart:circle" chart:style-name="ch1">
        <chart:title svg:x="4.491cm" svg:y="0.376cm" chart:style-name="ch2">
          <text:p>SLA requirements for application 2 with static strategy</text:p>
        </chart:title>
        <chart:legend chart:legend-position="end" svg:x="18.5cm" svg:y="5.473cm" style:legend-expansion="high" chart:style-name="ch3"/>
        <chart:plot-area chart:style-name="ch4" table:cell-range-address="ErrorRareStatic.G6:ErrorRareStatic.H7" chart:data-source-has-labels="column" svg:x="0.397cm" svg:y="1.395cm" svg:width="17.706cm" svg:height="10.407cm">
          <chart:coordinate-region svg:x="4.206cm" svg:y="1.713cm" svg:width="10.088cm" svg:height="10.088cm"/>
          <chart:axis chart:dimension="x" chart:name="primary-x" chart:style-name="ch5" chartooo:axis-type="auto">
            <chartooo:date-scale/>
            <chart:categories table:cell-range-address="ErrorRareStatic.G6:ErrorRareStatic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6:ErrorRareStatic.G7</svg:desc>
                </draw:g>
              </table:table-cell>
              <table:table-cell office:value-type="float" office:value="455">
                <text:p>455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8cm" svg:height="13.378cm" xlink:href=".." xlink:type="simple" chart:class="chart:circle" chart:style-name="ch1">
        <chart:title svg:x="4.058cm" svg:y="0.403cm" chart:style-name="ch2">
          <text:p>SLA requirements for application 3 with static strategy</text:p>
        </chart:title>
        <chart:legend chart:legend-position="end" svg:x="17.634cm" svg:y="6.141cm" style:legend-expansion="high" chart:style-name="ch3"/>
        <chart:plot-area chart:style-name="ch4" table:cell-range-address="ErrorRareStatic.G10:ErrorRareStatic.H11" chart:data-source-has-labels="column" svg:x="3.065cm" svg:y="-3.221cm" svg:width="10.236cm" svg:height="16.101cm">
          <chart:coordinate-region svg:x="3.065cm" svg:y="2.416cm" svg:width="10.236cm" svg:height="10.693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1">
                <text:p>1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294cm" svg:y="0.316cm" chart:style-name="ch2">
          <text:p>SLA requirements for application 2 with random 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G3 ErrorRareStatic.H6:ErrorRareStatic.H7" chart:data-source-has-labels="column" svg:x="0.32cm" svg:y="1.275cm" svg:width="15.36cm" svg:height="6.762cm">
          <chart:coordinate-region svg:x="4.792cm" svg:y="1.622cm" svg:width="6.415cm" svg:height="6.415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455">
                <text:p>455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circle" chart:style-name="ch1">
        <chart:title svg:x="6.225cm" svg:y="0.404cm" chart:style-name="ch2">
          <text:p>SLA requirements for application 3 with random  strategy</text:p>
        </chart:title>
        <chart:legend chart:legend-position="bottom" svg:x="10.87cm" svg:y="12.824cm" style:legend-expansion="wide" chart:style-name="ch3"/>
        <chart:plot-area chart:style-name="ch4" table:cell-range-address="ErrorRareStatic.G10:ErrorRareStatic.H11" chart:data-source-has-labels="column" svg:x="0.477cm" svg:y="1.451cm" svg:width="22.909cm" svg:height="10.921cm">
          <chart:coordinate-region svg:x="7.754cm" svg:y="4.018cm" svg:width="8.354cm" svg:height="8.354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1">
                <text:p>1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